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3.04pt"/>
    </style:style>
    <style:style style:name="co2" style:family="table-column">
      <style:table-column-properties fo:break-before="auto" style:column-width="86.71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85.15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03.66pt"/>
    </style:style>
    <style:style style:name="co8" style:family="table-column">
      <style:table-column-properties fo:break-before="auto" style:column-width="109.84pt"/>
    </style:style>
    <style:style style:name="co9" style:family="table-column">
      <style:table-column-properties fo:break-before="auto" style:column-width="95.19pt"/>
    </style:style>
    <style:style style:name="co10" style:family="table-column">
      <style:table-column-properties fo:break-before="auto" style:column-width="84.36pt"/>
    </style:style>
    <style:style style:name="co11" style:family="table-column">
      <style:table-column-properties fo:break-before="auto" style:column-width="90.54pt"/>
    </style:style>
    <style:style style:name="co12" style:family="table-column">
      <style:table-column-properties fo:break-before="auto" style:column-width="60.46pt"/>
    </style:style>
    <style:style style:name="co13" style:family="table-column">
      <style:table-column-properties fo:break-before="auto" style:column-width="99.04pt"/>
    </style:style>
    <style:style style:name="co14" style:family="table-column">
      <style:table-column-properties fo:break-before="auto" style:column-width="88.24pt"/>
    </style:style>
    <style:style style:name="co15" style:family="table-column">
      <style:table-column-properties fo:break-before="auto" style:column-width="105.19pt"/>
    </style:style>
    <style:style style:name="co16" style:family="table-column">
      <style:table-column-properties fo:break-before="auto" style:column-width="183.94pt"/>
    </style:style>
    <style:style style:name="co17" style:family="table-column">
      <style:table-column-properties fo:break-before="auto" style:column-width="180.11pt"/>
    </style:style>
    <style:style style:name="co18" style:family="table-column">
      <style:table-column-properties fo:break-before="auto" style:column-width="190.91pt"/>
    </style:style>
    <style:style style:name="co19" style:family="table-column">
      <style:table-column-properties fo:break-before="auto" style:column-width="114.46pt"/>
    </style:style>
    <style:style style:name="co20" style:family="table-column">
      <style:table-column-properties fo:break-before="auto" style:column-width="139.21pt"/>
    </style:style>
    <style:style style:name="co21" style:family="table-column">
      <style:table-column-properties fo:break-before="auto" style:column-width="108.31pt"/>
    </style:style>
    <style:style style:name="co22" style:family="table-column">
      <style:table-column-properties fo:break-before="auto" style:column-width="119.11pt"/>
    </style:style>
    <style:style style:name="co23" style:family="table-column">
      <style:table-column-properties fo:break-before="auto" style:column-width="95.95pt"/>
    </style:style>
    <style:style style:name="co2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ventlog_RUN5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3" table:number-columns-repeated="2" table:default-cell-style-name="Default"/>
        <table:table-column table:style-name="co6" table:number-columns-repeated="5" table:default-cell-style-name="Default"/>
        <table:table-column table:style-name="co12" table:default-cell-style-name="Default"/>
        <table:table-column table:style-name="co13" table:number-columns-repeated="4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1" table:default-cell-style-name="Default"/>
        <table:table-column table:style-name="co23" table:number-columns-repeated="2" table:default-cell-style-name="Default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4</text:p>
          </table:table-cell>
          <table:table-cell office:value-type="string" calcext:value-type="string">
            <text:p>status_200_count16</text:p>
          </table:table-cell>
          <table:table-cell office:value-type="string" calcext:value-type="string">
            <text:p>status_500_count14</text:p>
          </table:table-cell>
          <table:table-cell office:value-type="string" calcext:value-type="string">
            <text:p>status_500_count16</text:p>
          </table:table-cell>
          <table:table-cell office:value-type="string" calcext:value-type="string">
            <text:p>status_0_count14</text:p>
          </table:table-cell>
          <table:table-cell office:value-type="string" calcext:value-type="string">
            <text:p>status_0_count16</text:p>
          </table:table-cell>
          <table:table-cell office:value-type="string" calcext:value-type="string">
            <text:p>status_other_count14</text:p>
          </table:table-cell>
          <table:table-cell office:value-type="string" calcext:value-type="string">
            <text:p>status_other_count16</text:p>
          </table:table-cell>
          <table:table-cell office:value-type="string" calcext:value-type="string">
            <text:p>percentile_viewfeedresponsetime_edge</text:p>
          </table:table-cell>
          <table:table-cell office:value-type="string" calcext:value-type="string">
            <text:p>percentile_addfeedresponsetime_edge</text:p>
          </table:table-cell>
          <table:table-cell office:value-type="string" calcext:value-type="string">
            <text:p>percentile_deletefeedresponsetime_edge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  <table:table-cell office:value-type="string" calcext:value-type="string">
            <text:p>cpuusage_stress1</text:p>
          </table:table-cell>
          <table:table-cell office:value-type="string" calcext:value-type="string">
            <text:p>cpuusage_stress10</text:p>
          </table:table-cell>
          <table:table-cell office:value-type="string" calcext:value-type="string">
            <text:p>cpuusage_stress11</text:p>
          </table:table-cell>
          <table:table-cell office:value-type="string" calcext:value-type="string">
            <text:p>cpuusage_stress2</text:p>
          </table:table-cell>
          <table:table-cell office:value-type="string" calcext:value-type="string">
            <text:p>cpuusage_stress3</text:p>
          </table:table-cell>
          <table:table-cell office:value-type="string" calcext:value-type="string">
            <text:p>cpuusage_stress4</text:p>
          </table:table-cell>
          <table:table-cell office:value-type="string" calcext:value-type="string">
            <text:p>cpuusage_stress5</text:p>
          </table:table-cell>
          <table:table-cell office:value-type="string" calcext:value-type="string">
            <text:p>cpuusage_stress6</text:p>
          </table:table-cell>
          <table:table-cell office:value-type="string" calcext:value-type="string">
            <text:p>cpuusage_stress7</text:p>
          </table:table-cell>
          <table:table-cell office:value-type="string" calcext:value-type="string">
            <text:p>cpuusage_stress8</text:p>
          </table:table-cell>
          <table:table-cell office:value-type="string" calcext:value-type="string">
            <text:p>cpuusage_stress9</text:p>
          </table:table-cell>
        </table:table-row>
        <table:table-row table:style-name="ro1">
          <table:table-cell office:value-type="string" calcext:value-type="string">
            <text:p>Fri Jun 02 21:33:00 UTC 2017</text:p>
          </table:table-cell>
          <table:table-cell office:value-type="float" office:value="356" calcext:value-type="float">
            <text:p>356</text:p>
          </table:table-cell>
          <table:table-cell office:value-type="float" office:value="1049587712" calcext:value-type="float">
            <text:p>1049587712</text:p>
          </table:table-cell>
          <table:table-cell office:value-type="float" office:value="7831603.5" calcext:value-type="float">
            <text:p>7831603.5</text:p>
          </table:table-cell>
          <table:table-cell office:value-type="float" office:value="29" calcext:value-type="float">
            <text:p>29</text:p>
          </table:table-cell>
          <table:table-cell office:value-type="float" office:value="30269440" calcext:value-type="float">
            <text:p>30269440</text:p>
          </table:table-cell>
          <table:table-cell office:value-type="float" office:value="125098.3203125" calcext:value-type="float">
            <text:p>125098.3203125</text:p>
          </table:table-cell>
          <table:table-cell office:value-type="float" office:value="79" calcext:value-type="float">
            <text:p>79</text:p>
          </table:table-cell>
          <table:table-cell office:value-type="float" office:value="711614464" calcext:value-type="float">
            <text:p>711614464</text:p>
          </table:table-cell>
          <table:table-cell office:value-type="float" office:value="18646.28515625" calcext:value-type="float">
            <text:p>18646.28515625</text:p>
          </table:table-cell>
          <table:table-cell office:value-type="float" office:value="88" calcext:value-type="float">
            <text:p>88</text:p>
          </table:table-cell>
          <table:table-cell office:value-type="float" office:value="69" calcext:value-type="float">
            <text:p>69</text:p>
          </table:table-cell>
          <table:table-cell office:value-type="float" office:value="966692864" calcext:value-type="float">
            <text:p>966692864</text:p>
          </table:table-cell>
          <table:table-cell office:value-type="float" office:value="891514880" calcext:value-type="float">
            <text:p>891514880</text:p>
          </table:table-cell>
          <table:table-cell office:value-type="float" office:value="1522886.375" calcext:value-type="float">
            <text:p>1522886.375</text:p>
          </table:table-cell>
          <table:table-cell office:value-type="float" office:value="1597119.125" calcext:value-type="float">
            <text:p>1597119.125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8813815116882" calcext:value-type="float">
            <text:p>0.678813815116882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1:32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49628672" calcext:value-type="float">
            <text:p>1049628672</text:p>
          </table:table-cell>
          <table:table-cell office:value-type="float" office:value="7814773.5" calcext:value-type="float">
            <text:p>7814773.5</text:p>
          </table:table-cell>
          <table:table-cell office:value-type="float" office:value="28" calcext:value-type="float">
            <text:p>28</text:p>
          </table:table-cell>
          <table:table-cell office:value-type="float" office:value="30339072" calcext:value-type="float">
            <text:p>30339072</text:p>
          </table:table-cell>
          <table:table-cell office:value-type="float" office:value="125098.3203125" calcext:value-type="float">
            <text:p>125098.3203125</text:p>
          </table:table-cell>
          <table:table-cell office:value-type="float" office:value="85" calcext:value-type="float">
            <text:p>85</text:p>
          </table:table-cell>
          <table:table-cell office:value-type="float" office:value="711749632" calcext:value-type="float">
            <text:p>711749632</text:p>
          </table:table-cell>
          <table:table-cell office:value-type="float" office:value="20321.47265625" calcext:value-type="float">
            <text:p>20321.47265625</text:p>
          </table:table-cell>
          <table:table-cell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965398528" calcext:value-type="float">
            <text:p>965398528</text:p>
          </table:table-cell>
          <table:table-cell office:value-type="float" office:value="889249792" calcext:value-type="float">
            <text:p>889249792</text:p>
          </table:table-cell>
          <table:table-cell office:value-type="float" office:value="1522886.375" calcext:value-type="float">
            <text:p>1522886.375</text:p>
          </table:table-cell>
          <table:table-cell office:value-type="float" office:value="1597119.125" calcext:value-type="float">
            <text:p>1597119.125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136250004172325" calcext:value-type="float">
            <text:p>0.136250004172325</text:p>
          </table:table-cell>
          <table:table-cell office:value-type="float" office:value="0.149250000715256" calcext:value-type="float">
            <text:p>0.14925000071525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78623974323273" calcext:value-type="float">
            <text:p>0.6786239743232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3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9767936" calcext:value-type="float">
            <text:p>1049767936</text:p>
          </table:table-cell>
          <table:table-cell office:value-type="float" office:value="8015849" calcext:value-type="float">
            <text:p>8015849</text:p>
          </table:table-cell>
          <table:table-cell office:value-type="float" office:value="30" calcext:value-type="float">
            <text:p>30</text:p>
          </table:table-cell>
          <table:table-cell office:value-type="float" office:value="31686656" calcext:value-type="float">
            <text:p>31686656</text:p>
          </table:table-cell>
          <table:table-cell office:value-type="float" office:value="139312.234375" calcext:value-type="float">
            <text:p>139312.234375</text:p>
          </table:table-cell>
          <table:table-cell office:value-type="float" office:value="86" calcext:value-type="float">
            <text:p>86</text:p>
          </table:table-cell>
          <table:table-cell office:value-type="float" office:value="711909376" calcext:value-type="float">
            <text:p>711909376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960204800" calcext:value-type="float">
            <text:p>960204800</text:p>
          </table:table-cell>
          <table:table-cell office:value-type="float" office:value="887218176" calcext:value-type="float">
            <text:p>887218176</text:p>
          </table:table-cell>
          <table:table-cell office:value-type="float" office:value="1630128.5" calcext:value-type="float">
            <text:p>1630128.5</text:p>
          </table:table-cell>
          <table:table-cell office:value-type="float" office:value="1600381.125" calcext:value-type="float">
            <text:p>1600381.125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155000001192093" calcext:value-type="float">
            <text:p>0.155000001192093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78486943244934" calcext:value-type="float">
            <text:p>0.678486943244934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30:00 UTC 2017</text:p>
          </table:table-cell>
          <table:table-cell office:value-type="float" office:value="348" calcext:value-type="float">
            <text:p>348</text:p>
          </table:table-cell>
          <table:table-cell office:value-type="float" office:value="1049546752" calcext:value-type="float">
            <text:p>1049546752</text:p>
          </table:table-cell>
          <table:table-cell office:value-type="float" office:value="8362004" calcext:value-type="float">
            <text:p>8362004</text:p>
          </table:table-cell>
          <table:table-cell office:value-type="float" office:value="31" calcext:value-type="float">
            <text:p>31</text:p>
          </table:table-cell>
          <table:table-cell office:value-type="float" office:value="30150656" calcext:value-type="float">
            <text:p>30150656</text:p>
          </table:table-cell>
          <table:table-cell office:value-type="float" office:value="139312.234375" calcext:value-type="float">
            <text:p>139312.234375</text:p>
          </table:table-cell>
          <table:table-cell office:value-type="float" office:value="86" calcext:value-type="float">
            <text:p>86</text:p>
          </table:table-cell>
          <table:table-cell office:value-type="float" office:value="712376320" calcext:value-type="float">
            <text:p>712376320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7" calcext:value-type="float">
            <text:p>87</text:p>
          </table:table-cell>
          <table:table-cell office:value-type="float" office:value="75" calcext:value-type="float">
            <text:p>75</text:p>
          </table:table-cell>
          <table:table-cell office:value-type="float" office:value="956067840" calcext:value-type="float">
            <text:p>956067840</text:p>
          </table:table-cell>
          <table:table-cell office:value-type="float" office:value="885379072" calcext:value-type="float">
            <text:p>885379072</text:p>
          </table:table-cell>
          <table:table-cell office:value-type="float" office:value="1740192.375" calcext:value-type="float">
            <text:p>1740192.375</text:p>
          </table:table-cell>
          <table:table-cell office:value-type="float" office:value="1600381.125" calcext:value-type="float">
            <text:p>1600381.1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0999993085861" calcext:value-type="float">
            <text:p>0.150999993085861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8248703479767" calcext:value-type="float">
            <text:p>0.678248703479767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29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049739264" calcext:value-type="float">
            <text:p>1049739264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29" calcext:value-type="float">
            <text:p>29</text:p>
          </table:table-cell>
          <table:table-cell office:value-type="float" office:value="30208000" calcext:value-type="float">
            <text:p>30208000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2" calcext:value-type="float">
            <text:p>82</text:p>
          </table:table-cell>
          <table:table-cell office:value-type="float" office:value="712433664" calcext:value-type="float">
            <text:p>712433664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1" calcext:value-type="float">
            <text:p>81</text:p>
          </table:table-cell>
          <table:table-cell office:value-type="float" office:value="73" calcext:value-type="float">
            <text:p>73</text:p>
          </table:table-cell>
          <table:table-cell office:value-type="float" office:value="952610816" calcext:value-type="float">
            <text:p>952610816</text:p>
          </table:table-cell>
          <table:table-cell office:value-type="float" office:value="882147328" calcext:value-type="float">
            <text:p>882147328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150000005960464" calcext:value-type="float">
            <text:p>0.150000005960464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8915083408356" calcext:value-type="float">
            <text:p>0.678915083408356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1:28:00 UTC 2017</text:p>
          </table:table-cell>
          <table:table-cell office:value-type="float" office:value="361" calcext:value-type="float">
            <text:p>361</text:p>
          </table:table-cell>
          <table:table-cell office:value-type="float" office:value="1050517504" calcext:value-type="float">
            <text:p>1050517504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31" calcext:value-type="float">
            <text:p>31</text:p>
          </table:table-cell>
          <table:table-cell office:value-type="float" office:value="30216192" calcext:value-type="float">
            <text:p>30216192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3" calcext:value-type="float">
            <text:p>83</text:p>
          </table:table-cell>
          <table:table-cell office:value-type="float" office:value="712519680" calcext:value-type="float">
            <text:p>712519680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946552832" calcext:value-type="float">
            <text:p>946552832</text:p>
          </table:table-cell>
          <table:table-cell office:value-type="float" office:value="875876352" calcext:value-type="float">
            <text:p>875876352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123499996960163" calcext:value-type="float">
            <text:p>0.123499996960163</text:p>
          </table:table-cell>
          <table:table-cell office:value-type="float" office:value="0.141499996185303" calcext:value-type="float">
            <text:p>0.141499996185303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80084943771362" calcext:value-type="float">
            <text:p>0.680084943771362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5" calcext:value-type="float">
            <text:p>285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1:27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9559040" calcext:value-type="float">
            <text:p>1049559040</text:p>
          </table:table-cell>
          <table:table-cell office:value-type="float" office:value="8245925" calcext:value-type="float">
            <text:p>8245925</text:p>
          </table:table-cell>
          <table:table-cell office:value-type="float" office:value="31" calcext:value-type="float">
            <text:p>31</text:p>
          </table:table-cell>
          <table:table-cell office:value-type="float" office:value="31084544" calcext:value-type="float">
            <text:p>31084544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90" calcext:value-type="float">
            <text:p>90</text:p>
          </table:table-cell>
          <table:table-cell office:value-type="float" office:value="712675328" calcext:value-type="float">
            <text:p>712675328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944574464" calcext:value-type="float">
            <text:p>944574464</text:p>
          </table:table-cell>
          <table:table-cell office:value-type="float" office:value="874356736" calcext:value-type="float">
            <text:p>874356736</text:p>
          </table:table-cell>
          <table:table-cell office:value-type="float" office:value="1639750.375" calcext:value-type="float">
            <text:p>1639750.375</text:p>
          </table:table-cell>
          <table:table-cell office:value-type="float" office:value="1622427.125" calcext:value-type="float">
            <text:p>1622427.12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17749996483326" calcext:value-type="float">
            <text:p>0.117749996483326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7233457565308" calcext:value-type="float">
            <text:p>0.67723345756530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1:26:00 UTC 2017</text:p>
          </table:table-cell>
          <table:table-cell office:value-type="float" office:value="388" calcext:value-type="float">
            <text:p>388</text:p>
          </table:table-cell>
          <table:table-cell office:value-type="float" office:value="1049157632" calcext:value-type="float">
            <text:p>1049157632</text:p>
          </table:table-cell>
          <table:table-cell office:value-type="float" office:value="7790737.5" calcext:value-type="float">
            <text:p>7790737.5</text:p>
          </table:table-cell>
          <table:table-cell office:value-type="float" office:value="30" calcext:value-type="float">
            <text:p>30</text:p>
          </table:table-cell>
          <table:table-cell office:value-type="float" office:value="31014912" calcext:value-type="float">
            <text:p>31014912</text:p>
          </table:table-cell>
          <table:table-cell office:value-type="float" office:value="130840.3203125" calcext:value-type="float">
            <text:p>130840.3203125</text:p>
          </table:table-cell>
          <table:table-cell office:value-type="float" office:value="84" calcext:value-type="float">
            <text:p>84</text:p>
          </table:table-cell>
          <table:table-cell office:value-type="float" office:value="713162752" calcext:value-type="float">
            <text:p>713162752</text:p>
          </table:table-cell>
          <table:table-cell office:value-type="float" office:value="19620.728515625" calcext:value-type="float">
            <text:p>19620.728515625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941981696" calcext:value-type="float">
            <text:p>941981696</text:p>
          </table:table-cell>
          <table:table-cell office:value-type="float" office:value="869588992" calcext:value-type="float">
            <text:p>869588992</text:p>
          </table:table-cell>
          <table:table-cell office:value-type="float" office:value="1624266.125" calcext:value-type="float">
            <text:p>1624266.125</text:p>
          </table:table-cell>
          <table:table-cell office:value-type="float" office:value="1536317.625" calcext:value-type="float">
            <text:p>1536317.625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149000003933907" calcext:value-type="float">
            <text:p>0.149000003933907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78076446056366" calcext:value-type="float">
            <text:p>0.678076446056366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1:25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50218496" calcext:value-type="float">
            <text:p>1050218496</text:p>
          </table:table-cell>
          <table:table-cell office:value-type="float" office:value="7790737.5" calcext:value-type="float">
            <text:p>7790737.5</text:p>
          </table:table-cell>
          <table:table-cell office:value-type="float" office:value="29" calcext:value-type="float">
            <text:p>29</text:p>
          </table:table-cell>
          <table:table-cell office:value-type="float" office:value="30978048" calcext:value-type="float">
            <text:p>30978048</text:p>
          </table:table-cell>
          <table:table-cell office:value-type="float" office:value="132866.0625" calcext:value-type="float">
            <text:p>132866.0625</text:p>
          </table:table-cell>
          <table:table-cell office:value-type="float" office:value="79" calcext:value-type="float">
            <text:p>79</text:p>
          </table:table-cell>
          <table:table-cell office:value-type="float" office:value="713281536" calcext:value-type="float">
            <text:p>713281536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936697856" calcext:value-type="float">
            <text:p>936697856</text:p>
          </table:table-cell>
          <table:table-cell office:value-type="float" office:value="868417536" calcext:value-type="float">
            <text:p>868417536</text:p>
          </table:table-cell>
          <table:table-cell office:value-type="float" office:value="1642547.625" calcext:value-type="float">
            <text:p>1642547.625</text:p>
          </table:table-cell>
          <table:table-cell office:value-type="string" calcext:value-type="string">
            <text:p>null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11174999922514" calcext:value-type="float">
            <text:p>0.11174999922514</text:p>
          </table:table-cell>
          <table:table-cell office:value-type="float" office:value="0.133499994874001" calcext:value-type="float">
            <text:p>0.133499994874001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76044523715973" calcext:value-type="float">
            <text:p>0.676044523715973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21:24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50185728" calcext:value-type="float">
            <text:p>1050185728</text:p>
          </table:table-cell>
          <table:table-cell office:value-type="float" office:value="8073808" calcext:value-type="float">
            <text:p>8073808</text:p>
          </table:table-cell>
          <table:table-cell office:value-type="float" office:value="28" calcext:value-type="float">
            <text:p>28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29220.7265625" calcext:value-type="float">
            <text:p>129220.7265625</text:p>
          </table:table-cell>
          <table:table-cell office:value-type="float" office:value="87" calcext:value-type="float">
            <text:p>87</text:p>
          </table:table-cell>
          <table:table-cell office:value-type="float" office:value="713318400" calcext:value-type="float">
            <text:p>713318400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6" calcext:value-type="float">
            <text:p>76</text:p>
          </table:table-cell>
          <table:table-cell office:value-type="float" office:value="66" calcext:value-type="float">
            <text:p>66</text:p>
          </table:table-cell>
          <table:table-cell office:value-type="float" office:value="932237312" calcext:value-type="float">
            <text:p>932237312</text:p>
          </table:table-cell>
          <table:table-cell office:value-type="float" office:value="864284672" calcext:value-type="float">
            <text:p>864284672</text:p>
          </table:table-cell>
          <table:table-cell office:value-type="float" office:value="1642547.625" calcext:value-type="float">
            <text:p>1642547.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66999995708466" calcext:value-type="float">
            <text:p>0.166999995708466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76064074039459" calcext:value-type="float">
            <text:p>0.676064074039459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1:23:00 UTC 2017</text:p>
          </table:table-cell>
          <table:table-cell office:value-type="float" office:value="345" calcext:value-type="float">
            <text:p>345</text:p>
          </table:table-cell>
          <table:table-cell office:value-type="float" office:value="1050095616" calcext:value-type="float">
            <text:p>1050095616</text:p>
          </table:table-cell>
          <table:table-cell office:value-type="float" office:value="8182291" calcext:value-type="float">
            <text:p>8182291</text:p>
          </table:table-cell>
          <table:table-cell office:value-type="float" office:value="30" calcext:value-type="float">
            <text:p>30</text:p>
          </table:table-cell>
          <table:table-cell office:value-type="float" office:value="30187520" calcext:value-type="float">
            <text:p>30187520</text:p>
          </table:table-cell>
          <table:table-cell office:value-type="float" office:value="136313" calcext:value-type="float">
            <text:p>136313</text:p>
          </table:table-cell>
          <table:table-cell office:value-type="float" office:value="86" calcext:value-type="float">
            <text:p>86</text:p>
          </table:table-cell>
          <table:table-cell office:value-type="float" office:value="713490432" calcext:value-type="float">
            <text:p>713490432</text:p>
          </table:table-cell>
          <table:table-cell office:value-type="float" office:value="20330.939453125" calcext:value-type="float">
            <text:p>20330.939453125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929751040" calcext:value-type="float">
            <text:p>929751040</text:p>
          </table:table-cell>
          <table:table-cell office:value-type="float" office:value="860336128" calcext:value-type="float">
            <text:p>860336128</text:p>
          </table:table-cell>
          <table:table-cell office:value-type="float" office:value="1474610" calcext:value-type="float">
            <text:p>1474610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108000002801418" calcext:value-type="float">
            <text:p>0.108000002801418</text:p>
          </table:table-cell>
          <table:table-cell office:value-type="float" office:value="0.137999996542931" calcext:value-type="float">
            <text:p>0.137999996542931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78071558475494" calcext:value-type="float">
            <text:p>0.678071558475494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22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9665536" calcext:value-type="float">
            <text:p>1049665536</text:p>
          </table:table-cell>
          <table:table-cell office:value-type="float" office:value="8182291" calcext:value-type="float">
            <text:p>8182291</text:p>
          </table:table-cell>
          <table:table-cell office:value-type="float" office:value="29" calcext:value-type="float">
            <text:p>29</text:p>
          </table:table-cell>
          <table:table-cell office:value-type="float" office:value="30228480" calcext:value-type="float">
            <text:p>30228480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80" calcext:value-type="float">
            <text:p>80</text:p>
          </table:table-cell>
          <table:table-cell office:value-type="float" office:value="713617408" calcext:value-type="float">
            <text:p>713617408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office:value-type="float" office:value="928301056" calcext:value-type="float">
            <text:p>928301056</text:p>
          </table:table-cell>
          <table:table-cell office:value-type="float" office:value="854757376" calcext:value-type="float">
            <text:p>854757376</text:p>
          </table:table-cell>
          <table:table-cell office:value-type="float" office:value="1474610" calcext:value-type="float">
            <text:p>1474610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7546671628952" calcext:value-type="float">
            <text:p>0.67546671628952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1:21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49112576" calcext:value-type="float">
            <text:p>1049112576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33" calcext:value-type="float">
            <text:p>33</text:p>
          </table:table-cell>
          <table:table-cell office:value-type="float" office:value="30167040" calcext:value-type="float">
            <text:p>30167040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95" calcext:value-type="float">
            <text:p>95</text:p>
          </table:table-cell>
          <table:table-cell office:value-type="float" office:value="713723904" calcext:value-type="float">
            <text:p>713723904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77" calcext:value-type="float">
            <text:p>77</text:p>
          </table:table-cell>
          <table:table-cell office:value-type="float" office:value="75" calcext:value-type="float">
            <text:p>75</text:p>
          </table:table-cell>
          <table:table-cell office:value-type="float" office:value="923688960" calcext:value-type="float">
            <text:p>923688960</text:p>
          </table:table-cell>
          <table:table-cell office:value-type="float" office:value="847745024" calcext:value-type="float">
            <text:p>847745024</text:p>
          </table:table-cell>
          <table:table-cell office:value-type="float" office:value="1724241.25" calcext:value-type="float">
            <text:p>1724241.25</text:p>
          </table:table-cell>
          <table:table-cell office:value-type="float" office:value="1803555.5" calcext:value-type="float">
            <text:p>1803555.5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75315976142883" calcext:value-type="float">
            <text:p>0.675315976142883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Fri Jun 02 21:20:00 UTC 2017</text:p>
          </table:table-cell>
          <table:table-cell office:value-type="float" office:value="409" calcext:value-type="float">
            <text:p>409</text:p>
          </table:table-cell>
          <table:table-cell office:value-type="float" office:value="1049862144" calcext:value-type="float">
            <text:p>1049862144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30" calcext:value-type="float">
            <text:p>30</text:p>
          </table:table-cell>
          <table:table-cell office:value-type="float" office:value="30216192" calcext:value-type="float">
            <text:p>30216192</text:p>
          </table:table-cell>
          <table:table-cell office:value-type="float" office:value="123350.3515625" calcext:value-type="float">
            <text:p>123350.3515625</text:p>
          </table:table-cell>
          <table:table-cell office:value-type="float" office:value="91" calcext:value-type="float">
            <text:p>91</text:p>
          </table:table-cell>
          <table:table-cell office:value-type="float" office:value="714211328" calcext:value-type="float">
            <text:p>714211328</text:p>
          </table:table-cell>
          <table:table-cell office:value-type="float" office:value="21259.140625" calcext:value-type="float">
            <text:p>21259.14062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922718208" calcext:value-type="float">
            <text:p>922718208</text:p>
          </table:table-cell>
          <table:table-cell office:value-type="float" office:value="845512704" calcext:value-type="float">
            <text:p>845512704</text:p>
          </table:table-cell>
          <table:table-cell office:value-type="float" office:value="1649452.375" calcext:value-type="float">
            <text:p>1649452.375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99250003695488" calcext:value-type="float">
            <text:p>0.099250003695488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75031244754791" calcext:value-type="float">
            <text:p>0.675031244754791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6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1:19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9059328" calcext:value-type="float">
            <text:p>1049059328</text:p>
          </table:table-cell>
          <table:table-cell office:value-type="float" office:value="7647334.5" calcext:value-type="float">
            <text:p>7647334.5</text:p>
          </table:table-cell>
          <table:table-cell office:value-type="float" office:value="28" calcext:value-type="float">
            <text:p>28</text:p>
          </table:table-cell>
          <table:table-cell office:value-type="float" office:value="30277632" calcext:value-type="float">
            <text:p>30277632</text:p>
          </table:table-cell>
          <table:table-cell office:value-type="float" office:value="113905.78125" calcext:value-type="float">
            <text:p>113905.78125</text:p>
          </table:table-cell>
          <table:table-cell office:value-type="float" office:value="80" calcext:value-type="float">
            <text:p>80</text:p>
          </table:table-cell>
          <table:table-cell office:value-type="float" office:value="714145792" calcext:value-type="float">
            <text:p>714145792</text:p>
          </table:table-cell>
          <table:table-cell office:value-type="float" office:value="20679.224609375" calcext:value-type="float">
            <text:p>20679.22460937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924106752" calcext:value-type="float">
            <text:p>924106752</text:p>
          </table:table-cell>
          <table:table-cell office:value-type="float" office:value="842342400" calcext:value-type="float">
            <text:p>842342400</text:p>
          </table:table-cell>
          <table:table-cell office:value-type="float" office:value="1373761" calcext:value-type="float">
            <text:p>1373761</text:p>
          </table:table-cell>
          <table:table-cell office:value-type="float" office:value="1725357.875" calcext:value-type="float">
            <text:p>1725357.875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904999971389771" calcext:value-type="float">
            <text:p>0.090499997138977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74843370914459" calcext:value-type="float">
            <text:p>0.674843370914459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1:18:00 UTC 2017</text:p>
          </table:table-cell>
          <table:table-cell office:value-type="float" office:value="344" calcext:value-type="float">
            <text:p>344</text:p>
          </table:table-cell>
          <table:table-cell office:value-type="float" office:value="1048985600" calcext:value-type="float">
            <text:p>1048985600</text:p>
          </table:table-cell>
          <table:table-cell office:value-type="float" office:value="8305652.5" calcext:value-type="float">
            <text:p>8305652.5</text:p>
          </table:table-cell>
          <table:table-cell office:value-type="float" office:value="30" calcext:value-type="float">
            <text:p>30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90" calcext:value-type="float">
            <text:p>90</text:p>
          </table:table-cell>
          <table:table-cell office:value-type="float" office:value="714297344" calcext:value-type="float">
            <text:p>714297344</text:p>
          </table:table-cell>
          <table:table-cell office:value-type="float" office:value="20679.224609375" calcext:value-type="float">
            <text:p>20679.224609375</text:p>
          </table:table-cell>
          <table:table-cell office:value-type="float" office:value="70" calcext:value-type="float">
            <text:p>70</text:p>
          </table:table-cell>
          <table:table-cell office:value-type="float" office:value="67" calcext:value-type="float">
            <text:p>67</text:p>
          </table:table-cell>
          <table:table-cell office:value-type="float" office:value="921042944" calcext:value-type="float">
            <text:p>921042944</text:p>
          </table:table-cell>
          <table:table-cell office:value-type="float" office:value="840036352" calcext:value-type="float">
            <text:p>840036352</text:p>
          </table:table-cell>
          <table:table-cell office:value-type="float" office:value="1582271" calcext:value-type="float">
            <text:p>1582271</text:p>
          </table:table-cell>
          <table:table-cell office:value-type="float" office:value="1725357.875" calcext:value-type="float">
            <text:p>1725357.875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103000000119209" calcext:value-type="float">
            <text:p>0.103000000119209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74642741680145" calcext:value-type="float">
            <text:p>0.674642741680145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1:17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018368" calcext:value-type="float">
            <text:p>1049018368</text:p>
          </table:table-cell>
          <table:table-cell office:value-type="float" office:value="7412598" calcext:value-type="float">
            <text:p>7412598</text:p>
          </table:table-cell>
          <table:table-cell office:value-type="float" office:value="27" calcext:value-type="float">
            <text:p>27</text:p>
          </table:table-cell>
          <table:table-cell office:value-type="float" office:value="30052352" calcext:value-type="float">
            <text:p>30052352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81" calcext:value-type="float">
            <text:p>81</text:p>
          </table:table-cell>
          <table:table-cell office:value-type="float" office:value="714448896" calcext:value-type="float">
            <text:p>714448896</text:p>
          </table:table-cell>
          <table:table-cell office:value-type="float" office:value="19397.3515625" calcext:value-type="float">
            <text:p>19397.3515625</text:p>
          </table:table-cell>
          <table:table-cell table:number-columns-repeated="2" office:value-type="float" office:value="62" calcext:value-type="float">
            <text:p>62</text:p>
          </table:table-cell>
          <table:table-cell office:value-type="float" office:value="920444928" calcext:value-type="float">
            <text:p>920444928</text:p>
          </table:table-cell>
          <table:table-cell office:value-type="float" office:value="840028160" calcext:value-type="float">
            <text:p>840028160</text:p>
          </table:table-cell>
          <table:table-cell office:value-type="float" office:value="1464353.5" calcext:value-type="float">
            <text:p>1464353.5</text:p>
          </table:table-cell>
          <table:table-cell office:value-type="float" office:value="1593675.125" calcext:value-type="float">
            <text:p>1593675.125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1749970912933" calcext:value-type="float">
            <text:p>0.961749970912933</text:p>
          </table:table-cell>
          <table:table-cell office:value-type="float" office:value="0.676661491394043" calcext:value-type="float">
            <text:p>0.676661491394043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93" calcext:value-type="float">
            <text:p>293</text:p>
          </table:table-cell>
          <table:table-cell office:value-type="float" office:value="285" calcext:value-type="float">
            <text:p>285</text:p>
          </table:table-cell>
          <table:table-cell office:value-type="float" office:value="293" calcext:value-type="float">
            <text:p>29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1:16:00 UTC 2017</text:p>
          </table:table-cell>
          <table:table-cell office:value-type="float" office:value="334" calcext:value-type="float">
            <text:p>334</text:p>
          </table:table-cell>
          <table:table-cell office:value-type="float" office:value="1048743936" calcext:value-type="float">
            <text:p>1048743936</text:p>
          </table:table-cell>
          <table:table-cell office:value-type="float" office:value="7604429.5" calcext:value-type="float">
            <text:p>7604429.5</text:p>
          </table:table-cell>
          <table:table-cell office:value-type="float" office:value="28" calcext:value-type="float">
            <text:p>28</text:p>
          </table:table-cell>
          <table:table-cell office:value-type="float" office:value="29327360" calcext:value-type="float">
            <text:p>29327360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82" calcext:value-type="float">
            <text:p>82</text:p>
          </table:table-cell>
          <table:table-cell office:value-type="float" office:value="714866688" calcext:value-type="float">
            <text:p>714866688</text:p>
          </table:table-cell>
          <table:table-cell office:value-type="float" office:value="19113.599609375" calcext:value-type="float">
            <text:p>19113.599609375</text:p>
          </table:table-cell>
          <table:table-cell office:value-type="float" office:value="62" calcext:value-type="float">
            <text:p>62</text:p>
          </table:table-cell>
          <table:table-cell office:value-type="float" office:value="60" calcext:value-type="float">
            <text:p>60</text:p>
          </table:table-cell>
          <table:table-cell office:value-type="float" office:value="916963328" calcext:value-type="float">
            <text:p>916963328</text:p>
          </table:table-cell>
          <table:table-cell office:value-type="float" office:value="835543040" calcext:value-type="float">
            <text:p>835543040</text:p>
          </table:table-cell>
          <table:table-cell office:value-type="float" office:value="1464353.5" calcext:value-type="float">
            <text:p>1464353.5</text:p>
          </table:table-cell>
          <table:table-cell office:value-type="float" office:value="1593675.125" calcext:value-type="float">
            <text:p>1593675.125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86499996483326" calcext:value-type="float">
            <text:p>0.086499996483326</text:p>
          </table:table-cell>
          <table:table-cell office:value-type="float" office:value="0.119000002741814" calcext:value-type="float">
            <text:p>0.119000002741814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765416264534" calcext:value-type="float">
            <text:p>0.6765416264534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21:15:00 UTC 2017</text:p>
          </table:table-cell>
          <table:table-cell office:value-type="float" office:value="345" calcext:value-type="float">
            <text:p>345</text:p>
          </table:table-cell>
          <table:table-cell office:value-type="float" office:value="1049755648" calcext:value-type="float">
            <text:p>1049755648</text:p>
          </table:table-cell>
          <table:table-cell office:value-type="float" office:value="6749648.5" calcext:value-type="float">
            <text:p>6749648.5</text:p>
          </table:table-cell>
          <table:table-cell office:value-type="float" office:value="25" calcext:value-type="float">
            <text:p>25</text:p>
          </table:table-cell>
          <table:table-cell office:value-type="float" office:value="28672000" calcext:value-type="float">
            <text:p>28672000</text:p>
          </table:table-cell>
          <table:table-cell office:value-type="float" office:value="116428.875" calcext:value-type="float">
            <text:p>116428.875</text:p>
          </table:table-cell>
          <table:table-cell office:value-type="float" office:value="75" calcext:value-type="float">
            <text:p>75</text:p>
          </table:table-cell>
          <table:table-cell office:value-type="float" office:value="715005952" calcext:value-type="float">
            <text:p>715005952</text:p>
          </table:table-cell>
          <table:table-cell office:value-type="float" office:value="18269.423828125" calcext:value-type="float">
            <text:p>18269.423828125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916930560" calcext:value-type="float">
            <text:p>916930560</text:p>
          </table:table-cell>
          <table:table-cell office:value-type="float" office:value="833556480" calcext:value-type="float">
            <text:p>833556480</text:p>
          </table:table-cell>
          <table:table-cell office:value-type="float" office:value="1190756.5" calcext:value-type="float">
            <text:p>1190756.5</text:p>
          </table:table-cell>
          <table:table-cell office:value-type="float" office:value="1476963" calcext:value-type="float">
            <text:p>1476963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0877500027418137" calcext:value-type="float">
            <text:p>0.087750002741814</text:p>
          </table:table-cell>
          <table:table-cell office:value-type="float" office:value="0.122249998152256" calcext:value-type="float">
            <text:p>0.122249998152256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0.67414516210556" calcext:value-type="float">
            <text:p>0.67414516210556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95" calcext:value-type="float">
            <text:p>295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string" calcext:value-type="string">
            <text:p>Fri Jun 02 21:14:00 UTC 2017</text:p>
          </table:table-cell>
          <table:table-cell office:value-type="float" office:value="315" calcext:value-type="float">
            <text:p>315</text:p>
          </table:table-cell>
          <table:table-cell office:value-type="float" office:value="1049366528" calcext:value-type="float">
            <text:p>1049366528</text:p>
          </table:table-cell>
          <table:table-cell office:value-type="float" office:value="5321345" calcext:value-type="float">
            <text:p>5321345</text:p>
          </table:table-cell>
          <table:table-cell office:value-type="float" office:value="19" calcext:value-type="float">
            <text:p>19</text:p>
          </table:table-cell>
          <table:table-cell office:value-type="float" office:value="28893184" calcext:value-type="float">
            <text:p>28893184</text:p>
          </table:table-cell>
          <table:table-cell office:value-type="float" office:value="73907.265625" calcext:value-type="float">
            <text:p>73907.265625</text:p>
          </table:table-cell>
          <table:table-cell office:value-type="float" office:value="63" calcext:value-type="float">
            <text:p>63</text:p>
          </table:table-cell>
          <table:table-cell office:value-type="float" office:value="715034624" calcext:value-type="float">
            <text:p>715034624</text:p>
          </table:table-cell>
          <table:table-cell office:value-type="float" office:value="15135.845703125" calcext:value-type="float">
            <text:p>15135.845703125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917884928" calcext:value-type="float">
            <text:p>917884928</text:p>
          </table:table-cell>
          <table:table-cell office:value-type="float" office:value="832643072" calcext:value-type="float">
            <text:p>832643072</text:p>
          </table:table-cell>
          <table:table-cell office:value-type="float" office:value="851019.1875" calcext:value-type="float">
            <text:p>851019.1875</text:p>
          </table:table-cell>
          <table:table-cell office:value-type="float" office:value="1225736.25" calcext:value-type="float">
            <text:p>1225736.2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9749987125397" calcext:value-type="float">
            <text:p>0.969749987125397</text:p>
          </table:table-cell>
          <table:table-cell office:value-type="float" office:value="0.676194727420807" calcext:value-type="float">
            <text:p>0.676194727420807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9" calcext:value-type="float">
            <text:p>299</text:p>
          </table:table-cell>
          <table:table-cell office:value-type="float" office:value="307" calcext:value-type="float">
            <text:p>307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office:value-type="float" office:value="303" calcext:value-type="float">
            <text:p>303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21:13:00 UTC 2017</text:p>
          </table:table-cell>
          <table:table-cell office:value-type="float" office:value="221" calcext:value-type="float">
            <text:p>221</text:p>
          </table:table-cell>
          <table:table-cell office:value-type="float" office:value="1049178112" calcext:value-type="float">
            <text:p>1049178112</text:p>
          </table:table-cell>
          <table:table-cell office:value-type="float" office:value="5491410.5" calcext:value-type="float">
            <text:p>5491410.5</text:p>
          </table:table-cell>
          <table:table-cell office:value-type="float" office:value="20" calcext:value-type="float">
            <text:p>20</text:p>
          </table:table-cell>
          <table:table-cell office:value-type="float" office:value="28397568" calcext:value-type="float">
            <text:p>28397568</text:p>
          </table:table-cell>
          <table:table-cell office:value-type="float" office:value="78940.7734375" calcext:value-type="float">
            <text:p>78940.7734375</text:p>
          </table:table-cell>
          <table:table-cell office:value-type="float" office:value="59" calcext:value-type="float">
            <text:p>59</text:p>
          </table:table-cell>
          <table:table-cell office:value-type="float" office:value="715096064" calcext:value-type="float">
            <text:p>715096064</text:p>
          </table:table-cell>
          <table:table-cell office:value-type="float" office:value="15135.845703125" calcext:value-type="float">
            <text:p>15135.845703125</text:p>
          </table:table-cell>
          <table:table-cell office:value-type="float" office:value="38" calcext:value-type="float">
            <text:p>38</text:p>
          </table:table-cell>
          <table:table-cell office:value-type="float" office:value="47" calcext:value-type="float">
            <text:p>47</text:p>
          </table:table-cell>
          <table:table-cell office:value-type="float" office:value="917590016" calcext:value-type="float">
            <text:p>917590016</text:p>
          </table:table-cell>
          <table:table-cell office:value-type="float" office:value="830451712" calcext:value-type="float">
            <text:p>830451712</text:p>
          </table:table-cell>
          <table:table-cell office:value-type="float" office:value="851019.1875" calcext:value-type="float">
            <text:p>851019.1875</text:p>
          </table:table-cell>
          <table:table-cell office:value-type="float" office:value="1225736.25" calcext:value-type="float">
            <text:p>1225736.2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12499997019768" calcext:value-type="float">
            <text:p>0.112499997019768</text:p>
          </table:table-cell>
          <table:table-cell office:value-type="float" office:value="0.968249976634979" calcext:value-type="float">
            <text:p>0.968249976634979</text:p>
          </table:table-cell>
          <table:table-cell office:value-type="float" office:value="0.673575639724731" calcext:value-type="float">
            <text:p>0.673575639724731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office:value-type="float" office:value="300" calcext:value-type="float">
            <text:p>300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</table:table-row>
        <table:table-row table:style-name="ro1">
          <table:table-cell office:value-type="string" calcext:value-type="string">
            <text:p>Fri Jun 02 21:12:00 UTC 2017</text:p>
          </table:table-cell>
          <table:table-cell office:value-type="float" office:value="259" calcext:value-type="float">
            <text:p>259</text:p>
          </table:table-cell>
          <table:table-cell office:value-type="float" office:value="1048453120" calcext:value-type="float">
            <text:p>1048453120</text:p>
          </table:table-cell>
          <table:table-cell office:value-type="float" office:value="4551096.5" calcext:value-type="float">
            <text:p>4551096.5</text:p>
          </table:table-cell>
          <table:table-cell office:value-type="float" office:value="20" calcext:value-type="float">
            <text:p>20</text:p>
          </table:table-cell>
          <table:table-cell office:value-type="float" office:value="27791360" calcext:value-type="float">
            <text:p>27791360</text:p>
          </table:table-cell>
          <table:table-cell office:value-type="float" office:value="78940.7734375" calcext:value-type="float">
            <text:p>78940.7734375</text:p>
          </table:table-cell>
          <table:table-cell office:value-type="float" office:value="63" calcext:value-type="float">
            <text:p>63</text:p>
          </table:table-cell>
          <table:table-cell office:value-type="float" office:value="715202560" calcext:value-type="float">
            <text:p>715202560</text:p>
          </table:table-cell>
          <table:table-cell office:value-type="float" office:value="13643.2490234375" calcext:value-type="float">
            <text:p>13643.2490234375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916201472" calcext:value-type="float">
            <text:p>916201472</text:p>
          </table:table-cell>
          <table:table-cell office:value-type="float" office:value="829050880" calcext:value-type="float">
            <text:p>829050880</text:p>
          </table:table-cell>
          <table:table-cell office:value-type="float" office:value="854017.4375" calcext:value-type="float">
            <text:p>854017.4375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73372149467468" calcext:value-type="float">
            <text:p>0.673372149467468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304" calcext:value-type="float">
            <text:p>304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01" calcext:value-type="float">
            <text:p>301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21:11:00 UTC 2017</text:p>
          </table:table-cell>
          <table:table-cell office:value-type="float" office:value="244" calcext:value-type="float">
            <text:p>244</text:p>
          </table:table-cell>
          <table:table-cell office:value-type="float" office:value="1050460160" calcext:value-type="float">
            <text:p>1050460160</text:p>
          </table:table-cell>
          <table:table-cell office:value-type="float" office:value="4551096.5" calcext:value-type="float">
            <text:p>4551096.5</text:p>
          </table:table-cell>
          <table:table-cell office:value-type="float" office:value="17" calcext:value-type="float">
            <text:p>17</text:p>
          </table:table-cell>
          <table:table-cell office:value-type="float" office:value="27742208" calcext:value-type="float">
            <text:p>27742208</text:p>
          </table:table-cell>
          <table:table-cell office:value-type="float" office:value="72447.6640625" calcext:value-type="float">
            <text:p>72447.6640625</text:p>
          </table:table-cell>
          <table:table-cell office:value-type="float" office:value="56" calcext:value-type="float">
            <text:p>56</text:p>
          </table:table-cell>
          <table:table-cell office:value-type="float" office:value="715309056" calcext:value-type="float">
            <text:p>715309056</text:p>
          </table:table-cell>
          <table:table-cell office:value-type="float" office:value="13643.2490234375" calcext:value-type="float">
            <text:p>13643.249023437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float" office:value="914374656" calcext:value-type="float">
            <text:p>914374656</text:p>
          </table:table-cell>
          <table:table-cell office:value-type="float" office:value="829116416" calcext:value-type="float">
            <text:p>829116416</text:p>
          </table:table-cell>
          <table:table-cell office:value-type="float" office:value="757349.8125" calcext:value-type="float">
            <text:p>757349.8125</text:p>
          </table:table-cell>
          <table:table-cell office:value-type="string" calcext:value-type="string">
            <text:p>null</text:p>
          </table:table-cell>
          <table:table-cell office:value-type="float" office:value="0.115000002086163" calcext:value-type="float">
            <text:p>0.115000002086163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972499996423721" calcext:value-type="float">
            <text:p>0.097249999642372</text:p>
          </table:table-cell>
          <table:table-cell office:value-type="float" office:value="0.972000002861023" calcext:value-type="float">
            <text:p>0.972000002861023</text:p>
          </table:table-cell>
          <table:table-cell office:value-type="float" office:value="0.673337399959564" calcext:value-type="float">
            <text:p>0.67333739995956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4" calcext:value-type="float">
            <text:p>304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21:10:00 UTC 2017</text:p>
          </table:table-cell>
          <table:table-cell office:value-type="float" office:value="209" calcext:value-type="float">
            <text:p>209</text:p>
          </table:table-cell>
          <table:table-cell office:value-type="float" office:value="1050128384" calcext:value-type="float">
            <text:p>1050128384</text:p>
          </table:table-cell>
          <table:table-cell office:value-type="float" office:value="3690307.75" calcext:value-type="float">
            <text:p>3690307.75</text:p>
          </table:table-cell>
          <table:table-cell office:value-type="float" office:value="14" calcext:value-type="float">
            <text:p>14</text:p>
          </table:table-cell>
          <table:table-cell office:value-type="float" office:value="27623424" calcext:value-type="float">
            <text:p>27623424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6" calcext:value-type="float">
            <text:p>46</text:p>
          </table:table-cell>
          <table:table-cell office:value-type="float" office:value="715931648" calcext:value-type="float">
            <text:p>715931648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6" calcext:value-type="float">
            <text:p>26</text:p>
          </table:table-cell>
          <table:table-cell office:value-type="float" office:value="38" calcext:value-type="float">
            <text:p>38</text:p>
          </table:table-cell>
          <table:table-cell office:value-type="float" office:value="913907712" calcext:value-type="float">
            <text:p>913907712</text:p>
          </table:table-cell>
          <table:table-cell office:value-type="float" office:value="829190144" calcext:value-type="float">
            <text:p>829190144</text:p>
          </table:table-cell>
          <table:table-cell office:value-type="float" office:value="576460.125" calcext:value-type="float">
            <text:p>576460.1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869999974966049" calcext:value-type="float">
            <text:p>0.086999997496605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674217104911804" calcext:value-type="float">
            <text:p>0.67421710491180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ri Jun 02 21:09:00 UTC 2017</text:p>
          </table:table-cell>
          <table:table-cell office:value-type="float" office:value="178" calcext:value-type="float">
            <text:p>178</text:p>
          </table:table-cell>
          <table:table-cell office:value-type="float" office:value="1048666112" calcext:value-type="float">
            <text:p>1048666112</text:p>
          </table:table-cell>
          <table:table-cell office:value-type="float" office:value="3690307.75" calcext:value-type="float">
            <text:p>3690307.75</text:p>
          </table:table-cell>
          <table:table-cell office:value-type="float" office:value="13" calcext:value-type="float">
            <text:p>13</text:p>
          </table:table-cell>
          <table:table-cell office:value-type="float" office:value="28364800" calcext:value-type="float">
            <text:p>28364800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9" calcext:value-type="float">
            <text:p>49</text:p>
          </table:table-cell>
          <table:table-cell office:value-type="float" office:value="715505664" calcext:value-type="float">
            <text:p>715505664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913858560" calcext:value-type="float">
            <text:p>913858560</text:p>
          </table:table-cell>
          <table:table-cell office:value-type="float" office:value="831938560" calcext:value-type="float">
            <text:p>831938560</text:p>
          </table:table-cell>
          <table:table-cell office:value-type="float" office:value="415002.0625" calcext:value-type="float">
            <text:p>415002.0625</text:p>
          </table:table-cell>
          <table:table-cell office:value-type="float" office:value="690864" calcext:value-type="float">
            <text:p>690864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09375" calcext:value-type="float">
            <text:p>0.09375</text:p>
          </table:table-cell>
          <table:table-cell office:value-type="float" office:value="0.974250018596649" calcext:value-type="float">
            <text:p>0.974250018596649</text:p>
          </table:table-cell>
          <table:table-cell office:value-type="float" office:value="0.672905385494232" calcext:value-type="float">
            <text:p>0.67290538549423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0" calcext:value-type="float">
            <text:p>310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table:number-columns-repeated="2"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6" calcext:value-type="float">
            <text:p>306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ri Jun 02 21:08:00 UTC 2017</text:p>
          </table:table-cell>
          <table:table-cell office:value-type="float" office:value="177" calcext:value-type="float">
            <text:p>177</text:p>
          </table:table-cell>
          <table:table-cell office:value-type="float" office:value="1048539136" calcext:value-type="float">
            <text:p>1048539136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9" calcext:value-type="float">
            <text:p>9</text:p>
          </table:table-cell>
          <table:table-cell office:value-type="float" office:value="26877952" calcext:value-type="float">
            <text:p>26877952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42" calcext:value-type="float">
            <text:p>42</text:p>
          </table:table-cell>
          <table:table-cell office:value-type="float" office:value="715517952" calcext:value-type="float">
            <text:p>715517952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912928768" calcext:value-type="float">
            <text:p>912928768</text:p>
          </table:table-cell>
          <table:table-cell office:value-type="float" office:value="832028672" calcext:value-type="float">
            <text:p>832028672</text:p>
          </table:table-cell>
          <table:table-cell office:value-type="float" office:value="415002.0625" calcext:value-type="float">
            <text:p>415002.0625</text:p>
          </table:table-cell>
          <table:table-cell office:value-type="float" office:value="690864" calcext:value-type="float">
            <text:p>690864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622499994933605" calcext:value-type="float">
            <text:p>0.062249999493361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979250013828278" calcext:value-type="float">
            <text:p>0.979250013828278</text:p>
          </table:table-cell>
          <table:table-cell office:value-type="float" office:value="0.672715544700623" calcext:value-type="float">
            <text:p>0.672715544700623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7" calcext:value-type="float">
            <text:p>317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string" calcext:value-type="string">
            <text:p>Fri Jun 02 21:07:00 UTC 2017</text:p>
          </table:table-cell>
          <table:table-cell office:value-type="float" office:value="132" calcext:value-type="float">
            <text:p>132</text:p>
          </table:table-cell>
          <table:table-cell office:value-type="float" office:value="1049276416" calcext:value-type="float">
            <text:p>1049276416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7" calcext:value-type="float">
            <text:p>7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26" calcext:value-type="float">
            <text:p>26</text:p>
          </table:table-cell>
          <table:table-cell office:value-type="float" office:value="715563008" calcext:value-type="float">
            <text:p>715563008</text:p>
          </table:table-cell>
          <table:table-cell office:value-type="float" office:value="6053.2060546875" calcext:value-type="float">
            <text:p>6053.206054687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913010688" calcext:value-type="float">
            <text:p>913010688</text:p>
          </table:table-cell>
          <table:table-cell office:value-type="float" office:value="832241664" calcext:value-type="float">
            <text:p>832241664</text:p>
          </table:table-cell>
          <table:table-cell office:value-type="float" office:value="305146.71875" calcext:value-type="float">
            <text:p>305146.718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981249988079071" calcext:value-type="float">
            <text:p>0.981249988079071</text:p>
          </table:table-cell>
          <table:table-cell office:value-type="float" office:value="0.673679888248444" calcext:value-type="float">
            <text:p>0.673679888248444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office:value-type="float" office:value="316" calcext:value-type="float">
            <text:p>316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21:06:00 UTC 2017</text:p>
          </table:table-cell>
          <table:table-cell office:value-type="float" office:value="106" calcext:value-type="float">
            <text:p>106</text:p>
          </table:table-cell>
          <table:table-cell office:value-type="float" office:value="1048186880" calcext:value-type="float">
            <text:p>1048186880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6" calcext:value-type="float">
            <text:p>6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25227.787109375" calcext:value-type="float">
            <text:p>25227.787109375</text:p>
          </table:table-cell>
          <table:table-cell office:value-type="float" office:value="27" calcext:value-type="float">
            <text:p>27</text:p>
          </table:table-cell>
          <table:table-cell office:value-type="float" office:value="715886592" calcext:value-type="float">
            <text:p>715886592</text:p>
          </table:table-cell>
          <table:table-cell office:value-type="float" office:value="4905.92041015625" calcext:value-type="float">
            <text:p>4905.9204101562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914108416" calcext:value-type="float">
            <text:p>914108416</text:p>
          </table:table-cell>
          <table:table-cell office:value-type="float" office:value="832188416" calcext:value-type="float">
            <text:p>832188416</text:p>
          </table:table-cell>
          <table:table-cell office:value-type="float" office:value="305146.71875" calcext:value-type="float">
            <text:p>305146.718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615000016987324" calcext:value-type="float">
            <text:p>0.061500001698732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672177791595459" calcext:value-type="float">
            <text:p>0.672177791595459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23" calcext:value-type="float">
            <text:p>323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21:05:00 UTC 2017</text:p>
          </table:table-cell>
          <table:table-cell office:value-type="float" office:value="86" calcext:value-type="float">
            <text:p>86</text:p>
          </table:table-cell>
          <table:table-cell office:value-type="float" office:value="1049329664" calcext:value-type="float">
            <text:p>1049329664</text:p>
          </table:table-cell>
          <table:table-cell office:value-type="float" office:value="1114386.25" calcext:value-type="float">
            <text:p>1114386.25</text:p>
          </table:table-cell>
          <table:table-cell office:value-type="float" office:value="4" calcext:value-type="float">
            <text:p>4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21" calcext:value-type="float">
            <text:p>21</text:p>
          </table:table-cell>
          <table:table-cell office:value-type="float" office:value="715952128" calcext:value-type="float">
            <text:p>715952128</text:p>
          </table:table-cell>
          <table:table-cell office:value-type="float" office:value="4905.92041015625" calcext:value-type="float">
            <text:p>4905.9204101562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914321408" calcext:value-type="float">
            <text:p>914321408</text:p>
          </table:table-cell>
          <table:table-cell office:value-type="float" office:value="832364544" calcext:value-type="float">
            <text:p>832364544</text:p>
          </table:table-cell>
          <table:table-cell office:value-type="float" office:value="159360.84375" calcext:value-type="float">
            <text:p>159360.84375</text:p>
          </table:table-cell>
          <table:table-cell office:value-type="float" office:value="248264.4375" calcext:value-type="float">
            <text:p>248264.43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71980619430542" calcext:value-type="float">
            <text:p>0.671980619430542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21:04:00 UTC 2017</text:p>
          </table:table-cell>
          <table:table-cell office:value-type="float" office:value="52" calcext:value-type="float">
            <text:p>52</text:p>
          </table:table-cell>
          <table:table-cell office:value-type="float" office:value="1049260032" calcext:value-type="float">
            <text:p>1049260032</text:p>
          </table:table-cell>
          <table:table-cell office:value-type="float" office:value="682529.1875" calcext:value-type="float">
            <text:p>682529.1875</text:p>
          </table:table-cell>
          <table:table-cell office:value-type="float" office:value="3" calcext:value-type="float">
            <text:p>3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13" calcext:value-type="float">
            <text:p>13</text:p>
          </table:table-cell>
          <table:table-cell office:value-type="float" office:value="715825152" calcext:value-type="float">
            <text:p>715825152</text:p>
          </table:table-cell>
          <table:table-cell office:value-type="float" office:value="2570.21826171875" calcext:value-type="float">
            <text:p>2570.218261718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14288640" calcext:value-type="float">
            <text:p>914288640</text:p>
          </table:table-cell>
          <table:table-cell office:value-type="float" office:value="832507904" calcext:value-type="float">
            <text:p>832507904</text:p>
          </table:table-cell>
          <table:table-cell office:value-type="float" office:value="102113.3203125" calcext:value-type="float">
            <text:p>102113.3203125</text:p>
          </table:table-cell>
          <table:table-cell office:value-type="float" office:value="200290.046875" calcext:value-type="float">
            <text:p>200290.0468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71785891056061" calcext:value-type="float">
            <text:p>0.671785891056061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2" calcext:value-type="float">
            <text:p>322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ri Jun 02 21:03:00 UTC 2017</text:p>
          </table:table-cell>
          <table:table-cell office:value-type="float" office:value="40" calcext:value-type="float">
            <text:p>40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682529.1875" calcext:value-type="float">
            <text:p>682529.1875</text:p>
          </table:table-cell>
          <table:table-cell office:value-type="float" office:value="2" calcext:value-type="float">
            <text:p>2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13" calcext:value-type="float">
            <text:p>13</text:p>
          </table:table-cell>
          <table:table-cell office:value-type="float" office:value="715927552" calcext:value-type="float">
            <text:p>715927552</text:p>
          </table:table-cell>
          <table:table-cell office:value-type="float" office:value="2006.68591308594" calcext:value-type="float">
            <text:p>2006.6859130859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914436096" calcext:value-type="float">
            <text:p>914436096</text:p>
          </table:table-cell>
          <table:table-cell office:value-type="float" office:value="832507904" calcext:value-type="float">
            <text:p>832507904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7168265581131" calcext:value-type="float">
            <text:p>0.6716826558113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1:02:00 UTC 2017</text:p>
          </table:table-cell>
          <table:table-cell office:value-type="float" office:value="34" calcext:value-type="float">
            <text:p>34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493610.6875" calcext:value-type="float">
            <text:p>493610.6875</text:p>
          </table:table-cell>
          <table:table-cell office:value-type="float" office:value="2" calcext:value-type="float">
            <text:p>2</text:p>
          </table:table-cell>
          <table:table-cell office:value-type="float" office:value="26198016" calcext:value-type="float">
            <text:p>26198016</text:p>
          </table:table-cell>
          <table:table-cell office:value-type="float" office:value="7217.3505859375" calcext:value-type="float">
            <text:p>7217.3505859375</text:p>
          </table:table-cell>
          <table:table-cell office:value-type="float" office:value="9" calcext:value-type="float">
            <text:p>9</text:p>
          </table:table-cell>
          <table:table-cell office:value-type="float" office:value="715812864" calcext:value-type="float">
            <text:p>715812864</text:p>
          </table:table-cell>
          <table:table-cell office:value-type="float" office:value="2006.68591308594" calcext:value-type="float">
            <text:p>2006.6859130859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13588224" calcext:value-type="float">
            <text:p>913588224</text:p>
          </table:table-cell>
          <table:table-cell office:value-type="float" office:value="832675840" calcext:value-type="float">
            <text:p>832675840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72163605690002" calcext:value-type="float">
            <text:p>0.672163605690002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21:01:00 UTC 2017</text:p>
          </table:table-cell>
          <table:table-cell office:value-type="float" office:value="27" calcext:value-type="float">
            <text:p>27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320104.90625" calcext:value-type="float">
            <text:p>320104.90625</text:p>
          </table:table-cell>
          <table:table-cell office:value-type="float" office:value="1" calcext:value-type="float">
            <text:p>1</text:p>
          </table:table-cell>
          <table:table-cell office:value-type="float" office:value="26181632" calcext:value-type="float">
            <text:p>26181632</text:p>
          </table:table-cell>
          <table:table-cell office:value-type="float" office:value="4895.22802734375" calcext:value-type="float">
            <text:p>4895.22802734375</text:p>
          </table:table-cell>
          <table:table-cell office:value-type="float" office:value="8" calcext:value-type="float">
            <text:p>8</text:p>
          </table:table-cell>
          <table:table-cell office:value-type="float" office:value="715825152" calcext:value-type="float">
            <text:p>71582515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14599936" calcext:value-type="float">
            <text:p>914599936</text:p>
          </table:table-cell>
          <table:table-cell office:value-type="float" office:value="832675840" calcext:value-type="float">
            <text:p>832675840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672573149204254" calcext:value-type="float">
            <text:p>0.672573149204254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26" calcext:value-type="float">
            <text:p>326</text:p>
          </table:table-cell>
          <table:table-cell office:value-type="float" office:value="316" calcext:value-type="float">
            <text:p>316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17" calcext:value-type="float">
            <text:p>317</text:p>
          </table:table-cell>
        </table:table-row>
        <table:table-row table:style-name="ro1">
          <table:table-cell office:value-type="string" calcext:value-type="string">
            <text:p>Fri Jun 02 21:00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429937.25" calcext:value-type="float">
            <text:p>429937.25</text:p>
          </table:table-cell>
          <table:table-cell office:value-type="float" office:value="1" calcext:value-type="float">
            <text:p>1</text:p>
          </table:table-cell>
          <table:table-cell office:value-type="float" office:value="26173440" calcext:value-type="float">
            <text:p>26173440</text:p>
          </table:table-cell>
          <table:table-cell office:value-type="float" office:value="6812.1455078125" calcext:value-type="float">
            <text:p>6812.1455078125</text:p>
          </table:table-cell>
          <table:table-cell office:value-type="float" office:value="7" calcext:value-type="float">
            <text:p>7</text:p>
          </table:table-cell>
          <table:table-cell office:value-type="float" office:value="716095488" calcext:value-type="float">
            <text:p>71609548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13678336" calcext:value-type="float">
            <text:p>913678336</text:p>
          </table:table-cell>
          <table:table-cell office:value-type="float" office:value="832761856" calcext:value-type="float">
            <text:p>832761856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691367983818054" calcext:value-type="float">
            <text:p>0.691367983818054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18" calcext:value-type="float">
            <text:p>318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0:59:00 UTC 2017</text:p>
          </table:table-cell>
          <table:table-cell office:value-type="float" office:value="21" calcext:value-type="float">
            <text:p>2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322509.75" calcext:value-type="float">
            <text:p>322509.75</text:p>
          </table:table-cell>
          <table:table-cell office:value-type="float" office:value="1" calcext:value-type="float">
            <text:p>1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8" calcext:value-type="float">
            <text:p>8</text:p>
          </table:table-cell>
          <table:table-cell office:value-type="float" office:value="716013568" calcext:value-type="float">
            <text:p>71601356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4771968" calcext:value-type="float">
            <text:p>914771968</text:p>
          </table:table-cell>
          <table:table-cell office:value-type="float" office:value="832847872" calcext:value-type="float">
            <text:p>832847872</text:p>
          </table:table-cell>
          <table:table-cell office:value-type="float" office:value="36145.58203125" calcext:value-type="float">
            <text:p>36145.58203125</text:p>
          </table:table-cell>
          <table:table-cell office:value-type="float" office:value="58311.51171875" calcext:value-type="float">
            <text:p>58311.51171875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71304941177368" calcext:value-type="float">
            <text:p>0.671304941177368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20:58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209946.921875" calcext:value-type="float">
            <text:p>209946.9218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6" calcext:value-type="float">
            <text:p>6</text:p>
          </table:table-cell>
          <table:table-cell office:value-type="float" office:value="716021760" calcext:value-type="float">
            <text:p>716021760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4857984" calcext:value-type="float">
            <text:p>914857984</text:p>
          </table:table-cell>
          <table:table-cell office:value-type="float" office:value="832995328" calcext:value-type="float">
            <text:p>832995328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40389347076" calcext:value-type="float">
            <text:p>0.671240389347076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5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95846.53125" calcext:value-type="float">
            <text:p>195846.5312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887.16088867187" calcext:value-type="float">
            <text:p>2887.16088867187</text:p>
          </table:table-cell>
          <table:table-cell office:value-type="float" office:value="4" calcext:value-type="float">
            <text:p>4</text:p>
          </table:table-cell>
          <table:table-cell office:value-type="float" office:value="716009472" calcext:value-type="float">
            <text:p>71600947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3936384" calcext:value-type="float">
            <text:p>913936384</text:p>
          </table:table-cell>
          <table:table-cell office:value-type="float" office:value="833363968" calcext:value-type="float">
            <text:p>833363968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90278434753" calcext:value-type="float">
            <text:p>0.671290278434753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0:56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2392.31518554688" calcext:value-type="float">
            <text:p>2392.31518554688</text:p>
          </table:table-cell>
          <table:table-cell office:value-type="float" office:value="4" calcext:value-type="float">
            <text:p>4</text:p>
          </table:table-cell>
          <table:table-cell office:value-type="float" office:value="716292096" calcext:value-type="float">
            <text:p>716292096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15038208" calcext:value-type="float">
            <text:p>915038208</text:p>
          </table:table-cell>
          <table:table-cell office:value-type="float" office:value="833236992" calcext:value-type="float">
            <text:p>833236992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241343021393" calcext:value-type="float">
            <text:p>0.671241343021393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55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49194496" calcext:value-type="float">
            <text:p>1049194496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1622.3427734375" calcext:value-type="float">
            <text:p>1622.3427734375</text:p>
          </table:table-cell>
          <table:table-cell office:value-type="float" office:value="4" calcext:value-type="float">
            <text:p>4</text:p>
          </table:table-cell>
          <table:table-cell office:value-type="float" office:value="716320768" calcext:value-type="float">
            <text:p>716320768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4112512" calcext:value-type="float">
            <text:p>914112512</text:p>
          </table:table-cell>
          <table:table-cell office:value-type="float" office:value="833478656" calcext:value-type="float">
            <text:p>833478656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71186566352844" calcext:value-type="float">
            <text:p>0.671186566352844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20:54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48248320" calcext:value-type="float">
            <text:p>1048248320</text:p>
          </table:table-cell>
          <table:table-cell office:value-type="float" office:value="118616.3359375" calcext:value-type="float">
            <text:p>118616.3359375</text:p>
          </table:table-cell>
          <table:table-cell office:value-type="float" office:value="0" calcext:value-type="float">
            <text:p>0</text:p>
          </table:table-cell>
          <table:table-cell office:value-type="float" office:value="25542656" calcext:value-type="float">
            <text:p>2554265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4" calcext:value-type="float">
            <text:p>4</text:p>
          </table:table-cell>
          <table:table-cell office:value-type="float" office:value="716230656" calcext:value-type="float">
            <text:p>716230656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15214336" calcext:value-type="float">
            <text:p>915214336</text:p>
          </table:table-cell>
          <table:table-cell office:value-type="float" office:value="833478656" calcext:value-type="float">
            <text:p>833478656</text:p>
          </table:table-cell>
          <table:table-cell office:value-type="float" office:value="0" calcext:value-type="float">
            <text:p>0</text:p>
          </table:table-cell>
          <table:table-cell office:value-type="float" office:value="42974.33203125" calcext:value-type="float">
            <text:p>42974.3320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266317367554" calcext:value-type="float">
            <text:p>0.671266317367554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53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48444928" calcext:value-type="float">
            <text:p>1048444928</text:p>
          </table:table-cell>
          <table:table-cell office:value-type="float" office:value="40180.94140625" calcext:value-type="float">
            <text:p>40180.94140625</text:p>
          </table:table-cell>
          <table:table-cell office:value-type="float" office:value="0" calcext:value-type="float">
            <text:p>0</text:p>
          </table:table-cell>
          <table:table-cell office:value-type="float" office:value="25522176" calcext:value-type="float">
            <text:p>2552217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4" calcext:value-type="float">
            <text:p>4</text:p>
          </table:table-cell>
          <table:table-cell office:value-type="float" office:value="716234752" calcext:value-type="float">
            <text:p>716234752</text:p>
          </table:table-cell>
          <table:table-cell office:value-type="float" office:value="341.886108398438" calcext:value-type="float">
            <text:p>341.8861083984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15300352" calcext:value-type="float">
            <text:p>915300352</text:p>
          </table:table-cell>
          <table:table-cell office:value-type="float" office:value="833617920" calcext:value-type="float">
            <text:p>83361792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234965324402" calcext:value-type="float">
            <text:p>0.671234965324402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52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48444928" calcext:value-type="float">
            <text:p>1048444928</text:p>
          </table:table-cell>
          <table:table-cell office:value-type="float" office:value="7135797.5" calcext:value-type="float">
            <text:p>7135797.5</text:p>
          </table:table-cell>
          <table:table-cell office:value-type="float" office:value="0" calcext:value-type="float">
            <text:p>0</text:p>
          </table:table-cell>
          <table:table-cell office:value-type="float" office:value="25522176" calcext:value-type="float">
            <text:p>25522176</text:p>
          </table:table-cell>
          <table:table-cell office:value-type="float" office:value="44.9567489624023" calcext:value-type="float">
            <text:p>44.9567489624023</text:p>
          </table:table-cell>
          <table:table-cell office:value-type="float" office:value="3" calcext:value-type="float">
            <text:p>3</text:p>
          </table:table-cell>
          <table:table-cell office:value-type="float" office:value="716255232" calcext:value-type="float">
            <text:p>716255232</text:p>
          </table:table-cell>
          <table:table-cell office:value-type="float" office:value="62.1905364990234" calcext:value-type="float">
            <text:p>62.19053649902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14374656" calcext:value-type="float">
            <text:p>914374656</text:p>
          </table:table-cell>
          <table:table-cell office:value-type="float" office:value="833708032" calcext:value-type="float">
            <text:p>833708032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7119288444519" calcext:value-type="float">
            <text:p>0.67119288444519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9649152" calcext:value-type="float">
            <text:p>1049649152</text:p>
          </table:table-cell>
          <table:table-cell office:value-type="float" office:value="7135797.5" calcext:value-type="float">
            <text:p>7135797.5</text:p>
          </table:table-cell>
          <table:table-cell office:value-type="float" office:value="25" calcext:value-type="float">
            <text:p>25</text:p>
          </table:table-cell>
          <table:table-cell office:value-type="float" office:value="27115520" calcext:value-type="float">
            <text:p>27115520</text:p>
          </table:table-cell>
          <table:table-cell office:value-type="float" office:value="135889.9375" calcext:value-type="float">
            <text:p>135889.9375</text:p>
          </table:table-cell>
          <table:table-cell office:value-type="float" office:value="93" calcext:value-type="float">
            <text:p>93</text:p>
          </table:table-cell>
          <table:table-cell office:value-type="float" office:value="716562432" calcext:value-type="float">
            <text:p>716562432</text:p>
          </table:table-cell>
          <table:table-cell office:value-type="float" office:value="22641.46875" calcext:value-type="float">
            <text:p>22641.46875</text:p>
          </table:table-cell>
          <table:table-cell office:value-type="float" office:value="68" calcext:value-type="float">
            <text:p>68</text:p>
          </table:table-cell>
          <table:table-cell office:value-type="float" office:value="76" calcext:value-type="float">
            <text:p>76</text:p>
          </table:table-cell>
          <table:table-cell office:value-type="float" office:value="915476480" calcext:value-type="float">
            <text:p>915476480</text:p>
          </table:table-cell>
          <table:table-cell office:value-type="float" office:value="833802240" calcext:value-type="float">
            <text:p>83380224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10724999755621" calcext:value-type="float">
            <text:p>0.10724999755621</text:p>
          </table:table-cell>
          <table:table-cell office:value-type="float" office:value="0.133249998092651" calcext:value-type="float">
            <text:p>0.133249998092651</text:p>
          </table:table-cell>
          <table:table-cell office:value-type="float" office:value="0.157000005245209" calcext:value-type="float">
            <text:p>0.157000005245209</text:p>
          </table:table-cell>
          <table:table-cell office:value-type="float" office:value="0.957499980926514" calcext:value-type="float">
            <text:p>0.957499980926514</text:p>
          </table:table-cell>
          <table:table-cell office:value-type="float" office:value="0.671176254749298" calcext:value-type="float">
            <text:p>0.671176254749298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50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50062848" calcext:value-type="float">
            <text:p>1050062848</text:p>
          </table:table-cell>
          <table:table-cell office:value-type="float" office:value="8332855.5" calcext:value-type="float">
            <text:p>8332855.5</text:p>
          </table:table-cell>
          <table:table-cell office:value-type="float" office:value="30" calcext:value-type="float">
            <text:p>30</text:p>
          </table:table-cell>
          <table:table-cell office:value-type="float" office:value="30011392" calcext:value-type="float">
            <text:p>30011392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2" calcext:value-type="float">
            <text:p>92</text:p>
          </table:table-cell>
          <table:table-cell office:value-type="float" office:value="716795904" calcext:value-type="float">
            <text:p>716795904</text:p>
          </table:table-cell>
          <table:table-cell office:value-type="float" office:value="22641.46875" calcext:value-type="float">
            <text:p>22641.46875</text:p>
          </table:table-cell>
          <table:table-cell office:value-type="float" office:value="79" calcext:value-type="float">
            <text:p>79</text:p>
          </table:table-cell>
          <table:table-cell office:value-type="float" office:value="84" calcext:value-type="float">
            <text:p>84</text:p>
          </table:table-cell>
          <table:table-cell office:value-type="float" office:value="911282176" calcext:value-type="float">
            <text:p>911282176</text:p>
          </table:table-cell>
          <table:table-cell office:value-type="float" office:value="830115840" calcext:value-type="float">
            <text:p>830115840</text:p>
          </table:table-cell>
          <table:table-cell office:value-type="float" office:value="1448807" calcext:value-type="float">
            <text:p>1448807</text:p>
          </table:table-cell>
          <table:table-cell office:value-type="float" office:value="1628191" calcext:value-type="float">
            <text:p>1628191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0.158749997615814" calcext:value-type="float">
            <text:p>0.158749997615814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70855820178986" calcext:value-type="float">
            <text:p>0.670855820178986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49:00 UTC 2017</text:p>
          </table:table-cell>
          <table:table-cell office:value-type="float" office:value="369" calcext:value-type="float">
            <text:p>369</text:p>
          </table:table-cell>
          <table:table-cell office:value-type="float" office:value="1050427392" calcext:value-type="float">
            <text:p>1050427392</text:p>
          </table:table-cell>
          <table:table-cell office:value-type="float" office:value="7701467" calcext:value-type="float">
            <text:p>7701467</text:p>
          </table:table-cell>
          <table:table-cell office:value-type="float" office:value="28" calcext:value-type="float">
            <text:p>28</text:p>
          </table:table-cell>
          <table:table-cell office:value-type="float" office:value="31477760" calcext:value-type="float">
            <text:p>31477760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87" calcext:value-type="float">
            <text:p>87</text:p>
          </table:table-cell>
          <table:table-cell office:value-type="float" office:value="716873728" calcext:value-type="float">
            <text:p>716873728</text:p>
          </table:table-cell>
          <table:table-cell office:value-type="float" office:value="19779.244140625" calcext:value-type="float">
            <text:p>19779.244140625</text:p>
          </table:table-cell>
          <table:table-cell office:value-type="float" office:value="83" calcext:value-type="float">
            <text:p>83</text:p>
          </table:table-cell>
          <table:table-cell office:value-type="float" office:value="77" calcext:value-type="float">
            <text:p>77</text:p>
          </table:table-cell>
          <table:table-cell office:value-type="float" office:value="907935744" calcext:value-type="float">
            <text:p>907935744</text:p>
          </table:table-cell>
          <table:table-cell office:value-type="float" office:value="826822656" calcext:value-type="float">
            <text:p>826822656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135000005364418" calcext:value-type="float">
            <text:p>0.135000005364418</text:p>
          </table:table-cell>
          <table:table-cell office:value-type="float" office:value="0.156749993562698" calcext:value-type="float">
            <text:p>0.156749993562698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71315729618073" calcext:value-type="float">
            <text:p>0.6713157296180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48:00 UTC 2017</text:p>
          </table:table-cell>
          <table:table-cell office:value-type="float" office:value="369" calcext:value-type="float">
            <text:p>369</text:p>
          </table:table-cell>
          <table:table-cell office:value-type="float" office:value="1049165824" calcext:value-type="float">
            <text:p>1049165824</text:p>
          </table:table-cell>
          <table:table-cell office:value-type="float" office:value="7701467" calcext:value-type="float">
            <text:p>7701467</text:p>
          </table:table-cell>
          <table:table-cell office:value-type="float" office:value="30" calcext:value-type="float">
            <text:p>30</text:p>
          </table:table-cell>
          <table:table-cell office:value-type="float" office:value="32227328" calcext:value-type="float">
            <text:p>32227328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1" calcext:value-type="float">
            <text:p>91</text:p>
          </table:table-cell>
          <table:table-cell office:value-type="float" office:value="716992512" calcext:value-type="float">
            <text:p>716992512</text:p>
          </table:table-cell>
          <table:table-cell office:value-type="float" office:value="21852.8046875" calcext:value-type="float">
            <text:p>21852.8046875</text:p>
          </table:table-cell>
          <table:table-cell office:value-type="float" office:value="83" calcext:value-type="float">
            <text:p>83</text:p>
          </table:table-cell>
          <table:table-cell office:value-type="float" office:value="80" calcext:value-type="float">
            <text:p>80</text:p>
          </table:table-cell>
          <table:table-cell office:value-type="float" office:value="906031104" calcext:value-type="float">
            <text:p>906031104</text:p>
          </table:table-cell>
          <table:table-cell office:value-type="float" office:value="823427072" calcext:value-type="float">
            <text:p>823427072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137250006198883" calcext:value-type="float">
            <text:p>0.137250006198883</text:p>
          </table:table-cell>
          <table:table-cell office:value-type="float" office:value="0.150250002741814" calcext:value-type="float">
            <text:p>0.150250002741814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71016275882721" calcext:value-type="float">
            <text:p>0.671016275882721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4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8715264" calcext:value-type="float">
            <text:p>1048715264</text:p>
          </table:table-cell>
          <table:table-cell office:value-type="float" office:value="7709836" calcext:value-type="float">
            <text:p>7709836</text:p>
          </table:table-cell>
          <table:table-cell office:value-type="float" office:value="29" calcext:value-type="float">
            <text:p>29</text:p>
          </table:table-cell>
          <table:table-cell office:value-type="float" office:value="30777344" calcext:value-type="float">
            <text:p>30777344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88" calcext:value-type="float">
            <text:p>88</text:p>
          </table:table-cell>
          <table:table-cell office:value-type="float" office:value="717189120" calcext:value-type="float">
            <text:p>717189120</text:p>
          </table:table-cell>
          <table:table-cell office:value-type="float" office:value="21519.837890625" calcext:value-type="float">
            <text:p>21519.837890625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900526080" calcext:value-type="float">
            <text:p>900526080</text:p>
          </table:table-cell>
          <table:table-cell office:value-type="float" office:value="821964800" calcext:value-type="float">
            <text:p>821964800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7229962348938" calcext:value-type="float">
            <text:p>0.67229962348938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6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50472448" calcext:value-type="float">
            <text:p>1050472448</text:p>
          </table:table-cell>
          <table:table-cell office:value-type="float" office:value="7709836" calcext:value-type="float">
            <text:p>7709836</text:p>
          </table:table-cell>
          <table:table-cell office:value-type="float" office:value="29" calcext:value-type="float">
            <text:p>29</text:p>
          </table:table-cell>
          <table:table-cell office:value-type="float" office:value="31379456" calcext:value-type="float">
            <text:p>31379456</text:p>
          </table:table-cell>
          <table:table-cell office:value-type="float" office:value="125057.8046875" calcext:value-type="float">
            <text:p>125057.8046875</text:p>
          </table:table-cell>
          <table:table-cell office:value-type="float" office:value="99" calcext:value-type="float">
            <text:p>99</text:p>
          </table:table-cell>
          <table:table-cell office:value-type="float" office:value="717283328" calcext:value-type="float">
            <text:p>717283328</text:p>
          </table:table-cell>
          <table:table-cell office:value-type="float" office:value="23220.181640625" calcext:value-type="float">
            <text:p>23220.181640625</text:p>
          </table:table-cell>
          <table:table-cell office:value-type="float" office:value="91" calcext:value-type="float">
            <text:p>91</text:p>
          </table:table-cell>
          <table:table-cell office:value-type="float" office:value="71" calcext:value-type="float">
            <text:p>71</text:p>
          </table:table-cell>
          <table:table-cell office:value-type="float" office:value="897605632" calcext:value-type="float">
            <text:p>897605632</text:p>
          </table:table-cell>
          <table:table-cell office:value-type="float" office:value="821338112" calcext:value-type="float">
            <text:p>821338112</text:p>
          </table:table-cell>
          <table:table-cell office:value-type="float" office:value="1796738.875" calcext:value-type="float">
            <text:p>1796738.875</text:p>
          </table:table-cell>
          <table:table-cell office:value-type="float" office:value="1327378.25" calcext:value-type="float">
            <text:p>1327378.2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850000500679" calcext:value-type="float">
            <text:p>0.13850000500679</text:p>
          </table:table-cell>
          <table:table-cell office:value-type="float" office:value="0.162750005722046" calcext:value-type="float">
            <text:p>0.16275000572204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9820010662079" calcext:value-type="float">
            <text:p>0.669820010662079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20:45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50341376" calcext:value-type="float">
            <text:p>1050341376</text:p>
          </table:table-cell>
          <table:table-cell office:value-type="float" office:value="7919078" calcext:value-type="float">
            <text:p>7919078</text:p>
          </table:table-cell>
          <table:table-cell office:value-type="float" office:value="30" calcext:value-type="float">
            <text:p>30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144004.0625" calcext:value-type="float">
            <text:p>144004.0625</text:p>
          </table:table-cell>
          <table:table-cell office:value-type="float" office:value="87" calcext:value-type="float">
            <text:p>87</text:p>
          </table:table-cell>
          <table:table-cell office:value-type="float" office:value="717578240" calcext:value-type="float">
            <text:p>717578240</text:p>
          </table:table-cell>
          <table:table-cell office:value-type="float" office:value="20515.78515625" calcext:value-type="float">
            <text:p>20515.785156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91695104" calcext:value-type="float">
            <text:p>891695104</text:p>
          </table:table-cell>
          <table:table-cell office:value-type="float" office:value="816562176" calcext:value-type="float">
            <text:p>816562176</text:p>
          </table:table-cell>
          <table:table-cell office:value-type="float" office:value="1632412.5" calcext:value-type="float">
            <text:p>1632412.5</text:p>
          </table:table-cell>
          <table:table-cell office:value-type="float" office:value="1576242.5" calcext:value-type="float">
            <text:p>1576242.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147750005125999" calcext:value-type="float">
            <text:p>0.14775000512599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69594466686249" calcext:value-type="float">
            <text:p>0.669594466686249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table:number-columns-repeated="4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50091520" calcext:value-type="float">
            <text:p>1050091520</text:p>
          </table:table-cell>
          <table:table-cell office:value-type="float" office:value="8257098.5" calcext:value-type="float">
            <text:p>8257098.5</text:p>
          </table:table-cell>
          <table:table-cell office:value-type="float" office:value="31" calcext:value-type="float">
            <text:p>31</text:p>
          </table:table-cell>
          <table:table-cell office:value-type="float" office:value="30613504" calcext:value-type="float">
            <text:p>30613504</text:p>
          </table:table-cell>
          <table:table-cell office:value-type="float" office:value="136177.609375" calcext:value-type="float">
            <text:p>136177.609375</text:p>
          </table:table-cell>
          <table:table-cell office:value-type="float" office:value="94" calcext:value-type="float">
            <text:p>94</text:p>
          </table:table-cell>
          <table:table-cell office:value-type="float" office:value="717352960" calcext:value-type="float">
            <text:p>717352960</text:p>
          </table:table-cell>
          <table:table-cell office:value-type="float" office:value="21043.533203125" calcext:value-type="float">
            <text:p>21043.53320312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882749440" calcext:value-type="float">
            <text:p>882749440</text:p>
          </table:table-cell>
          <table:table-cell office:value-type="float" office:value="811757568" calcext:value-type="float">
            <text:p>811757568</text:p>
          </table:table-cell>
          <table:table-cell office:value-type="float" office:value="1676858.375" calcext:value-type="float">
            <text:p>1676858.375</text:p>
          </table:table-cell>
          <table:table-cell office:value-type="float" office:value="1576242.5" calcext:value-type="float">
            <text:p>1576242.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147750005125999" calcext:value-type="float">
            <text:p>0.147750005125999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69465303421021" calcext:value-type="float">
            <text:p>0.669465303421021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43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9210880" calcext:value-type="float">
            <text:p>1049210880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31" calcext:value-type="float">
            <text:p>31</text:p>
          </table:table-cell>
          <table:table-cell office:value-type="float" office:value="30679040" calcext:value-type="float">
            <text:p>30679040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93" calcext:value-type="float">
            <text:p>93</text:p>
          </table:table-cell>
          <table:table-cell office:value-type="float" office:value="716083200" calcext:value-type="float">
            <text:p>716083200</text:p>
          </table:table-cell>
          <table:table-cell office:value-type="float" office:value="21043.533203125" calcext:value-type="float">
            <text:p>21043.533203125</text:p>
          </table:table-cell>
          <table:table-cell office:value-type="float" office:value="81" calcext:value-type="float">
            <text:p>81</text:p>
          </table:table-cell>
          <table:table-cell office:value-type="float" office:value="76" calcext:value-type="float">
            <text:p>76</text:p>
          </table:table-cell>
          <table:table-cell office:value-type="float" office:value="878391296" calcext:value-type="float">
            <text:p>878391296</text:p>
          </table:table-cell>
          <table:table-cell office:value-type="float" office:value="808550400" calcext:value-type="float">
            <text:p>808550400</text:p>
          </table:table-cell>
          <table:table-cell office:value-type="float" office:value="1612004.875" calcext:value-type="float">
            <text:p>1612004.875</text:p>
          </table:table-cell>
          <table:table-cell office:value-type="float" office:value="1646370.375" calcext:value-type="float">
            <text:p>1646370.37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21749997138977" calcext:value-type="float">
            <text:p>0.121749997138977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69299423694611" calcext:value-type="float">
            <text:p>0.669299423694611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4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42:00 UTC 2017</text:p>
          </table:table-cell>
          <table:table-cell office:value-type="float" office:value="381" calcext:value-type="float">
            <text:p>381</text:p>
          </table:table-cell>
          <table:table-cell office:value-type="float" office:value="1048203264" calcext:value-type="float">
            <text:p>1048203264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30" calcext:value-type="float">
            <text:p>30</text:p>
          </table:table-cell>
          <table:table-cell office:value-type="float" office:value="30072832" calcext:value-type="float">
            <text:p>30072832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82" calcext:value-type="float">
            <text:p>82</text:p>
          </table:table-cell>
          <table:table-cell office:value-type="float" office:value="715915264" calcext:value-type="float">
            <text:p>715915264</text:p>
          </table:table-cell>
          <table:table-cell office:value-type="float" office:value="19955.970703125" calcext:value-type="float">
            <text:p>19955.97070312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72378368" calcext:value-type="float">
            <text:p>872378368</text:p>
          </table:table-cell>
          <table:table-cell office:value-type="float" office:value="804478976" calcext:value-type="float">
            <text:p>804478976</text:p>
          </table:table-cell>
          <table:table-cell office:value-type="float" office:value="1612004.875" calcext:value-type="float">
            <text:p>1612004.875</text:p>
          </table:table-cell>
          <table:table-cell office:value-type="float" office:value="1646370.375" calcext:value-type="float">
            <text:p>1646370.375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115749999880791" calcext:value-type="float">
            <text:p>0.115749999880791</text:p>
          </table:table-cell>
          <table:table-cell office:value-type="float" office:value="0.138999998569489" calcext:value-type="float">
            <text:p>0.138999998569489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8953537940979" calcext:value-type="float">
            <text:p>0.668953537940979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41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9010176" calcext:value-type="float">
            <text:p>1049010176</text:p>
          </table:table-cell>
          <table:table-cell office:value-type="float" office:value="7869038.5" calcext:value-type="float">
            <text:p>7869038.5</text:p>
          </table:table-cell>
          <table:table-cell office:value-type="float" office:value="28" calcext:value-type="float">
            <text:p>28</text:p>
          </table:table-cell>
          <table:table-cell office:value-type="float" office:value="30064640" calcext:value-type="float">
            <text:p>30064640</text:p>
          </table:table-cell>
          <table:table-cell office:value-type="float" office:value="132395.859375" calcext:value-type="float">
            <text:p>132395.859375</text:p>
          </table:table-cell>
          <table:table-cell office:value-type="float" office:value="86" calcext:value-type="float">
            <text:p>86</text:p>
          </table:table-cell>
          <table:table-cell office:value-type="float" office:value="715776000" calcext:value-type="float">
            <text:p>715776000</text:p>
          </table:table-cell>
          <table:table-cell office:value-type="float" office:value="20036.732421875" calcext:value-type="float">
            <text:p>20036.732421875</text:p>
          </table:table-cell>
          <table:table-cell office:value-type="float" office:value="68" calcext:value-type="float">
            <text:p>68</text:p>
          </table:table-cell>
          <table:table-cell office:value-type="float" office:value="72" calcext:value-type="float">
            <text:p>72</text:p>
          </table:table-cell>
          <table:table-cell office:value-type="float" office:value="869101568" calcext:value-type="float">
            <text:p>869101568</text:p>
          </table:table-cell>
          <table:table-cell office:value-type="float" office:value="801927168" calcext:value-type="float">
            <text:p>801927168</text:p>
          </table:table-cell>
          <table:table-cell office:value-type="float" office:value="1632408.25" calcext:value-type="float">
            <text:p>1632408.25</text:p>
          </table:table-cell>
          <table:table-cell office:value-type="float" office:value="1667468.75" calcext:value-type="float">
            <text:p>1667468.75</text:p>
          </table:table-cell>
          <table:table-cell office:value-type="float" office:value="0.106749996542931" calcext:value-type="float">
            <text:p>0.106749996542931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8776869773865" calcext:value-type="float">
            <text:p>0.668776869773865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40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9247744" calcext:value-type="float">
            <text:p>1049247744</text:p>
          </table:table-cell>
          <table:table-cell office:value-type="float" office:value="8386632" calcext:value-type="float">
            <text:p>8386632</text:p>
          </table:table-cell>
          <table:table-cell office:value-type="float" office:value="31" calcext:value-type="float">
            <text:p>31</text:p>
          </table:table-cell>
          <table:table-cell office:value-type="float" office:value="30748672" calcext:value-type="float">
            <text:p>30748672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93" calcext:value-type="float">
            <text:p>93</text:p>
          </table:table-cell>
          <table:table-cell office:value-type="float" office:value="715452416" calcext:value-type="float">
            <text:p>715452416</text:p>
          </table:table-cell>
          <table:table-cell office:value-type="float" office:value="22230.126953125" calcext:value-type="float">
            <text:p>22230.12695312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67545088" calcext:value-type="float">
            <text:p>867545088</text:p>
          </table:table-cell>
          <table:table-cell office:value-type="float" office:value="799539200" calcext:value-type="float">
            <text:p>799539200</text:p>
          </table:table-cell>
          <table:table-cell office:value-type="float" office:value="1632408.25" calcext:value-type="float">
            <text:p>1632408.25</text:p>
          </table:table-cell>
          <table:table-cell office:value-type="float" office:value="1667468.75" calcext:value-type="float">
            <text:p>1667468.7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114749997854233" calcext:value-type="float">
            <text:p>0.114749997854233</text:p>
          </table:table-cell>
          <table:table-cell office:value-type="float" office:value="0.146249994635582" calcext:value-type="float">
            <text:p>0.146249994635582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68703019618988" calcext:value-type="float">
            <text:p>0.668703019618988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0:39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9538560" calcext:value-type="float">
            <text:p>1049538560</text:p>
          </table:table-cell>
          <table:table-cell office:value-type="float" office:value="8573545" calcext:value-type="float">
            <text:p>8573545</text:p>
          </table:table-cell>
          <table:table-cell office:value-type="float" office:value="31" calcext:value-type="float">
            <text:p>31</text:p>
          </table:table-cell>
          <table:table-cell office:value-type="float" office:value="30732288" calcext:value-type="float">
            <text:p>30732288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89" calcext:value-type="float">
            <text:p>89</text:p>
          </table:table-cell>
          <table:table-cell office:value-type="float" office:value="715141120" calcext:value-type="float">
            <text:p>715141120</text:p>
          </table:table-cell>
          <table:table-cell office:value-type="float" office:value="21124.037109375" calcext:value-type="float">
            <text:p>21124.037109375</text:p>
          </table:table-cell>
          <table:table-cell office:value-type="float" office:value="76" calcext:value-type="float">
            <text:p>76</text:p>
          </table:table-cell>
          <table:table-cell office:value-type="float" office:value="69" calcext:value-type="float">
            <text:p>69</text:p>
          </table:table-cell>
          <table:table-cell office:value-type="float" office:value="862691328" calcext:value-type="float">
            <text:p>862691328</text:p>
          </table:table-cell>
          <table:table-cell office:value-type="float" office:value="794808320" calcext:value-type="float">
            <text:p>794808320</text:p>
          </table:table-cell>
          <table:table-cell office:value-type="float" office:value="1791355" calcext:value-type="float">
            <text:p>1791355</text:p>
          </table:table-cell>
          <table:table-cell office:value-type="string" calcext:value-type="string">
            <text:p>null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08249999582767" calcext:value-type="float">
            <text:p>0.108249999582767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8473541736603" calcext:value-type="float">
            <text:p>0.668473541736603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38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47949312" calcext:value-type="float">
            <text:p>1047949312</text:p>
          </table:table-cell>
          <table:table-cell office:value-type="float" office:value="8573545" calcext:value-type="float">
            <text:p>8573545</text:p>
          </table:table-cell>
          <table:table-cell office:value-type="float" office:value="31" calcext:value-type="float">
            <text:p>31</text:p>
          </table:table-cell>
          <table:table-cell office:value-type="float" office:value="29986816" calcext:value-type="float">
            <text:p>29986816</text:p>
          </table:table-cell>
          <table:table-cell office:value-type="float" office:value="135444.34375" calcext:value-type="float">
            <text:p>135444.34375</text:p>
          </table:table-cell>
          <table:table-cell office:value-type="float" office:value="87" calcext:value-type="float">
            <text:p>87</text:p>
          </table:table-cell>
          <table:table-cell office:value-type="float" office:value="714948608" calcext:value-type="float">
            <text:p>714948608</text:p>
          </table:table-cell>
          <table:table-cell office:value-type="float" office:value="21124.037109375" calcext:value-type="float">
            <text:p>21124.037109375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859336704" calcext:value-type="float">
            <text:p>859336704</text:p>
          </table:table-cell>
          <table:table-cell office:value-type="float" office:value="792137728" calcext:value-type="float">
            <text:p>792137728</text:p>
          </table:table-cell>
          <table:table-cell office:value-type="float" office:value="1791355" calcext:value-type="float">
            <text:p>1791355</text:p>
          </table:table-cell>
          <table:table-cell office:value-type="string" calcext:value-type="string">
            <text:p>null</text:p>
          </table:table-cell>
          <table:table-cell office:value-type="float" office:value="0.0632499977946281" calcext:value-type="float">
            <text:p>0.063249997794628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140249997377396" calcext:value-type="float">
            <text:p>0.140249997377396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8310105800629" calcext:value-type="float">
            <text:p>0.668310105800629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37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049190400" calcext:value-type="float">
            <text:p>1049190400</text:p>
          </table:table-cell>
          <table:table-cell office:value-type="float" office:value="8188916.5" calcext:value-type="float">
            <text:p>8188916.5</text:p>
          </table:table-cell>
          <table:table-cell office:value-type="float" office:value="29" calcext:value-type="float">
            <text:p>29</text:p>
          </table:table-cell>
          <table:table-cell office:value-type="float" office:value="29290496" calcext:value-type="float">
            <text:p>29290496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94" calcext:value-type="float">
            <text:p>94</text:p>
          </table:table-cell>
          <table:table-cell office:value-type="float" office:value="714747904" calcext:value-type="float">
            <text:p>714747904</text:p>
          </table:table-cell>
          <table:table-cell office:value-type="float" office:value="21253.578125" calcext:value-type="float">
            <text:p>21253.578125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857546752" calcext:value-type="float">
            <text:p>857546752</text:p>
          </table:table-cell>
          <table:table-cell office:value-type="float" office:value="789336064" calcext:value-type="float">
            <text:p>789336064</text:p>
          </table:table-cell>
          <table:table-cell office:value-type="float" office:value="1481379.75" calcext:value-type="float">
            <text:p>1481379.75</text:p>
          </table:table-cell>
          <table:table-cell office:value-type="float" office:value="1599179.75" calcext:value-type="float">
            <text:p>1599179.75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41000002622604" calcext:value-type="float">
            <text:p>0.14100000262260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70490324497223" calcext:value-type="float">
            <text:p>0.670490324497223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36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752128" calcext:value-type="float">
            <text:p>1048752128</text:p>
          </table:table-cell>
          <table:table-cell office:value-type="float" office:value="7850241" calcext:value-type="float">
            <text:p>7850241</text:p>
          </table:table-cell>
          <table:table-cell office:value-type="float" office:value="28" calcext:value-type="float">
            <text:p>28</text:p>
          </table:table-cell>
          <table:table-cell office:value-type="float" office:value="31424512" calcext:value-type="float">
            <text:p>31424512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78" calcext:value-type="float">
            <text:p>78</text:p>
          </table:table-cell>
          <table:table-cell office:value-type="float" office:value="714473472" calcext:value-type="float">
            <text:p>714473472</text:p>
          </table:table-cell>
          <table:table-cell office:value-type="float" office:value="19195.013671875" calcext:value-type="float">
            <text:p>19195.013671875</text:p>
          </table:table-cell>
          <table:table-cell office:value-type="float" office:value="69" calcext:value-type="float">
            <text:p>69</text:p>
          </table:table-cell>
          <table:table-cell office:value-type="float" office:value="65" calcext:value-type="float">
            <text:p>65</text:p>
          </table:table-cell>
          <table:table-cell office:value-type="float" office:value="856014848" calcext:value-type="float">
            <text:p>856014848</text:p>
          </table:table-cell>
          <table:table-cell office:value-type="float" office:value="786694144" calcext:value-type="float">
            <text:p>786694144</text:p>
          </table:table-cell>
          <table:table-cell office:value-type="float" office:value="1481379.75" calcext:value-type="float">
            <text:p>1481379.75</text:p>
          </table:table-cell>
          <table:table-cell office:value-type="float" office:value="1599179.75" calcext:value-type="float">
            <text:p>1599179.75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69512748718262" calcext:value-type="float">
            <text:p>0.669512748718262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20:35:00 UTC 2017</text:p>
          </table:table-cell>
          <table:table-cell office:value-type="float" office:value="348" calcext:value-type="float">
            <text:p>348</text:p>
          </table:table-cell>
          <table:table-cell office:value-type="float" office:value="1048264704" calcext:value-type="float">
            <text:p>1048264704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8" calcext:value-type="float">
            <text:p>28</text:p>
          </table:table-cell>
          <table:table-cell office:value-type="float" office:value="29179904" calcext:value-type="float">
            <text:p>29179904</text:p>
          </table:table-cell>
          <table:table-cell office:value-type="float" office:value="119564.5" calcext:value-type="float">
            <text:p>119564.5</text:p>
          </table:table-cell>
          <table:table-cell office:value-type="float" office:value="83" calcext:value-type="float">
            <text:p>83</text:p>
          </table:table-cell>
          <table:table-cell office:value-type="float" office:value="714178560" calcext:value-type="float">
            <text:p>714178560</text:p>
          </table:table-cell>
          <table:table-cell office:value-type="float" office:value="19195.013671875" calcext:value-type="float">
            <text:p>19195.013671875</text:p>
          </table:table-cell>
          <table:table-cell office:value-type="float" office:value="71" calcext:value-type="float">
            <text:p>71</text:p>
          </table:table-cell>
          <table:table-cell office:value-type="float" office:value="59" calcext:value-type="float">
            <text:p>59</text:p>
          </table:table-cell>
          <table:table-cell office:value-type="float" office:value="853999616" calcext:value-type="float">
            <text:p>853999616</text:p>
          </table:table-cell>
          <table:table-cell office:value-type="float" office:value="782315520" calcext:value-type="float">
            <text:p>782315520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0249999910593" calcext:value-type="float">
            <text:p>0.10249999910593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69417858123779" calcext:value-type="float">
            <text:p>0.669417858123779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34:00 UTC 2017</text:p>
          </table:table-cell>
          <table:table-cell office:value-type="float" office:value="349" calcext:value-type="float">
            <text:p>349</text:p>
          </table:table-cell>
          <table:table-cell office:value-type="float" office:value="1048993792" calcext:value-type="float">
            <text:p>1048993792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7" calcext:value-type="float">
            <text:p>27</text:p>
          </table:table-cell>
          <table:table-cell office:value-type="float" office:value="29220864" calcext:value-type="float">
            <text:p>29220864</text:p>
          </table:table-cell>
          <table:table-cell office:value-type="float" office:value="119573.71875" calcext:value-type="float">
            <text:p>119573.71875</text:p>
          </table:table-cell>
          <table:table-cell office:value-type="float" office:value="86" calcext:value-type="float">
            <text:p>86</text:p>
          </table:table-cell>
          <table:table-cell office:value-type="float" office:value="714027008" calcext:value-type="float">
            <text:p>714027008</text:p>
          </table:table-cell>
          <table:table-cell office:value-type="float" office:value="18424.8828125" calcext:value-type="float">
            <text:p>18424.8828125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851394560" calcext:value-type="float">
            <text:p>851394560</text:p>
          </table:table-cell>
          <table:table-cell office:value-type="float" office:value="780578816" calcext:value-type="float">
            <text:p>780578816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28499999642372" calcext:value-type="float">
            <text:p>0.128499999642372</text:p>
          </table:table-cell>
          <table:table-cell office:value-type="float" office:value="0.961250007152557" calcext:value-type="float">
            <text:p>0.961250007152557</text:p>
          </table:table-cell>
          <table:table-cell office:value-type="float" office:value="0.667723953723908" calcext:value-type="float">
            <text:p>0.667723953723908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0:33:00 UTC 2017</text:p>
          </table:table-cell>
          <table:table-cell office:value-type="float" office:value="346" calcext:value-type="float">
            <text:p>346</text:p>
          </table:table-cell>
          <table:table-cell office:value-type="float" office:value="1048711168" calcext:value-type="float">
            <text:p>1048711168</text:p>
          </table:table-cell>
          <table:table-cell office:value-type="float" office:value="7745494.5" calcext:value-type="float">
            <text:p>7745494.5</text:p>
          </table:table-cell>
          <table:table-cell office:value-type="float" office:value="28" calcext:value-type="float">
            <text:p>28</text:p>
          </table:table-cell>
          <table:table-cell office:value-type="float" office:value="30556160" calcext:value-type="float">
            <text:p>30556160</text:p>
          </table:table-cell>
          <table:table-cell office:value-type="float" office:value="120620.7578125" calcext:value-type="float">
            <text:p>120620.7578125</text:p>
          </table:table-cell>
          <table:table-cell office:value-type="float" office:value="78" calcext:value-type="float">
            <text:p>78</text:p>
          </table:table-cell>
          <table:table-cell office:value-type="float" office:value="713609216" calcext:value-type="float">
            <text:p>713609216</text:p>
          </table:table-cell>
          <table:table-cell office:value-type="float" office:value="18424.8828125" calcext:value-type="float">
            <text:p>18424.8828125</text:p>
          </table:table-cell>
          <table:table-cell office:value-type="float" office:value="67" calcext:value-type="float">
            <text:p>67</text:p>
          </table:table-cell>
          <table:table-cell office:value-type="float" office:value="60" calcext:value-type="float">
            <text:p>60</text:p>
          </table:table-cell>
          <table:table-cell office:value-type="float" office:value="847446016" calcext:value-type="float">
            <text:p>847446016</text:p>
          </table:table-cell>
          <table:table-cell office:value-type="float" office:value="778080256" calcext:value-type="float">
            <text:p>778080256</text:p>
          </table:table-cell>
          <table:table-cell office:value-type="float" office:value="1598256.625" calcext:value-type="float">
            <text:p>1598256.625</text:p>
          </table:table-cell>
          <table:table-cell office:value-type="float" office:value="1542222.25" calcext:value-type="float">
            <text:p>1542222.25</text:p>
          </table:table-cell>
          <table:table-cell office:value-type="float" office:value="0.0794999971985817" calcext:value-type="float">
            <text:p>0.079499997198582</text:p>
          </table:table-cell>
          <table:table-cell office:value-type="float" office:value="0.0867500007152558" calcext:value-type="float">
            <text:p>0.086750000715256</text:p>
          </table:table-cell>
          <table:table-cell office:value-type="float" office:value="0.124250002205372" calcext:value-type="float">
            <text:p>0.124250002205372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7518973350525" calcext:value-type="float">
            <text:p>0.667518973350525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20:32:00 UTC 2017</text:p>
          </table:table-cell>
          <table:table-cell office:value-type="float" office:value="340" calcext:value-type="float">
            <text:p>340</text:p>
          </table:table-cell>
          <table:table-cell office:value-type="float" office:value="1048305664" calcext:value-type="float">
            <text:p>1048305664</text:p>
          </table:table-cell>
          <table:table-cell office:value-type="float" office:value="7107618.5" calcext:value-type="float">
            <text:p>7107618.5</text:p>
          </table:table-cell>
          <table:table-cell office:value-type="float" office:value="27" calcext:value-type="float">
            <text:p>27</text:p>
          </table:table-cell>
          <table:table-cell office:value-type="float" office:value="29143040" calcext:value-type="float">
            <text:p>29143040</text:p>
          </table:table-cell>
          <table:table-cell office:value-type="float" office:value="120620.7578125" calcext:value-type="float">
            <text:p>120620.7578125</text:p>
          </table:table-cell>
          <table:table-cell office:value-type="float" office:value="73" calcext:value-type="float">
            <text:p>73</text:p>
          </table:table-cell>
          <table:table-cell office:value-type="float" office:value="713433088" calcext:value-type="float">
            <text:p>713433088</text:p>
          </table:table-cell>
          <table:table-cell office:value-type="float" office:value="18185.76953125" calcext:value-type="float">
            <text:p>18185.7695312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843374592" calcext:value-type="float">
            <text:p>843374592</text:p>
          </table:table-cell>
          <table:table-cell office:value-type="float" office:value="777416704" calcext:value-type="float">
            <text:p>777416704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18000000715256" calcext:value-type="float">
            <text:p>0.118000000715256</text:p>
          </table:table-cell>
          <table:table-cell office:value-type="float" office:value="0.962750017642975" calcext:value-type="float">
            <text:p>0.962750017642975</text:p>
          </table:table-cell>
          <table:table-cell office:value-type="float" office:value="0.669658541679382" calcext:value-type="float">
            <text:p>0.669658541679382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office:value-type="float" office:value="294" calcext:value-type="float">
            <text:p>294</text:p>
          </table:table-cell>
          <table:table-cell office:value-type="float" office:value="288" calcext:value-type="float">
            <text:p>288</text:p>
          </table:table-cell>
          <table:table-cell office:value-type="float" office:value="287" calcext:value-type="float">
            <text:p>287</text:p>
          </table:table-cell>
          <table:table-cell table:number-columns-repeated="3"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20:31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9341952" calcext:value-type="float">
            <text:p>1049341952</text:p>
          </table:table-cell>
          <table:table-cell office:value-type="float" office:value="7107618.5" calcext:value-type="float">
            <text:p>7107618.5</text:p>
          </table:table-cell>
          <table:table-cell office:value-type="float" office:value="25" calcext:value-type="float">
            <text:p>25</text:p>
          </table:table-cell>
          <table:table-cell office:value-type="float" office:value="28422144" calcext:value-type="float">
            <text:p>28422144</text:p>
          </table:table-cell>
          <table:table-cell office:value-type="float" office:value="86660.8203125" calcext:value-type="float">
            <text:p>86660.8203125</text:p>
          </table:table-cell>
          <table:table-cell office:value-type="float" office:value="78" calcext:value-type="float">
            <text:p>78</text:p>
          </table:table-cell>
          <table:table-cell office:value-type="float" office:value="713248768" calcext:value-type="float">
            <text:p>713248768</text:p>
          </table:table-cell>
          <table:table-cell office:value-type="float" office:value="14626.3271484375" calcext:value-type="float">
            <text:p>14626.3271484375</text:p>
          </table:table-cell>
          <table:table-cell office:value-type="float" office:value="63" calcext:value-type="float">
            <text:p>63</text:p>
          </table:table-cell>
          <table:table-cell office:value-type="float" office:value="57" calcext:value-type="float">
            <text:p>57</text:p>
          </table:table-cell>
          <table:table-cell office:value-type="float" office:value="842428416" calcext:value-type="float">
            <text:p>842428416</text:p>
          </table:table-cell>
          <table:table-cell office:value-type="float" office:value="775757824" calcext:value-type="float">
            <text:p>775757824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962499976158142" calcext:value-type="float">
            <text:p>0.962499976158142</text:p>
          </table:table-cell>
          <table:table-cell office:value-type="float" office:value="0.667066872119904" calcext:value-type="float">
            <text:p>0.667066872119904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 office:value-type="float" office:value="292" calcext:value-type="float">
            <text:p>292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table:number-columns-repeated="3"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20:30:00 UTC 2017</text:p>
          </table:table-cell>
          <table:table-cell office:value-type="float" office:value="316" calcext:value-type="float">
            <text:p>316</text:p>
          </table:table-cell>
          <table:table-cell office:value-type="float" office:value="1050714112" calcext:value-type="float">
            <text:p>1050714112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20" calcext:value-type="float">
            <text:p>20</text:p>
          </table:table-cell>
          <table:table-cell office:value-type="float" office:value="28372992" calcext:value-type="float">
            <text:p>28372992</text:p>
          </table:table-cell>
          <table:table-cell office:value-type="float" office:value="86660.8203125" calcext:value-type="float">
            <text:p>86660.8203125</text:p>
          </table:table-cell>
          <table:table-cell office:value-type="float" office:value="60" calcext:value-type="float">
            <text:p>60</text:p>
          </table:table-cell>
          <table:table-cell office:value-type="float" office:value="712966144" calcext:value-type="float">
            <text:p>712966144</text:p>
          </table:table-cell>
          <table:table-cell office:value-type="float" office:value="14626.3271484375" calcext:value-type="float">
            <text:p>14626.3271484375</text:p>
          </table:table-cell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841310208" calcext:value-type="float">
            <text:p>841310208</text:p>
          </table:table-cell>
          <table:table-cell office:value-type="float" office:value="774389760" calcext:value-type="float">
            <text:p>774389760</text:p>
          </table:table-cell>
          <table:table-cell office:value-type="float" office:value="1113147.375" calcext:value-type="float">
            <text:p>1113147.375</text:p>
          </table:table-cell>
          <table:table-cell office:value-type="float" office:value="1146268.25" calcext:value-type="float">
            <text:p>1146268.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105999998748302" calcext:value-type="float">
            <text:p>0.10599999874830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6692990064621" calcext:value-type="float">
            <text:p>0.66692990064621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string" calcext:value-type="string">
            <text:p>Fri Jun 02 20:29:00 UTC 2017</text:p>
          </table:table-cell>
          <table:table-cell office:value-type="float" office:value="262" calcext:value-type="float">
            <text:p>262</text:p>
          </table:table-cell>
          <table:table-cell office:value-type="float" office:value="1049157632" calcext:value-type="float">
            <text:p>1049157632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22" calcext:value-type="float">
            <text:p>22</text:p>
          </table:table-cell>
          <table:table-cell office:value-type="float" office:value="27942912" calcext:value-type="float">
            <text:p>27942912</text:p>
          </table:table-cell>
          <table:table-cell office:value-type="float" office:value="79335.3828125" calcext:value-type="float">
            <text:p>79335.3828125</text:p>
          </table:table-cell>
          <table:table-cell office:value-type="float" office:value="65" calcext:value-type="float">
            <text:p>65</text:p>
          </table:table-cell>
          <table:table-cell office:value-type="float" office:value="712781824" calcext:value-type="float">
            <text:p>712781824</text:p>
          </table:table-cell>
          <table:table-cell office:value-type="float" office:value="15430.5576171875" calcext:value-type="float">
            <text:p>15430.5576171875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841396224" calcext:value-type="float">
            <text:p>841396224</text:p>
          </table:table-cell>
          <table:table-cell office:value-type="float" office:value="769437696" calcext:value-type="float">
            <text:p>769437696</text:p>
          </table:table-cell>
          <table:table-cell office:value-type="float" office:value="1040247.125" calcext:value-type="float">
            <text:p>1040247.125</text:p>
          </table:table-cell>
          <table:table-cell office:value-type="float" office:value="961539.875" calcext:value-type="float">
            <text:p>961539.87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110749997198582" calcext:value-type="float">
            <text:p>0.110749997198582</text:p>
          </table:table-cell>
          <table:table-cell office:value-type="float" office:value="0.966499984264374" calcext:value-type="float">
            <text:p>0.966499984264374</text:p>
          </table:table-cell>
          <table:table-cell office:value-type="float" office:value="0.666736125946045" calcext:value-type="float">
            <text:p>0.666736125946045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20:28:00 UTC 2017</text:p>
          </table:table-cell>
          <table:table-cell office:value-type="float" office:value="270" calcext:value-type="float">
            <text:p>270</text:p>
          </table:table-cell>
          <table:table-cell office:value-type="float" office:value="1049124864" calcext:value-type="float">
            <text:p>1049124864</text:p>
          </table:table-cell>
          <table:table-cell office:value-type="float" office:value="4948970.5" calcext:value-type="float">
            <text:p>4948970.5</text:p>
          </table:table-cell>
          <table:table-cell office:value-type="float" office:value="18" calcext:value-type="float">
            <text:p>18</text:p>
          </table:table-cell>
          <table:table-cell office:value-type="float" office:value="27852800" calcext:value-type="float">
            <text:p>27852800</text:p>
          </table:table-cell>
          <table:table-cell office:value-type="float" office:value="79335.3828125" calcext:value-type="float">
            <text:p>79335.3828125</text:p>
          </table:table-cell>
          <table:table-cell office:value-type="float" office:value="63" calcext:value-type="float">
            <text:p>63</text:p>
          </table:table-cell>
          <table:table-cell office:value-type="float" office:value="712667136" calcext:value-type="float">
            <text:p>712667136</text:p>
          </table:table-cell>
          <table:table-cell office:value-type="float" office:value="15430.5576171875" calcext:value-type="float">
            <text:p>15430.5576171875</text:p>
          </table:table-cell>
          <table:table-cell office:value-type="float" office:value="46" calcext:value-type="float">
            <text:p>46</text:p>
          </table:table-cell>
          <table:table-cell office:value-type="float" office:value="41" calcext:value-type="float">
            <text:p>41</text:p>
          </table:table-cell>
          <table:table-cell office:value-type="float" office:value="840458240" calcext:value-type="float">
            <text:p>840458240</text:p>
          </table:table-cell>
          <table:table-cell office:value-type="float" office:value="769581056" calcext:value-type="float">
            <text:p>769581056</text:p>
          </table:table-cell>
          <table:table-cell office:value-type="float" office:value="1040247.125" calcext:value-type="float">
            <text:p>1040247.125</text:p>
          </table:table-cell>
          <table:table-cell office:value-type="float" office:value="961539.875" calcext:value-type="float">
            <text:p>961539.87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101750001311302" calcext:value-type="float">
            <text:p>0.101750001311302</text:p>
          </table:table-cell>
          <table:table-cell office:value-type="float" office:value="0.97000002861023" calcext:value-type="float">
            <text:p>0.97000002861023</text:p>
          </table:table-cell>
          <table:table-cell office:value-type="float" office:value="0.666451871395111" calcext:value-type="float">
            <text:p>0.666451871395111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301" calcext:value-type="float">
            <text:p>301</text:p>
          </table:table-cell>
          <table:table-cell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302" calcext:value-type="float">
            <text:p>302</text:p>
          </table:table-cell>
          <table:table-cell table:number-columns-repeated="2" office:value-type="float" office:value="298" calcext:value-type="float">
            <text:p>29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20:27:00 UTC 2017</text:p>
          </table:table-cell>
          <table:table-cell office:value-type="float" office:value="233" calcext:value-type="float">
            <text:p>233</text:p>
          </table:table-cell>
          <table:table-cell office:value-type="float" office:value="1047433216" calcext:value-type="float">
            <text:p>1047433216</text:p>
          </table:table-cell>
          <table:table-cell office:value-type="float" office:value="4041363.25" calcext:value-type="float">
            <text:p>4041363.25</text:p>
          </table:table-cell>
          <table:table-cell office:value-type="float" office:value="14" calcext:value-type="float">
            <text:p>14</text:p>
          </table:table-cell>
          <table:table-cell office:value-type="float" office:value="29818880" calcext:value-type="float">
            <text:p>29818880</text:p>
          </table:table-cell>
          <table:table-cell office:value-type="float" office:value="60971.3671875" calcext:value-type="float">
            <text:p>60971.3671875</text:p>
          </table:table-cell>
          <table:table-cell office:value-type="float" office:value="46" calcext:value-type="float">
            <text:p>46</text:p>
          </table:table-cell>
          <table:table-cell office:value-type="float" office:value="712404992" calcext:value-type="float">
            <text:p>712404992</text:p>
          </table:table-cell>
          <table:table-cell office:value-type="float" office:value="9793.587890625" calcext:value-type="float">
            <text:p>9793.58789062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839413760" calcext:value-type="float">
            <text:p>839413760</text:p>
          </table:table-cell>
          <table:table-cell office:value-type="float" office:value="770625536" calcext:value-type="float">
            <text:p>770625536</text:p>
          </table:table-cell>
          <table:table-cell office:value-type="float" office:value="899011.75" calcext:value-type="float">
            <text:p>899011.75</text:p>
          </table:table-cell>
          <table:table-cell office:value-type="float" office:value="780528.3125" calcext:value-type="float">
            <text:p>780528.31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957499966025353" calcext:value-type="float">
            <text:p>0.095749996602535</text:p>
          </table:table-cell>
          <table:table-cell office:value-type="float" office:value="0.972750008106232" calcext:value-type="float">
            <text:p>0.972750008106232</text:p>
          </table:table-cell>
          <table:table-cell office:value-type="float" office:value="0.66704535484314" calcext:value-type="float">
            <text:p>0.66704535484314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ri Jun 02 20:26:00 UTC 2017</text:p>
          </table:table-cell>
          <table:table-cell office:value-type="float" office:value="186" calcext:value-type="float">
            <text:p>186</text:p>
          </table:table-cell>
          <table:table-cell office:value-type="float" office:value="1047359488" calcext:value-type="float">
            <text:p>1047359488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13" calcext:value-type="float">
            <text:p>13</text:p>
          </table:table-cell>
          <table:table-cell office:value-type="float" office:value="27738112" calcext:value-type="float">
            <text:p>27738112</text:p>
          </table:table-cell>
          <table:table-cell office:value-type="float" office:value="54736.7265625" calcext:value-type="float">
            <text:p>54736.7265625</text:p>
          </table:table-cell>
          <table:table-cell office:value-type="float" office:value="45" calcext:value-type="float">
            <text:p>45</text:p>
          </table:table-cell>
          <table:table-cell office:value-type="float" office:value="712327168" calcext:value-type="float">
            <text:p>712327168</text:p>
          </table:table-cell>
          <table:table-cell office:value-type="float" office:value="9793.587890625" calcext:value-type="float">
            <text:p>9793.587890625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839143424" calcext:value-type="float">
            <text:p>839143424</text:p>
          </table:table-cell>
          <table:table-cell office:value-type="float" office:value="770691072" calcext:value-type="float">
            <text:p>770691072</text:p>
          </table:table-cell>
          <table:table-cell office:value-type="float" office:value="733607.25" calcext:value-type="float">
            <text:p>733607.25</text:p>
          </table:table-cell>
          <table:table-cell office:value-type="float" office:value="604291.5" calcext:value-type="float">
            <text:p>604291.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860000029206276" calcext:value-type="float">
            <text:p>0.086000002920628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665832459926605" calcext:value-type="float">
            <text:p>0.665832459926605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10" calcext:value-type="float">
            <text:p>310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ri Jun 02 20:25:00 UTC 2017</text:p>
          </table:table-cell>
          <table:table-cell office:value-type="float" office:value="165" calcext:value-type="float">
            <text:p>165</text:p>
          </table:table-cell>
          <table:table-cell office:value-type="float" office:value="1046646784" calcext:value-type="float">
            <text:p>1046646784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11" calcext:value-type="float">
            <text:p>11</text:p>
          </table:table-cell>
          <table:table-cell office:value-type="float" office:value="28491776" calcext:value-type="float">
            <text:p>28491776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43" calcext:value-type="float">
            <text:p>43</text:p>
          </table:table-cell>
          <table:table-cell office:value-type="float" office:value="712114176" calcext:value-type="float">
            <text:p>712114176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office:value-type="float" office:value="839221248" calcext:value-type="float">
            <text:p>839221248</text:p>
          </table:table-cell>
          <table:table-cell office:value-type="float" office:value="770449408" calcext:value-type="float">
            <text:p>770449408</text:p>
          </table:table-cell>
          <table:table-cell office:value-type="float" office:value="618395.6875" calcext:value-type="float">
            <text:p>618395.6875</text:p>
          </table:table-cell>
          <table:table-cell office:value-type="float" office:value="604291.5" calcext:value-type="float">
            <text:p>604291.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852499976754189" calcext:value-type="float">
            <text:p>0.085249997675419</text:p>
          </table:table-cell>
          <table:table-cell office:value-type="float" office:value="0.976999998092651" calcext:value-type="float">
            <text:p>0.976999998092651</text:p>
          </table:table-cell>
          <table:table-cell office:value-type="float" office:value="0.665624499320984" calcext:value-type="float">
            <text:p>0.665624499320984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07" calcext:value-type="float">
            <text:p>307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ri Jun 02 20:24:00 UTC 2017</text:p>
          </table:table-cell>
          <table:table-cell office:value-type="float" office:value="151" calcext:value-type="float">
            <text:p>151</text:p>
          </table:table-cell>
          <table:table-cell office:value-type="float" office:value="1049841664" calcext:value-type="float">
            <text:p>1049841664</text:p>
          </table:table-cell>
          <table:table-cell office:value-type="float" office:value="2125292.5" calcext:value-type="float">
            <text:p>2125292.5</text:p>
          </table:table-cell>
          <table:table-cell office:value-type="float" office:value="8" calcext:value-type="float">
            <text:p>8</text:p>
          </table:table-cell>
          <table:table-cell office:value-type="float" office:value="27156480" calcext:value-type="float">
            <text:p>27156480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29" calcext:value-type="float">
            <text:p>29</text:p>
          </table:table-cell>
          <table:table-cell office:value-type="float" office:value="711954432" calcext:value-type="float">
            <text:p>711954432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837865472" calcext:value-type="float">
            <text:p>837865472</text:p>
          </table:table-cell>
          <table:table-cell office:value-type="float" office:value="768159744" calcext:value-type="float">
            <text:p>768159744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607500001788139" calcext:value-type="float">
            <text:p>0.060750000178814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98199999332428" calcext:value-type="float">
            <text:p>0.98199999332428</text:p>
          </table:table-cell>
          <table:table-cell office:value-type="float" office:value="0.66562694311142" calcext:value-type="float">
            <text:p>0.6656269431114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Fri Jun 02 20:23:00 UTC 2017</text:p>
          </table:table-cell>
          <table:table-cell office:value-type="float" office:value="104" calcext:value-type="float">
            <text:p>104</text:p>
          </table:table-cell>
          <table:table-cell office:value-type="float" office:value="1048817664" calcext:value-type="float">
            <text:p>1048817664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7" calcext:value-type="float">
            <text:p>7</text:p>
          </table:table-cell>
          <table:table-cell office:value-type="float" office:value="26996736" calcext:value-type="float">
            <text:p>26996736</text:p>
          </table:table-cell>
          <table:table-cell office:value-type="float" office:value="30983.427734375" calcext:value-type="float">
            <text:p>30983.427734375</text:p>
          </table:table-cell>
          <table:table-cell office:value-type="float" office:value="25" calcext:value-type="float">
            <text:p>25</text:p>
          </table:table-cell>
          <table:table-cell office:value-type="float" office:value="711884800" calcext:value-type="float">
            <text:p>71188480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838901760" calcext:value-type="float">
            <text:p>838901760</text:p>
          </table:table-cell>
          <table:table-cell office:value-type="float" office:value="768241664" calcext:value-type="float">
            <text:p>768241664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67381465435028" calcext:value-type="float">
            <text:p>0.667381465435028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table:number-columns-repeated="2"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20:22:00 UTC 2017</text:p>
          </table:table-cell>
          <table:table-cell office:value-type="float" office:value="92" calcext:value-type="float">
            <text:p>92</text:p>
          </table:table-cell>
          <table:table-cell office:value-type="float" office:value="1047867392" calcext:value-type="float">
            <text:p>1047867392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6" calcext:value-type="float">
            <text:p>6</text:p>
          </table:table-cell>
          <table:table-cell office:value-type="float" office:value="27828224" calcext:value-type="float">
            <text:p>278282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24" calcext:value-type="float">
            <text:p>24</text:p>
          </table:table-cell>
          <table:table-cell office:value-type="float" office:value="711786496" calcext:value-type="float">
            <text:p>711786496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838103040" calcext:value-type="float">
            <text:p>838103040</text:p>
          </table:table-cell>
          <table:table-cell office:value-type="float" office:value="768512000" calcext:value-type="float">
            <text:p>768512000</text:p>
          </table:table-cell>
          <table:table-cell office:value-type="float" office:value="334927.5625" calcext:value-type="float">
            <text:p>334927.5625</text:p>
          </table:table-cell>
          <table:table-cell office:value-type="float" office:value="270399.4375" calcext:value-type="float">
            <text:p>270399.4375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983250021934509" calcext:value-type="float">
            <text:p>0.983250021934509</text:p>
          </table:table-cell>
          <table:table-cell office:value-type="float" office:value="0.664889633655548" calcext:value-type="float">
            <text:p>0.664889633655548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5" calcext:value-type="float">
            <text:p>325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Fri Jun 02 20:21:00 UTC 2017</text:p>
          </table:table-cell>
          <table:table-cell office:value-type="float" office:value="75" calcext:value-type="float">
            <text:p>75</text:p>
          </table:table-cell>
          <table:table-cell office:value-type="float" office:value="1048809472" calcext:value-type="float">
            <text:p>1048809472</text:p>
          </table:table-cell>
          <table:table-cell office:value-type="float" office:value="971495.625" calcext:value-type="float">
            <text:p>971495.625</text:p>
          </table:table-cell>
          <table:table-cell office:value-type="float" office:value="3" calcext:value-type="float">
            <text:p>3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15" calcext:value-type="float">
            <text:p>15</text:p>
          </table:table-cell>
          <table:table-cell office:value-type="float" office:value="711753728" calcext:value-type="float">
            <text:p>711753728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38070272" calcext:value-type="float">
            <text:p>838070272</text:p>
          </table:table-cell>
          <table:table-cell office:value-type="float" office:value="768471040" calcext:value-type="float">
            <text:p>768471040</text:p>
          </table:table-cell>
          <table:table-cell office:value-type="float" office:value="146122.1875" calcext:value-type="float">
            <text:p>146122.1875</text:p>
          </table:table-cell>
          <table:table-cell office:value-type="string" calcext:value-type="string">
            <text:p>null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64276599884033" calcext:value-type="float">
            <text:p>0.664276599884033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20:20:00 UTC 2017</text:p>
          </table:table-cell>
          <table:table-cell office:value-type="float" office:value="43" calcext:value-type="float">
            <text:p>43</text:p>
          </table:table-cell>
          <table:table-cell office:value-type="float" office:value="1048875008" calcext:value-type="float">
            <text:p>1048875008</text:p>
          </table:table-cell>
          <table:table-cell office:value-type="float" office:value="869151.4375" calcext:value-type="float">
            <text:p>869151.4375</text:p>
          </table:table-cell>
          <table:table-cell office:value-type="float" office:value="3" calcext:value-type="float">
            <text:p>3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11962.724609375" calcext:value-type="float">
            <text:p>11962.724609375</text:p>
          </table:table-cell>
          <table:table-cell office:value-type="float" office:value="12" calcext:value-type="float">
            <text:p>12</text:p>
          </table:table-cell>
          <table:table-cell office:value-type="float" office:value="711557120" calcext:value-type="float">
            <text:p>71155712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839168000" calcext:value-type="float">
            <text:p>839168000</text:p>
          </table:table-cell>
          <table:table-cell office:value-type="float" office:value="768540672" calcext:value-type="float">
            <text:p>768540672</text:p>
          </table:table-cell>
          <table:table-cell office:value-type="float" office:value="146122.1875" calcext:value-type="float">
            <text:p>146122.1875</text:p>
          </table:table-cell>
          <table:table-cell office:value-type="string" calcext:value-type="string">
            <text:p>null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64563298225403" calcext:value-type="float">
            <text:p>0.664563298225403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19:00 UTC 2017</text:p>
          </table:table-cell>
          <table:table-cell office:value-type="float" office:value="40" calcext:value-type="float">
            <text:p>40</text:p>
          </table:table-cell>
          <table:table-cell office:value-type="float" office:value="1049395200" calcext:value-type="float">
            <text:p>1049395200</text:p>
          </table:table-cell>
          <table:table-cell office:value-type="float" office:value="699534.25" calcext:value-type="float">
            <text:p>699534.25</text:p>
          </table:table-cell>
          <table:table-cell office:value-type="float" office:value="2" calcext:value-type="float">
            <text:p>2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9578.1015625" calcext:value-type="float">
            <text:p>9578.1015625</text:p>
          </table:table-cell>
          <table:table-cell office:value-type="float" office:value="12" calcext:value-type="float">
            <text:p>12</text:p>
          </table:table-cell>
          <table:table-cell office:value-type="float" office:value="711516160" calcext:value-type="float">
            <text:p>711516160</text:p>
          </table:table-cell>
          <table:table-cell office:value-type="float" office:value="2486.98315429688" calcext:value-type="float">
            <text:p>2486.9831542968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839258112" calcext:value-type="float">
            <text:p>839258112</text:p>
          </table:table-cell>
          <table:table-cell office:value-type="float" office:value="768622592" calcext:value-type="float">
            <text:p>768622592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63970768451691" calcext:value-type="float">
            <text:p>0.66397076845169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18:00 UTC 2017</text:p>
          </table:table-cell>
          <table:table-cell office:value-type="float" office:value="34" calcext:value-type="float">
            <text:p>34</text:p>
          </table:table-cell>
          <table:table-cell office:value-type="float" office:value="1049202688" calcext:value-type="float">
            <text:p>1049202688</text:p>
          </table:table-cell>
          <table:table-cell office:value-type="float" office:value="376275.21875" calcext:value-type="float">
            <text:p>376275.21875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5751.44140625" calcext:value-type="float">
            <text:p>5751.44140625</text:p>
          </table:table-cell>
          <table:table-cell office:value-type="float" office:value="7" calcext:value-type="float">
            <text:p>7</text:p>
          </table:table-cell>
          <table:table-cell office:value-type="float" office:value="711499776" calcext:value-type="float">
            <text:p>711499776</text:p>
          </table:table-cell>
          <table:table-cell office:value-type="float" office:value="1242.72143554688" calcext:value-type="float">
            <text:p>1242.7214355468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38328320" calcext:value-type="float">
            <text:p>838328320</text:p>
          </table:table-cell>
          <table:table-cell office:value-type="float" office:value="768770048" calcext:value-type="float">
            <text:p>768770048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663881719112396" calcext:value-type="float">
            <text:p>0.663881719112396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17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9202688" calcext:value-type="float">
            <text:p>1049202688</text:p>
          </table:table-cell>
          <table:table-cell office:value-type="float" office:value="336346.09375" calcext:value-type="float">
            <text:p>336346.09375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4433.591796875" calcext:value-type="float">
            <text:p>4433.591796875</text:p>
          </table:table-cell>
          <table:table-cell office:value-type="float" office:value="7" calcext:value-type="float">
            <text:p>7</text:p>
          </table:table-cell>
          <table:table-cell office:value-type="float" office:value="711426048" calcext:value-type="float">
            <text:p>711426048</text:p>
          </table:table-cell>
          <table:table-cell office:value-type="float" office:value="1225.61950683594" calcext:value-type="float">
            <text:p>1225.6195068359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39430144" calcext:value-type="float">
            <text:p>839430144</text:p>
          </table:table-cell>
          <table:table-cell office:value-type="float" office:value="768856064" calcext:value-type="float">
            <text:p>768856064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66076600551605" calcext:value-type="float">
            <text:p>0.666076600551605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20:16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49292800" calcext:value-type="float">
            <text:p>1049292800</text:p>
          </table:table-cell>
          <table:table-cell office:value-type="float" office:value="322843" calcext:value-type="float">
            <text:p>322843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5678.81201171875" calcext:value-type="float">
            <text:p>5678.81201171875</text:p>
          </table:table-cell>
          <table:table-cell office:value-type="float" office:value="9" calcext:value-type="float">
            <text:p>9</text:p>
          </table:table-cell>
          <table:table-cell office:value-type="float" office:value="711417856" calcext:value-type="float">
            <text:p>711417856</text:p>
          </table:table-cell>
          <table:table-cell office:value-type="float" office:value="1257.38684082031" calcext:value-type="float">
            <text:p>1257.3868408203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38504448" calcext:value-type="float">
            <text:p>838504448</text:p>
          </table:table-cell>
          <table:table-cell office:value-type="float" office:value="768946176" calcext:value-type="float">
            <text:p>768946176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6465675830841" calcext:value-type="float">
            <text:p>0.66465675830841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20:15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322843" calcext:value-type="float">
            <text:p>322843</text:p>
          </table:table-cell>
          <table:table-cell office:value-type="float" office:value="1" calcext:value-type="float">
            <text:p>1</text:p>
          </table:table-cell>
          <table:table-cell office:value-type="float" office:value="25575424" calcext:value-type="float">
            <text:p>25575424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9" calcext:value-type="float">
            <text:p>9</text:p>
          </table:table-cell>
          <table:table-cell office:value-type="float" office:value="711282688" calcext:value-type="float">
            <text:p>711282688</text:p>
          </table:table-cell>
          <table:table-cell office:value-type="float" office:value="743.100158691406" calcext:value-type="float">
            <text:p>743.10015869140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39606272" calcext:value-type="float">
            <text:p>839606272</text:p>
          </table:table-cell>
          <table:table-cell office:value-type="float" office:value="769032192" calcext:value-type="float">
            <text:p>769032192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63617551326752" calcext:value-type="float">
            <text:p>0.663617551326752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14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216468.390625" calcext:value-type="float">
            <text:p>216468.390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5" calcext:value-type="float">
            <text:p>5</text:p>
          </table:table-cell>
          <table:table-cell office:value-type="float" office:value="711127040" calcext:value-type="float">
            <text:p>711127040</text:p>
          </table:table-cell>
          <table:table-cell office:value-type="float" office:value="570.108642578125" calcext:value-type="float">
            <text:p>570.10864257812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38684672" calcext:value-type="float">
            <text:p>838684672</text:p>
          </table:table-cell>
          <table:table-cell office:value-type="float" office:value="769122304" calcext:value-type="float">
            <text:p>769122304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65469884872437" calcext:value-type="float">
            <text:p>0.665469884872437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20:13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84214.140625" calcext:value-type="float">
            <text:p>184214.140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2852.29223632812" calcext:value-type="float">
            <text:p>2852.29223632812</text:p>
          </table:table-cell>
          <table:table-cell office:value-type="float" office:value="5" calcext:value-type="float">
            <text:p>5</text:p>
          </table:table-cell>
          <table:table-cell office:value-type="float" office:value="711122944" calcext:value-type="float">
            <text:p>711122944</text:p>
          </table:table-cell>
          <table:table-cell office:value-type="float" office:value="464.153503417969" calcext:value-type="float">
            <text:p>464.1535034179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39782400" calcext:value-type="float">
            <text:p>839782400</text:p>
          </table:table-cell>
          <table:table-cell office:value-type="float" office:value="768299008" calcext:value-type="float">
            <text:p>768299008</text:p>
          </table:table-cell>
          <table:table-cell office:value-type="float" office:value="25332.634765625" calcext:value-type="float">
            <text:p>25332.634765625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84749972820282" calcext:value-type="float">
            <text:p>0.984749972820282</text:p>
          </table:table-cell>
          <table:table-cell office:value-type="float" office:value="0.66352117061615" calcext:value-type="float">
            <text:p>0.66352117061615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20:12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119786.84375" calcext:value-type="float">
            <text:p>119786.8437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1490.53381347656" calcext:value-type="float">
            <text:p>1490.53381347656</text:p>
          </table:table-cell>
          <table:table-cell office:value-type="float" office:value="4" calcext:value-type="float">
            <text:p>4</text:p>
          </table:table-cell>
          <table:table-cell office:value-type="float" office:value="711118848" calcext:value-type="float">
            <text:p>711118848</text:p>
          </table:table-cell>
          <table:table-cell office:value-type="float" office:value="464.153503417969" calcext:value-type="float">
            <text:p>464.1535034179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39933952" calcext:value-type="float">
            <text:p>839933952</text:p>
          </table:table-cell>
          <table:table-cell office:value-type="float" office:value="768389120" calcext:value-type="float">
            <text:p>768389120</text:p>
          </table:table-cell>
          <table:table-cell office:value-type="float" office:value="18992.69140625" calcext:value-type="float">
            <text:p>18992.6914062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65121078491211" calcext:value-type="float">
            <text:p>0.665121078491211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20:11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132818.734375" calcext:value-type="float">
            <text:p>132818.73437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1490.53381347656" calcext:value-type="float">
            <text:p>1490.53381347656</text:p>
          </table:table-cell>
          <table:table-cell office:value-type="float" office:value="6" calcext:value-type="float">
            <text:p>6</text:p>
          </table:table-cell>
          <table:table-cell office:value-type="float" office:value="711114752" calcext:value-type="float">
            <text:p>711114752</text:p>
          </table:table-cell>
          <table:table-cell office:value-type="float" office:value="402.711181640625" calcext:value-type="float">
            <text:p>402.711181640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40019968" calcext:value-type="float">
            <text:p>840019968</text:p>
          </table:table-cell>
          <table:table-cell office:value-type="float" office:value="768475136" calcext:value-type="float">
            <text:p>768475136</text:p>
          </table:table-cell>
          <table:table-cell office:value-type="float" office:value="19275.94921875" calcext:value-type="float">
            <text:p>19275.94921875</text:p>
          </table:table-cell>
          <table:table-cell office:value-type="float" office:value="7858.04296875" calcext:value-type="float">
            <text:p>7858.042968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65691077709198" calcext:value-type="float">
            <text:p>0.665691077709198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20:10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48309760" calcext:value-type="float">
            <text:p>1048309760</text:p>
          </table:table-cell>
          <table:table-cell office:value-type="float" office:value="52203.22265625" calcext:value-type="float">
            <text:p>52203.22265625</text:p>
          </table:table-cell>
          <table:table-cell office:value-type="float" office:value="0" calcext:value-type="float">
            <text:p>0</text:p>
          </table:table-cell>
          <table:table-cell office:value-type="float" office:value="25567232" calcext:value-type="float">
            <text:p>25567232</text:p>
          </table:table-cell>
          <table:table-cell office:value-type="float" office:value="953.150268554688" calcext:value-type="float">
            <text:p>953.150268554688</text:p>
          </table:table-cell>
          <table:table-cell office:value-type="float" office:value="7" calcext:value-type="float">
            <text:p>7</text:p>
          </table:table-cell>
          <table:table-cell office:value-type="float" office:value="711204864" calcext:value-type="float">
            <text:p>711204864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40134656" calcext:value-type="float">
            <text:p>840134656</text:p>
          </table:table-cell>
          <table:table-cell office:value-type="float" office:value="768561152" calcext:value-type="float">
            <text:p>768561152</text:p>
          </table:table-cell>
          <table:table-cell office:value-type="float" office:value="1702.14685058594" calcext:value-type="float">
            <text:p>1702.14685058594</text:p>
          </table:table-cell>
          <table:table-cell office:value-type="float" office:value="1994.46997070313" calcext:value-type="float">
            <text:p>1994.46997070313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63391947746277" calcext:value-type="float">
            <text:p>0.663391947746277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09:00 UTC 2017</text:p>
          </table:table-cell>
          <table:table-cell office:value-type="float" office:value="4" calcext:value-type="float">
            <text:p>4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7765.90478515625" calcext:value-type="float">
            <text:p>7765.90478515625</text:p>
          </table:table-cell>
          <table:table-cell office:value-type="float" office:value="0" calcext:value-type="float">
            <text:p>0</text:p>
          </table:table-cell>
          <table:table-cell office:value-type="float" office:value="25554944" calcext:value-type="float">
            <text:p>25554944</text:p>
          </table:table-cell>
          <table:table-cell office:value-type="float" office:value="140.072799682617" calcext:value-type="float">
            <text:p>140.072799682617</text:p>
          </table:table-cell>
          <table:table-cell office:value-type="float" office:value="3" calcext:value-type="float">
            <text:p>3</text:p>
          </table:table-cell>
          <table:table-cell office:value-type="float" office:value="710873088" calcext:value-type="float">
            <text:p>710873088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9213056" calcext:value-type="float">
            <text:p>839213056</text:p>
          </table:table-cell>
          <table:table-cell office:value-type="float" office:value="768655360" calcext:value-type="float">
            <text:p>768655360</text:p>
          </table:table-cell>
          <table:table-cell office:value-type="float" office:value="1702.14685058594" calcext:value-type="float">
            <text:p>1702.14685058594</text:p>
          </table:table-cell>
          <table:table-cell office:value-type="float" office:value="1994.46997070313" calcext:value-type="float">
            <text:p>1994.46997070313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63374841213226" calcext:value-type="float">
            <text:p>0.663374841213226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20:0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8182784" calcext:value-type="float">
            <text:p>1048182784</text:p>
          </table:table-cell>
          <table:table-cell office:value-type="float" office:value="8160069.5" calcext:value-type="float">
            <text:p>8160069.5</text:p>
          </table:table-cell>
          <table:table-cell office:value-type="float" office:value="15" calcext:value-type="float">
            <text:p>15</text:p>
          </table:table-cell>
          <table:table-cell office:value-type="float" office:value="25554944" calcext:value-type="float">
            <text:p>25554944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38" calcext:value-type="float">
            <text:p>38</text:p>
          </table:table-cell>
          <table:table-cell office:value-type="float" office:value="710868992" calcext:value-type="float">
            <text:p>710868992</text:p>
          </table:table-cell>
          <table:table-cell office:value-type="float" office:value="8244.810546875" calcext:value-type="float">
            <text:p>8244.810546875</text:p>
          </table:table-cell>
          <table:table-cell table:number-columns-repeated="2" office:value-type="float" office:value="31" calcext:value-type="float">
            <text:p>31</text:p>
          </table:table-cell>
          <table:table-cell office:value-type="float" office:value="839299072" calcext:value-type="float">
            <text:p>839299072</text:p>
          </table:table-cell>
          <table:table-cell office:value-type="float" office:value="768741376" calcext:value-type="float">
            <text:p>768741376</text:p>
          </table:table-cell>
          <table:table-cell office:value-type="float" office:value="751511.6875" calcext:value-type="float">
            <text:p>751511.6875</text:p>
          </table:table-cell>
          <table:table-cell office:value-type="float" office:value="1889816.375" calcext:value-type="float">
            <text:p>1889816.3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105750001966953" calcext:value-type="float">
            <text:p>0.105750001966953</text:p>
          </table:table-cell>
          <table:table-cell office:value-type="float" office:value="0.976999998092651" calcext:value-type="float">
            <text:p>0.976999998092651</text:p>
          </table:table-cell>
          <table:table-cell office:value-type="float" office:value="0.663346469402313" calcext:value-type="float">
            <text:p>0.663346469402313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06" calcext:value-type="float">
            <text:p>306</text:p>
          </table:table-cell>
          <table:table-cell office:value-type="float" office:value="313" calcext:value-type="float">
            <text:p>313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office:value-type="float" office:value="309" calcext:value-type="float">
            <text:p>30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string" calcext:value-type="string">
            <text:p>Fri Jun 02 20:07:00 UTC 2017</text:p>
          </table:table-cell>
          <table:table-cell office:value-type="float" office:value="158" calcext:value-type="float">
            <text:p>158</text:p>
          </table:table-cell>
          <table:table-cell office:value-type="float" office:value="1050124288" calcext:value-type="float">
            <text:p>1050124288</text:p>
          </table:table-cell>
          <table:table-cell office:value-type="float" office:value="8160069.5" calcext:value-type="float">
            <text:p>8160069.5</text:p>
          </table:table-cell>
          <table:table-cell office:value-type="float" office:value="30" calcext:value-type="float">
            <text:p>30</text:p>
          </table:table-cell>
          <table:table-cell office:value-type="float" office:value="31461376" calcext:value-type="float">
            <text:p>31461376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82" calcext:value-type="float">
            <text:p>82</text:p>
          </table:table-cell>
          <table:table-cell office:value-type="float" office:value="710848512" calcext:value-type="float">
            <text:p>710848512</text:p>
          </table:table-cell>
          <table:table-cell office:value-type="float" office:value="18487.322265625" calcext:value-type="float">
            <text:p>18487.322265625</text:p>
          </table:table-cell>
          <table:table-cell office:value-type="float" office:value="78" calcext:value-type="float">
            <text:p>78</text:p>
          </table:table-cell>
          <table:table-cell office:value-type="float" office:value="83" calcext:value-type="float">
            <text:p>83</text:p>
          </table:table-cell>
          <table:table-cell office:value-type="float" office:value="837115904" calcext:value-type="float">
            <text:p>837115904</text:p>
          </table:table-cell>
          <table:table-cell office:value-type="float" office:value="766484480" calcext:value-type="float">
            <text:p>766484480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146750003099442" calcext:value-type="float">
            <text:p>0.146750003099442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3434028625488" calcext:value-type="float">
            <text:p>0.663434028625488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20:06:00 UTC 2017</text:p>
          </table:table-cell>
          <table:table-cell office:value-type="float" office:value="373" calcext:value-type="float">
            <text:p>373</text:p>
          </table:table-cell>
          <table:table-cell office:value-type="float" office:value="1049817088" calcext:value-type="float">
            <text:p>1049817088</text:p>
          </table:table-cell>
          <table:table-cell office:value-type="float" office:value="8527636" calcext:value-type="float">
            <text:p>8527636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38539.609375" calcext:value-type="float">
            <text:p>138539.609375</text:p>
          </table:table-cell>
          <table:table-cell office:value-type="float" office:value="84" calcext:value-type="float">
            <text:p>84</text:p>
          </table:table-cell>
          <table:table-cell office:value-type="float" office:value="710766592" calcext:value-type="float">
            <text:p>710766592</text:p>
          </table:table-cell>
          <table:table-cell office:value-type="float" office:value="19516.98046875" calcext:value-type="float">
            <text:p>19516.9804687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833904640" calcext:value-type="float">
            <text:p>833904640</text:p>
          </table:table-cell>
          <table:table-cell office:value-type="float" office:value="762032128" calcext:value-type="float">
            <text:p>762032128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135000005364418" calcext:value-type="float">
            <text:p>0.135000005364418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63065135478973" calcext:value-type="float">
            <text:p>0.663065135478973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05:00 UTC 2017</text:p>
          </table:table-cell>
          <table:table-cell office:value-type="float" office:value="382" calcext:value-type="float">
            <text:p>382</text:p>
          </table:table-cell>
          <table:table-cell office:value-type="float" office:value="1049260032" calcext:value-type="float">
            <text:p>1049260032</text:p>
          </table:table-cell>
          <table:table-cell office:value-type="float" office:value="8589119" calcext:value-type="float">
            <text:p>8589119</text:p>
          </table:table-cell>
          <table:table-cell office:value-type="float" office:value="30" calcext:value-type="float">
            <text:p>30</text:p>
          </table:table-cell>
          <table:table-cell office:value-type="float" office:value="30224384" calcext:value-type="float">
            <text:p>30224384</text:p>
          </table:table-cell>
          <table:table-cell office:value-type="float" office:value="132709.640625" calcext:value-type="float">
            <text:p>132709.640625</text:p>
          </table:table-cell>
          <table:table-cell office:value-type="float" office:value="85" calcext:value-type="float">
            <text:p>85</text:p>
          </table:table-cell>
          <table:table-cell office:value-type="float" office:value="710434816" calcext:value-type="float">
            <text:p>710434816</text:p>
          </table:table-cell>
          <table:table-cell office:value-type="float" office:value="20119.6640625" calcext:value-type="float">
            <text:p>20119.6640625</text:p>
          </table:table-cell>
          <table:table-cell office:value-type="float" office:value="79" calcext:value-type="float">
            <text:p>79</text:p>
          </table:table-cell>
          <table:table-cell office:value-type="float" office:value="78" calcext:value-type="float">
            <text:p>78</text:p>
          </table:table-cell>
          <table:table-cell office:value-type="float" office:value="827944960" calcext:value-type="float">
            <text:p>827944960</text:p>
          </table:table-cell>
          <table:table-cell office:value-type="float" office:value="760074240" calcext:value-type="float">
            <text:p>760074240</text:p>
          </table:table-cell>
          <table:table-cell office:value-type="float" office:value="1509547.125" calcext:value-type="float">
            <text:p>1509547.125</text:p>
          </table:table-cell>
          <table:table-cell office:value-type="float" office:value="1604903" calcext:value-type="float">
            <text:p>1604903</text:p>
          </table:table-cell>
          <table:table-cell office:value-type="float" office:value="0.0822499990463257" calcext:value-type="float">
            <text:p>0.08224999904632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49749994277954" calcext:value-type="float">
            <text:p>0.149749994277954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64765357971191" calcext:value-type="float">
            <text:p>0.664765357971191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20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346624" calcext:value-type="float">
            <text:p>1048346624</text:p>
          </table:table-cell>
          <table:table-cell office:value-type="float" office:value="8589119" calcext:value-type="float">
            <text:p>8589119</text:p>
          </table:table-cell>
          <table:table-cell office:value-type="float" office:value="31" calcext:value-type="float">
            <text:p>31</text:p>
          </table:table-cell>
          <table:table-cell office:value-type="float" office:value="30965760" calcext:value-type="float">
            <text:p>30965760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8" calcext:value-type="float">
            <text:p>88</text:p>
          </table:table-cell>
          <table:table-cell office:value-type="float" office:value="710238208" calcext:value-type="float">
            <text:p>710238208</text:p>
          </table:table-cell>
          <table:table-cell office:value-type="float" office:value="21492.9609375" calcext:value-type="float">
            <text:p>21492.9609375</text:p>
          </table:table-cell>
          <table:table-cell office:value-type="float" office:value="91" calcext:value-type="float">
            <text:p>91</text:p>
          </table:table-cell>
          <table:table-cell office:value-type="float" office:value="76" calcext:value-type="float">
            <text:p>76</text:p>
          </table:table-cell>
          <table:table-cell office:value-type="float" office:value="828035072" calcext:value-type="float">
            <text:p>828035072</text:p>
          </table:table-cell>
          <table:table-cell office:value-type="float" office:value="762269696" calcext:value-type="float">
            <text:p>762269696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129999995231628" calcext:value-type="float">
            <text:p>0.129999995231628</text:p>
          </table:table-cell>
          <table:table-cell office:value-type="float" office:value="0.157749995589256" calcext:value-type="float">
            <text:p>0.157749995589256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4575517177582" calcext:value-type="float">
            <text:p>0.664575517177582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20:03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190400" calcext:value-type="float">
            <text:p>1049190400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1" calcext:value-type="float">
            <text:p>31</text:p>
          </table:table-cell>
          <table:table-cell office:value-type="float" office:value="30969856" calcext:value-type="float">
            <text:p>30969856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9" calcext:value-type="float">
            <text:p>89</text:p>
          </table:table-cell>
          <table:table-cell office:value-type="float" office:value="709976064" calcext:value-type="float">
            <text:p>709976064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6" calcext:value-type="float">
            <text:p>86</text:p>
          </table:table-cell>
          <table:table-cell office:value-type="float" office:value="82" calcext:value-type="float">
            <text:p>82</text:p>
          </table:table-cell>
          <table:table-cell office:value-type="float" office:value="824864768" calcext:value-type="float">
            <text:p>824864768</text:p>
          </table:table-cell>
          <table:table-cell office:value-type="float" office:value="757616640" calcext:value-type="float">
            <text:p>757616640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64366602897644" calcext:value-type="float">
            <text:p>0.664366602897644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20:02:00 UTC 2017</text:p>
          </table:table-cell>
          <table:table-cell office:value-type="float" office:value="383" calcext:value-type="float">
            <text:p>383</text:p>
          </table:table-cell>
          <table:table-cell office:value-type="float" office:value="1050275840" calcext:value-type="float">
            <text:p>1050275840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1" calcext:value-type="float">
            <text:p>31</text:p>
          </table:table-cell>
          <table:table-cell office:value-type="float" office:value="30953472" calcext:value-type="float">
            <text:p>30953472</text:p>
          </table:table-cell>
          <table:table-cell office:value-type="float" office:value="136403.921875" calcext:value-type="float">
            <text:p>136403.921875</text:p>
          </table:table-cell>
          <table:table-cell office:value-type="float" office:value="84" calcext:value-type="float">
            <text:p>84</text:p>
          </table:table-cell>
          <table:table-cell office:value-type="float" office:value="709779456" calcext:value-type="float">
            <text:p>709779456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6" calcext:value-type="float">
            <text:p>86</text:p>
          </table:table-cell>
          <table:table-cell office:value-type="float" office:value="74" calcext:value-type="float">
            <text:p>74</text:p>
          </table:table-cell>
          <table:table-cell office:value-type="float" office:value="818814976" calcext:value-type="float">
            <text:p>818814976</text:p>
          </table:table-cell>
          <table:table-cell office:value-type="float" office:value="753811456" calcext:value-type="float">
            <text:p>753811456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30750000476837" calcext:value-type="float">
            <text:p>0.130750000476837</text:p>
          </table:table-cell>
          <table:table-cell office:value-type="float" office:value="0.151999995112419" calcext:value-type="float">
            <text:p>0.151999995112419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61329686641693" calcext:value-type="float">
            <text:p>0.661329686641693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20:01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8408064" calcext:value-type="float">
            <text:p>1048408064</text:p>
          </table:table-cell>
          <table:table-cell office:value-type="float" office:value="8149311" calcext:value-type="float">
            <text:p>8149311</text:p>
          </table:table-cell>
          <table:table-cell office:value-type="float" office:value="30" calcext:value-type="float">
            <text:p>30</text:p>
          </table:table-cell>
          <table:table-cell office:value-type="float" office:value="30937088" calcext:value-type="float">
            <text:p>30937088</text:p>
          </table:table-cell>
          <table:table-cell office:value-type="float" office:value="129654.4609375" calcext:value-type="float">
            <text:p>129654.4609375</text:p>
          </table:table-cell>
          <table:table-cell office:value-type="float" office:value="80" calcext:value-type="float">
            <text:p>80</text:p>
          </table:table-cell>
          <table:table-cell office:value-type="float" office:value="709402624" calcext:value-type="float">
            <text:p>709402624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80" calcext:value-type="float">
            <text:p>80</text:p>
          </table:table-cell>
          <table:table-cell office:value-type="float" office:value="69" calcext:value-type="float">
            <text:p>69</text:p>
          </table:table-cell>
          <table:table-cell office:value-type="float" office:value="811810816" calcext:value-type="float">
            <text:p>811810816</text:p>
          </table:table-cell>
          <table:table-cell office:value-type="float" office:value="747282432" calcext:value-type="float">
            <text:p>747282432</text:p>
          </table:table-cell>
          <table:table-cell office:value-type="float" office:value="1613361.5" calcext:value-type="float">
            <text:p>1613361.5</text:p>
          </table:table-cell>
          <table:table-cell office:value-type="float" office:value="1646782.5" calcext:value-type="float">
            <text:p>1646782.5</text:p>
          </table:table-cell>
          <table:table-cell office:value-type="float" office:value="0.096500001847744" calcext:value-type="float">
            <text:p>0.096500001847744</text:p>
          </table:table-cell>
          <table:table-cell office:value-type="float" office:value="0.120750002563" calcext:value-type="float">
            <text:p>0.120750002563</text:p>
          </table:table-cell>
          <table:table-cell office:value-type="float" office:value="0.139500007033348" calcext:value-type="float">
            <text:p>0.139500007033348</text:p>
          </table:table-cell>
          <table:table-cell office:value-type="float" office:value="0.95974999666214" calcext:value-type="float">
            <text:p>0.95974999666214</text:p>
          </table:table-cell>
          <table:table-cell office:value-type="float" office:value="0.662161469459534" calcext:value-type="float">
            <text:p>0.662161469459534</text:p>
          </table:table-cell>
          <table:table-cell office:value-type="float" office:value="500" calcext:value-type="float">
            <text:p>5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20:00:00 UTC 2017</text:p>
          </table:table-cell>
          <table:table-cell office:value-type="float" office:value="360" calcext:value-type="float">
            <text:p>360</text:p>
          </table:table-cell>
          <table:table-cell office:value-type="float" office:value="1046319104" calcext:value-type="float">
            <text:p>1046319104</text:p>
          </table:table-cell>
          <table:table-cell office:value-type="float" office:value="7929995" calcext:value-type="float">
            <text:p>7929995</text:p>
          </table:table-cell>
          <table:table-cell office:value-type="float" office:value="30" calcext:value-type="float">
            <text:p>30</text:p>
          </table:table-cell>
          <table:table-cell office:value-type="float" office:value="30920704" calcext:value-type="float">
            <text:p>30920704</text:p>
          </table:table-cell>
          <table:table-cell office:value-type="float" office:value="131053.125" calcext:value-type="float">
            <text:p>131053.125</text:p>
          </table:table-cell>
          <table:table-cell office:value-type="float" office:value="77" calcext:value-type="float">
            <text:p>77</text:p>
          </table:table-cell>
          <table:table-cell office:value-type="float" office:value="709038080" calcext:value-type="float">
            <text:p>709038080</text:p>
          </table:table-cell>
          <table:table-cell office:value-type="float" office:value="17463.80859375" calcext:value-type="float">
            <text:p>17463.80859375</text:p>
          </table:table-cell>
          <table:table-cell office:value-type="float" office:value="79" calcext:value-type="float">
            <text:p>79</text:p>
          </table:table-cell>
          <table:table-cell office:value-type="float" office:value="72" calcext:value-type="float">
            <text:p>72</text:p>
          </table:table-cell>
          <table:table-cell office:value-type="float" office:value="809971712" calcext:value-type="float">
            <text:p>809971712</text:p>
          </table:table-cell>
          <table:table-cell office:value-type="float" office:value="745148416" calcext:value-type="float">
            <text:p>745148416</text:p>
          </table:table-cell>
          <table:table-cell office:value-type="float" office:value="1595800.75" calcext:value-type="float">
            <text:p>1595800.75</text:p>
          </table:table-cell>
          <table:table-cell office:value-type="string" calcext:value-type="string">
            <text:p>null</text:p>
          </table:table-cell>
          <table:table-cell office:value-type="float" office:value="0.109999999403954" calcext:value-type="float">
            <text:p>0.109999999403954</text:p>
          </table:table-cell>
          <table:table-cell office:value-type="float" office:value="0.123000003397465" calcext:value-type="float">
            <text:p>0.123000003397465</text:p>
          </table:table-cell>
          <table:table-cell office:value-type="float" office:value="0.144250005483627" calcext:value-type="float">
            <text:p>0.144250005483627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60422086715698" calcext:value-type="float">
            <text:p>0.66042208671569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59:00 UTC 2017</text:p>
          </table:table-cell>
          <table:table-cell office:value-type="float" office:value="366" calcext:value-type="float">
            <text:p>366</text:p>
          </table:table-cell>
          <table:table-cell office:value-type="float" office:value="1047257088" calcext:value-type="float">
            <text:p>1047257088</text:p>
          </table:table-cell>
          <table:table-cell office:value-type="float" office:value="8254758" calcext:value-type="float">
            <text:p>8254758</text:p>
          </table:table-cell>
          <table:table-cell office:value-type="float" office:value="30" calcext:value-type="float">
            <text:p>30</text:p>
          </table:table-cell>
          <table:table-cell office:value-type="float" office:value="30949376" calcext:value-type="float">
            <text:p>30949376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5" calcext:value-type="float">
            <text:p>85</text:p>
          </table:table-cell>
          <table:table-cell office:value-type="float" office:value="708812800" calcext:value-type="float">
            <text:p>708812800</text:p>
          </table:table-cell>
          <table:table-cell office:value-type="float" office:value="19504.109375" calcext:value-type="float">
            <text:p>19504.109375</text:p>
          </table:table-cell>
          <table:table-cell office:value-type="float" office:value="79" calcext:value-type="float">
            <text:p>79</text:p>
          </table:table-cell>
          <table:table-cell office:value-type="float" office:value="73" calcext:value-type="float">
            <text:p>73</text:p>
          </table:table-cell>
          <table:table-cell office:value-type="float" office:value="802975744" calcext:value-type="float">
            <text:p>802975744</text:p>
          </table:table-cell>
          <table:table-cell office:value-type="float" office:value="737165312" calcext:value-type="float">
            <text:p>737165312</text:p>
          </table:table-cell>
          <table:table-cell office:value-type="float" office:value="1595800.75" calcext:value-type="float">
            <text:p>1595800.75</text:p>
          </table:table-cell>
          <table:table-cell office:value-type="string" calcext:value-type="string">
            <text:p>null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22249998152256" calcext:value-type="float">
            <text:p>0.122249998152256</text:p>
          </table:table-cell>
          <table:table-cell office:value-type="float" office:value="0.144749999046326" calcext:value-type="float">
            <text:p>0.144749999046326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62569046020508" calcext:value-type="float">
            <text:p>0.662569046020508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8:00 UTC 2017</text:p>
          </table:table-cell>
          <table:table-cell office:value-type="float" office:value="370" calcext:value-type="float">
            <text:p>370</text:p>
          </table:table-cell>
          <table:table-cell office:value-type="float" office:value="1047367680" calcext:value-type="float">
            <text:p>1047367680</text:p>
          </table:table-cell>
          <table:table-cell office:value-type="float" office:value="8254758" calcext:value-type="float">
            <text:p>8254758</text:p>
          </table:table-cell>
          <table:table-cell office:value-type="float" office:value="30" calcext:value-type="float">
            <text:p>30</text:p>
          </table:table-cell>
          <table:table-cell office:value-type="float" office:value="30949376" calcext:value-type="float">
            <text:p>30949376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6" calcext:value-type="float">
            <text:p>86</text:p>
          </table:table-cell>
          <table:table-cell office:value-type="float" office:value="708632576" calcext:value-type="float">
            <text:p>708632576</text:p>
          </table:table-cell>
          <table:table-cell office:value-type="float" office:value="19504.109375" calcext:value-type="float">
            <text:p>19504.109375</text:p>
          </table:table-cell>
          <table:table-cell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800989184" calcext:value-type="float">
            <text:p>800989184</text:p>
          </table:table-cell>
          <table:table-cell office:value-type="float" office:value="736038912" calcext:value-type="float">
            <text:p>736038912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110250003635883" calcext:value-type="float">
            <text:p>0.110250003635883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6014176607132" calcext:value-type="float">
            <text:p>0.66014176607132</text:p>
          </table:table-cell>
          <table:table-cell office:value-type="float" office:value="400" calcext:value-type="float">
            <text:p>4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7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7027712" calcext:value-type="float">
            <text:p>1047027712</text:p>
          </table:table-cell>
          <table:table-cell office:value-type="float" office:value="7984409.5" calcext:value-type="float">
            <text:p>7984409.5</text:p>
          </table:table-cell>
          <table:table-cell office:value-type="float" office:value="29" calcext:value-type="float">
            <text:p>29</text:p>
          </table:table-cell>
          <table:table-cell office:value-type="float" office:value="30953472" calcext:value-type="float">
            <text:p>30953472</text:p>
          </table:table-cell>
          <table:table-cell office:value-type="float" office:value="126962.2890625" calcext:value-type="float">
            <text:p>126962.2890625</text:p>
          </table:table-cell>
          <table:table-cell office:value-type="float" office:value="85" calcext:value-type="float">
            <text:p>85</text:p>
          </table:table-cell>
          <table:table-cell office:value-type="float" office:value="708427776" calcext:value-type="float">
            <text:p>708427776</text:p>
          </table:table-cell>
          <table:table-cell office:value-type="float" office:value="20592.677734375" calcext:value-type="float">
            <text:p>20592.677734375</text:p>
          </table:table-cell>
          <table:table-cell office:value-type="float" office:value="75" calcext:value-type="float">
            <text:p>75</text:p>
          </table:table-cell>
          <table:table-cell office:value-type="float" office:value="71" calcext:value-type="float">
            <text:p>71</text:p>
          </table:table-cell>
          <table:table-cell office:value-type="float" office:value="799154176" calcext:value-type="float">
            <text:p>799154176</text:p>
          </table:table-cell>
          <table:table-cell office:value-type="float" office:value="735100928" calcext:value-type="float">
            <text:p>735100928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135499998927116" calcext:value-type="float">
            <text:p>0.135499998927116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59960210323334" calcext:value-type="float">
            <text:p>0.659960210323334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56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052288" calcext:value-type="float">
            <text:p>1047052288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8" calcext:value-type="float">
            <text:p>28</text:p>
          </table:table-cell>
          <table:table-cell office:value-type="float" office:value="30257152" calcext:value-type="float">
            <text:p>30257152</text:p>
          </table:table-cell>
          <table:table-cell office:value-type="float" office:value="124673.609375" calcext:value-type="float">
            <text:p>124673.609375</text:p>
          </table:table-cell>
          <table:table-cell office:value-type="float" office:value="80" calcext:value-type="float">
            <text:p>80</text:p>
          </table:table-cell>
          <table:table-cell office:value-type="float" office:value="708362240" calcext:value-type="float">
            <text:p>708362240</text:p>
          </table:table-cell>
          <table:table-cell office:value-type="float" office:value="19167.560546875" calcext:value-type="float">
            <text:p>19167.560546875</text:p>
          </table:table-cell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office:value-type="float" office:value="796450816" calcext:value-type="float">
            <text:p>796450816</text:p>
          </table:table-cell>
          <table:table-cell office:value-type="float" office:value="731963392" calcext:value-type="float">
            <text:p>731963392</text:p>
          </table:table-cell>
          <table:table-cell office:value-type="float" office:value="1597672.625" calcext:value-type="float">
            <text:p>1597672.625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9696996212006" calcext:value-type="float">
            <text:p>0.659696996212006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table:number-columns-repeated="3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55:00 UTC 2017</text:p>
          </table:table-cell>
          <table:table-cell office:value-type="float" office:value="356" calcext:value-type="float">
            <text:p>356</text:p>
          </table:table-cell>
          <table:table-cell office:value-type="float" office:value="1048281088" calcext:value-type="float">
            <text:p>1048281088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31" calcext:value-type="float">
            <text:p>31</text:p>
          </table:table-cell>
          <table:table-cell office:value-type="float" office:value="30969856" calcext:value-type="float">
            <text:p>30969856</text:p>
          </table:table-cell>
          <table:table-cell office:value-type="float" office:value="139215.890625" calcext:value-type="float">
            <text:p>139215.890625</text:p>
          </table:table-cell>
          <table:table-cell office:value-type="float" office:value="83" calcext:value-type="float">
            <text:p>83</text:p>
          </table:table-cell>
          <table:table-cell office:value-type="float" office:value="708026368" calcext:value-type="float">
            <text:p>708026368</text:p>
          </table:table-cell>
          <table:table-cell office:value-type="float" office:value="19851.931640625" calcext:value-type="float">
            <text:p>19851.931640625</text:p>
          </table:table-cell>
          <table:table-cell office:value-type="float" office:value="77" calcext:value-type="float">
            <text:p>77</text:p>
          </table:table-cell>
          <table:table-cell office:value-type="float" office:value="68" calcext:value-type="float">
            <text:p>68</text:p>
          </table:table-cell>
          <table:table-cell office:value-type="float" office:value="791949312" calcext:value-type="float">
            <text:p>791949312</text:p>
          </table:table-cell>
          <table:table-cell office:value-type="float" office:value="726155264" calcext:value-type="float">
            <text:p>726155264</text:p>
          </table:table-cell>
          <table:table-cell office:value-type="float" office:value="1532733.125" calcext:value-type="float">
            <text:p>1532733.125</text:p>
          </table:table-cell>
          <table:table-cell office:value-type="float" office:value="1593758" calcext:value-type="float">
            <text:p>1593758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134749993681908" calcext:value-type="float">
            <text:p>0.13474999368190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9823715686798" calcext:value-type="float">
            <text:p>0.659823715686798</text:p>
          </table:table-cell>
          <table:table-cell office:value-type="float" office:value="350" calcext:value-type="float">
            <text:p>3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54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49174016" calcext:value-type="float">
            <text:p>1049174016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9" calcext:value-type="float">
            <text:p>29</text:p>
          </table:table-cell>
          <table:table-cell office:value-type="float" office:value="31481856" calcext:value-type="float">
            <text:p>31481856</text:p>
          </table:table-cell>
          <table:table-cell office:value-type="float" office:value="133456.921875" calcext:value-type="float">
            <text:p>133456.921875</text:p>
          </table:table-cell>
          <table:table-cell office:value-type="float" office:value="84" calcext:value-type="float">
            <text:p>84</text:p>
          </table:table-cell>
          <table:table-cell office:value-type="float" office:value="707764224" calcext:value-type="float">
            <text:p>707764224</text:p>
          </table:table-cell>
          <table:table-cell office:value-type="float" office:value="19843.3046875" calcext:value-type="float">
            <text:p>19843.3046875</text:p>
          </table:table-cell>
          <table:table-cell office:value-type="float" office:value="72" calcext:value-type="float">
            <text:p>72</text:p>
          </table:table-cell>
          <table:table-cell office:value-type="float" office:value="68" calcext:value-type="float">
            <text:p>68</text:p>
          </table:table-cell>
          <table:table-cell office:value-type="float" office:value="790392832" calcext:value-type="float">
            <text:p>790392832</text:p>
          </table:table-cell>
          <table:table-cell office:value-type="float" office:value="723873792" calcext:value-type="float">
            <text:p>723873792</text:p>
          </table:table-cell>
          <table:table-cell office:value-type="float" office:value="1532733.125" calcext:value-type="float">
            <text:p>1532733.125</text:p>
          </table:table-cell>
          <table:table-cell office:value-type="float" office:value="1593758" calcext:value-type="float">
            <text:p>1593758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109250001609325" calcext:value-type="float">
            <text:p>0.109250001609325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9558057785034" calcext:value-type="float">
            <text:p>0.659558057785034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53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486121" calcext:value-type="float">
            <text:p>7486121</text:p>
          </table:table-cell>
          <table:table-cell office:value-type="float" office:value="28" calcext:value-type="float">
            <text:p>28</text:p>
          </table:table-cell>
          <table:table-cell office:value-type="float" office:value="30666752" calcext:value-type="float">
            <text:p>30666752</text:p>
          </table:table-cell>
          <table:table-cell office:value-type="float" office:value="112298.953125" calcext:value-type="float">
            <text:p>112298.953125</text:p>
          </table:table-cell>
          <table:table-cell office:value-type="float" office:value="81" calcext:value-type="float">
            <text:p>81</text:p>
          </table:table-cell>
          <table:table-cell office:value-type="float" office:value="707534848" calcext:value-type="float">
            <text:p>707534848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office:value-type="float" office:value="786153472" calcext:value-type="float">
            <text:p>786153472</text:p>
          </table:table-cell>
          <table:table-cell office:value-type="float" office:value="720613376" calcext:value-type="float">
            <text:p>720613376</text:p>
          </table:table-cell>
          <table:table-cell office:value-type="float" office:value="1651308.625" calcext:value-type="float">
            <text:p>1651308.625</text:p>
          </table:table-cell>
          <table:table-cell office:value-type="string" calcext:value-type="string">
            <text:p>null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103500001132488" calcext:value-type="float">
            <text:p>0.103500001132488</text:p>
          </table:table-cell>
          <table:table-cell office:value-type="float" office:value="0.123750001192093" calcext:value-type="float">
            <text:p>0.123750001192093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921950340271" calcext:value-type="float">
            <text:p>0.65921950340271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1" calcext:value-type="float">
            <text:p>291</text:p>
          </table:table-cell>
          <table:table-cell table:number-columns-repeated="2" office:value-type="float" office:value="284" calcext:value-type="float">
            <text:p>2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52:00 UTC 2017</text:p>
          </table:table-cell>
          <table:table-cell office:value-type="float" office:value="343" calcext:value-type="float">
            <text:p>343</text:p>
          </table:table-cell>
          <table:table-cell office:value-type="float" office:value="1048678400" calcext:value-type="float">
            <text:p>1048678400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30" calcext:value-type="float">
            <text:p>30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20668.015625" calcext:value-type="float">
            <text:p>120668.015625</text:p>
          </table:table-cell>
          <table:table-cell office:value-type="float" office:value="85" calcext:value-type="float">
            <text:p>85</text:p>
          </table:table-cell>
          <table:table-cell office:value-type="float" office:value="707330048" calcext:value-type="float">
            <text:p>707330048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781807616" calcext:value-type="float">
            <text:p>781807616</text:p>
          </table:table-cell>
          <table:table-cell office:value-type="float" office:value="716861440" calcext:value-type="float">
            <text:p>716861440</text:p>
          </table:table-cell>
          <table:table-cell office:value-type="float" office:value="1651308.625" calcext:value-type="float">
            <text:p>1651308.625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59188628196716" calcext:value-type="float">
            <text:p>0.659188628196716</text:p>
          </table:table-cell>
          <table:table-cell office:value-type="float" office:value="300" calcext:value-type="float">
            <text:p>3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1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8539136" calcext:value-type="float">
            <text:p>1048539136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29" calcext:value-type="float">
            <text:p>29</text:p>
          </table:table-cell>
          <table:table-cell office:value-type="float" office:value="30769152" calcext:value-type="float">
            <text:p>30769152</text:p>
          </table:table-cell>
          <table:table-cell office:value-type="float" office:value="121370.6484375" calcext:value-type="float">
            <text:p>121370.6484375</text:p>
          </table:table-cell>
          <table:table-cell office:value-type="float" office:value="87" calcext:value-type="float">
            <text:p>87</text:p>
          </table:table-cell>
          <table:table-cell office:value-type="float" office:value="707174400" calcext:value-type="float">
            <text:p>707174400</text:p>
          </table:table-cell>
          <table:table-cell office:value-type="float" office:value="20985.576171875" calcext:value-type="float">
            <text:p>20985.576171875</text:p>
          </table:table-cell>
          <table:table-cell office:value-type="float" office:value="71" calcext:value-type="float">
            <text:p>71</text:p>
          </table:table-cell>
          <table:table-cell office:value-type="float" office:value="66" calcext:value-type="float">
            <text:p>66</text:p>
          </table:table-cell>
          <table:table-cell office:value-type="float" office:value="779677696" calcext:value-type="float">
            <text:p>779677696</text:p>
          </table:table-cell>
          <table:table-cell office:value-type="float" office:value="715141120" calcext:value-type="float">
            <text:p>715141120</text:p>
          </table:table-cell>
          <table:table-cell office:value-type="float" office:value="1568330.125" calcext:value-type="float">
            <text:p>1568330.125</text:p>
          </table:table-cell>
          <table:table-cell office:value-type="string" calcext:value-type="string">
            <text:p>null</text:p>
          </table:table-cell>
          <table:table-cell office:value-type="float" office:value="0.0984999984502793" calcext:value-type="float">
            <text:p>0.098499998450279</text:p>
          </table:table-cell>
          <table:table-cell office:value-type="float" office:value="0.0952500030398369" calcext:value-type="float">
            <text:p>0.095250003039837</text:p>
          </table:table-cell>
          <table:table-cell office:value-type="float" office:value="0.131500005722046" calcext:value-type="float">
            <text:p>0.131500005722046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9795820713043" calcext:value-type="float">
            <text:p>0.659795820713043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81" calcext:value-type="float">
            <text:p>281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50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8571904" calcext:value-type="float">
            <text:p>1048571904</text:p>
          </table:table-cell>
          <table:table-cell office:value-type="float" office:value="7769828.5" calcext:value-type="float">
            <text:p>7769828.5</text:p>
          </table:table-cell>
          <table:table-cell office:value-type="float" office:value="27" calcext:value-type="float">
            <text:p>27</text:p>
          </table:table-cell>
          <table:table-cell office:value-type="float" office:value="29888512" calcext:value-type="float">
            <text:p>29888512</text:p>
          </table:table-cell>
          <table:table-cell office:value-type="float" office:value="121370.6484375" calcext:value-type="float">
            <text:p>121370.6484375</text:p>
          </table:table-cell>
          <table:table-cell office:value-type="float" office:value="85" calcext:value-type="float">
            <text:p>85</text:p>
          </table:table-cell>
          <table:table-cell office:value-type="float" office:value="706875392" calcext:value-type="float">
            <text:p>706875392</text:p>
          </table:table-cell>
          <table:table-cell office:value-type="float" office:value="20356.671875" calcext:value-type="float">
            <text:p>20356.671875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779071488" calcext:value-type="float">
            <text:p>779071488</text:p>
          </table:table-cell>
          <table:table-cell office:value-type="float" office:value="709140480" calcext:value-type="float">
            <text:p>709140480</text:p>
          </table:table-cell>
          <table:table-cell office:value-type="float" office:value="1601510.125" calcext:value-type="float">
            <text:p>1601510.1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30999997258186" calcext:value-type="float">
            <text:p>0.130999997258186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8766388893127" calcext:value-type="float">
            <text:p>0.658766388893127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49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7670784" calcext:value-type="float">
            <text:p>1047670784</text:p>
          </table:table-cell>
          <table:table-cell office:value-type="float" office:value="7682008.5" calcext:value-type="float">
            <text:p>7682008.5</text:p>
          </table:table-cell>
          <table:table-cell office:value-type="float" office:value="27" calcext:value-type="float">
            <text:p>27</text:p>
          </table:table-cell>
          <table:table-cell office:value-type="float" office:value="29196288" calcext:value-type="float">
            <text:p>29196288</text:p>
          </table:table-cell>
          <table:table-cell office:value-type="float" office:value="114437.9609375" calcext:value-type="float">
            <text:p>114437.9609375</text:p>
          </table:table-cell>
          <table:table-cell office:value-type="float" office:value="79" calcext:value-type="float">
            <text:p>79</text:p>
          </table:table-cell>
          <table:table-cell office:value-type="float" office:value="706596864" calcext:value-type="float">
            <text:p>706596864</text:p>
          </table:table-cell>
          <table:table-cell office:value-type="float" office:value="17156.67578125" calcext:value-type="float">
            <text:p>17156.67578125</text:p>
          </table:table-cell>
          <table:table-cell office:value-type="float" office:value="67" calcext:value-type="float">
            <text:p>67</text:p>
          </table:table-cell>
          <table:table-cell office:value-type="float" office:value="57" calcext:value-type="float">
            <text:p>57</text:p>
          </table:table-cell>
          <table:table-cell office:value-type="float" office:value="775868416" calcext:value-type="float">
            <text:p>775868416</text:p>
          </table:table-cell>
          <table:table-cell office:value-type="float" office:value="704221184" calcext:value-type="float">
            <text:p>704221184</text:p>
          </table:table-cell>
          <table:table-cell office:value-type="float" office:value="1597635.5" calcext:value-type="float">
            <text:p>1597635.5</text:p>
          </table:table-cell>
          <table:table-cell office:value-type="float" office:value="1310546" calcext:value-type="float">
            <text:p>1310546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91499999165535" calcext:value-type="float">
            <text:p>0.091499999165535</text:p>
          </table:table-cell>
          <table:table-cell office:value-type="float" office:value="0.12049999833107" calcext:value-type="float">
            <text:p>0.12049999833107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60841882228851" calcext:value-type="float">
            <text:p>0.660841882228851</text:p>
          </table:table-cell>
          <table:table-cell office:value-type="float" office:value="250" calcext:value-type="float">
            <text:p>2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48:00 UTC 2017</text:p>
          </table:table-cell>
          <table:table-cell office:value-type="float" office:value="353" calcext:value-type="float">
            <text:p>353</text:p>
          </table:table-cell>
          <table:table-cell office:value-type="float" office:value="1047547904" calcext:value-type="float">
            <text:p>1047547904</text:p>
          </table:table-cell>
          <table:table-cell office:value-type="float" office:value="6819455.5" calcext:value-type="float">
            <text:p>6819455.5</text:p>
          </table:table-cell>
          <table:table-cell office:value-type="float" office:value="24" calcext:value-type="float">
            <text:p>24</text:p>
          </table:table-cell>
          <table:table-cell office:value-type="float" office:value="28438528" calcext:value-type="float">
            <text:p>28438528</text:p>
          </table:table-cell>
          <table:table-cell office:value-type="float" office:value="112598.3125" calcext:value-type="float">
            <text:p>112598.3125</text:p>
          </table:table-cell>
          <table:table-cell office:value-type="float" office:value="73" calcext:value-type="float">
            <text:p>73</text:p>
          </table:table-cell>
          <table:table-cell office:value-type="float" office:value="706482176" calcext:value-type="float">
            <text:p>706482176</text:p>
          </table:table-cell>
          <table:table-cell office:value-type="float" office:value="17156.67578125" calcext:value-type="float">
            <text:p>17156.67578125</text:p>
          </table:table-cell>
          <table:table-cell office:value-type="float" office:value="61" calcext:value-type="float">
            <text:p>61</text:p>
          </table:table-cell>
          <table:table-cell office:value-type="float" office:value="54" calcext:value-type="float">
            <text:p>54</text:p>
          </table:table-cell>
          <table:table-cell office:value-type="float" office:value="773431296" calcext:value-type="float">
            <text:p>773431296</text:p>
          </table:table-cell>
          <table:table-cell office:value-type="float" office:value="704294912" calcext:value-type="float">
            <text:p>704294912</text:p>
          </table:table-cell>
          <table:table-cell office:value-type="float" office:value="1364217.875" calcext:value-type="float">
            <text:p>1364217.875</text:p>
          </table:table-cell>
          <table:table-cell office:value-type="float" office:value="1310546" calcext:value-type="float">
            <text:p>1310546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69999974966049" calcext:value-type="float">
            <text:p>0.086999997496605</text:p>
          </table:table-cell>
          <table:table-cell office:value-type="float" office:value="0.118249997496605" calcext:value-type="float">
            <text:p>0.118249997496605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8323109149933" calcext:value-type="float">
            <text:p>0.658323109149933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2" calcext:value-type="float">
            <text:p>292</text:p>
          </table:table-cell>
          <table:table-cell table:number-columns-repeated="2" office:value-type="float" office:value="288" calcext:value-type="float">
            <text:p>288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9:47:00 UTC 2017</text:p>
          </table:table-cell>
          <table:table-cell office:value-type="float" office:value="319" calcext:value-type="float">
            <text:p>319</text:p>
          </table:table-cell>
          <table:table-cell office:value-type="float" office:value="1047724032" calcext:value-type="float">
            <text:p>1047724032</text:p>
          </table:table-cell>
          <table:table-cell office:value-type="float" office:value="6075179.5" calcext:value-type="float">
            <text:p>6075179.5</text:p>
          </table:table-cell>
          <table:table-cell office:value-type="float" office:value="22" calcext:value-type="float">
            <text:p>22</text:p>
          </table:table-cell>
          <table:table-cell office:value-type="float" office:value="28450816" calcext:value-type="float">
            <text:p>28450816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9" calcext:value-type="float">
            <text:p>69</text:p>
          </table:table-cell>
          <table:table-cell office:value-type="float" office:value="706297856" calcext:value-type="float">
            <text:p>706297856</text:p>
          </table:table-cell>
          <table:table-cell office:value-type="float" office:value="15762.078125" calcext:value-type="float">
            <text:p>15762.078125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office:value-type="float" office:value="772046848" calcext:value-type="float">
            <text:p>772046848</text:p>
          </table:table-cell>
          <table:table-cell office:value-type="float" office:value="702042112" calcext:value-type="float">
            <text:p>702042112</text:p>
          </table:table-cell>
          <table:table-cell office:value-type="float" office:value="1238420.25" calcext:value-type="float">
            <text:p>1238420.25</text:p>
          </table:table-cell>
          <table:table-cell office:value-type="string" calcext:value-type="string">
            <text:p>null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842500030994415" calcext:value-type="float">
            <text:p>0.084250003099442</text:p>
          </table:table-cell>
          <table:table-cell office:value-type="float" office:value="0.114500001072884" calcext:value-type="float">
            <text:p>0.114500001072884</text:p>
          </table:table-cell>
          <table:table-cell office:value-type="float" office:value="0.964749991893768" calcext:value-type="float">
            <text:p>0.964749991893768</text:p>
          </table:table-cell>
          <table:table-cell office:value-type="float" office:value="0.660535097122192" calcext:value-type="float">
            <text:p>0.660535097122192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4" calcext:value-type="float">
            <text:p>294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ri Jun 02 19:46:00 UTC 2017</text:p>
          </table:table-cell>
          <table:table-cell office:value-type="float" office:value="277" calcext:value-type="float">
            <text:p>277</text:p>
          </table:table-cell>
          <table:table-cell office:value-type="float" office:value="1047560192" calcext:value-type="float">
            <text:p>1047560192</text:p>
          </table:table-cell>
          <table:table-cell office:value-type="float" office:value="6392649.5" calcext:value-type="float">
            <text:p>6392649.5</text:p>
          </table:table-cell>
          <table:table-cell office:value-type="float" office:value="23" calcext:value-type="float">
            <text:p>23</text:p>
          </table:table-cell>
          <table:table-cell office:value-type="float" office:value="29073408" calcext:value-type="float">
            <text:p>29073408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7" calcext:value-type="float">
            <text:p>67</text:p>
          </table:table-cell>
          <table:table-cell office:value-type="float" office:value="706162688" calcext:value-type="float">
            <text:p>706162688</text:p>
          </table:table-cell>
          <table:table-cell office:value-type="float" office:value="15762.078125" calcext:value-type="float">
            <text:p>15762.07812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office:value-type="float" office:value="771391488" calcext:value-type="float">
            <text:p>771391488</text:p>
          </table:table-cell>
          <table:table-cell office:value-type="float" office:value="700063744" calcext:value-type="float">
            <text:p>700063744</text:p>
          </table:table-cell>
          <table:table-cell office:value-type="float" office:value="1238420.25" calcext:value-type="float">
            <text:p>1238420.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110500000417233" calcext:value-type="float">
            <text:p>0.110500000417233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5797621011734" calcext:value-type="float">
            <text:p>0.65797621011734</text:p>
          </table:table-cell>
          <table:table-cell office:value-type="float" office:value="200" calcext:value-type="float">
            <text:p>2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8" calcext:value-type="float">
            <text:p>288</text:p>
          </table:table-cell>
          <table:table-cell office:value-type="float" office:value="293" calcext:value-type="float">
            <text:p>293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9:45:00 UTC 2017</text:p>
          </table:table-cell>
          <table:table-cell office:value-type="float" office:value="297" calcext:value-type="float">
            <text:p>297</text:p>
          </table:table-cell>
          <table:table-cell office:value-type="float" office:value="1047846912" calcext:value-type="float">
            <text:p>1047846912</text:p>
          </table:table-cell>
          <table:table-cell office:value-type="float" office:value="4783476" calcext:value-type="float">
            <text:p>4783476</text:p>
          </table:table-cell>
          <table:table-cell office:value-type="float" office:value="20" calcext:value-type="float">
            <text:p>20</text:p>
          </table:table-cell>
          <table:table-cell office:value-type="float" office:value="29151232" calcext:value-type="float">
            <text:p>29151232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64" calcext:value-type="float">
            <text:p>64</text:p>
          </table:table-cell>
          <table:table-cell office:value-type="float" office:value="705904640" calcext:value-type="float">
            <text:p>705904640</text:p>
          </table:table-cell>
          <table:table-cell office:value-type="float" office:value="14821.31640625" calcext:value-type="float">
            <text:p>14821.3164062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771473408" calcext:value-type="float">
            <text:p>771473408</text:p>
          </table:table-cell>
          <table:table-cell office:value-type="float" office:value="699404288" calcext:value-type="float">
            <text:p>699404288</text:p>
          </table:table-cell>
          <table:table-cell office:value-type="float" office:value="1072703.75" calcext:value-type="float">
            <text:p>1072703.75</text:p>
          </table:table-cell>
          <table:table-cell office:value-type="string" calcext:value-type="string">
            <text:p>null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01499997079372" calcext:value-type="float">
            <text:p>0.101499997079372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657928764820099" calcext:value-type="float">
            <text:p>0.657928764820099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19:44:00 UTC 2017</text:p>
          </table:table-cell>
          <table:table-cell office:value-type="float" office:value="246" calcext:value-type="float">
            <text:p>246</text:p>
          </table:table-cell>
          <table:table-cell office:value-type="float" office:value="1048870912" calcext:value-type="float">
            <text:p>1048870912</text:p>
          </table:table-cell>
          <table:table-cell office:value-type="float" office:value="4783476" calcext:value-type="float">
            <text:p>4783476</text:p>
          </table:table-cell>
          <table:table-cell office:value-type="float" office:value="16" calcext:value-type="float">
            <text:p>16</text:p>
          </table:table-cell>
          <table:table-cell office:value-type="float" office:value="27770880" calcext:value-type="float">
            <text:p>27770880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55" calcext:value-type="float">
            <text:p>55</text:p>
          </table:table-cell>
          <table:table-cell office:value-type="float" office:value="705679360" calcext:value-type="float">
            <text:p>705679360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770863104" calcext:value-type="float">
            <text:p>770863104</text:p>
          </table:table-cell>
          <table:table-cell office:value-type="float" office:value="699047936" calcext:value-type="float">
            <text:p>69904793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969749987125397" calcext:value-type="float">
            <text:p>0.969749987125397</text:p>
          </table:table-cell>
          <table:table-cell office:value-type="float" office:value="0.657577991485596" calcext:value-type="float">
            <text:p>0.657577991485596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1" calcext:value-type="float">
            <text:p>301</text:p>
          </table:table-cell>
          <table:table-cell table:number-columns-repeated="2"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9" calcext:value-type="float">
            <text:p>299</text:p>
          </table:table-cell>
          <table:table-cell table:number-columns-repeated="3"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9:43:00 UTC 2017</text:p>
          </table:table-cell>
          <table:table-cell office:value-type="float" office:value="230" calcext:value-type="float">
            <text:p>230</text:p>
          </table:table-cell>
          <table:table-cell office:value-type="float" office:value="1048952832" calcext:value-type="float">
            <text:p>1048952832</text:p>
          </table:table-cell>
          <table:table-cell office:value-type="float" office:value="4213876.5" calcext:value-type="float">
            <text:p>4213876.5</text:p>
          </table:table-cell>
          <table:table-cell office:value-type="float" office:value="14" calcext:value-type="float">
            <text:p>14</text:p>
          </table:table-cell>
          <table:table-cell office:value-type="float" office:value="27607040" calcext:value-type="float">
            <text:p>27607040</text:p>
          </table:table-cell>
          <table:table-cell office:value-type="float" office:value="55145.57421875" calcext:value-type="float">
            <text:p>55145.57421875</text:p>
          </table:table-cell>
          <table:table-cell office:value-type="float" office:value="44" calcext:value-type="float">
            <text:p>44</text:p>
          </table:table-cell>
          <table:table-cell office:value-type="float" office:value="705589248" calcext:value-type="float">
            <text:p>705589248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9" calcext:value-type="float">
            <text:p>29</text:p>
          </table:table-cell>
          <table:table-cell office:value-type="float" office:value="37" calcext:value-type="float">
            <text:p>37</text:p>
          </table:table-cell>
          <table:table-cell office:value-type="float" office:value="768983040" calcext:value-type="float">
            <text:p>768983040</text:p>
          </table:table-cell>
          <table:table-cell office:value-type="float" office:value="697651200" calcext:value-type="float">
            <text:p>697651200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0890000015497208" calcext:value-type="float">
            <text:p>0.089000001549721</text:p>
          </table:table-cell>
          <table:table-cell office:value-type="float" office:value="0.969500005245209" calcext:value-type="float">
            <text:p>0.969500005245209</text:p>
          </table:table-cell>
          <table:table-cell office:value-type="float" office:value="0.657388150691986" calcext:value-type="float">
            <text:p>0.657388150691986</text:p>
          </table:table-cell>
          <table:table-cell office:value-type="float" office:value="150" calcext:value-type="float">
            <text:p>1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4" calcext:value-type="float">
            <text:p>304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04" calcext:value-type="float">
            <text:p>304</text:p>
          </table:table-cell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ri Jun 02 19:42:00 UTC 2017</text:p>
          </table:table-cell>
          <table:table-cell office:value-type="float" office:value="193" calcext:value-type="float">
            <text:p>193</text:p>
          </table:table-cell>
          <table:table-cell office:value-type="float" office:value="1048793088" calcext:value-type="float">
            <text:p>1048793088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12" calcext:value-type="float">
            <text:p>12</text:p>
          </table:table-cell>
          <table:table-cell office:value-type="float" office:value="27754496" calcext:value-type="float">
            <text:p>27754496</text:p>
          </table:table-cell>
          <table:table-cell office:value-type="float" office:value="50644.21875" calcext:value-type="float">
            <text:p>50644.21875</text:p>
          </table:table-cell>
          <table:table-cell office:value-type="float" office:value="43" calcext:value-type="float">
            <text:p>43</text:p>
          </table:table-cell>
          <table:table-cell office:value-type="float" office:value="705540096" calcext:value-type="float">
            <text:p>705540096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770080768" calcext:value-type="float">
            <text:p>770080768</text:p>
          </table:table-cell>
          <table:table-cell office:value-type="float" office:value="697737216" calcext:value-type="float">
            <text:p>69773721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7499966621399" calcext:value-type="float">
            <text:p>0.08474999666214</text:p>
          </table:table-cell>
          <table:table-cell office:value-type="float" office:value="0.975000023841858" calcext:value-type="float">
            <text:p>0.975000023841858</text:p>
          </table:table-cell>
          <table:table-cell office:value-type="float" office:value="0.65724527835846" calcext:value-type="float">
            <text:p>0.65724527835846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10" calcext:value-type="float">
            <text:p>310</text:p>
          </table:table-cell>
          <table:table-cell office:value-type="float" office:value="308" calcext:value-type="float">
            <text:p>308</text:p>
          </table:table-cell>
          <table:table-cell office:value-type="float" office:value="307" calcext:value-type="float">
            <text:p>307</text:p>
          </table:table-cell>
          <table:table-cell office:value-type="float" office:value="312" calcext:value-type="float">
            <text:p>312</text:p>
          </table:table-cell>
          <table:table-cell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string" calcext:value-type="string">
            <text:p>Fri Jun 02 19:41:00 UTC 2017</text:p>
          </table:table-cell>
          <table:table-cell office:value-type="float" office:value="170" calcext:value-type="float">
            <text:p>170</text:p>
          </table:table-cell>
          <table:table-cell office:value-type="float" office:value="1047240704" calcext:value-type="float">
            <text:p>1047240704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9" calcext:value-type="float">
            <text:p>9</text:p>
          </table:table-cell>
          <table:table-cell office:value-type="float" office:value="26992640" calcext:value-type="float">
            <text:p>26992640</text:p>
          </table:table-cell>
          <table:table-cell office:value-type="float" office:value="40206.45703125" calcext:value-type="float">
            <text:p>40206.45703125</text:p>
          </table:table-cell>
          <table:table-cell office:value-type="float" office:value="35" calcext:value-type="float">
            <text:p>35</text:p>
          </table:table-cell>
          <table:table-cell office:value-type="float" office:value="705544192" calcext:value-type="float">
            <text:p>705544192</text:p>
          </table:table-cell>
          <table:table-cell office:value-type="float" office:value="8500.5185546875" calcext:value-type="float">
            <text:p>8500.5185546875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769150976" calcext:value-type="float">
            <text:p>769150976</text:p>
          </table:table-cell>
          <table:table-cell office:value-type="float" office:value="697819136" calcext:value-type="float">
            <text:p>697819136</text:p>
          </table:table-cell>
          <table:table-cell office:value-type="float" office:value="480177.53125" calcext:value-type="float">
            <text:p>480177.53125</text:p>
          </table:table-cell>
          <table:table-cell office:value-type="float" office:value="488121.25" calcext:value-type="float">
            <text:p>488121.25</text:p>
          </table:table-cell>
          <table:table-cell office:value-type="float" office:value="0.104000002145767" calcext:value-type="float">
            <text:p>0.104000002145767</text:p>
          </table:table-cell>
          <table:table-cell office:value-type="float" office:value="0.0595000013709068" calcext:value-type="float">
            <text:p>0.059500001370907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978999972343445" calcext:value-type="float">
            <text:p>0.978999972343445</text:p>
          </table:table-cell>
          <table:table-cell office:value-type="float" office:value="0.657077431678772" calcext:value-type="float">
            <text:p>0.657077431678772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i Jun 02 19:40:00 UTC 2017</text:p>
          </table:table-cell>
          <table:table-cell office:value-type="float" office:value="131" calcext:value-type="float">
            <text:p>131</text:p>
          </table:table-cell>
          <table:table-cell office:value-type="float" office:value="1048424448" calcext:value-type="float">
            <text:p>1048424448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7" calcext:value-type="float">
            <text:p>7</text:p>
          </table:table-cell>
          <table:table-cell office:value-type="float" office:value="26943488" calcext:value-type="float">
            <text:p>26943488</text:p>
          </table:table-cell>
          <table:table-cell office:value-type="float" office:value="28846.419921875" calcext:value-type="float">
            <text:p>28846.419921875</text:p>
          </table:table-cell>
          <table:table-cell office:value-type="float" office:value="25" calcext:value-type="float">
            <text:p>25</text:p>
          </table:table-cell>
          <table:table-cell office:value-type="float" office:value="705273856" calcext:value-type="float">
            <text:p>705273856</text:p>
          </table:table-cell>
          <table:table-cell office:value-type="float" office:value="5915.46142578125" calcext:value-type="float">
            <text:p>5915.46142578125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766562304" calcext:value-type="float">
            <text:p>766562304</text:p>
          </table:table-cell>
          <table:table-cell office:value-type="float" office:value="696578048" calcext:value-type="float">
            <text:p>696578048</text:p>
          </table:table-cell>
          <table:table-cell office:value-type="float" office:value="268392.625" calcext:value-type="float">
            <text:p>268392.625</text:p>
          </table:table-cell>
          <table:table-cell office:value-type="float" office:value="471533.21875" calcext:value-type="float">
            <text:p>471533.21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56960487365723" calcext:value-type="float">
            <text:p>0.656960487365723</text:p>
          </table:table-cell>
          <table:table-cell office:value-type="float" office:value="100" calcext:value-type="float">
            <text:p>1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9" calcext:value-type="float">
            <text:p>319</text:p>
          </table:table-cell>
          <table:table-cell office:value-type="float" office:value="318" calcext:value-type="float">
            <text:p>318</text:p>
          </table:table-cell>
          <table:table-cell office:value-type="float" office:value="326" calcext:value-type="float">
            <text:p>326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19:39:00 UTC 2017</text:p>
          </table:table-cell>
          <table:table-cell office:value-type="float" office:value="95" calcext:value-type="float">
            <text:p>95</text:p>
          </table:table-cell>
          <table:table-cell office:value-type="float" office:value="1047166976" calcext:value-type="float">
            <text:p>1047166976</text:p>
          </table:table-cell>
          <table:table-cell office:value-type="float" office:value="1800267.5" calcext:value-type="float">
            <text:p>1800267.5</text:p>
          </table:table-cell>
          <table:table-cell office:value-type="float" office:value="7" calcext:value-type="float">
            <text:p>7</text:p>
          </table:table-cell>
          <table:table-cell office:value-type="float" office:value="27615232" calcext:value-type="float">
            <text:p>27615232</text:p>
          </table:table-cell>
          <table:table-cell office:value-type="float" office:value="26643.990234375" calcext:value-type="float">
            <text:p>26643.990234375</text:p>
          </table:table-cell>
          <table:table-cell office:value-type="float" office:value="25" calcext:value-type="float">
            <text:p>25</text:p>
          </table:table-cell>
          <table:table-cell office:value-type="float" office:value="705085440" calcext:value-type="float">
            <text:p>705085440</text:p>
          </table:table-cell>
          <table:table-cell office:value-type="float" office:value="5915.46142578125" calcext:value-type="float">
            <text:p>5915.4614257812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767225856" calcext:value-type="float">
            <text:p>767225856</text:p>
          </table:table-cell>
          <table:table-cell office:value-type="float" office:value="696668160" calcext:value-type="float">
            <text:p>696668160</text:p>
          </table:table-cell>
          <table:table-cell office:value-type="float" office:value="268392.625" calcext:value-type="float">
            <text:p>268392.625</text:p>
          </table:table-cell>
          <table:table-cell office:value-type="float" office:value="471533.21875" calcext:value-type="float">
            <text:p>471533.218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56670391559601" calcext:value-type="float">
            <text:p>0.656670391559601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18" calcext:value-type="float">
            <text:p>318</text:p>
          </table:table-cell>
          <table:table-cell table:number-columns-repeated="3" office:value-type="float" office:value="321" calcext:value-type="float">
            <text:p>321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table:number-columns-repeated="2"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19:38:00 UTC 2017</text:p>
          </table:table-cell>
          <table:table-cell office:value-type="float" office:value="88" calcext:value-type="float">
            <text:p>88</text:p>
          </table:table-cell>
          <table:table-cell office:value-type="float" office:value="1047375872" calcext:value-type="float">
            <text:p>1047375872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4" calcext:value-type="float">
            <text:p>4</text:p>
          </table:table-cell>
          <table:table-cell office:value-type="float" office:value="26218496" calcext:value-type="float">
            <text:p>26218496</text:p>
          </table:table-cell>
          <table:table-cell office:value-type="float" office:value="10929.796875" calcext:value-type="float">
            <text:p>10929.796875</text:p>
          </table:table-cell>
          <table:table-cell office:value-type="float" office:value="21" calcext:value-type="float">
            <text:p>21</text:p>
          </table:table-cell>
          <table:table-cell office:value-type="float" office:value="705105920" calcext:value-type="float">
            <text:p>705105920</text:p>
          </table:table-cell>
          <table:table-cell office:value-type="float" office:value="4482.77099609375" calcext:value-type="float">
            <text:p>4482.77099609375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67307776" calcext:value-type="float">
            <text:p>767307776</text:p>
          </table:table-cell>
          <table:table-cell office:value-type="float" office:value="696750080" calcext:value-type="float">
            <text:p>69675008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619999989867211" calcext:value-type="float">
            <text:p>0.061999998986721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656542181968689" calcext:value-type="float">
            <text:p>0.656542181968689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9:37:00 UTC 2017</text:p>
          </table:table-cell>
          <table:table-cell office:value-type="float" office:value="54" calcext:value-type="float">
            <text:p>54</text:p>
          </table:table-cell>
          <table:table-cell office:value-type="float" office:value="1048240128" calcext:value-type="float">
            <text:p>1048240128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2" calcext:value-type="float">
            <text:p>2</text:p>
          </table:table-cell>
          <table:table-cell office:value-type="float" office:value="26214400" calcext:value-type="float">
            <text:p>26214400</text:p>
          </table:table-cell>
          <table:table-cell office:value-type="float" office:value="10929.796875" calcext:value-type="float">
            <text:p>10929.796875</text:p>
          </table:table-cell>
          <table:table-cell office:value-type="float" office:value="12" calcext:value-type="float">
            <text:p>12</text:p>
          </table:table-cell>
          <table:table-cell office:value-type="float" office:value="705060864" calcext:value-type="float">
            <text:p>705060864</text:p>
          </table:table-cell>
          <table:table-cell office:value-type="float" office:value="2527.072265625" calcext:value-type="float">
            <text:p>2527.07226562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68217088" calcext:value-type="float">
            <text:p>768217088</text:p>
          </table:table-cell>
          <table:table-cell office:value-type="float" office:value="695971840" calcext:value-type="float">
            <text:p>69597184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7216906547546" calcext:value-type="float">
            <text:p>0.657216906547546</text:p>
          </table:table-cell>
          <table:table-cell office:value-type="float" office:value="50" calcext:value-type="float">
            <text:p>5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9:36:00 UTC 2017</text:p>
          </table:table-cell>
          <table:table-cell office:value-type="float" office:value="39" calcext:value-type="float">
            <text:p>39</text:p>
          </table:table-cell>
          <table:table-cell office:value-type="float" office:value="1047162880" calcext:value-type="float">
            <text:p>1047162880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3" calcext:value-type="float">
            <text:p>3</text:p>
          </table:table-cell>
          <table:table-cell office:value-type="float" office:value="26210304" calcext:value-type="float">
            <text:p>26210304</text:p>
          </table:table-cell>
          <table:table-cell office:value-type="float" office:value="8157.2734375" calcext:value-type="float">
            <text:p>8157.2734375</text:p>
          </table:table-cell>
          <table:table-cell office:value-type="float" office:value="12" calcext:value-type="float">
            <text:p>12</text:p>
          </table:table-cell>
          <table:table-cell office:value-type="float" office:value="705044480" calcext:value-type="float">
            <text:p>705044480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69372160" calcext:value-type="float">
            <text:p>769372160</text:p>
          </table:table-cell>
          <table:table-cell office:value-type="float" office:value="696053760" calcext:value-type="float">
            <text:p>696053760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6053423881531" calcext:value-type="float">
            <text:p>0.656053423881531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9:35:00 UTC 2017</text:p>
          </table:table-cell>
          <table:table-cell office:value-type="float" office:value="39" calcext:value-type="float">
            <text:p>39</text:p>
          </table:table-cell>
          <table:table-cell office:value-type="float" office:value="1048371200" calcext:value-type="float">
            <text:p>1048371200</text:p>
          </table:table-cell>
          <table:table-cell office:value-type="float" office:value="589791.0625" calcext:value-type="float">
            <text:p>589791.0625</text:p>
          </table:table-cell>
          <table:table-cell office:value-type="float" office:value="2" calcext:value-type="float">
            <text:p>2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8157.2734375" calcext:value-type="float">
            <text:p>8157.2734375</text:p>
          </table:table-cell>
          <table:table-cell office:value-type="float" office:value="11" calcext:value-type="float">
            <text:p>11</text:p>
          </table:table-cell>
          <table:table-cell office:value-type="float" office:value="704905216" calcext:value-type="float">
            <text:p>704905216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68450560" calcext:value-type="float">
            <text:p>768450560</text:p>
          </table:table-cell>
          <table:table-cell office:value-type="float" office:value="696143872" calcext:value-type="float">
            <text:p>696143872</text:p>
          </table:table-cell>
          <table:table-cell office:value-type="float" office:value="112283.3046875" calcext:value-type="float">
            <text:p>112283.3046875</text:p>
          </table:table-cell>
          <table:table-cell office:value-type="string" calcext:value-type="string">
            <text:p>null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86000001430512" calcext:value-type="float">
            <text:p>0.986000001430512</text:p>
          </table:table-cell>
          <table:table-cell office:value-type="float" office:value="0.6559237241745" calcext:value-type="float">
            <text:p>0.6559237241745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9:34:00 UTC 2017</text:p>
          </table:table-cell>
          <table:table-cell office:value-type="float" office:value="31" calcext:value-type="float">
            <text:p>31</text:p>
          </table:table-cell>
          <table:table-cell office:value-type="float" office:value="1048432640" calcext:value-type="float">
            <text:p>1048432640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5397.70556640625" calcext:value-type="float">
            <text:p>5397.70556640625</text:p>
          </table:table-cell>
          <table:table-cell office:value-type="float" office:value="7" calcext:value-type="float">
            <text:p>7</text:p>
          </table:table-cell>
          <table:table-cell office:value-type="float" office:value="704716800" calcext:value-type="float">
            <text:p>704716800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8540672" calcext:value-type="float">
            <text:p>768540672</text:p>
          </table:table-cell>
          <table:table-cell office:value-type="float" office:value="696229888" calcext:value-type="float">
            <text:p>696229888</text:p>
          </table:table-cell>
          <table:table-cell office:value-type="float" office:value="85539.0390625" calcext:value-type="float">
            <text:p>85539.0390625</text:p>
          </table:table-cell>
          <table:table-cell office:value-type="float" office:value="80318.5078125" calcext:value-type="float">
            <text:p>80318.507812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5649244785309" calcext:value-type="float">
            <text:p>0.655649244785309</text:p>
          </table:table-cell>
          <table:table-cell office:value-type="float" office:value="20" calcext:value-type="float">
            <text:p>2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9:33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5397.70556640625" calcext:value-type="float">
            <text:p>5397.70556640625</text:p>
          </table:table-cell>
          <table:table-cell office:value-type="float" office:value="7" calcext:value-type="float">
            <text:p>7</text:p>
          </table:table-cell>
          <table:table-cell office:value-type="float" office:value="704708608" calcext:value-type="float">
            <text:p>704708608</text:p>
          </table:table-cell>
          <table:table-cell office:value-type="float" office:value="1064.37109375" calcext:value-type="float">
            <text:p>1064.3710937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68622592" calcext:value-type="float">
            <text:p>768622592</text:p>
          </table:table-cell>
          <table:table-cell office:value-type="float" office:value="696307712" calcext:value-type="float">
            <text:p>696307712</text:p>
          </table:table-cell>
          <table:table-cell office:value-type="float" office:value="98830.4375" calcext:value-type="float">
            <text:p>98830.4375</text:p>
          </table:table-cell>
          <table:table-cell office:value-type="float" office:value="80318.5078125" calcext:value-type="float">
            <text:p>80318.5078125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65784215927124" calcext:value-type="float">
            <text:p>0.65784215927124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9:32:00 UTC 2017</text:p>
          </table:table-cell>
          <table:table-cell office:value-type="float" office:value="22" calcext:value-type="float">
            <text:p>22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312350.34375" calcext:value-type="float">
            <text:p>312350.34375</text:p>
          </table:table-cell>
          <table:table-cell office:value-type="float" office:value="1" calcext:value-type="float">
            <text:p>1</text:p>
          </table:table-cell>
          <table:table-cell office:value-type="float" office:value="25534464" calcext:value-type="float">
            <text:p>25534464</text:p>
          </table:table-cell>
          <table:table-cell office:value-type="float" office:value="4466.728515625" calcext:value-type="float">
            <text:p>4466.728515625</text:p>
          </table:table-cell>
          <table:table-cell office:value-type="float" office:value="6" calcext:value-type="float">
            <text:p>6</text:p>
          </table:table-cell>
          <table:table-cell office:value-type="float" office:value="704700416" calcext:value-type="float">
            <text:p>704700416</text:p>
          </table:table-cell>
          <table:table-cell office:value-type="float" office:value="1064.37109375" calcext:value-type="float">
            <text:p>1064.3710937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68708608" calcext:value-type="float">
            <text:p>768708608</text:p>
          </table:table-cell>
          <table:table-cell office:value-type="float" office:value="696393728" calcext:value-type="float">
            <text:p>696393728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5429124832153" calcext:value-type="float">
            <text:p>0.655429124832153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9:31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189988.3125" calcext:value-type="float">
            <text:p>189988.3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2455.431640625" calcext:value-type="float">
            <text:p>2455.431640625</text:p>
          </table:table-cell>
          <table:table-cell office:value-type="float" office:value="6" calcext:value-type="float">
            <text:p>6</text:p>
          </table:table-cell>
          <table:table-cell office:value-type="float" office:value="704757760" calcext:value-type="float">
            <text:p>704757760</text:p>
          </table:table-cell>
          <table:table-cell office:value-type="float" office:value="583.160278320313" calcext:value-type="float">
            <text:p>583.1602783203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69867776" calcext:value-type="float">
            <text:p>769867776</text:p>
          </table:table-cell>
          <table:table-cell office:value-type="float" office:value="696479744" calcext:value-type="float">
            <text:p>696479744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100749999284744" calcext:value-type="float">
            <text:p>0.100749999284744</text:p>
          </table:table-cell>
          <table:table-cell office:value-type="float" office:value="0.0555000007152557" calcext:value-type="float">
            <text:p>0.055500000715256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987749993801117" calcext:value-type="float">
            <text:p>0.987749993801117</text:p>
          </table:table-cell>
          <table:table-cell office:value-type="float" office:value="0.655188381671906" calcext:value-type="float">
            <text:p>0.655188381671906</text:p>
          </table:table-cell>
          <table:table-cell office:value-type="float" office:value="10" calcext:value-type="float">
            <text:p>1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9:30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8367104" calcext:value-type="float">
            <text:p>1048367104</text:p>
          </table:table-cell>
          <table:table-cell office:value-type="float" office:value="120081.578125" calcext:value-type="float">
            <text:p>120081.578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2455.431640625" calcext:value-type="float">
            <text:p>2455.431640625</text:p>
          </table:table-cell>
          <table:table-cell office:value-type="float" office:value="6" calcext:value-type="float">
            <text:p>6</text:p>
          </table:table-cell>
          <table:table-cell office:value-type="float" office:value="704565248" calcext:value-type="float">
            <text:p>704565248</text:p>
          </table:table-cell>
          <table:table-cell office:value-type="float" office:value="583.160278320313" calcext:value-type="float">
            <text:p>583.160278320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8942080" calcext:value-type="float">
            <text:p>768942080</text:p>
          </table:table-cell>
          <table:table-cell office:value-type="float" office:value="696569856" calcext:value-type="float">
            <text:p>696569856</text:p>
          </table:table-cell>
          <table:table-cell office:value-type="float" office:value="34229.58984375" calcext:value-type="float">
            <text:p>34229.58984375</text:p>
          </table:table-cell>
          <table:table-cell office:value-type="string" calcext:value-type="string">
            <text:p>null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5086576938629" calcext:value-type="float">
            <text:p>0.655086576938629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9:29:00 UTC 2017</text:p>
          </table:table-cell>
          <table:table-cell office:value-type="float" office:value="11" calcext:value-type="float">
            <text:p>11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120081.578125" calcext:value-type="float">
            <text:p>120081.578125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833.86706542969" calcext:value-type="float">
            <text:p>1833.86706542969</text:p>
          </table:table-cell>
          <table:table-cell office:value-type="float" office:value="5" calcext:value-type="float">
            <text:p>5</text:p>
          </table:table-cell>
          <table:table-cell office:value-type="float" office:value="704450560" calcext:value-type="float">
            <text:p>704450560</text:p>
          </table:table-cell>
          <table:table-cell office:value-type="float" office:value="583.160278320313" calcext:value-type="float">
            <text:p>583.1602783203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69032192" calcext:value-type="float">
            <text:p>769032192</text:p>
          </table:table-cell>
          <table:table-cell office:value-type="float" office:value="696455168" calcext:value-type="float">
            <text:p>696455168</text:p>
          </table:table-cell>
          <table:table-cell office:value-type="float" office:value="15637.5263671875" calcext:value-type="float">
            <text:p>15637.5263671875</text:p>
          </table:table-cell>
          <table:table-cell office:value-type="float" office:value="25456.236328125" calcext:value-type="float">
            <text:p>25456.2363281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023992061615" calcext:value-type="float">
            <text:p>0.655023992061615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9:28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47355392" calcext:value-type="float">
            <text:p>1047355392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300.10302734375" calcext:value-type="float">
            <text:p>1300.10302734375</text:p>
          </table:table-cell>
          <table:table-cell office:value-type="float" office:value="5" calcext:value-type="float">
            <text:p>5</text:p>
          </table:table-cell>
          <table:table-cell office:value-type="float" office:value="704446464" calcext:value-type="float">
            <text:p>704446464</text:p>
          </table:table-cell>
          <table:table-cell office:value-type="float" office:value="416.990356445313" calcext:value-type="float">
            <text:p>416.99035644531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70138112" calcext:value-type="float">
            <text:p>770138112</text:p>
          </table:table-cell>
          <table:table-cell office:value-type="float" office:value="696668160" calcext:value-type="float">
            <text:p>696668160</text:p>
          </table:table-cell>
          <table:table-cell office:value-type="float" office:value="15637.5263671875" calcext:value-type="float">
            <text:p>15637.5263671875</text:p>
          </table:table-cell>
          <table:table-cell office:value-type="float" office:value="25456.236328125" calcext:value-type="float">
            <text:p>25456.23632812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86484146118" calcext:value-type="float">
            <text:p>0.654886484146118</text:p>
          </table:table-cell>
          <table:table-cell office:value-type="float" office:value="5" calcext:value-type="float">
            <text:p>5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9:27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48629248" calcext:value-type="float">
            <text:p>1048629248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1263.81713867188" calcext:value-type="float">
            <text:p>1263.81713867188</text:p>
          </table:table-cell>
          <table:table-cell office:value-type="float" office:value="8" calcext:value-type="float">
            <text:p>8</text:p>
          </table:table-cell>
          <table:table-cell office:value-type="float" office:value="704442368" calcext:value-type="float">
            <text:p>704442368</text:p>
          </table:table-cell>
          <table:table-cell office:value-type="float" office:value="416.990356445313" calcext:value-type="float">
            <text:p>416.990356445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68724992" calcext:value-type="float">
            <text:p>768724992</text:p>
          </table:table-cell>
          <table:table-cell office:value-type="float" office:value="696627200" calcext:value-type="float">
            <text:p>696627200</text:p>
          </table:table-cell>
          <table:table-cell office:value-type="float" office:value="17472.21484375" calcext:value-type="float">
            <text:p>17472.21484375</text:p>
          </table:table-cell>
          <table:table-cell office:value-type="float" office:value="18765.390625" calcext:value-type="float">
            <text:p>18765.39062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49827289581" calcext:value-type="float">
            <text:p>0.654849827289581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9:26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47425024" calcext:value-type="float">
            <text:p>104742502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18080" calcext:value-type="float">
            <text:p>25518080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4" calcext:value-type="float">
            <text:p>4</text:p>
          </table:table-cell>
          <table:table-cell office:value-type="float" office:value="704401408" calcext:value-type="float">
            <text:p>704401408</text:p>
          </table:table-cell>
          <table:table-cell office:value-type="float" office:value="75.2901153564453" calcext:value-type="float">
            <text:p>75.290115356445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68724992" calcext:value-type="float">
            <text:p>768724992</text:p>
          </table:table-cell>
          <table:table-cell office:value-type="float" office:value="696709120" calcext:value-type="float">
            <text:p>696709120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5482485294342" calcext:value-type="float">
            <text:p>0.65482485294342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9:25:00 UTC 2017</text:p>
          </table:table-cell>
          <table:table-cell office:value-type="float" office:value="3" calcext:value-type="float">
            <text:p>3</text:p>
          </table:table-cell>
          <table:table-cell office:value-type="float" office:value="1048436736" calcext:value-type="float">
            <text:p>1048436736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0" calcext:value-type="float">
            <text:p>0</text:p>
          </table:table-cell>
          <table:table-cell office:value-type="float" office:value="25509888" calcext:value-type="float">
            <text:p>25509888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3" calcext:value-type="float">
            <text:p>3</text:p>
          </table:table-cell>
          <table:table-cell office:value-type="float" office:value="704278528" calcext:value-type="float">
            <text:p>704278528</text:p>
          </table:table-cell>
          <table:table-cell office:value-type="float" office:value="75.2901153564453" calcext:value-type="float">
            <text:p>75.290115356445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67803392" calcext:value-type="float">
            <text:p>767803392</text:p>
          </table:table-cell>
          <table:table-cell office:value-type="float" office:value="696832000" calcext:value-type="float">
            <text:p>696832000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4808223247528" calcext:value-type="float">
            <text:p>0.654808223247528</text:p>
          </table:table-cell>
          <table:table-cell office:value-type="float" office:value="3" calcext:value-type="float">
            <text:p>3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9:2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47425024" calcext:value-type="float">
            <text:p>104742502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6" calcext:value-type="float">
            <text:p>26</text:p>
          </table:table-cell>
          <table:table-cell office:value-type="float" office:value="29274112" calcext:value-type="float">
            <text:p>29274112</text:p>
          </table:table-cell>
          <table:table-cell office:value-type="float" office:value="97466.8828125" calcext:value-type="float">
            <text:p>97466.8828125</text:p>
          </table:table-cell>
          <table:table-cell office:value-type="float" office:value="77" calcext:value-type="float">
            <text:p>77</text:p>
          </table:table-cell>
          <table:table-cell office:value-type="float" office:value="704188416" calcext:value-type="float">
            <text:p>704188416</text:p>
          </table:table-cell>
          <table:table-cell office:value-type="float" office:value="16511.1171875" calcext:value-type="float">
            <text:p>16511.1171875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office:value-type="float" office:value="768905216" calcext:value-type="float">
            <text:p>768905216</text:p>
          </table:table-cell>
          <table:table-cell office:value-type="float" office:value="696922112" calcext:value-type="float">
            <text:p>696922112</text:p>
          </table:table-cell>
          <table:table-cell office:value-type="float" office:value="1417207" calcext:value-type="float">
            <text:p>1417207</text:p>
          </table:table-cell>
          <table:table-cell office:value-type="float" office:value="1377177" calcext:value-type="float">
            <text:p>1377177</text:p>
          </table:table-cell>
          <table:table-cell office:value-type="float" office:value="0.0850000008940697" calcext:value-type="float">
            <text:p>0.08500000089407</text:p>
          </table:table-cell>
          <table:table-cell office:value-type="float" office:value="0.120999999344349" calcext:value-type="float">
            <text:p>0.120999999344349</text:p>
          </table:table-cell>
          <table:table-cell office:value-type="float" office:value="0.142250001430512" calcext:value-type="float">
            <text:p>0.142250001430512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65482485294342" calcext:value-type="float">
            <text:p>0.65482485294342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9:23:00 UTC 2017</text:p>
          </table:table-cell>
          <table:table-cell office:value-type="float" office:value="326" calcext:value-type="float">
            <text:p>326</text:p>
          </table:table-cell>
          <table:table-cell office:value-type="float" office:value="1048535040" calcext:value-type="float">
            <text:p>10485350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662656" calcext:value-type="float">
            <text:p>30662656</text:p>
          </table:table-cell>
          <table:table-cell office:value-type="float" office:value="132809.59375" calcext:value-type="float">
            <text:p>132809.59375</text:p>
          </table:table-cell>
          <table:table-cell office:value-type="float" office:value="109" calcext:value-type="float">
            <text:p>109</text:p>
          </table:table-cell>
          <table:table-cell office:value-type="float" office:value="704069632" calcext:value-type="float">
            <text:p>704069632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4" calcext:value-type="float">
            <text:p>84</text:p>
          </table:table-cell>
          <table:table-cell office:value-type="float" office:value="79" calcext:value-type="float">
            <text:p>79</text:p>
          </table:table-cell>
          <table:table-cell office:value-type="float" office:value="761856000" calcext:value-type="float">
            <text:p>761856000</text:p>
          </table:table-cell>
          <table:table-cell office:value-type="float" office:value="692285440" calcext:value-type="float">
            <text:p>692285440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4707431793213" calcext:value-type="float">
            <text:p>0.654707431793213</text:p>
          </table:table-cell>
          <table:table-cell office:value-type="float" office:value="0" calcext:value-type="float">
            <text:p>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22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7920640" calcext:value-type="float">
            <text:p>10479206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30" calcext:value-type="float">
            <text:p>30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28721.1171875" calcext:value-type="float">
            <text:p>128721.1171875</text:p>
          </table:table-cell>
          <table:table-cell office:value-type="float" office:value="88" calcext:value-type="float">
            <text:p>88</text:p>
          </table:table-cell>
          <table:table-cell office:value-type="float" office:value="696258560" calcext:value-type="float">
            <text:p>696258560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6809728" calcext:value-type="float">
            <text:p>756809728</text:p>
          </table:table-cell>
          <table:table-cell office:value-type="float" office:value="689000448" calcext:value-type="float">
            <text:p>689000448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6850934028626" calcext:value-type="float">
            <text:p>0.656850934028626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9:2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093312" calcext:value-type="float">
            <text:p>3009331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9" calcext:value-type="float">
            <text:p>79</text:p>
          </table:table-cell>
          <table:table-cell office:value-type="float" office:value="696098816" calcext:value-type="float">
            <text:p>696098816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53500160" calcext:value-type="float">
            <text:p>753500160</text:p>
          </table:table-cell>
          <table:table-cell office:value-type="float" office:value="685821952" calcext:value-type="float">
            <text:p>685821952</text:p>
          </table:table-cell>
          <table:table-cell office:value-type="float" office:value="1654067" calcext:value-type="float">
            <text:p>1654067</text:p>
          </table:table-cell>
          <table:table-cell office:value-type="float" office:value="1407157.875" calcext:value-type="float">
            <text:p>1407157.875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54353201389313" calcext:value-type="float">
            <text:p>0.654353201389313</text:p>
          </table:table-cell>
          <table:table-cell office:value-type="float" office:value="600" calcext:value-type="float">
            <text:p>600</text:p>
          </table:table-cell>
          <table:table-cell office:value-type="float" office:value="17890" calcext:value-type="float">
            <text:p>17890</text:p>
          </table:table-cell>
          <table:table-cell office:value-type="float" office:value="17263" calcext:value-type="float">
            <text:p>17263</text:p>
          </table:table-cell>
          <table:table-cell office:value-type="float" office:value="11432" calcext:value-type="float">
            <text:p>11432</text:p>
          </table:table-cell>
          <table:table-cell office:value-type="float" office:value="11066" calcext:value-type="float">
            <text:p>11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20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8338432" calcext:value-type="float">
            <text:p>1048338432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8" calcext:value-type="float">
            <text:p>28</text:p>
          </table:table-cell>
          <table:table-cell office:value-type="float" office:value="29937664" calcext:value-type="float">
            <text:p>29937664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6" calcext:value-type="float">
            <text:p>76</text:p>
          </table:table-cell>
          <table:table-cell office:value-type="float" office:value="695828480" calcext:value-type="float">
            <text:p>695828480</text:p>
          </table:table-cell>
          <table:table-cell office:value-type="float" office:value="17964.140625" calcext:value-type="float">
            <text:p>17964.14062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49355008" calcext:value-type="float">
            <text:p>749355008</text:p>
          </table:table-cell>
          <table:table-cell office:value-type="float" office:value="683069440" calcext:value-type="float">
            <text:p>683069440</text:p>
          </table:table-cell>
          <table:table-cell office:value-type="float" office:value="1834263.625" calcext:value-type="float">
            <text:p>1834263.625</text:p>
          </table:table-cell>
          <table:table-cell office:value-type="float" office:value="1390748.875" calcext:value-type="float">
            <text:p>1390748.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4188275337219" calcext:value-type="float">
            <text:p>0.654188275337219</text:p>
          </table:table-cell>
          <table:table-cell office:value-type="float" office:value="600" calcext:value-type="float">
            <text:p>600</text:p>
          </table:table-cell>
          <table:table-cell office:value-type="float" office:value="17060" calcext:value-type="float">
            <text:p>17060</text:p>
          </table:table-cell>
          <table:table-cell office:value-type="float" office:value="16523" calcext:value-type="float">
            <text:p>16523</text:p>
          </table:table-cell>
          <table:table-cell office:value-type="float" office:value="10337" calcext:value-type="float">
            <text:p>10337</text:p>
          </table:table-cell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19:00 UTC 2017</text:p>
          </table:table-cell>
          <table:table-cell office:value-type="float" office:value="352" calcext:value-type="float">
            <text:p>352</text:p>
          </table:table-cell>
          <table:table-cell office:value-type="float" office:value="1047584768" calcext:value-type="float">
            <text:p>1047584768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9" calcext:value-type="float">
            <text:p>29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83" calcext:value-type="float">
            <text:p>83</text:p>
          </table:table-cell>
          <table:table-cell office:value-type="float" office:value="695595008" calcext:value-type="float">
            <text:p>695595008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43411712" calcext:value-type="float">
            <text:p>743411712</text:p>
          </table:table-cell>
          <table:table-cell office:value-type="float" office:value="679677952" calcext:value-type="float">
            <text:p>679677952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54011189937592" calcext:value-type="float">
            <text:p>0.654011189937592</text:p>
          </table:table-cell>
          <table:table-cell office:value-type="float" office:value="500" calcext:value-type="float">
            <text:p>500</text:p>
          </table:table-cell>
          <table:table-cell office:value-type="float" office:value="16347" calcext:value-type="float">
            <text:p>16347</text:p>
          </table:table-cell>
          <table:table-cell office:value-type="float" office:value="15881" calcext:value-type="float">
            <text:p>15881</text:p>
          </table:table-cell>
          <table:table-cell office:value-type="float" office:value="9129" calcext:value-type="float">
            <text:p>9129</text:p>
          </table:table-cell>
          <table:table-cell office:value-type="float" office:value="8519" calcext:value-type="float">
            <text:p>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18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992648.5" calcext:value-type="float">
            <text:p>7992648.5</text:p>
          </table:table-cell>
          <table:table-cell office:value-type="float" office:value="29" calcext:value-type="float">
            <text:p>29</text:p>
          </table:table-cell>
          <table:table-cell office:value-type="float" office:value="30642176" calcext:value-type="float">
            <text:p>30642176</text:p>
          </table:table-cell>
          <table:table-cell office:value-type="float" office:value="119604.484375" calcext:value-type="float">
            <text:p>119604.484375</text:p>
          </table:table-cell>
          <table:table-cell office:value-type="float" office:value="95" calcext:value-type="float">
            <text:p>95</text:p>
          </table:table-cell>
          <table:table-cell office:value-type="float" office:value="695422976" calcext:value-type="float">
            <text:p>695422976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39127296" calcext:value-type="float">
            <text:p>739127296</text:p>
          </table:table-cell>
          <table:table-cell office:value-type="float" office:value="676126720" calcext:value-type="float">
            <text:p>676126720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6184017658233" calcext:value-type="float">
            <text:p>0.656184017658233</text:p>
          </table:table-cell>
          <table:table-cell office:value-type="float" office:value="500" calcext:value-type="float">
            <text:p>500</text:p>
          </table:table-cell>
          <table:table-cell office:value-type="float" office:value="15681" calcext:value-type="float">
            <text:p>15681</text:p>
          </table:table-cell>
          <table:table-cell office:value-type="float" office:value="15205" calcext:value-type="float">
            <text:p>15205</text:p>
          </table:table-cell>
          <table:table-cell office:value-type="float" office:value="7846" calcext:value-type="float">
            <text:p>7846</text:p>
          </table:table-cell>
          <table:table-cell office:value-type="float" office:value="7264" calcext:value-type="float">
            <text:p>7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1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7613440" calcext:value-type="float">
            <text:p>1047613440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7" calcext:value-type="float">
            <text:p>87</text:p>
          </table:table-cell>
          <table:table-cell office:value-type="float" office:value="691355648" calcext:value-type="float">
            <text:p>691355648</text:p>
          </table:table-cell>
          <table:table-cell office:value-type="float" office:value="20916.234375" calcext:value-type="float">
            <text:p>20916.23437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31672576" calcext:value-type="float">
            <text:p>731672576</text:p>
          </table:table-cell>
          <table:table-cell office:value-type="float" office:value="669085696" calcext:value-type="float">
            <text:p>669085696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3695583343506" calcext:value-type="float">
            <text:p>0.653695583343506</text:p>
          </table:table-cell>
          <table:table-cell office:value-type="float" office:value="500" calcext:value-type="float">
            <text:p>500</text:p>
          </table:table-cell>
          <table:table-cell office:value-type="float" office:value="14954" calcext:value-type="float">
            <text:p>14954</text:p>
          </table:table-cell>
          <table:table-cell office:value-type="float" office:value="14437" calcext:value-type="float">
            <text:p>14437</text:p>
          </table:table-cell>
          <table:table-cell office:value-type="float" office:value="6636" calcext:value-type="float">
            <text:p>6636</text:p>
          </table:table-cell>
          <table:table-cell office:value-type="float" office:value="6234" calcext:value-type="float">
            <text:p>62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16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47891968" calcext:value-type="float">
            <text:p>1047891968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8" calcext:value-type="float">
            <text:p>28</text:p>
          </table:table-cell>
          <table:table-cell office:value-type="float" office:value="30912512" calcext:value-type="float">
            <text:p>30912512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8" calcext:value-type="float">
            <text:p>88</text:p>
          </table:table-cell>
          <table:table-cell office:value-type="float" office:value="689082368" calcext:value-type="float">
            <text:p>689082368</text:p>
          </table:table-cell>
          <table:table-cell office:value-type="float" office:value="20562.279296875" calcext:value-type="float">
            <text:p>20562.27929687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30443776" calcext:value-type="float">
            <text:p>730443776</text:p>
          </table:table-cell>
          <table:table-cell office:value-type="float" office:value="666185728" calcext:value-type="float">
            <text:p>666185728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51015329361" calcext:value-type="float">
            <text:p>0.65351015329361</text:p>
          </table:table-cell>
          <table:table-cell office:value-type="float" office:value="400" calcext:value-type="float">
            <text:p>400</text:p>
          </table:table-cell>
          <table:table-cell office:value-type="float" office:value="14200" calcext:value-type="float">
            <text:p>14200</text:p>
          </table:table-cell>
          <table:table-cell office:value-type="float" office:value="13691" calcext:value-type="float">
            <text:p>13691</text:p>
          </table:table-cell>
          <table:table-cell office:value-type="float" office:value="5760" calcext:value-type="float">
            <text:p>5760</text:p>
          </table:table-cell>
          <table:table-cell office:value-type="float" office:value="5434" calcext:value-type="float">
            <text:p>54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9:15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146496" calcext:value-type="float">
            <text:p>1047146496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0" calcext:value-type="float">
            <text:p>80</text:p>
          </table:table-cell>
          <table:table-cell office:value-type="float" office:value="686882816" calcext:value-type="float">
            <text:p>686882816</text:p>
          </table:table-cell>
          <table:table-cell office:value-type="float" office:value="19107.57421875" calcext:value-type="float">
            <text:p>19107.5742187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6867968" calcext:value-type="float">
            <text:p>726867968</text:p>
          </table:table-cell>
          <table:table-cell office:value-type="float" office:value="661127168" calcext:value-type="float">
            <text:p>661127168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261125087738" calcext:value-type="float">
            <text:p>0.653261125087738</text:p>
          </table:table-cell>
          <table:table-cell office:value-type="float" office:value="400" calcext:value-type="float">
            <text:p>400</text:p>
          </table:table-cell>
          <table:table-cell office:value-type="float" office:value="13431" calcext:value-type="float">
            <text:p>13431</text:p>
          </table:table-cell>
          <table:table-cell office:value-type="float" office:value="12890" calcext:value-type="float">
            <text:p>12890</text:p>
          </table:table-cell>
          <table:table-cell office:value-type="float" office:value="4999" calcext:value-type="float">
            <text:p>4999</text:p>
          </table:table-cell>
          <table:table-cell office:value-type="float" office:value="4696" calcext:value-type="float">
            <text:p>46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6896640" calcext:value-type="float">
            <text:p>1046896640</text:p>
          </table:table-cell>
          <table:table-cell office:value-type="float" office:value="8304521.5" calcext:value-type="float">
            <text:p>8304521.5</text:p>
          </table:table-cell>
          <table:table-cell office:value-type="float" office:value="30" calcext:value-type="float">
            <text:p>30</text:p>
          </table:table-cell>
          <table:table-cell office:value-type="float" office:value="30756864" calcext:value-type="float">
            <text:p>3075686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6" calcext:value-type="float">
            <text:p>86</text:p>
          </table:table-cell>
          <table:table-cell office:value-type="float" office:value="684560384" calcext:value-type="float">
            <text:p>684560384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22354176" calcext:value-type="float">
            <text:p>722354176</text:p>
          </table:table-cell>
          <table:table-cell office:value-type="float" office:value="660791296" calcext:value-type="float">
            <text:p>660791296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176486492157" calcext:value-type="float">
            <text:p>0.653176486492157</text:p>
          </table:table-cell>
          <table:table-cell office:value-type="float" office:value="400" calcext:value-type="float">
            <text:p>400</text:p>
          </table:table-cell>
          <table:table-cell office:value-type="float" office:value="12645" calcext:value-type="float">
            <text:p>12645</text:p>
          </table:table-cell>
          <table:table-cell office:value-type="float" office:value="12135" calcext:value-type="float">
            <text:p>12135</text:p>
          </table:table-cell>
          <table:table-cell office:value-type="float" office:value="4249" calcext:value-type="float">
            <text:p>4249</text:p>
          </table:table-cell>
          <table:table-cell office:value-type="float" office:value="3953" calcext:value-type="float">
            <text:p>39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9:13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5499904" calcext:value-type="float">
            <text:p>1045499904</text:p>
          </table:table-cell>
          <table:table-cell office:value-type="float" office:value="7717315" calcext:value-type="float">
            <text:p>7717315</text:p>
          </table:table-cell>
          <table:table-cell office:value-type="float" office:value="30" calcext:value-type="float">
            <text:p>30</text:p>
          </table:table-cell>
          <table:table-cell office:value-type="float" office:value="30752768" calcext:value-type="float">
            <text:p>30752768</text:p>
          </table:table-cell>
          <table:table-cell office:value-type="float" office:value="136530.234375" calcext:value-type="float">
            <text:p>136530.234375</text:p>
          </table:table-cell>
          <table:table-cell office:value-type="float" office:value="88" calcext:value-type="float">
            <text:p>88</text:p>
          </table:table-cell>
          <table:table-cell office:value-type="float" office:value="682393600" calcext:value-type="float">
            <text:p>682393600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8438400" calcext:value-type="float">
            <text:p>718438400</text:p>
          </table:table-cell>
          <table:table-cell office:value-type="float" office:value="657330176" calcext:value-type="float">
            <text:p>657330176</text:p>
          </table:table-cell>
          <table:table-cell office:value-type="float" office:value="1606562.625" calcext:value-type="float">
            <text:p>1606562.625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844786643982" calcext:value-type="float">
            <text:p>0.652844786643982</text:p>
          </table:table-cell>
          <table:table-cell office:value-type="float" office:value="350" calcext:value-type="float">
            <text:p>350</text:p>
          </table:table-cell>
          <table:table-cell office:value-type="float" office:value="11935" calcext:value-type="float">
            <text:p>11935</text:p>
          </table:table-cell>
          <table:table-cell office:value-type="float" office:value="11478" calcext:value-type="float">
            <text:p>11478</text:p>
          </table:table-cell>
          <table:table-cell office:value-type="float" office:value="3580" calcext:value-type="float">
            <text:p>3580</text:p>
          </table:table-cell>
          <table:table-cell office:value-type="float" office:value="3272" calcext:value-type="float">
            <text:p>3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12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6609920" calcext:value-type="float">
            <text:p>1046609920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13981.7421875" calcext:value-type="float">
            <text:p>113981.7421875</text:p>
          </table:table-cell>
          <table:table-cell office:value-type="float" office:value="78" calcext:value-type="float">
            <text:p>78</text:p>
          </table:table-cell>
          <table:table-cell office:value-type="float" office:value="678543360" calcext:value-type="float">
            <text:p>678543360</text:p>
          </table:table-cell>
          <table:table-cell office:value-type="float" office:value="19418.033203125" calcext:value-type="float">
            <text:p>19418.03320312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653955072" calcext:value-type="float">
            <text:p>65395507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2556598186493" calcext:value-type="float">
            <text:p>0.652556598186493</text:p>
          </table:table-cell>
          <table:table-cell office:value-type="float" office:value="350" calcext:value-type="float">
            <text:p>350</text:p>
          </table:table-cell>
          <table:table-cell office:value-type="float" office:value="11189" calcext:value-type="float">
            <text:p>11189</text:p>
          </table:table-cell>
          <table:table-cell office:value-type="float" office:value="10701" calcext:value-type="float">
            <text:p>10701</text:p>
          </table:table-cell>
          <table:table-cell office:value-type="float" office:value="2979" calcext:value-type="float">
            <text:p>2979</text:p>
          </table:table-cell>
          <table:table-cell office:value-type="float" office:value="2725" calcext:value-type="float">
            <text:p>27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11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6757376" calcext:value-type="float">
            <text:p>1046757376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28192" calcext:value-type="float">
            <text:p>30728192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4" calcext:value-type="float">
            <text:p>84</text:p>
          </table:table-cell>
          <table:table-cell office:value-type="float" office:value="678428672" calcext:value-type="float">
            <text:p>678428672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11581696" calcext:value-type="float">
            <text:p>711581696</text:p>
          </table:table-cell>
          <table:table-cell office:value-type="float" office:value="651980800" calcext:value-type="float">
            <text:p>651980800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52399063110352" calcext:value-type="float">
            <text:p>0.652399063110352</text:p>
          </table:table-cell>
          <table:table-cell office:value-type="float" office:value="350" calcext:value-type="float">
            <text:p>350</text:p>
          </table:table-cell>
          <table:table-cell office:value-type="float" office:value="10411" calcext:value-type="float">
            <text:p>10411</text:p>
          </table:table-cell>
          <table:table-cell office:value-type="float" office:value="9949" calcext:value-type="float">
            <text:p>9949</text:p>
          </table:table-cell>
          <table:table-cell office:value-type="float" office:value="2433" calcext:value-type="float">
            <text:p>2433</text:p>
          </table:table-cell>
          <table:table-cell office:value-type="float" office:value="2210" calcext:value-type="float">
            <text:p>22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9:10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154112" calcext:value-type="float">
            <text:p>1048154112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6" calcext:value-type="float">
            <text:p>86</text:p>
          </table:table-cell>
          <table:table-cell office:value-type="float" office:value="671969280" calcext:value-type="float">
            <text:p>671969280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5703936" calcext:value-type="float">
            <text:p>705703936</text:p>
          </table:table-cell>
          <table:table-cell office:value-type="float" office:value="643530752" calcext:value-type="float">
            <text:p>64353075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964698314667" calcext:value-type="float">
            <text:p>0.653964698314667</text:p>
          </table:table-cell>
          <table:table-cell office:value-type="float" office:value="300" calcext:value-type="float">
            <text:p>300</text:p>
          </table:table-cell>
          <table:table-cell office:value-type="float" office:value="9690" calcext:value-type="float">
            <text:p>9690</text:p>
          </table:table-cell>
          <table:table-cell office:value-type="float" office:value="9241" calcext:value-type="float">
            <text:p>9241</text:p>
          </table:table-cell>
          <table:table-cell office:value-type="float" office:value="1964" calcext:value-type="float">
            <text:p>1964</text:p>
          </table:table-cell>
          <table:table-cell office:value-type="float" office:value="1781" calcext:value-type="float">
            <text:p>1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9:09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79" calcext:value-type="float">
            <text:p>79</text:p>
          </table:table-cell>
          <table:table-cell office:value-type="float" office:value="671391744" calcext:value-type="float">
            <text:p>671391744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0211200" calcext:value-type="float">
            <text:p>700211200</text:p>
          </table:table-cell>
          <table:table-cell office:value-type="float" office:value="638754816" calcext:value-type="float">
            <text:p>638754816</text:p>
          </table:table-cell>
          <table:table-cell office:value-type="float" office:value="1454376.875" calcext:value-type="float">
            <text:p>1454376.875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2226328849793" calcext:value-type="float">
            <text:p>0.652226328849793</text:p>
          </table:table-cell>
          <table:table-cell office:value-type="float" office:value="300" calcext:value-type="float">
            <text:p>300</text:p>
          </table:table-cell>
          <table:table-cell office:value-type="float" office:value="8956" calcext:value-type="float">
            <text:p>8956</text:p>
          </table:table-cell>
          <table:table-cell office:value-type="float" office:value="8518" calcext:value-type="float">
            <text:p>8518</text:p>
          </table:table-cell>
          <table:table-cell office:value-type="float" office:value="1579" calcext:value-type="float">
            <text:p>1579</text:p>
          </table:table-cell>
          <table:table-cell office:value-type="float" office:value="1372" calcext:value-type="float">
            <text:p>13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9:0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7814144" calcext:value-type="float">
            <text:p>1047814144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576640" calcext:value-type="float">
            <text:p>30576640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2" calcext:value-type="float">
            <text:p>82</text:p>
          </table:table-cell>
          <table:table-cell office:value-type="float" office:value="669847552" calcext:value-type="float">
            <text:p>669847552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8687488" calcext:value-type="float">
            <text:p>698687488</text:p>
          </table:table-cell>
          <table:table-cell office:value-type="float" office:value="636100608" calcext:value-type="float">
            <text:p>636100608</text:p>
          </table:table-cell>
          <table:table-cell office:value-type="float" office:value="1454376.875" calcext:value-type="float">
            <text:p>1454376.875</text:p>
          </table:table-cell>
          <table:table-cell office:value-type="string" calcext:value-type="string">
            <text:p>null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1940584182739" calcext:value-type="float">
            <text:p>0.651940584182739</text:p>
          </table:table-cell>
          <table:table-cell office:value-type="float" office:value="300" calcext:value-type="float">
            <text:p>300</text:p>
          </table:table-cell>
          <table:table-cell office:value-type="float" office:value="8202" calcext:value-type="float">
            <text:p>8202</text:p>
          </table:table-cell>
          <table:table-cell office:value-type="float" office:value="7809" calcext:value-type="float">
            <text:p>7809</text:p>
          </table:table-cell>
          <table:table-cell office:value-type="float" office:value="1191" calcext:value-type="float">
            <text:p>1191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9:07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8006656" calcext:value-type="float">
            <text:p>1048006656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6" calcext:value-type="float">
            <text:p>26</text:p>
          </table:table-cell>
          <table:table-cell office:value-type="float" office:value="29069312" calcext:value-type="float">
            <text:p>29069312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79" calcext:value-type="float">
            <text:p>79</text:p>
          </table:table-cell>
          <table:table-cell office:value-type="float" office:value="665214976" calcext:value-type="float">
            <text:p>665214976</text:p>
          </table:table-cell>
          <table:table-cell office:value-type="float" office:value="18886.837890625" calcext:value-type="float">
            <text:p>18886.83789062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5189504" calcext:value-type="float">
            <text:p>695189504</text:p>
          </table:table-cell>
          <table:table-cell office:value-type="float" office:value="630337536" calcext:value-type="float">
            <text:p>630337536</text:p>
          </table:table-cell>
          <table:table-cell office:value-type="float" office:value="1339620.75" calcext:value-type="float">
            <text:p>1339620.75</text:p>
          </table:table-cell>
          <table:table-cell office:value-type="string" calcext:value-type="string">
            <text:p>null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51761531829834" calcext:value-type="float">
            <text:p>0.651761531829834</text:p>
          </table:table-cell>
          <table:table-cell office:value-type="float" office:value="250" calcext:value-type="float">
            <text:p>250</text:p>
          </table:table-cell>
          <table:table-cell office:value-type="float" office:value="7519" calcext:value-type="float">
            <text:p>7519</text:p>
          </table:table-cell>
          <table:table-cell office:value-type="float" office:value="7113" calcext:value-type="float">
            <text:p>7113</text:p>
          </table:table-cell>
          <table:table-cell office:value-type="float" office:value="871" calcext:value-type="float">
            <text:p>871</text:p>
          </table:table-cell>
          <table:table-cell office:value-type="float" office:value="745" calcext:value-type="float">
            <text:p>7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9:06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46724608" calcext:value-type="float">
            <text:p>1046724608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29241344" calcext:value-type="float">
            <text:p>29241344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0" calcext:value-type="float">
            <text:p>80</text:p>
          </table:table-cell>
          <table:table-cell office:value-type="float" office:value="663126016" calcext:value-type="float">
            <text:p>663126016</text:p>
          </table:table-cell>
          <table:table-cell office:value-type="float" office:value="19151.125" calcext:value-type="float">
            <text:p>19151.12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92514816" calcext:value-type="float">
            <text:p>692514816</text:p>
          </table:table-cell>
          <table:table-cell office:value-type="float" office:value="621654016" calcext:value-type="float">
            <text:p>621654016</text:p>
          </table:table-cell>
          <table:table-cell office:value-type="float" office:value="1604359" calcext:value-type="float">
            <text:p>1604359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5161669254303" calcext:value-type="float">
            <text:p>0.65161669254303</text:p>
          </table:table-cell>
          <table:table-cell office:value-type="float" office:value="250" calcext:value-type="float">
            <text:p>250</text:p>
          </table:table-cell>
          <table:table-cell office:value-type="float" office:value="6829" calcext:value-type="float">
            <text:p>6829</text:p>
          </table:table-cell>
          <table:table-cell office:value-type="float" office:value="6436" calcext:value-type="float">
            <text:p>6436</text:p>
          </table:table-cell>
          <table:table-cell office:value-type="float" office:value="623" calcext:value-type="float">
            <text:p>623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9:05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8494080" calcext:value-type="float">
            <text:p>1048494080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30126080" calcext:value-type="float">
            <text:p>30126080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5" calcext:value-type="float">
            <text:p>85</text:p>
          </table:table-cell>
          <table:table-cell office:value-type="float" office:value="660672512" calcext:value-type="float">
            <text:p>660672512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6587904" calcext:value-type="float">
            <text:p>686587904</text:p>
          </table:table-cell>
          <table:table-cell office:value-type="float" office:value="616910848" calcext:value-type="float">
            <text:p>616910848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28250002861023" calcext:value-type="float">
            <text:p>0.12825000286102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514564037323" calcext:value-type="float">
            <text:p>0.653514564037323</text:p>
          </table:table-cell>
          <table:table-cell office:value-type="float" office:value="250" calcext:value-type="float">
            <text:p>250</text:p>
          </table:table-cell>
          <table:table-cell office:value-type="float" office:value="6148" calcext:value-type="float">
            <text:p>6148</text:p>
          </table:table-cell>
          <table:table-cell office:value-type="float" office:value="5752" calcext:value-type="float">
            <text:p>5752</text:p>
          </table:table-cell>
          <table:table-cell office:value-type="float" office:value="365" calcext:value-type="float">
            <text:p>365</text:p>
          </table:table-cell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9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031232" calcext:value-type="float">
            <text:p>1048031232</text:p>
          </table:table-cell>
          <table:table-cell office:value-type="float" office:value="6960003.5" calcext:value-type="float">
            <text:p>6960003.5</text:p>
          </table:table-cell>
          <table:table-cell office:value-type="float" office:value="26" calcext:value-type="float">
            <text:p>26</text:p>
          </table:table-cell>
          <table:table-cell office:value-type="float" office:value="28770304" calcext:value-type="float">
            <text:p>28770304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1" calcext:value-type="float">
            <text:p>81</text:p>
          </table:table-cell>
          <table:table-cell office:value-type="float" office:value="658182144" calcext:value-type="float">
            <text:p>658182144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3016192" calcext:value-type="float">
            <text:p>683016192</text:p>
          </table:table-cell>
          <table:table-cell office:value-type="float" office:value="615362560" calcext:value-type="float">
            <text:p>615362560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280105113983" calcext:value-type="float">
            <text:p>0.651280105113983</text:p>
          </table:table-cell>
          <table:table-cell office:value-type="float" office:value="200" calcext:value-type="float">
            <text:p>200</text:p>
          </table:table-cell>
          <table:table-cell office:value-type="float" office:value="5461" calcext:value-type="float">
            <text:p>5461</text:p>
          </table:table-cell>
          <table:table-cell office:value-type="float" office:value="5043" calcext:value-type="float">
            <text:p>5043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9:03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7687168" calcext:value-type="float">
            <text:p>1047687168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2" calcext:value-type="float">
            <text:p>22</text:p>
          </table:table-cell>
          <table:table-cell office:value-type="float" office:value="28651520" calcext:value-type="float">
            <text:p>28651520</text:p>
          </table:table-cell>
          <table:table-cell office:value-type="float" office:value="96237.0234375" calcext:value-type="float">
            <text:p>96237.0234375</text:p>
          </table:table-cell>
          <table:table-cell office:value-type="float" office:value="65" calcext:value-type="float">
            <text:p>65</text:p>
          </table:table-cell>
          <table:table-cell office:value-type="float" office:value="654663680" calcext:value-type="float">
            <text:p>654663680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79604224" calcext:value-type="float">
            <text:p>679604224</text:p>
          </table:table-cell>
          <table:table-cell office:value-type="float" office:value="612634624" calcext:value-type="float">
            <text:p>612634624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1052594184876" calcext:value-type="float">
            <text:p>0.651052594184876</text:p>
          </table:table-cell>
          <table:table-cell office:value-type="float" office:value="200" calcext:value-type="float">
            <text:p>200</text:p>
          </table:table-cell>
          <table:table-cell office:value-type="float" office:value="4737" calcext:value-type="float">
            <text:p>4737</text:p>
          </table:table-cell>
          <table:table-cell office:value-type="float" office:value="4287" calcext:value-type="float">
            <text:p>428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9:02:00 UTC 2017</text:p>
          </table:table-cell>
          <table:table-cell office:value-type="float" office:value="291" calcext:value-type="float">
            <text:p>291</text:p>
          </table:table-cell>
          <table:table-cell office:value-type="float" office:value="1046413312" calcext:value-type="float">
            <text:p>104641331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1" calcext:value-type="float">
            <text:p>21</text:p>
          </table:table-cell>
          <table:table-cell office:value-type="float" office:value="28475392" calcext:value-type="float">
            <text:p>28475392</text:p>
          </table:table-cell>
          <table:table-cell office:value-type="float" office:value="93501.1875" calcext:value-type="float">
            <text:p>93501.1875</text:p>
          </table:table-cell>
          <table:table-cell office:value-type="float" office:value="70" calcext:value-type="float">
            <text:p>70</text:p>
          </table:table-cell>
          <table:table-cell office:value-type="float" office:value="654569472" calcext:value-type="float">
            <text:p>654569472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78678528" calcext:value-type="float">
            <text:p>678678528</text:p>
          </table:table-cell>
          <table:table-cell office:value-type="float" office:value="617631744" calcext:value-type="float">
            <text:p>617631744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2000003457069" calcext:value-type="float">
            <text:p>0.112000003457069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347100734711" calcext:value-type="float">
            <text:p>0.651347100734711</text:p>
          </table:table-cell>
          <table:table-cell office:value-type="float" office:value="200" calcext:value-type="float">
            <text:p>200</text:p>
          </table:table-cell>
          <table:table-cell office:value-type="float" office:value="4033" calcext:value-type="float">
            <text:p>4033</text:p>
          </table:table-cell>
          <table:table-cell office:value-type="float" office:value="3624" calcext:value-type="float">
            <text:p>362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ri Jun 02 19:01:00 UTC 2017</text:p>
          </table:table-cell>
          <table:table-cell office:value-type="float" office:value="279" calcext:value-type="float">
            <text:p>279</text:p>
          </table:table-cell>
          <table:table-cell office:value-type="float" office:value="1047498752" calcext:value-type="float">
            <text:p>104749875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9" calcext:value-type="float">
            <text:p>19</text:p>
          </table:table-cell>
          <table:table-cell office:value-type="float" office:value="27766784" calcext:value-type="float">
            <text:p>2776678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66" calcext:value-type="float">
            <text:p>66</text:p>
          </table:table-cell>
          <table:table-cell office:value-type="float" office:value="652800000" calcext:value-type="float">
            <text:p>65280000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78506496" calcext:value-type="float">
            <text:p>678506496</text:p>
          </table:table-cell>
          <table:table-cell office:value-type="float" office:value="617230336" calcext:value-type="float">
            <text:p>617230336</text:p>
          </table:table-cell>
          <table:table-cell office:value-type="float" office:value="1017063.0625" calcext:value-type="float">
            <text:p>1017063.0625</text:p>
          </table:table-cell>
          <table:table-cell office:value-type="string" calcext:value-type="string">
            <text:p>null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05499997735024" calcext:value-type="float">
            <text:p>0.105499997735024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650225222110748" calcext:value-type="float">
            <text:p>0.650225222110748</text:p>
          </table:table-cell>
          <table:table-cell office:value-type="float" office:value="150" calcext:value-type="float">
            <text:p>150</text:p>
          </table:table-cell>
          <table:table-cell office:value-type="float" office:value="3437" calcext:value-type="float">
            <text:p>3437</text:p>
          </table:table-cell>
          <table:table-cell office:value-type="float" office:value="3041" calcext:value-type="float">
            <text:p>3041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9:00:00 UTC 2017</text:p>
          </table:table-cell>
          <table:table-cell office:value-type="float" office:value="242" calcext:value-type="float">
            <text:p>242</text:p>
          </table:table-cell>
          <table:table-cell office:value-type="float" office:value="1046142976" calcext:value-type="float">
            <text:p>1046142976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6" calcext:value-type="float">
            <text:p>16</text:p>
          </table:table-cell>
          <table:table-cell office:value-type="float" office:value="27680768" calcext:value-type="float">
            <text:p>2768076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9" calcext:value-type="float">
            <text:p>49</text:p>
          </table:table-cell>
          <table:table-cell office:value-type="float" office:value="649396224" calcext:value-type="float">
            <text:p>649396224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7539840" calcext:value-type="float">
            <text:p>677539840</text:p>
          </table:table-cell>
          <table:table-cell office:value-type="float" office:value="616222720" calcext:value-type="float">
            <text:p>616222720</text:p>
          </table:table-cell>
          <table:table-cell office:value-type="float" office:value="844260.5625" calcext:value-type="float">
            <text:p>844260.5625</text:p>
          </table:table-cell>
          <table:table-cell office:value-type="float" office:value="764753.8125" calcext:value-type="float">
            <text:p>764753.81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49952173233032" calcext:value-type="float">
            <text:p>0.649952173233032</text:p>
          </table:table-cell>
          <table:table-cell office:value-type="float" office:value="150" calcext:value-type="float">
            <text:p>150</text:p>
          </table:table-cell>
          <table:table-cell office:value-type="float" office:value="2864" calcext:value-type="float">
            <text:p>2864</text:p>
          </table:table-cell>
          <table:table-cell office:value-type="float" office:value="2473" calcext:value-type="float">
            <text:p>247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8:59:00 UTC 2017</text:p>
          </table:table-cell>
          <table:table-cell office:value-type="float" office:value="210" calcext:value-type="float">
            <text:p>210</text:p>
          </table:table-cell>
          <table:table-cell office:value-type="float" office:value="1045876736" calcext:value-type="float">
            <text:p>1045876736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3" calcext:value-type="float">
            <text:p>13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2" calcext:value-type="float">
            <text:p>42</text:p>
          </table:table-cell>
          <table:table-cell office:value-type="float" office:value="645038080" calcext:value-type="float">
            <text:p>64503808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77535744" calcext:value-type="float">
            <text:p>677535744</text:p>
          </table:table-cell>
          <table:table-cell office:value-type="float" office:value="615878656" calcext:value-type="float">
            <text:p>615878656</text:p>
          </table:table-cell>
          <table:table-cell office:value-type="float" office:value="516086.46875" calcext:value-type="float">
            <text:p>516086.46875</text:p>
          </table:table-cell>
          <table:table-cell office:value-type="string" calcext:value-type="string">
            <text:p>null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7750012874603" calcext:value-type="float">
            <text:p>0.967750012874603</text:p>
          </table:table-cell>
          <table:table-cell office:value-type="float" office:value="0.649848461151123" calcext:value-type="float">
            <text:p>0.649848461151123</text:p>
          </table:table-cell>
          <table:table-cell office:value-type="float" office:value="150" calcext:value-type="float">
            <text:p>150</text:p>
          </table:table-cell>
          <table:table-cell office:value-type="float" office:value="2310" calcext:value-type="float">
            <text:p>2310</text:p>
          </table:table-cell>
          <table:table-cell office:value-type="float" office:value="1971" calcext:value-type="float">
            <text:p>197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</table:table-row>
        <table:table-row table:style-name="ro1">
          <table:table-cell office:value-type="string" calcext:value-type="string">
            <text:p>Fri Jun 02 18:58:00 UTC 2017</text:p>
          </table:table-cell>
          <table:table-cell office:value-type="float" office:value="166" calcext:value-type="float">
            <text:p>166</text:p>
          </table:table-cell>
          <table:table-cell office:value-type="float" office:value="990547968" calcext:value-type="float">
            <text:p>990547968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2" calcext:value-type="float">
            <text:p>12</text:p>
          </table:table-cell>
          <table:table-cell office:value-type="float" office:value="27009024" calcext:value-type="float">
            <text:p>2700902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3" calcext:value-type="float">
            <text:p>43</text:p>
          </table:table-cell>
          <table:table-cell office:value-type="float" office:value="644968448" calcext:value-type="float">
            <text:p>644968448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78629376" calcext:value-type="float">
            <text:p>678629376</text:p>
          </table:table-cell>
          <table:table-cell office:value-type="float" office:value="615964672" calcext:value-type="float">
            <text:p>615964672</text:p>
          </table:table-cell>
          <table:table-cell office:value-type="float" office:value="516086.46875" calcext:value-type="float">
            <text:p>516086.46875</text:p>
          </table:table-cell>
          <table:table-cell office:value-type="string" calcext:value-type="string">
            <text:p>null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644702792167664" calcext:value-type="float">
            <text:p>0.644702792167664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  <table:table-cell office:value-type="float" office:value="1592" calcext:value-type="float">
            <text:p>159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57:00 UTC 2017</text:p>
          </table:table-cell>
          <table:table-cell office:value-type="float" office:value="146" calcext:value-type="float">
            <text:p>146</text:p>
          </table:table-cell>
          <table:table-cell office:value-type="float" office:value="997306368" calcext:value-type="float">
            <text:p>99730636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8" calcext:value-type="float">
            <text:p>8</text:p>
          </table:table-cell>
          <table:table-cell office:value-type="float" office:value="27066368" calcext:value-type="float">
            <text:p>27066368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30" calcext:value-type="float">
            <text:p>30</text:p>
          </table:table-cell>
          <table:table-cell office:value-type="float" office:value="643559424" calcext:value-type="float">
            <text:p>643559424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77306368" calcext:value-type="float">
            <text:p>677306368</text:p>
          </table:table-cell>
          <table:table-cell office:value-type="float" office:value="614748160" calcext:value-type="float">
            <text:p>614748160</text:p>
          </table:table-cell>
          <table:table-cell office:value-type="float" office:value="374292" calcext:value-type="float">
            <text:p>374292</text:p>
          </table:table-cell>
          <table:table-cell office:value-type="string" calcext:value-type="string">
            <text:p>null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64526891708374" calcext:value-type="float">
            <text:p>0.64526891708374</text:p>
          </table:table-cell>
          <table:table-cell office:value-type="float" office:value="100" calcext:value-type="float">
            <text:p>100</text:p>
          </table:table-cell>
          <table:table-cell office:value-type="float" office:value="1521" calcext:value-type="float">
            <text:p>1521</text:p>
          </table:table-cell>
          <table:table-cell office:value-type="float" office:value="1238" calcext:value-type="float">
            <text:p>123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Fri Jun 02 18:56:00 UTC 2017</text:p>
          </table:table-cell>
          <table:table-cell office:value-type="float" office:value="109" calcext:value-type="float">
            <text:p>109</text:p>
          </table:table-cell>
          <table:table-cell office:value-type="float" office:value="1052930048" calcext:value-type="float">
            <text:p>10529300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7" calcext:value-type="float">
            <text:p>7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27" calcext:value-type="float">
            <text:p>27</text:p>
          </table:table-cell>
          <table:table-cell office:value-type="float" office:value="643514368" calcext:value-type="float">
            <text:p>643514368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77437440" calcext:value-type="float">
            <text:p>677437440</text:p>
          </table:table-cell>
          <table:table-cell office:value-type="float" office:value="613400576" calcext:value-type="float">
            <text:p>613400576</text:p>
          </table:table-cell>
          <table:table-cell office:value-type="float" office:value="304701.0625" calcext:value-type="float">
            <text:p>304701.06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49616062641144" calcext:value-type="float">
            <text:p>0.649616062641144</text:p>
          </table:table-cell>
          <table:table-cell office:value-type="float" office:value="100" calcext:value-type="float">
            <text:p>100</text:p>
          </table:table-cell>
          <table:table-cell office:value-type="float" office:value="1153" calcext:value-type="float">
            <text:p>1153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18:55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1061941248" calcext:value-type="float">
            <text:p>10619412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6" calcext:value-type="float">
            <text:p>6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28" calcext:value-type="float">
            <text:p>28</text:p>
          </table:table-cell>
          <table:table-cell office:value-type="float" office:value="643330048" calcext:value-type="float">
            <text:p>64333004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7523456" calcext:value-type="float">
            <text:p>677523456</text:p>
          </table:table-cell>
          <table:table-cell office:value-type="float" office:value="613027840" calcext:value-type="float">
            <text:p>613027840</text:p>
          </table:table-cell>
          <table:table-cell office:value-type="float" office:value="283410.28125" calcext:value-type="float">
            <text:p>283410.281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650309860706329" calcext:value-type="float">
            <text:p>0.650309860706329</text:p>
          </table:table-cell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18" calcext:value-type="float">
            <text:p>318</text:p>
          </table:table-cell>
        </table:table-row>
        <table:table-row table:style-name="ro1">
          <table:table-cell office:value-type="string" calcext:value-type="string">
            <text:p>Fri Jun 02 18:54:00 UTC 2017</text:p>
          </table:table-cell>
          <table:table-cell office:value-type="float" office:value="76" calcext:value-type="float">
            <text:p>76</text:p>
          </table:table-cell>
          <table:table-cell office:value-type="float" office:value="1072721920" calcext:value-type="float">
            <text:p>1072721920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7" calcext:value-type="float">
            <text:p>17</text:p>
          </table:table-cell>
          <table:table-cell office:value-type="float" office:value="642564096" calcext:value-type="float">
            <text:p>642564096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76331520" calcext:value-type="float">
            <text:p>676331520</text:p>
          </table:table-cell>
          <table:table-cell office:value-type="float" office:value="613117952" calcext:value-type="float">
            <text:p>613117952</text:p>
          </table:table-cell>
          <table:table-cell office:value-type="float" office:value="167673.609375" calcext:value-type="float">
            <text:p>167673.609375</text:p>
          </table:table-cell>
          <table:table-cell office:value-type="float" office:value="198142.296875" calcext:value-type="float">
            <text:p>198142.2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51572167873383" calcext:value-type="float">
            <text:p>0.651572167873383</text:p>
          </table:table-cell>
          <table:table-cell office:value-type="float" office:value="50" calcext:value-type="float">
            <text:p>50</text:p>
          </table:table-cell>
          <table:table-cell office:value-type="float" office:value="713" calcext:value-type="float">
            <text:p>713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3:00 UTC 2017</text:p>
          </table:table-cell>
          <table:table-cell office:value-type="float" office:value="51" calcext:value-type="float">
            <text:p>51</text:p>
          </table:table-cell>
          <table:table-cell office:value-type="float" office:value="1078964224" calcext:value-type="float">
            <text:p>1078964224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4" calcext:value-type="float">
            <text:p>14</text:p>
          </table:table-cell>
          <table:table-cell office:value-type="float" office:value="639008768" calcext:value-type="float">
            <text:p>63900876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6421632" calcext:value-type="float">
            <text:p>676421632</text:p>
          </table:table-cell>
          <table:table-cell office:value-type="float" office:value="613326848" calcext:value-type="float">
            <text:p>61332684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52211666107178" calcext:value-type="float">
            <text:p>0.652211666107178</text:p>
          </table:table-cell>
          <table:table-cell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8:52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1083117568" calcext:value-type="float">
            <text:p>1083117568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2" calcext:value-type="float">
            <text:p>2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1" calcext:value-type="float">
            <text:p>11</text:p>
          </table:table-cell>
          <table:table-cell office:value-type="float" office:value="638656512" calcext:value-type="float">
            <text:p>638656512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5102720" calcext:value-type="float">
            <text:p>675102720</text:p>
          </table:table-cell>
          <table:table-cell office:value-type="float" office:value="613285888" calcext:value-type="float">
            <text:p>61328588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237945318222" calcext:value-type="float">
            <text:p>0.65237945318222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8:51:00 UTC 2017</text:p>
          </table:table-cell>
          <table:table-cell office:value-type="float" office:value="36" calcext:value-type="float">
            <text:p>36</text:p>
          </table:table-cell>
          <table:table-cell office:value-type="float" office:value="1086726144" calcext:value-type="float">
            <text:p>1086726144</text:p>
          </table:table-cell>
          <table:table-cell office:value-type="float" office:value="439503.03125" calcext:value-type="float">
            <text:p>439503.0312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8" calcext:value-type="float">
            <text:p>8</text:p>
          </table:table-cell>
          <table:table-cell office:value-type="float" office:value="638644224" calcext:value-type="float">
            <text:p>638644224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6200448" calcext:value-type="float">
            <text:p>676200448</text:p>
          </table:table-cell>
          <table:table-cell office:value-type="float" office:value="613367808" calcext:value-type="float">
            <text:p>61336780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654829263687134" calcext:value-type="float">
            <text:p>0.654829263687134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50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89400832" calcext:value-type="float">
            <text:p>1089400832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7" calcext:value-type="float">
            <text:p>7</text:p>
          </table:table-cell>
          <table:table-cell office:value-type="float" office:value="638509056" calcext:value-type="float">
            <text:p>638509056</text:p>
          </table:table-cell>
          <table:table-cell office:value-type="float" office:value="1208.52563476563" calcext:value-type="float">
            <text:p>1208.525634765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290560" calcext:value-type="float">
            <text:p>676290560</text:p>
          </table:table-cell>
          <table:table-cell office:value-type="float" office:value="613453824" calcext:value-type="float">
            <text:p>613453824</text:p>
          </table:table-cell>
          <table:table-cell office:value-type="float" office:value="39178.8828125" calcext:value-type="float">
            <text:p>39178.8828125</text:p>
          </table:table-cell>
          <table:table-cell office:value-type="string" calcext:value-type="string">
            <text:p>null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652678430080414" calcext:value-type="float">
            <text:p>0.652678430080414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092435968" calcext:value-type="float">
            <text:p>1092435968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7" calcext:value-type="float">
            <text:p>7</text:p>
          </table:table-cell>
          <table:table-cell office:value-type="float" office:value="638414848" calcext:value-type="float">
            <text:p>638414848</text:p>
          </table:table-cell>
          <table:table-cell office:value-type="float" office:value="1219.93530273438" calcext:value-type="float">
            <text:p>1219.93530273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384768" calcext:value-type="float">
            <text:p>676384768</text:p>
          </table:table-cell>
          <table:table-cell office:value-type="float" office:value="613531648" calcext:value-type="float">
            <text:p>613531648</text:p>
          </table:table-cell>
          <table:table-cell office:value-type="float" office:value="28638.5390625" calcext:value-type="float">
            <text:p>28638.5390625</text:p>
          </table:table-cell>
          <table:table-cell office:value-type="string" calcext:value-type="string">
            <text:p>null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54257297515869" calcext:value-type="float">
            <text:p>0.654257297515869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92960256" calcext:value-type="float">
            <text:p>1092960256</text:p>
          </table:table-cell>
          <table:table-cell office:value-type="float" office:value="173170.25" calcext:value-type="float">
            <text:p>173170.2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6656" calcext:value-type="float">
            <text:p>638406656</text:p>
          </table:table-cell>
          <table:table-cell office:value-type="float" office:value="684.873840332031" calcext:value-type="float">
            <text:p>684.873840332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474880" calcext:value-type="float">
            <text:p>676474880</text:p>
          </table:table-cell>
          <table:table-cell office:value-type="float" office:value="613617664" calcext:value-type="float">
            <text:p>613617664</text:p>
          </table:table-cell>
          <table:table-cell office:value-type="float" office:value="19434.376953125" calcext:value-type="float">
            <text:p>19434.376953125</text:p>
          </table:table-cell>
          <table:table-cell office:value-type="string" calcext:value-type="string">
            <text:p>null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355215072632" calcext:value-type="float">
            <text:p>0.655355215072632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5315456" calcext:value-type="float">
            <text:p>1095315456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2560" calcext:value-type="float">
            <text:p>638402560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564992" calcext:value-type="float">
            <text:p>676564992</text:p>
          </table:table-cell>
          <table:table-cell office:value-type="float" office:value="613707776" calcext:value-type="float">
            <text:p>613707776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372858047485" calcext:value-type="float">
            <text:p>0.65537285804748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8:46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96454144" calcext:value-type="float">
            <text:p>1096454144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6" calcext:value-type="float">
            <text:p>6</text:p>
          </table:table-cell>
          <table:table-cell office:value-type="float" office:value="638222336" calcext:value-type="float">
            <text:p>638222336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5643392" calcext:value-type="float">
            <text:p>675643392</text:p>
          </table:table-cell>
          <table:table-cell office:value-type="float" office:value="613801984" calcext:value-type="float">
            <text:p>613801984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3247952461243" calcext:value-type="float">
            <text:p>0.65324795246124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5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1567.49877929688" calcext:value-type="float">
            <text:p>1567.49877929688</text:p>
          </table:table-cell>
          <table:table-cell office:value-type="float" office:value="7" calcext:value-type="float">
            <text:p>7</text:p>
          </table:table-cell>
          <table:table-cell office:value-type="float" office:value="638095360" calcext:value-type="float">
            <text:p>638095360</text:p>
          </table:table-cell>
          <table:table-cell office:value-type="float" office:value="359.337768554687" calcext:value-type="float">
            <text:p>359.337768554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6741120" calcext:value-type="float">
            <text:p>676741120</text:p>
          </table:table-cell>
          <table:table-cell office:value-type="float" office:value="610910208" calcext:value-type="float">
            <text:p>610910208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3977930545807" calcext:value-type="float">
            <text:p>0.65397793054580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44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5" calcext:value-type="float">
            <text:p>5</text:p>
          </table:table-cell>
          <table:table-cell office:value-type="float" office:value="635875328" calcext:value-type="float">
            <text:p>635875328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6835328" calcext:value-type="float">
            <text:p>676835328</text:p>
          </table:table-cell>
          <table:table-cell office:value-type="float" office:value="611000320" calcext:value-type="float">
            <text:p>611000320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177593231201" calcext:value-type="float">
            <text:p>0.65517759323120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8:43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4" calcext:value-type="float">
            <text:p>4</text:p>
          </table:table-cell>
          <table:table-cell office:value-type="float" office:value="635871232" calcext:value-type="float">
            <text:p>635871232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909632" calcext:value-type="float">
            <text:p>675909632</text:p>
          </table:table-cell>
          <table:table-cell office:value-type="float" office:value="611086336" calcext:value-type="float">
            <text:p>61108633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304046869278" calcext:value-type="float">
            <text:p>0.653040468692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8:42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2" calcext:value-type="float">
            <text:p>2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011456" calcext:value-type="float">
            <text:p>677011456</text:p>
          </table:table-cell>
          <table:table-cell office:value-type="float" office:value="611168256" calcext:value-type="float">
            <text:p>61116825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52990102767944" calcext:value-type="float">
            <text:p>0.6529901027679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8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95966720" calcext:value-type="float">
            <text:p>109596672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14" calcext:value-type="float">
            <text:p>14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31" calcext:value-type="float">
            <text:p>31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77097472" calcext:value-type="float">
            <text:p>677097472</text:p>
          </table:table-cell>
          <table:table-cell office:value-type="float" office:value="611254272" calcext:value-type="float">
            <text:p>611254272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77999985218048" calcext:value-type="float">
            <text:p>0.977999985218048</text:p>
          </table:table-cell>
          <table:table-cell office:value-type="float" office:value="0.653051733970642" calcext:value-type="float">
            <text:p>0.65305173397064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</table:table-row>
        <table:table-row table:style-name="ro1">
          <table:table-cell office:value-type="string" calcext:value-type="string">
            <text:p>Fri Jun 02 18:40:00 UTC 2017</text:p>
          </table:table-cell>
          <table:table-cell office:value-type="float" office:value="147" calcext:value-type="float">
            <text:p>147</text:p>
          </table:table-cell>
          <table:table-cell office:value-type="float" office:value="1096622080" calcext:value-type="float">
            <text:p>1096622080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830592" calcext:value-type="float">
            <text:p>30830592</text:p>
          </table:table-cell>
          <table:table-cell office:value-type="float" office:value="140448.75" calcext:value-type="float">
            <text:p>140448.75</text:p>
          </table:table-cell>
          <table:table-cell office:value-type="float" office:value="91" calcext:value-type="float">
            <text:p>91</text:p>
          </table:table-cell>
          <table:table-cell office:value-type="float" office:value="633901056" calcext:value-type="float">
            <text:p>633901056</text:p>
          </table:table-cell>
          <table:table-cell office:value-type="float" office:value="21604.458984375" calcext:value-type="float">
            <text:p>21604.458984375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675291136" calcext:value-type="float">
            <text:p>675291136</text:p>
          </table:table-cell>
          <table:table-cell office:value-type="float" office:value="602402816" calcext:value-type="float">
            <text:p>602402816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40499994158745" calcext:value-type="float">
            <text:p>0.140499994158745</text:p>
          </table:table-cell>
          <table:table-cell office:value-type="float" office:value="0.162249997258186" calcext:value-type="float">
            <text:p>0.162249997258186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720557689667" calcext:value-type="float">
            <text:p>0.65372055768966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8:39:00 UTC 2017</text:p>
          </table:table-cell>
          <table:table-cell office:value-type="float" office:value="385" calcext:value-type="float">
            <text:p>385</text:p>
          </table:table-cell>
          <table:table-cell office:value-type="float" office:value="1098067968" calcext:value-type="float">
            <text:p>1098067968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806016" calcext:value-type="float">
            <text:p>30806016</text:p>
          </table:table-cell>
          <table:table-cell office:value-type="float" office:value="122234.109375" calcext:value-type="float">
            <text:p>122234.109375</text:p>
          </table:table-cell>
          <table:table-cell office:value-type="float" office:value="91" calcext:value-type="float">
            <text:p>91</text:p>
          </table:table-cell>
          <table:table-cell office:value-type="float" office:value="631853056" calcext:value-type="float">
            <text:p>631853056</text:p>
          </table:table-cell>
          <table:table-cell office:value-type="float" office:value="21604.458984375" calcext:value-type="float">
            <text:p>21604.458984375</text:p>
          </table:table-cell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670208000" calcext:value-type="float">
            <text:p>670208000</text:p>
          </table:table-cell>
          <table:table-cell office:value-type="float" office:value="597729280" calcext:value-type="float">
            <text:p>597729280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154249995946884" calcext:value-type="float">
            <text:p>0.154249995946884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2346670627594" calcext:value-type="float">
            <text:p>0.652346670627594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6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8:38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96413184" calcext:value-type="float">
            <text:p>1096413184</text:p>
          </table:table-cell>
          <table:table-cell office:value-type="float" office:value="8206657.5" calcext:value-type="float">
            <text:p>8206657.5</text:p>
          </table:table-cell>
          <table:table-cell office:value-type="float" office:value="29" calcext:value-type="float">
            <text:p>29</text:p>
          </table:table-cell>
          <table:table-cell office:value-type="float" office:value="30318592" calcext:value-type="float">
            <text:p>30318592</text:p>
          </table:table-cell>
          <table:table-cell office:value-type="float" office:value="133749.5" calcext:value-type="float">
            <text:p>133749.5</text:p>
          </table:table-cell>
          <table:table-cell office:value-type="float" office:value="96" calcext:value-type="float">
            <text:p>96</text:p>
          </table:table-cell>
          <table:table-cell office:value-type="float" office:value="629678080" calcext:value-type="float">
            <text:p>629678080</text:p>
          </table:table-cell>
          <table:table-cell office:value-type="float" office:value="22423.736328125" calcext:value-type="float">
            <text:p>22423.736328125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664780800" calcext:value-type="float">
            <text:p>664780800</text:p>
          </table:table-cell>
          <table:table-cell office:value-type="float" office:value="593219584" calcext:value-type="float">
            <text:p>593219584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59999996423721" calcext:value-type="float">
            <text:p>0.159999996423721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521857380867" calcext:value-type="float">
            <text:p>0.6521857380867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  <table:table-cell office:value-type="float" office:value="282" calcext:value-type="float">
            <text:p>282</text:p>
          </table:table-cell>
          <table:table-cell table:number-columns-repeated="4"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37:00 UTC 2017</text:p>
          </table:table-cell>
          <table:table-cell office:value-type="float" office:value="386" calcext:value-type="float">
            <text:p>386</text:p>
          </table:table-cell>
          <table:table-cell office:value-type="float" office:value="1096192000" calcext:value-type="float">
            <text:p>1096192000</text:p>
          </table:table-cell>
          <table:table-cell office:value-type="float" office:value="7354794" calcext:value-type="float">
            <text:p>7354794</text:p>
          </table:table-cell>
          <table:table-cell office:value-type="float" office:value="28" calcext:value-type="float">
            <text:p>28</text:p>
          </table:table-cell>
          <table:table-cell office:value-type="float" office:value="30183424" calcext:value-type="float">
            <text:p>30183424</text:p>
          </table:table-cell>
          <table:table-cell office:value-type="float" office:value="120083.3359375" calcext:value-type="float">
            <text:p>120083.3359375</text:p>
          </table:table-cell>
          <table:table-cell office:value-type="float" office:value="90" calcext:value-type="float">
            <text:p>90</text:p>
          </table:table-cell>
          <table:table-cell office:value-type="float" office:value="626749440" calcext:value-type="float">
            <text:p>626749440</text:p>
          </table:table-cell>
          <table:table-cell office:value-type="float" office:value="22423.736328125" calcext:value-type="float">
            <text:p>22423.736328125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659939328" calcext:value-type="float">
            <text:p>659939328</text:p>
          </table:table-cell>
          <table:table-cell office:value-type="float" office:value="586584064" calcext:value-type="float">
            <text:p>586584064</text:p>
          </table:table-cell>
          <table:table-cell office:value-type="float" office:value="1430338.375" calcext:value-type="float">
            <text:p>1430338.375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140499994158745" calcext:value-type="float">
            <text:p>0.140499994158745</text:p>
          </table:table-cell>
          <table:table-cell office:value-type="float" office:value="0.156499996781349" calcext:value-type="float">
            <text:p>0.156499996781349</text:p>
          </table:table-cell>
          <table:table-cell office:value-type="float" office:value="0.948000013828278" calcext:value-type="float">
            <text:p>0.948000013828278</text:p>
          </table:table-cell>
          <table:table-cell office:value-type="float" office:value="0.654247522354126" calcext:value-type="float">
            <text:p>0.654247522354126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1" calcext:value-type="float">
            <text:p>281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8:36:00 UTC 2017</text:p>
          </table:table-cell>
          <table:table-cell office:value-type="float" office:value="340" calcext:value-type="float">
            <text:p>340</text:p>
          </table:table-cell>
          <table:table-cell office:value-type="float" office:value="1096437760" calcext:value-type="float">
            <text:p>1096437760</text:p>
          </table:table-cell>
          <table:table-cell office:value-type="float" office:value="7570490.5" calcext:value-type="float">
            <text:p>7570490.5</text:p>
          </table:table-cell>
          <table:table-cell office:value-type="float" office:value="29" calcext:value-type="float">
            <text:p>29</text:p>
          </table:table-cell>
          <table:table-cell office:value-type="float" office:value="31559680" calcext:value-type="float">
            <text:p>31559680</text:p>
          </table:table-cell>
          <table:table-cell office:value-type="float" office:value="125472.7109375" calcext:value-type="float">
            <text:p>125472.7109375</text:p>
          </table:table-cell>
          <table:table-cell office:value-type="float" office:value="93" calcext:value-type="float">
            <text:p>93</text:p>
          </table:table-cell>
          <table:table-cell office:value-type="float" office:value="624635904" calcext:value-type="float">
            <text:p>624635904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5" calcext:value-type="float">
            <text:p>85</text:p>
          </table:table-cell>
          <table:table-cell office:value-type="float" office:value="81" calcext:value-type="float">
            <text:p>81</text:p>
          </table:table-cell>
          <table:table-cell office:value-type="float" office:value="652517376" calcext:value-type="float">
            <text:p>652517376</text:p>
          </table:table-cell>
          <table:table-cell office:value-type="float" office:value="580808704" calcext:value-type="float">
            <text:p>580808704</text:p>
          </table:table-cell>
          <table:table-cell office:value-type="float" office:value="1493767.625" calcext:value-type="float">
            <text:p>1493767.62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136000007390976" calcext:value-type="float">
            <text:p>0.136000007390976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2426421642303" calcext:value-type="float">
            <text:p>0.652426421642303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8:35:00 UTC 2017</text:p>
          </table:table-cell>
          <table:table-cell office:value-type="float" office:value="373" calcext:value-type="float">
            <text:p>373</text:p>
          </table:table-cell>
          <table:table-cell office:value-type="float" office:value="1096540160" calcext:value-type="float">
            <text:p>1096540160</text:p>
          </table:table-cell>
          <table:table-cell office:value-type="float" office:value="7570490.5" calcext:value-type="float">
            <text:p>7570490.5</text:p>
          </table:table-cell>
          <table:table-cell office:value-type="float" office:value="28" calcext:value-type="float">
            <text:p>28</text:p>
          </table:table-cell>
          <table:table-cell office:value-type="float" office:value="30928896" calcext:value-type="float">
            <text:p>30928896</text:p>
          </table:table-cell>
          <table:table-cell office:value-type="float" office:value="133701.21875" calcext:value-type="float">
            <text:p>133701.21875</text:p>
          </table:table-cell>
          <table:table-cell office:value-type="float" office:value="85" calcext:value-type="float">
            <text:p>85</text:p>
          </table:table-cell>
          <table:table-cell office:value-type="float" office:value="621322240" calcext:value-type="float">
            <text:p>621322240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6" calcext:value-type="float">
            <text:p>86</text:p>
          </table:table-cell>
          <table:table-cell office:value-type="float" office:value="75" calcext:value-type="float">
            <text:p>75</text:p>
          </table:table-cell>
          <table:table-cell office:value-type="float" office:value="645918720" calcext:value-type="float">
            <text:p>645918720</text:p>
          </table:table-cell>
          <table:table-cell office:value-type="float" office:value="575664128" calcext:value-type="float">
            <text:p>575664128</text:p>
          </table:table-cell>
          <table:table-cell office:value-type="float" office:value="1600241.375" calcext:value-type="float">
            <text:p>1600241.375</text:p>
          </table:table-cell>
          <table:table-cell office:value-type="float" office:value="1531306.25" calcext:value-type="float">
            <text:p>1531306.25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25750005245209" calcext:value-type="float">
            <text:p>0.125750005245209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1534497737885" calcext:value-type="float">
            <text:p>0.651534497737885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string" calcext:value-type="string">
            <text:p>Fri Jun 02 18:34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96900608" calcext:value-type="float">
            <text:p>109690060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8" calcext:value-type="float">
            <text:p>28</text:p>
          </table:table-cell>
          <table:table-cell office:value-type="float" office:value="30838784" calcext:value-type="float">
            <text:p>30838784</text:p>
          </table:table-cell>
          <table:table-cell office:value-type="float" office:value="133701.21875" calcext:value-type="float">
            <text:p>133701.21875</text:p>
          </table:table-cell>
          <table:table-cell office:value-type="float" office:value="86" calcext:value-type="float">
            <text:p>86</text:p>
          </table:table-cell>
          <table:table-cell office:value-type="float" office:value="619036672" calcext:value-type="float">
            <text:p>619036672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634933248" calcext:value-type="float">
            <text:p>634933248</text:p>
          </table:table-cell>
          <table:table-cell office:value-type="float" office:value="562692096" calcext:value-type="float">
            <text:p>562692096</text:p>
          </table:table-cell>
          <table:table-cell office:value-type="float" office:value="1586739.25" calcext:value-type="float">
            <text:p>1586739.25</text:p>
          </table:table-cell>
          <table:table-cell office:value-type="float" office:value="1531306.25" calcext:value-type="float">
            <text:p>1531306.25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126750007271767" calcext:value-type="float">
            <text:p>0.126750007271767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1203751564026" calcext:value-type="float">
            <text:p>0.651203751564026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table:number-columns-repeated="4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33:00 UTC 2017</text:p>
          </table:table-cell>
          <table:table-cell office:value-type="float" office:value="357" calcext:value-type="float">
            <text:p>357</text:p>
          </table:table-cell>
          <table:table-cell office:value-type="float" office:value="1095589888" calcext:value-type="float">
            <text:p>109558988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7" calcext:value-type="float">
            <text:p>27</text:p>
          </table:table-cell>
          <table:table-cell office:value-type="float" office:value="30003200" calcext:value-type="float">
            <text:p>3000320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1" calcext:value-type="float">
            <text:p>81</text:p>
          </table:table-cell>
          <table:table-cell office:value-type="float" office:value="616820736" calcext:value-type="float">
            <text:p>616820736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2" calcext:value-type="float">
            <text:p>82</text:p>
          </table:table-cell>
          <table:table-cell office:value-type="float" office:value="70" calcext:value-type="float">
            <text:p>70</text:p>
          </table:table-cell>
          <table:table-cell office:value-type="float" office:value="632053760" calcext:value-type="float">
            <text:p>632053760</text:p>
          </table:table-cell>
          <table:table-cell office:value-type="float" office:value="557035520" calcext:value-type="float">
            <text:p>557035520</text:p>
          </table:table-cell>
          <table:table-cell office:value-type="float" office:value="1385501.875" calcext:value-type="float">
            <text:p>1385501.875</text:p>
          </table:table-cell>
          <table:table-cell office:value-type="float" office:value="1462287.125" calcext:value-type="float">
            <text:p>1462287.125</text:p>
          </table:table-cell>
          <table:table-cell office:value-type="float" office:value="0.0670000016689301" calcext:value-type="float">
            <text:p>0.06700000166893</text:p>
          </table:table-cell>
          <table:table-cell office:value-type="float" office:value="0.12049999833107" calcext:value-type="float">
            <text:p>0.12049999833107</text:p>
          </table:table-cell>
          <table:table-cell office:value-type="float" office:value="0.140249997377396" calcext:value-type="float">
            <text:p>0.140249997377396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1004612445831" calcext:value-type="float">
            <text:p>0.651004612445831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8" calcext:value-type="float">
            <text:p>288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32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96818688" calcext:value-type="float">
            <text:p>1096818688</text:p>
          </table:table-cell>
          <table:table-cell office:value-type="float" office:value="7566091.5" calcext:value-type="float">
            <text:p>7566091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90" calcext:value-type="float">
            <text:p>90</text:p>
          </table:table-cell>
          <table:table-cell office:value-type="float" office:value="613847040" calcext:value-type="float">
            <text:p>613847040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629456896" calcext:value-type="float">
            <text:p>629456896</text:p>
          </table:table-cell>
          <table:table-cell office:value-type="float" office:value="553619456" calcext:value-type="float">
            <text:p>553619456</text:p>
          </table:table-cell>
          <table:table-cell office:value-type="float" office:value="1385501.875" calcext:value-type="float">
            <text:p>1385501.875</text:p>
          </table:table-cell>
          <table:table-cell office:value-type="float" office:value="1462287.125" calcext:value-type="float">
            <text:p>1462287.12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19499996304512" calcext:value-type="float">
            <text:p>0.119499996304512</text:p>
          </table:table-cell>
          <table:table-cell office:value-type="float" office:value="0.143749997019768" calcext:value-type="float">
            <text:p>0.143749997019768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0790333747864" calcext:value-type="float">
            <text:p>0.650790333747864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8:31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95499776" calcext:value-type="float">
            <text:p>1095499776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29" calcext:value-type="float">
            <text:p>29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3" calcext:value-type="float">
            <text:p>83</text:p>
          </table:table-cell>
          <table:table-cell office:value-type="float" office:value="611811328" calcext:value-type="float">
            <text:p>611811328</text:p>
          </table:table-cell>
          <table:table-cell office:value-type="float" office:value="19860.2890625" calcext:value-type="float">
            <text:p>19860.289062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619749376" calcext:value-type="float">
            <text:p>619749376</text:p>
          </table:table-cell>
          <table:table-cell office:value-type="float" office:value="549216256" calcext:value-type="float">
            <text:p>549216256</text:p>
          </table:table-cell>
          <table:table-cell office:value-type="float" office:value="1518502.375" calcext:value-type="float">
            <text:p>1518502.375</text:p>
          </table:table-cell>
          <table:table-cell office:value-type="string" calcext:value-type="string">
            <text:p>null</text:p>
          </table:table-cell>
          <table:table-cell office:value-type="float" office:value="0.0912500023841858" calcext:value-type="float">
            <text:p>0.091250002384186</text:p>
          </table:table-cell>
          <table:table-cell office:value-type="float" office:value="0.115000002086163" calcext:value-type="float">
            <text:p>0.115000002086163</text:p>
          </table:table-cell>
          <table:table-cell office:value-type="float" office:value="0.140000000596046" calcext:value-type="float">
            <text:p>0.140000000596046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740061283112" calcext:value-type="float">
            <text:p>0.652740061283112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5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3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8:30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94549504" calcext:value-type="float">
            <text:p>1094549504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28" calcext:value-type="float">
            <text:p>28</text:p>
          </table:table-cell>
          <table:table-cell office:value-type="float" office:value="30760960" calcext:value-type="float">
            <text:p>3076096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2" calcext:value-type="float">
            <text:p>82</text:p>
          </table:table-cell>
          <table:table-cell office:value-type="float" office:value="609583104" calcext:value-type="float">
            <text:p>609583104</text:p>
          </table:table-cell>
          <table:table-cell office:value-type="float" office:value="19086.6796875" calcext:value-type="float">
            <text:p>19086.6796875</text:p>
          </table:table-cell>
          <table:table-cell office:value-type="float" office:value="77" calcext:value-type="float">
            <text:p>77</text:p>
          </table:table-cell>
          <table:table-cell office:value-type="float" office:value="74" calcext:value-type="float">
            <text:p>74</text:p>
          </table:table-cell>
          <table:table-cell office:value-type="float" office:value="613072896" calcext:value-type="float">
            <text:p>613072896</text:p>
          </table:table-cell>
          <table:table-cell office:value-type="float" office:value="543805440" calcext:value-type="float">
            <text:p>543805440</text:p>
          </table:table-cell>
          <table:table-cell office:value-type="float" office:value="1518502.375" calcext:value-type="float">
            <text:p>1518502.37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122500002384186" calcext:value-type="float">
            <text:p>0.122500002384186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50374948978424" calcext:value-type="float">
            <text:p>0.650374948978424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29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95614464" calcext:value-type="float">
            <text:p>1095614464</text:p>
          </table:table-cell>
          <table:table-cell office:value-type="float" office:value="8232590.5" calcext:value-type="float">
            <text:p>8232590.5</text:p>
          </table:table-cell>
          <table:table-cell office:value-type="float" office:value="30" calcext:value-type="float">
            <text:p>30</text:p>
          </table:table-cell>
          <table:table-cell office:value-type="float" office:value="30781440" calcext:value-type="float">
            <text:p>30781440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6" calcext:value-type="float">
            <text:p>86</text:p>
          </table:table-cell>
          <table:table-cell office:value-type="float" office:value="607612928" calcext:value-type="float">
            <text:p>607612928</text:p>
          </table:table-cell>
          <table:table-cell office:value-type="float" office:value="20865.66796875" calcext:value-type="float">
            <text:p>20865.66796875</text:p>
          </table:table-cell>
          <table:table-cell office:value-type="float" office:value="81" calcext:value-type="float">
            <text:p>81</text:p>
          </table:table-cell>
          <table:table-cell office:value-type="float" office:value="77" calcext:value-type="float">
            <text:p>77</text:p>
          </table:table-cell>
          <table:table-cell office:value-type="float" office:value="609677312" calcext:value-type="float">
            <text:p>609677312</text:p>
          </table:table-cell>
          <table:table-cell office:value-type="float" office:value="534020096" calcext:value-type="float">
            <text:p>534020096</text:p>
          </table:table-cell>
          <table:table-cell office:value-type="float" office:value="1654762.75" calcext:value-type="float">
            <text:p>1654762.75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35250002145767" calcext:value-type="float">
            <text:p>0.135250002145767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50242805480957" calcext:value-type="float">
            <text:p>0.650242805480957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8:28:00 UTC 2017</text:p>
          </table:table-cell>
          <table:table-cell office:value-type="float" office:value="377" calcext:value-type="float">
            <text:p>377</text:p>
          </table:table-cell>
          <table:table-cell office:value-type="float" office:value="1095479296" calcext:value-type="float">
            <text:p>1095479296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30" calcext:value-type="float">
            <text:p>30</text:p>
          </table:table-cell>
          <table:table-cell office:value-type="float" office:value="30007296" calcext:value-type="float">
            <text:p>30007296</text:p>
          </table:table-cell>
          <table:table-cell office:value-type="float" office:value="122849.875" calcext:value-type="float">
            <text:p>122849.875</text:p>
          </table:table-cell>
          <table:table-cell office:value-type="float" office:value="87" calcext:value-type="float">
            <text:p>87</text:p>
          </table:table-cell>
          <table:table-cell office:value-type="float" office:value="605687808" calcext:value-type="float">
            <text:p>605687808</text:p>
          </table:table-cell>
          <table:table-cell office:value-type="float" office:value="20197.166015625" calcext:value-type="float">
            <text:p>20197.166015625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604655616" calcext:value-type="float">
            <text:p>604655616</text:p>
          </table:table-cell>
          <table:table-cell office:value-type="float" office:value="526868480" calcext:value-type="float">
            <text:p>526868480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133750006556511" calcext:value-type="float">
            <text:p>0.133750006556511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1329517364502" calcext:value-type="float">
            <text:p>0.651329517364502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string" calcext:value-type="string">
            <text:p>Fri Jun 02 18:27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093787648" calcext:value-type="float">
            <text:p>1093787648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810112" calcext:value-type="float">
            <text:p>30810112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3" calcext:value-type="float">
            <text:p>83</text:p>
          </table:table-cell>
          <table:table-cell office:value-type="float" office:value="602722304" calcext:value-type="float">
            <text:p>602722304</text:p>
          </table:table-cell>
          <table:table-cell office:value-type="float" office:value="20048.470703125" calcext:value-type="float">
            <text:p>20048.470703125</text:p>
          </table:table-cell>
          <table:table-cell table:number-columns-repeated="2" office:value-type="float" office:value="77" calcext:value-type="float">
            <text:p>77</text:p>
          </table:table-cell>
          <table:table-cell office:value-type="float" office:value="598814720" calcext:value-type="float">
            <text:p>598814720</text:p>
          </table:table-cell>
          <table:table-cell office:value-type="float" office:value="524918784" calcext:value-type="float">
            <text:p>524918784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16499997675419" calcext:value-type="float">
            <text:p>0.116499997675419</text:p>
          </table:table-cell>
          <table:table-cell office:value-type="float" office:value="0.132750004529953" calcext:value-type="float">
            <text:p>0.132750004529953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49735927581787" calcext:value-type="float">
            <text:p>0.649735927581787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8:26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94942720" calcext:value-type="float">
            <text:p>1094942720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072832" calcext:value-type="float">
            <text:p>30072832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1" calcext:value-type="float">
            <text:p>81</text:p>
          </table:table-cell>
          <table:table-cell office:value-type="float" office:value="600711168" calcext:value-type="float">
            <text:p>600711168</text:p>
          </table:table-cell>
          <table:table-cell office:value-type="float" office:value="19322.763671875" calcext:value-type="float">
            <text:p>19322.7636718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  <table:table-cell office:value-type="float" office:value="594116608" calcext:value-type="float">
            <text:p>594116608</text:p>
          </table:table-cell>
          <table:table-cell office:value-type="float" office:value="518488064" calcext:value-type="float">
            <text:p>518488064</text:p>
          </table:table-cell>
          <table:table-cell office:value-type="float" office:value="1556710.25" calcext:value-type="float">
            <text:p>1556710.25</text:p>
          </table:table-cell>
          <table:table-cell office:value-type="float" office:value="1576517.25" calcext:value-type="float">
            <text:p>1576517.25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104500003159046" calcext:value-type="float">
            <text:p>0.104500003159046</text:p>
          </table:table-cell>
          <table:table-cell office:value-type="float" office:value="0.12950000166893" calcext:value-type="float">
            <text:p>0.12950000166893</text:p>
          </table:table-cell>
          <table:table-cell office:value-type="float" office:value="0.961000025272369" calcext:value-type="float">
            <text:p>0.961000025272369</text:p>
          </table:table-cell>
          <table:table-cell office:value-type="float" office:value="0.649429678916931" calcext:value-type="float">
            <text:p>0.649429678916931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8" calcext:value-type="float">
            <text:p>288</text:p>
          </table:table-cell>
          <table:table-cell table:number-columns-repeated="2"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5" calcext:value-type="float">
            <text:p>285</text:p>
          </table:table-cell>
          <table:table-cell office:value-type="float" office:value="289" calcext:value-type="float">
            <text:p>289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8:25:00 UTC 2017</text:p>
          </table:table-cell>
          <table:table-cell office:value-type="float" office:value="351" calcext:value-type="float">
            <text:p>351</text:p>
          </table:table-cell>
          <table:table-cell office:value-type="float" office:value="1093541888" calcext:value-type="float">
            <text:p>1093541888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8" calcext:value-type="float">
            <text:p>28</text:p>
          </table:table-cell>
          <table:table-cell office:value-type="float" office:value="30130176" calcext:value-type="float">
            <text:p>30130176</text:p>
          </table:table-cell>
          <table:table-cell office:value-type="float" office:value="118478.75" calcext:value-type="float">
            <text:p>118478.75</text:p>
          </table:table-cell>
          <table:table-cell office:value-type="float" office:value="85" calcext:value-type="float">
            <text:p>85</text:p>
          </table:table-cell>
          <table:table-cell office:value-type="float" office:value="598487040" calcext:value-type="float">
            <text:p>598487040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6" calcext:value-type="float">
            <text:p>76</text:p>
          </table:table-cell>
          <table:table-cell office:value-type="float" office:value="67" calcext:value-type="float">
            <text:p>67</text:p>
          </table:table-cell>
          <table:table-cell office:value-type="float" office:value="587698176" calcext:value-type="float">
            <text:p>587698176</text:p>
          </table:table-cell>
          <table:table-cell office:value-type="float" office:value="514371584" calcext:value-type="float">
            <text:p>514371584</text:p>
          </table:table-cell>
          <table:table-cell office:value-type="float" office:value="1621720.625" calcext:value-type="float">
            <text:p>1621720.625</text:p>
          </table:table-cell>
          <table:table-cell office:value-type="float" office:value="1624169.125" calcext:value-type="float">
            <text:p>1624169.1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99250003695488" calcext:value-type="float">
            <text:p>0.099250003695488</text:p>
          </table:table-cell>
          <table:table-cell office:value-type="float" office:value="0.131249994039536" calcext:value-type="float">
            <text:p>0.131249994039536</text:p>
          </table:table-cell>
          <table:table-cell office:value-type="float" office:value="0.959249973297119" calcext:value-type="float">
            <text:p>0.959249973297119</text:p>
          </table:table-cell>
          <table:table-cell office:value-type="float" office:value="0.649296581745148" calcext:value-type="float">
            <text:p>0.649296581745148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8:24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92841472" calcext:value-type="float">
            <text:p>1092841472</text:p>
          </table:table-cell>
          <table:table-cell office:value-type="float" office:value="7959703.5" calcext:value-type="float">
            <text:p>7959703.5</text:p>
          </table:table-cell>
          <table:table-cell office:value-type="float" office:value="29" calcext:value-type="float">
            <text:p>29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16230.2421875" calcext:value-type="float">
            <text:p>116230.2421875</text:p>
          </table:table-cell>
          <table:table-cell office:value-type="float" office:value="85" calcext:value-type="float">
            <text:p>85</text:p>
          </table:table-cell>
          <table:table-cell office:value-type="float" office:value="595988480" calcext:value-type="float">
            <text:p>595988480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8" calcext:value-type="float">
            <text:p>78</text:p>
          </table:table-cell>
          <table:table-cell office:value-type="float" office:value="72" calcext:value-type="float">
            <text:p>72</text:p>
          </table:table-cell>
          <table:table-cell office:value-type="float" office:value="583966720" calcext:value-type="float">
            <text:p>583966720</text:p>
          </table:table-cell>
          <table:table-cell office:value-type="float" office:value="510218240" calcext:value-type="float">
            <text:p>510218240</text:p>
          </table:table-cell>
          <table:table-cell office:value-type="float" office:value="1643956.625" calcext:value-type="float">
            <text:p>1643956.625</text:p>
          </table:table-cell>
          <table:table-cell office:value-type="float" office:value="1624169.125" calcext:value-type="float">
            <text:p>1624169.125</text:p>
          </table:table-cell>
          <table:table-cell office:value-type="float" office:value="0.0750000029802322" calcext:value-type="float">
            <text:p>0.075000002980232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0.127000004053116" calcext:value-type="float">
            <text:p>0.127000004053116</text:p>
          </table:table-cell>
          <table:table-cell office:value-type="float" office:value="0.958500027656555" calcext:value-type="float">
            <text:p>0.958500027656555</text:p>
          </table:table-cell>
          <table:table-cell office:value-type="float" office:value="0.648868441581726" calcext:value-type="float">
            <text:p>0.648868441581726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23:00 UTC 2017</text:p>
          </table:table-cell>
          <table:table-cell office:value-type="float" office:value="375" calcext:value-type="float">
            <text:p>375</text:p>
          </table:table-cell>
          <table:table-cell office:value-type="float" office:value="1092915200" calcext:value-type="float">
            <text:p>1092915200</text:p>
          </table:table-cell>
          <table:table-cell office:value-type="float" office:value="7294221" calcext:value-type="float">
            <text:p>7294221</text:p>
          </table:table-cell>
          <table:table-cell office:value-type="float" office:value="27" calcext:value-type="float">
            <text:p>27</text:p>
          </table:table-cell>
          <table:table-cell office:value-type="float" office:value="29978624" calcext:value-type="float">
            <text:p>29978624</text:p>
          </table:table-cell>
          <table:table-cell office:value-type="float" office:value="103867.1328125" calcext:value-type="float">
            <text:p>103867.1328125</text:p>
          </table:table-cell>
          <table:table-cell office:value-type="float" office:value="78" calcext:value-type="float">
            <text:p>78</text:p>
          </table:table-cell>
          <table:table-cell office:value-type="float" office:value="593580032" calcext:value-type="float">
            <text:p>593580032</text:p>
          </table:table-cell>
          <table:table-cell office:value-type="float" office:value="18965.17578125" calcext:value-type="float">
            <text:p>18965.17578125</text:p>
          </table:table-cell>
          <table:table-cell office:value-type="float" office:value="72" calcext:value-type="float">
            <text:p>72</text:p>
          </table:table-cell>
          <table:table-cell office:value-type="float" office:value="66" calcext:value-type="float">
            <text:p>66</text:p>
          </table:table-cell>
          <table:table-cell office:value-type="float" office:value="579317760" calcext:value-type="float">
            <text:p>579317760</text:p>
          </table:table-cell>
          <table:table-cell office:value-type="float" office:value="507748352" calcext:value-type="float">
            <text:p>507748352</text:p>
          </table:table-cell>
          <table:table-cell office:value-type="float" office:value="1532374.5" calcext:value-type="float">
            <text:p>1532374.5</text:p>
          </table:table-cell>
          <table:table-cell office:value-type="float" office:value="1400738.5" calcext:value-type="float">
            <text:p>1400738.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967499986290932" calcext:value-type="float">
            <text:p>0.096749998629093</text:p>
          </table:table-cell>
          <table:table-cell office:value-type="float" office:value="0.125249996781349" calcext:value-type="float">
            <text:p>0.125249996781349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50975286960602" calcext:value-type="float">
            <text:p>0.650975286960602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8:22:00 UTC 2017</text:p>
          </table:table-cell>
          <table:table-cell office:value-type="float" office:value="346" calcext:value-type="float">
            <text:p>346</text:p>
          </table:table-cell>
          <table:table-cell office:value-type="float" office:value="1092755456" calcext:value-type="float">
            <text:p>1092755456</text:p>
          </table:table-cell>
          <table:table-cell office:value-type="float" office:value="6566923" calcext:value-type="float">
            <text:p>6566923</text:p>
          </table:table-cell>
          <table:table-cell office:value-type="float" office:value="26" calcext:value-type="float">
            <text:p>26</text:p>
          </table:table-cell>
          <table:table-cell office:value-type="float" office:value="29261824" calcext:value-type="float">
            <text:p>29261824</text:p>
          </table:table-cell>
          <table:table-cell office:value-type="float" office:value="110824.25" calcext:value-type="float">
            <text:p>110824.25</text:p>
          </table:table-cell>
          <table:table-cell office:value-type="float" office:value="77" calcext:value-type="float">
            <text:p>77</text:p>
          </table:table-cell>
          <table:table-cell office:value-type="float" office:value="593440768" calcext:value-type="float">
            <text:p>593440768</text:p>
          </table:table-cell>
          <table:table-cell office:value-type="float" office:value="17640.73828125" calcext:value-type="float">
            <text:p>17640.73828125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573468672" calcext:value-type="float">
            <text:p>573468672</text:p>
          </table:table-cell>
          <table:table-cell office:value-type="float" office:value="502435840" calcext:value-type="float">
            <text:p>502435840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112750001251698" calcext:value-type="float">
            <text:p>0.112750001251698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48566067218781" calcext:value-type="float">
            <text:p>0.648566067218781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6" calcext:value-type="float">
            <text:p>286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string" calcext:value-type="string">
            <text:p>Fri Jun 02 18:21:00 UTC 2017</text:p>
          </table:table-cell>
          <table:table-cell office:value-type="float" office:value="342" calcext:value-type="float">
            <text:p>342</text:p>
          </table:table-cell>
          <table:table-cell office:value-type="float" office:value="1092395008" calcext:value-type="float">
            <text:p>1092395008</text:p>
          </table:table-cell>
          <table:table-cell office:value-type="float" office:value="6566923" calcext:value-type="float">
            <text:p>6566923</text:p>
          </table:table-cell>
          <table:table-cell office:value-type="float" office:value="24" calcext:value-type="float">
            <text:p>24</text:p>
          </table:table-cell>
          <table:table-cell office:value-type="float" office:value="29876224" calcext:value-type="float">
            <text:p>29876224</text:p>
          </table:table-cell>
          <table:table-cell office:value-type="float" office:value="112200.203125" calcext:value-type="float">
            <text:p>112200.203125</text:p>
          </table:table-cell>
          <table:table-cell office:value-type="float" office:value="74" calcext:value-type="float">
            <text:p>74</text:p>
          </table:table-cell>
          <table:table-cell office:value-type="float" office:value="590184448" calcext:value-type="float">
            <text:p>590184448</text:p>
          </table:table-cell>
          <table:table-cell office:value-type="float" office:value="17725.73828125" calcext:value-type="float">
            <text:p>17725.73828125</text:p>
          </table:table-cell>
          <table:table-cell office:value-type="float" office:value="69" calcext:value-type="float">
            <text:p>69</text:p>
          </table:table-cell>
          <table:table-cell office:value-type="float" office:value="55" calcext:value-type="float">
            <text:p>55</text:p>
          </table:table-cell>
          <table:table-cell office:value-type="float" office:value="570417152" calcext:value-type="float">
            <text:p>570417152</text:p>
          </table:table-cell>
          <table:table-cell office:value-type="float" office:value="500604928" calcext:value-type="float">
            <text:p>500604928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101250000298023" calcext:value-type="float">
            <text:p>0.101250000298023</text:p>
          </table:table-cell>
          <table:table-cell office:value-type="float" office:value="0.0932499989867211" calcext:value-type="float">
            <text:p>0.093249998986721</text:p>
          </table:table-cell>
          <table:table-cell office:value-type="float" office:value="0.119249999523163" calcext:value-type="float">
            <text:p>0.119249999523163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48551404476166" calcext:value-type="float">
            <text:p>0.64855140447616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9" calcext:value-type="float">
            <text:p>289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9" calcext:value-type="float">
            <text:p>289</text:p>
          </table:table-cell>
          <table:table-cell table:number-columns-repeated="2"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string" calcext:value-type="string">
            <text:p>Fri Jun 02 18:20:00 UTC 2017</text:p>
          </table:table-cell>
          <table:table-cell office:value-type="float" office:value="311" calcext:value-type="float">
            <text:p>311</text:p>
          </table:table-cell>
          <table:table-cell office:value-type="float" office:value="1077633024" calcext:value-type="float">
            <text:p>1077633024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8491776" calcext:value-type="float">
            <text:p>28491776</text:p>
          </table:table-cell>
          <table:table-cell office:value-type="float" office:value="84999.546875" calcext:value-type="float">
            <text:p>84999.546875</text:p>
          </table:table-cell>
          <table:table-cell office:value-type="float" office:value="68" calcext:value-type="float">
            <text:p>68</text:p>
          </table:table-cell>
          <table:table-cell office:value-type="float" office:value="587517952" calcext:value-type="float">
            <text:p>587517952</text:p>
          </table:table-cell>
          <table:table-cell office:value-type="float" office:value="16620.052734375" calcext:value-type="float">
            <text:p>16620.05273437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564080640" calcext:value-type="float">
            <text:p>564080640</text:p>
          </table:table-cell>
          <table:table-cell office:value-type="float" office:value="497799168" calcext:value-type="float">
            <text:p>497799168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65749979019165" calcext:value-type="float">
            <text:p>0.965749979019165</text:p>
          </table:table-cell>
          <table:table-cell office:value-type="float" office:value="0.646542489528656" calcext:value-type="float">
            <text:p>0.64654248952865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string" calcext:value-type="string">
            <text:p>Fri Jun 02 18:19:00 UTC 2017</text:p>
          </table:table-cell>
          <table:table-cell office:value-type="float" office:value="275" calcext:value-type="float">
            <text:p>275</text:p>
          </table:table-cell>
          <table:table-cell office:value-type="float" office:value="1091153920" calcext:value-type="float">
            <text:p>1091153920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7873280" calcext:value-type="float">
            <text:p>27873280</text:p>
          </table:table-cell>
          <table:table-cell office:value-type="float" office:value="84999.546875" calcext:value-type="float">
            <text:p>84999.546875</text:p>
          </table:table-cell>
          <table:table-cell office:value-type="float" office:value="68" calcext:value-type="float">
            <text:p>68</text:p>
          </table:table-cell>
          <table:table-cell office:value-type="float" office:value="584691712" calcext:value-type="float">
            <text:p>584691712</text:p>
          </table:table-cell>
          <table:table-cell office:value-type="float" office:value="16641.337890625" calcext:value-type="float">
            <text:p>16641.337890625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560553984" calcext:value-type="float">
            <text:p>560553984</text:p>
          </table:table-cell>
          <table:table-cell office:value-type="float" office:value="494374912" calcext:value-type="float">
            <text:p>494374912</text:p>
          </table:table-cell>
          <table:table-cell office:value-type="float" office:value="1348829.75" calcext:value-type="float">
            <text:p>1348829.75</text:p>
          </table:table-cell>
          <table:table-cell office:value-type="string" calcext:value-type="string">
            <text:p>null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9750002622604" calcext:value-type="float">
            <text:p>0.109750002622604</text:p>
          </table:table-cell>
          <table:table-cell office:value-type="float" office:value="0.960500001907349" calcext:value-type="float">
            <text:p>0.960500001907349</text:p>
          </table:table-cell>
          <table:table-cell office:value-type="float" office:value="0.647565066814423" calcext:value-type="float">
            <text:p>0.647565066814423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string" calcext:value-type="string">
            <text:p>Fri Jun 02 18:18:00 UTC 2017</text:p>
          </table:table-cell>
          <table:table-cell office:value-type="float" office:value="286" calcext:value-type="float">
            <text:p>286</text:p>
          </table:table-cell>
          <table:table-cell office:value-type="float" office:value="1089843200" calcext:value-type="float">
            <text:p>1089843200</text:p>
          </table:table-cell>
          <table:table-cell office:value-type="float" office:value="5842549.5" calcext:value-type="float">
            <text:p>5842549.5</text:p>
          </table:table-cell>
          <table:table-cell office:value-type="float" office:value="21" calcext:value-type="float">
            <text:p>21</text:p>
          </table:table-cell>
          <table:table-cell office:value-type="float" office:value="29147136" calcext:value-type="float">
            <text:p>29147136</text:p>
          </table:table-cell>
          <table:table-cell office:value-type="float" office:value="84807.046875" calcext:value-type="float">
            <text:p>84807.046875</text:p>
          </table:table-cell>
          <table:table-cell office:value-type="float" office:value="70" calcext:value-type="float">
            <text:p>70</text:p>
          </table:table-cell>
          <table:table-cell office:value-type="float" office:value="580911104" calcext:value-type="float">
            <text:p>580911104</text:p>
          </table:table-cell>
          <table:table-cell office:value-type="float" office:value="16641.337890625" calcext:value-type="float">
            <text:p>16641.337890625</text:p>
          </table:table-cell>
          <table:table-cell office:value-type="float" office:value="61" calcext:value-type="float">
            <text:p>61</text:p>
          </table:table-cell>
          <table:table-cell office:value-type="float" office:value="55" calcext:value-type="float">
            <text:p>55</text:p>
          </table:table-cell>
          <table:table-cell office:value-type="float" office:value="555388928" calcext:value-type="float">
            <text:p>555388928</text:p>
          </table:table-cell>
          <table:table-cell office:value-type="float" office:value="490913792" calcext:value-type="float">
            <text:p>490913792</text:p>
          </table:table-cell>
          <table:table-cell office:value-type="float" office:value="1065503.5" calcext:value-type="float">
            <text:p>1065503.5</text:p>
          </table:table-cell>
          <table:table-cell office:value-type="float" office:value="921902.375" calcext:value-type="float">
            <text:p>921902.375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08249999582767" calcext:value-type="float">
            <text:p>0.108249999582767</text:p>
          </table:table-cell>
          <table:table-cell office:value-type="float" office:value="0.966250002384186" calcext:value-type="float">
            <text:p>0.966250002384186</text:p>
          </table:table-cell>
          <table:table-cell office:value-type="float" office:value="0.649368524551392" calcext:value-type="float">
            <text:p>0.649368524551392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91" calcext:value-type="float">
            <text:p>291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string" calcext:value-type="string">
            <text:p>Fri Jun 02 18:17:00 UTC 2017</text:p>
          </table:table-cell>
          <table:table-cell office:value-type="float" office:value="280" calcext:value-type="float">
            <text:p>280</text:p>
          </table:table-cell>
          <table:table-cell office:value-type="float" office:value="970903552" calcext:value-type="float">
            <text:p>970903552</text:p>
          </table:table-cell>
          <table:table-cell office:value-type="float" office:value="4579745.5" calcext:value-type="float">
            <text:p>4579745.5</text:p>
          </table:table-cell>
          <table:table-cell office:value-type="float" office:value="18" calcext:value-type="float">
            <text:p>18</text:p>
          </table:table-cell>
          <table:table-cell office:value-type="float" office:value="27660288" calcext:value-type="float">
            <text:p>27660288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58" calcext:value-type="float">
            <text:p>58</text:p>
          </table:table-cell>
          <table:table-cell office:value-type="float" office:value="580186112" calcext:value-type="float">
            <text:p>580186112</text:p>
          </table:table-cell>
          <table:table-cell office:value-type="float" office:value="14466.328125" calcext:value-type="float">
            <text:p>14466.328125</text:p>
          </table:table-cell>
          <table:table-cell office:value-type="float" office:value="56" calcext:value-type="float">
            <text:p>56</text:p>
          </table:table-cell>
          <table:table-cell office:value-type="float" office:value="46" calcext:value-type="float">
            <text:p>46</text:p>
          </table:table-cell>
          <table:table-cell office:value-type="float" office:value="550662144" calcext:value-type="float">
            <text:p>550662144</text:p>
          </table:table-cell>
          <table:table-cell office:value-type="float" office:value="485883904" calcext:value-type="float">
            <text:p>485883904</text:p>
          </table:table-cell>
          <table:table-cell office:value-type="float" office:value="1065503.5" calcext:value-type="float">
            <text:p>1065503.5</text:p>
          </table:table-cell>
          <table:table-cell office:value-type="float" office:value="921902.375" calcext:value-type="float">
            <text:p>921902.37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100500002503395" calcext:value-type="float">
            <text:p>0.100500002503395</text:p>
          </table:table-cell>
          <table:table-cell office:value-type="float" office:value="0.971000015735626" calcext:value-type="float">
            <text:p>0.971000015735626</text:p>
          </table:table-cell>
          <table:table-cell office:value-type="float" office:value="0.634790182113647" calcext:value-type="float">
            <text:p>0.634790182113647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305" calcext:value-type="float">
            <text:p>305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299" calcext:value-type="float">
            <text:p>299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string" calcext:value-type="string">
            <text:p>Fri Jun 02 18:16:00 UTC 2017</text:p>
          </table:table-cell>
          <table:table-cell office:value-type="float" office:value="232" calcext:value-type="float">
            <text:p>232</text:p>
          </table:table-cell>
          <table:table-cell office:value-type="float" office:value="982966272" calcext:value-type="float">
            <text:p>982966272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14" calcext:value-type="float">
            <text:p>14</text:p>
          </table:table-cell>
          <table:table-cell office:value-type="float" office:value="27598848" calcext:value-type="float">
            <text:p>27598848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53" calcext:value-type="float">
            <text:p>53</text:p>
          </table:table-cell>
          <table:table-cell office:value-type="float" office:value="580186112" calcext:value-type="float">
            <text:p>580186112</text:p>
          </table:table-cell>
          <table:table-cell office:value-type="float" office:value="11302.646484375" calcext:value-type="float">
            <text:p>11302.64648437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549007360" calcext:value-type="float">
            <text:p>549007360</text:p>
          </table:table-cell>
          <table:table-cell office:value-type="float" office:value="484081664" calcext:value-type="float">
            <text:p>484081664</text:p>
          </table:table-cell>
          <table:table-cell office:value-type="float" office:value="941836.875" calcext:value-type="float">
            <text:p>941836.875</text:p>
          </table:table-cell>
          <table:table-cell office:value-type="string" calcext:value-type="string">
            <text:p>null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0925000011920929" calcext:value-type="float">
            <text:p>0.092500001192093</text:p>
          </table:table-cell>
          <table:table-cell office:value-type="float" office:value="0.973249971866608" calcext:value-type="float">
            <text:p>0.973249971866608</text:p>
          </table:table-cell>
          <table:table-cell office:value-type="float" office:value="0.634168326854706" calcext:value-type="float">
            <text:p>0.634168326854706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7" calcext:value-type="float">
            <text:p>307</text:p>
          </table:table-cell>
          <table:table-cell office:value-type="float" office:value="309" calcext:value-type="float">
            <text:p>309</text:p>
          </table:table-cell>
          <table:table-cell office:value-type="float" office:value="307" calcext:value-type="float">
            <text:p>307</text:p>
          </table:table-cell>
          <table:table-cell office:value-type="float" office:value="305" calcext:value-type="float">
            <text:p>305</text:p>
          </table:table-cell>
          <table:table-cell office:value-type="float" office:value="312" calcext:value-type="float">
            <text:p>312</text:p>
          </table:table-cell>
          <table:table-cell office:value-type="float" office:value="304" calcext:value-type="float">
            <text:p>304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table:number-columns-repeated="2" office:value-type="float" office:value="308" calcext:value-type="float">
            <text:p>308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Fri Jun 02 18:15:00 UTC 2017</text:p>
          </table:table-cell>
          <table:table-cell office:value-type="float" office:value="192" calcext:value-type="float">
            <text:p>192</text:p>
          </table:table-cell>
          <table:table-cell office:value-type="float" office:value="1000239104" calcext:value-type="float">
            <text:p>1000239104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12" calcext:value-type="float">
            <text:p>12</text:p>
          </table:table-cell>
          <table:table-cell office:value-type="float" office:value="27570176" calcext:value-type="float">
            <text:p>27570176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49" calcext:value-type="float">
            <text:p>49</text:p>
          </table:table-cell>
          <table:table-cell office:value-type="float" office:value="575422464" calcext:value-type="float">
            <text:p>575422464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office:value-type="float" office:value="547381248" calcext:value-type="float">
            <text:p>547381248</text:p>
          </table:table-cell>
          <table:table-cell office:value-type="float" office:value="482762752" calcext:value-type="float">
            <text:p>482762752</text:p>
          </table:table-cell>
          <table:table-cell office:value-type="float" office:value="804493.125" calcext:value-type="float">
            <text:p>804493.125</text:p>
          </table:table-cell>
          <table:table-cell office:value-type="string" calcext:value-type="string">
            <text:p>null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897499993443489" calcext:value-type="float">
            <text:p>0.089749999344349</text:p>
          </table:table-cell>
          <table:table-cell office:value-type="float" office:value="0.975250005722046" calcext:value-type="float">
            <text:p>0.975250005722046</text:p>
          </table:table-cell>
          <table:table-cell office:value-type="float" office:value="0.635415494441986" calcext:value-type="float">
            <text:p>0.635415494441986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0" calcext:value-type="float">
            <text:p>310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8" calcext:value-type="float">
            <text:p>308</text:p>
          </table:table-cell>
          <table:table-cell office:value-type="float" office:value="306" calcext:value-type="float">
            <text:p>306</text:p>
          </table:table-cell>
          <table:table-cell office:value-type="float" office:value="309" calcext:value-type="float">
            <text:p>309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08" calcext:value-type="float">
            <text:p>308</text:p>
          </table:table-cell>
          <table:table-cell office:value-type="float" office:value="304" calcext:value-type="float">
            <text:p>304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string" calcext:value-type="string">
            <text:p>Fri Jun 02 18:14:00 UTC 2017</text:p>
          </table:table-cell>
          <table:table-cell office:value-type="float" office:value="168" calcext:value-type="float">
            <text:p>168</text:p>
          </table:table-cell>
          <table:table-cell office:value-type="float" office:value="1011879936" calcext:value-type="float">
            <text:p>1011879936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9" calcext:value-type="float">
            <text:p>9</text:p>
          </table:table-cell>
          <table:table-cell office:value-type="float" office:value="27611136" calcext:value-type="float">
            <text:p>27611136</text:p>
          </table:table-cell>
          <table:table-cell office:value-type="float" office:value="35202.23828125" calcext:value-type="float">
            <text:p>35202.23828125</text:p>
          </table:table-cell>
          <table:table-cell office:value-type="float" office:value="36" calcext:value-type="float">
            <text:p>36</text:p>
          </table:table-cell>
          <table:table-cell office:value-type="float" office:value="569704448" calcext:value-type="float">
            <text:p>569704448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547213312" calcext:value-type="float">
            <text:p>547213312</text:p>
          </table:table-cell>
          <table:table-cell office:value-type="float" office:value="481144832" calcext:value-type="float">
            <text:p>481144832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637499988079071" calcext:value-type="float">
            <text:p>0.063749998807907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36958122253418" calcext:value-type="float">
            <text:p>0.636958122253418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8" calcext:value-type="float">
            <text:p>318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7" calcext:value-type="float">
            <text:p>317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office:value-type="float" office:value="312" calcext:value-type="float">
            <text:p>312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21" calcext:value-type="float">
            <text:p>32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string" calcext:value-type="string">
            <text:p>Fri Jun 02 18:13:00 UTC 2017</text:p>
          </table:table-cell>
          <table:table-cell office:value-type="float" office:value="115" calcext:value-type="float">
            <text:p>115</text:p>
          </table:table-cell>
          <table:table-cell office:value-type="float" office:value="1020170240" calcext:value-type="float">
            <text:p>1020170240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7" calcext:value-type="float">
            <text:p>7</text:p>
          </table:table-cell>
          <table:table-cell office:value-type="float" office:value="27545600" calcext:value-type="float">
            <text:p>27545600</text:p>
          </table:table-cell>
          <table:table-cell office:value-type="float" office:value="27892" calcext:value-type="float">
            <text:p>27892</text:p>
          </table:table-cell>
          <table:table-cell office:value-type="float" office:value="27" calcext:value-type="float">
            <text:p>27</text:p>
          </table:table-cell>
          <table:table-cell office:value-type="float" office:value="569581568" calcext:value-type="float">
            <text:p>569581568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547160064" calcext:value-type="float">
            <text:p>547160064</text:p>
          </table:table-cell>
          <table:table-cell office:value-type="float" office:value="480776192" calcext:value-type="float">
            <text:p>480776192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807500034570694" calcext:value-type="float">
            <text:p>0.080750003457069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98199999332428" calcext:value-type="float">
            <text:p>0.98199999332428</text:p>
          </table:table-cell>
          <table:table-cell office:value-type="float" office:value="0.637915670871735" calcext:value-type="float">
            <text:p>0.637915670871735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string" calcext:value-type="string">
            <text:p>Fri Jun 02 18:12:00 UTC 2017</text:p>
          </table:table-cell>
          <table:table-cell office:value-type="float" office:value="99" calcext:value-type="float">
            <text:p>99</text:p>
          </table:table-cell>
          <table:table-cell office:value-type="float" office:value="1031249920" calcext:value-type="float">
            <text:p>1031249920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7" calcext:value-type="float">
            <text:p>7</text:p>
          </table:table-cell>
          <table:table-cell office:value-type="float" office:value="26898432" calcext:value-type="float">
            <text:p>26898432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25" calcext:value-type="float">
            <text:p>25</text:p>
          </table:table-cell>
          <table:table-cell office:value-type="float" office:value="567439360" calcext:value-type="float">
            <text:p>567439360</text:p>
          </table:table-cell>
          <table:table-cell office:value-type="float" office:value="5855.916015625" calcext:value-type="float">
            <text:p>5855.916015625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546168832" calcext:value-type="float">
            <text:p>546168832</text:p>
          </table:table-cell>
          <table:table-cell office:value-type="float" office:value="480227328" calcext:value-type="float">
            <text:p>480227328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617499984800816" calcext:value-type="float">
            <text:p>0.061749998480082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639246940612793" calcext:value-type="float">
            <text:p>0.639246940612793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320" calcext:value-type="float">
            <text:p>32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string" calcext:value-type="string">
            <text:p>Fri Jun 02 18:11:00 UTC 2017</text:p>
          </table:table-cell>
          <table:table-cell office:value-type="float" office:value="94" calcext:value-type="float">
            <text:p>94</text:p>
          </table:table-cell>
          <table:table-cell office:value-type="float" office:value="1049255936" calcext:value-type="float">
            <text:p>1049255936</text:p>
          </table:table-cell>
          <table:table-cell office:value-type="float" office:value="1151796.125" calcext:value-type="float">
            <text:p>1151796.125</text:p>
          </table:table-cell>
          <table:table-cell office:value-type="float" office:value="4" calcext:value-type="float">
            <text:p>4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20" calcext:value-type="float">
            <text:p>20</text:p>
          </table:table-cell>
          <table:table-cell office:value-type="float" office:value="567463936" calcext:value-type="float">
            <text:p>56746393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47282944" calcext:value-type="float">
            <text:p>547282944</text:p>
          </table:table-cell>
          <table:table-cell office:value-type="float" office:value="480309248" calcext:value-type="float">
            <text:p>480309248</text:p>
          </table:table-cell>
          <table:table-cell office:value-type="float" office:value="288006.71875" calcext:value-type="float">
            <text:p>288006.71875</text:p>
          </table:table-cell>
          <table:table-cell office:value-type="float" office:value="187944.96875" calcext:value-type="float">
            <text:p>187944.9687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985249996185303" calcext:value-type="float">
            <text:p>0.985249996185303</text:p>
          </table:table-cell>
          <table:table-cell office:value-type="float" office:value="0.64104700088501" calcext:value-type="float">
            <text:p>0.64104700088501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4" calcext:value-type="float">
            <text:p>324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10:00 UTC 2017</text:p>
          </table:table-cell>
          <table:table-cell office:value-type="float" office:value="62" calcext:value-type="float">
            <text:p>62</text:p>
          </table:table-cell>
          <table:table-cell office:value-type="float" office:value="1056514048" calcext:value-type="float">
            <text:p>1056514048</text:p>
          </table:table-cell>
          <table:table-cell office:value-type="float" office:value="827403" calcext:value-type="float">
            <text:p>827403</text:p>
          </table:table-cell>
          <table:table-cell office:value-type="float" office:value="3" calcext:value-type="float">
            <text:p>3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1609.330078125" calcext:value-type="float">
            <text:p>11609.330078125</text:p>
          </table:table-cell>
          <table:table-cell office:value-type="float" office:value="15" calcext:value-type="float">
            <text:p>15</text:p>
          </table:table-cell>
          <table:table-cell office:value-type="float" office:value="567504896" calcext:value-type="float">
            <text:p>56750489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46545664" calcext:value-type="float">
            <text:p>546545664</text:p>
          </table:table-cell>
          <table:table-cell office:value-type="float" office:value="479748096" calcext:value-type="float">
            <text:p>479748096</text:p>
          </table:table-cell>
          <table:table-cell office:value-type="float" office:value="227307.984375" calcext:value-type="float">
            <text:p>227307.984375</text:p>
          </table:table-cell>
          <table:table-cell office:value-type="float" office:value="89858.25" calcext:value-type="float">
            <text:p>89858.25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44341707229614" calcext:value-type="float">
            <text:p>0.644341707229614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8:09:00 UTC 2017</text:p>
          </table:table-cell>
          <table:table-cell office:value-type="float" office:value="45" calcext:value-type="float">
            <text:p>45</text:p>
          </table:table-cell>
          <table:table-cell office:value-type="float" office:value="1063923712" calcext:value-type="float">
            <text:p>1063923712</text:p>
          </table:table-cell>
          <table:table-cell office:value-type="float" office:value="827403" calcext:value-type="float">
            <text:p>827403</text:p>
          </table:table-cell>
          <table:table-cell office:value-type="float" office:value="3" calcext:value-type="float">
            <text:p>3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10230.63671875" calcext:value-type="float">
            <text:p>10230.63671875</text:p>
          </table:table-cell>
          <table:table-cell office:value-type="float" office:value="12" calcext:value-type="float">
            <text:p>12</text:p>
          </table:table-cell>
          <table:table-cell office:value-type="float" office:value="566579200" calcext:value-type="float">
            <text:p>566579200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545222656" calcext:value-type="float">
            <text:p>545222656</text:p>
          </table:table-cell>
          <table:table-cell office:value-type="float" office:value="479707136" calcext:value-type="float">
            <text:p>479707136</text:p>
          </table:table-cell>
          <table:table-cell office:value-type="float" office:value="227307.984375" calcext:value-type="float">
            <text:p>227307.984375</text:p>
          </table:table-cell>
          <table:table-cell office:value-type="float" office:value="89858.25" calcext:value-type="float">
            <text:p>89858.25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985000014305115" calcext:value-type="float">
            <text:p>0.985000014305115</text:p>
          </table:table-cell>
          <table:table-cell office:value-type="float" office:value="0.645262062549591" calcext:value-type="float">
            <text:p>0.645262062549591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08:00 UTC 2017</text:p>
          </table:table-cell>
          <table:table-cell office:value-type="float" office:value="41" calcext:value-type="float">
            <text:p>41</text:p>
          </table:table-cell>
          <table:table-cell office:value-type="float" office:value="1068060672" calcext:value-type="float">
            <text:p>1068060672</text:p>
          </table:table-cell>
          <table:table-cell office:value-type="float" office:value="570419.4375" calcext:value-type="float">
            <text:p>570419.4375</text:p>
          </table:table-cell>
          <table:table-cell office:value-type="float" office:value="2" calcext:value-type="float">
            <text:p>2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10" calcext:value-type="float">
            <text:p>10</text:p>
          </table:table-cell>
          <table:table-cell office:value-type="float" office:value="566624256" calcext:value-type="float">
            <text:p>566624256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545300480" calcext:value-type="float">
            <text:p>545300480</text:p>
          </table:table-cell>
          <table:table-cell office:value-type="float" office:value="479674368" calcext:value-type="float">
            <text:p>479674368</text:p>
          </table:table-cell>
          <table:table-cell office:value-type="float" office:value="109076.953125" calcext:value-type="float">
            <text:p>109076.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645640730857849" calcext:value-type="float">
            <text:p>0.645640730857849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28" calcext:value-type="float">
            <text:p>328</text:p>
          </table:table-cell>
          <table:table-cell table:number-columns-repeated="4"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07:00 UTC 2017</text:p>
          </table:table-cell>
          <table:table-cell office:value-type="float" office:value="29" calcext:value-type="float">
            <text:p>29</text:p>
          </table:table-cell>
          <table:table-cell office:value-type="float" office:value="1071722496" calcext:value-type="float">
            <text:p>1071722496</text:p>
          </table:table-cell>
          <table:table-cell office:value-type="float" office:value="423067.15625" calcext:value-type="float">
            <text:p>423067.15625</text:p>
          </table:table-cell>
          <table:table-cell office:value-type="float" office:value="1" calcext:value-type="float">
            <text:p>1</text:p>
          </table:table-cell>
          <table:table-cell office:value-type="float" office:value="25407488" calcext:value-type="float">
            <text:p>25407488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7" calcext:value-type="float">
            <text:p>7</text:p>
          </table:table-cell>
          <table:table-cell office:value-type="float" office:value="566546432" calcext:value-type="float">
            <text:p>566546432</text:p>
          </table:table-cell>
          <table:table-cell office:value-type="float" office:value="1215.13647460938" calcext:value-type="float">
            <text:p>1215.1364746093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312192" calcext:value-type="float">
            <text:p>546312192</text:p>
          </table:table-cell>
          <table:table-cell office:value-type="float" office:value="479789056" calcext:value-type="float">
            <text:p>479789056</text:p>
          </table:table-cell>
          <table:table-cell office:value-type="float" office:value="109076.953125" calcext:value-type="float">
            <text:p>109076.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984499990940094" calcext:value-type="float">
            <text:p>0.984499990940094</text:p>
          </table:table-cell>
          <table:table-cell office:value-type="float" office:value="0.643682658672333" calcext:value-type="float">
            <text:p>0.643682658672333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8:06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74941952" calcext:value-type="float">
            <text:p>1074941952</text:p>
          </table:table-cell>
          <table:table-cell office:value-type="float" office:value="371501.5625" calcext:value-type="float">
            <text:p>371501.5625</text:p>
          </table:table-cell>
          <table:table-cell office:value-type="float" office:value="1" calcext:value-type="float">
            <text:p>1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4805.5634765625" calcext:value-type="float">
            <text:p>4805.5634765625</text:p>
          </table:table-cell>
          <table:table-cell office:value-type="float" office:value="7" calcext:value-type="float">
            <text:p>7</text:p>
          </table:table-cell>
          <table:table-cell office:value-type="float" office:value="566603776" calcext:value-type="float">
            <text:p>566603776</text:p>
          </table:table-cell>
          <table:table-cell office:value-type="float" office:value="1257.10192871094" calcext:value-type="float">
            <text:p>1257.1019287109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46426880" calcext:value-type="float">
            <text:p>546426880</text:p>
          </table:table-cell>
          <table:table-cell office:value-type="float" office:value="479891456" calcext:value-type="float">
            <text:p>479891456</text:p>
          </table:table-cell>
          <table:table-cell office:value-type="float" office:value="109447.6953125" calcext:value-type="float">
            <text:p>109447.6953125</text:p>
          </table:table-cell>
          <table:table-cell office:value-type="float" office:value="52454.69140625" calcext:value-type="float">
            <text:p>52454.691406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644056022167206" calcext:value-type="float">
            <text:p>0.644056022167206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8:05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1079148544" calcext:value-type="float">
            <text:p>1079148544</text:p>
          </table:table-cell>
          <table:table-cell office:value-type="float" office:value="218507.796875" calcext:value-type="float">
            <text:p>218507.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2480.18920898437" calcext:value-type="float">
            <text:p>2480.18920898437</text:p>
          </table:table-cell>
          <table:table-cell office:value-type="float" office:value="7" calcext:value-type="float">
            <text:p>7</text:p>
          </table:table-cell>
          <table:table-cell office:value-type="float" office:value="566411264" calcext:value-type="float">
            <text:p>566411264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46541568" calcext:value-type="float">
            <text:p>546541568</text:p>
          </table:table-cell>
          <table:table-cell office:value-type="float" office:value="479997952" calcext:value-type="float">
            <text:p>479997952</text:p>
          </table:table-cell>
          <table:table-cell office:value-type="float" office:value="49961.39453125" calcext:value-type="float">
            <text:p>49961.39453125</text:p>
          </table:table-cell>
          <table:table-cell office:value-type="float" office:value="8058.94091796875" calcext:value-type="float">
            <text:p>8058.94091796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45805656909943" calcext:value-type="float">
            <text:p>0.645805656909943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8:04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79083008" calcext:value-type="float">
            <text:p>1079083008</text:p>
          </table:table-cell>
          <table:table-cell office:value-type="float" office:value="157664.3125" calcext:value-type="float">
            <text:p>157664.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2480.18920898437" calcext:value-type="float">
            <text:p>2480.18920898437</text:p>
          </table:table-cell>
          <table:table-cell office:value-type="float" office:value="5" calcext:value-type="float">
            <text:p>5</text:p>
          </table:table-cell>
          <table:table-cell office:value-type="float" office:value="565248000" calcext:value-type="float">
            <text:p>565248000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5296384" calcext:value-type="float">
            <text:p>545296384</text:p>
          </table:table-cell>
          <table:table-cell office:value-type="float" office:value="480071680" calcext:value-type="float">
            <text:p>480071680</text:p>
          </table:table-cell>
          <table:table-cell office:value-type="float" office:value="49961.39453125" calcext:value-type="float">
            <text:p>49961.39453125</text:p>
          </table:table-cell>
          <table:table-cell office:value-type="float" office:value="8058.94091796875" calcext:value-type="float">
            <text:p>8058.940917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44630908966064" calcext:value-type="float">
            <text:p>0.644630908966064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8:03:00 UTC 2017</text:p>
          </table:table-cell>
          <table:table-cell office:value-type="float" office:value="8" calcext:value-type="float">
            <text:p>8</text:p>
          </table:table-cell>
          <table:table-cell office:value-type="float" office:value="1081774080" calcext:value-type="float">
            <text:p>1081774080</text:p>
          </table:table-cell>
          <table:table-cell office:value-type="float" office:value="154518.03125" calcext:value-type="float">
            <text:p>154518.0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851.42858886719" calcext:value-type="float">
            <text:p>1851.42858886719</text:p>
          </table:table-cell>
          <table:table-cell office:value-type="float" office:value="6" calcext:value-type="float">
            <text:p>6</text:p>
          </table:table-cell>
          <table:table-cell office:value-type="float" office:value="565243904" calcext:value-type="float">
            <text:p>565243904</text:p>
          </table:table-cell>
          <table:table-cell office:value-type="float" office:value="670.441162109375" calcext:value-type="float">
            <text:p>670.44116210937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45419264" calcext:value-type="float">
            <text:p>545419264</text:p>
          </table:table-cell>
          <table:table-cell office:value-type="float" office:value="480186368" calcext:value-type="float">
            <text:p>480186368</text:p>
          </table:table-cell>
          <table:table-cell office:value-type="float" office:value="47740.78125" calcext:value-type="float">
            <text:p>47740.78125</text:p>
          </table:table-cell>
          <table:table-cell office:value-type="float" office:value="14696.5439453125" calcext:value-type="float">
            <text:p>14696.5439453125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6874666213989" calcext:value-type="float">
            <text:p>0.64687466621398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8:02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154518.03125" calcext:value-type="float">
            <text:p>154518.0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851.42858886719" calcext:value-type="float">
            <text:p>1851.42858886719</text:p>
          </table:table-cell>
          <table:table-cell office:value-type="float" office:value="4" calcext:value-type="float">
            <text:p>4</text:p>
          </table:table-cell>
          <table:table-cell office:value-type="float" office:value="565239808" calcext:value-type="float">
            <text:p>565239808</text:p>
          </table:table-cell>
          <table:table-cell office:value-type="float" office:value="472.474487304688" calcext:value-type="float">
            <text:p>472.4744873046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5533952" calcext:value-type="float">
            <text:p>545533952</text:p>
          </table:table-cell>
          <table:table-cell office:value-type="float" office:value="480186368" calcext:value-type="float">
            <text:p>480186368</text:p>
          </table:table-cell>
          <table:table-cell office:value-type="float" office:value="36577.1328125" calcext:value-type="float">
            <text:p>36577.1328125</text:p>
          </table:table-cell>
          <table:table-cell office:value-type="float" office:value="5015.8115234375" calcext:value-type="float">
            <text:p>5015.8115234375</text:p>
          </table:table-cell>
          <table:table-cell office:value-type="float" office:value="0.0702499970793724" calcext:value-type="float">
            <text:p>0.070249997079372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6637380123138" calcext:value-type="float">
            <text:p>0.64663738012313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8:01:00 UTC 2017</text:p>
          </table:table-cell>
          <table:table-cell office:value-type="float" office:value="9" calcext:value-type="float">
            <text:p>9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114433.640625" calcext:value-type="float">
            <text:p>114433.64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4" calcext:value-type="float">
            <text:p>4</text:p>
          </table:table-cell>
          <table:table-cell office:value-type="float" office:value="565231616" calcext:value-type="float">
            <text:p>565231616</text:p>
          </table:table-cell>
          <table:table-cell office:value-type="float" office:value="472.474487304688" calcext:value-type="float">
            <text:p>472.47448730468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46656256" calcext:value-type="float">
            <text:p>546656256</text:p>
          </table:table-cell>
          <table:table-cell office:value-type="float" office:value="480301056" calcext:value-type="float">
            <text:p>480301056</text:p>
          </table:table-cell>
          <table:table-cell office:value-type="float" office:value="36577.1328125" calcext:value-type="float">
            <text:p>36577.1328125</text:p>
          </table:table-cell>
          <table:table-cell office:value-type="float" office:value="5015.8115234375" calcext:value-type="float">
            <text:p>5015.8115234375</text:p>
          </table:table-cell>
          <table:table-cell office:value-type="float" office:value="0.104749999940395" calcext:value-type="float">
            <text:p>0.10474999994039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462585449219" calcext:value-type="float">
            <text:p>0.64446258544921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8:00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82720256" calcext:value-type="float">
            <text:p>1082720256</text:p>
          </table:table-cell>
          <table:table-cell office:value-type="float" office:value="91889.4453125" calcext:value-type="float">
            <text:p>91889.4453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5" calcext:value-type="float">
            <text:p>5</text:p>
          </table:table-cell>
          <table:table-cell office:value-type="float" office:value="565108736" calcext:value-type="float">
            <text:p>565108736</text:p>
          </table:table-cell>
          <table:table-cell office:value-type="float" office:value="276.587310791016" calcext:value-type="float">
            <text:p>276.5873107910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46766848" calcext:value-type="float">
            <text:p>546766848</text:p>
          </table:table-cell>
          <table:table-cell office:value-type="float" office:value="480636928" calcext:value-type="float">
            <text:p>480636928</text:p>
          </table:table-cell>
          <table:table-cell office:value-type="float" office:value="23031.283203125" calcext:value-type="float">
            <text:p>23031.283203125</text:p>
          </table:table-cell>
          <table:table-cell office:value-type="float" office:value="2982.20751953125" calcext:value-type="float">
            <text:p>2982.20751953125</text:p>
          </table:table-cell>
          <table:table-cell office:value-type="float" office:value="0.0599999986588955" calcext:value-type="float">
            <text:p>0.05999999865889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6131455898285" calcext:value-type="float">
            <text:p>0.646131455898285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59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4" calcext:value-type="float">
            <text:p>4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276.587310791016" calcext:value-type="float">
            <text:p>276.5873107910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6865152" calcext:value-type="float">
            <text:p>546865152</text:p>
          </table:table-cell>
          <table:table-cell office:value-type="float" office:value="477908992" calcext:value-type="float">
            <text:p>4779089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2499997019768" calcext:value-type="float">
            <text:p>0.086249999701977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398987293243" calcext:value-type="float">
            <text:p>0.64439898729324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58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30.3838062286377" calcext:value-type="float">
            <text:p>30.3838062286377</text:p>
          </table:table-cell>
          <table:table-cell office:value-type="float" office:value="2" calcext:value-type="float">
            <text:p>2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45.2072982788086" calcext:value-type="float">
            <text:p>45.2072982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5955840" calcext:value-type="float">
            <text:p>545955840</text:p>
          </table:table-cell>
          <table:table-cell office:value-type="float" office:value="478019584" calcext:value-type="float">
            <text:p>4780195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6000000089407" calcext:value-type="float">
            <text:p>0.046000000089407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73059272766" calcext:value-type="float">
            <text:p>0.644373059272766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5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39930248260498" calcext:value-type="float">
            <text:p>1.39930248260498</text:p>
          </table:table-cell>
          <table:table-cell office:value-type="float" office:value="2" calcext:value-type="float">
            <text:p>2</text:p>
          </table:table-cell>
          <table:table-cell office:value-type="float" office:value="563957760" calcext:value-type="float">
            <text:p>563957760</text:p>
          </table:table-cell>
          <table:table-cell office:value-type="float" office:value="45.2072982788086" calcext:value-type="float">
            <text:p>45.20729827880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078144" calcext:value-type="float">
            <text:p>547078144</text:p>
          </table:table-cell>
          <table:table-cell office:value-type="float" office:value="478138368" calcext:value-type="float">
            <text:p>478138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82500016689301" calcext:value-type="float">
            <text:p>0.09825000166893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500302314758" calcext:value-type="float">
            <text:p>0.64550030231475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56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9.240234375" calcext:value-type="float">
            <text:p>2719.24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4047872" calcext:value-type="float">
            <text:p>564047872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189312" calcext:value-type="float">
            <text:p>546189312</text:p>
          </table:table-cell>
          <table:table-cell office:value-type="float" office:value="478257152" calcext:value-type="float">
            <text:p>4782571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430000014603138" calcext:value-type="float">
            <text:p>0.043000001460314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329488277435" calcext:value-type="float">
            <text:p>0.6443294882774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string" calcext:value-type="string">
            <text:p>Fri Jun 02 17:55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3207.35034179688" calcext:value-type="float">
            <text:p>3207.35034179688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834880" calcext:value-type="float">
            <text:p>563834880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308096" calcext:value-type="float">
            <text:p>546308096</text:p>
          </table:table-cell>
          <table:table-cell office:value-type="float" office:value="478367744" calcext:value-type="float">
            <text:p>4783677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44999986886978" calcext:value-type="float">
            <text:p>0.054499998688698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28057765961" calcext:value-type="float">
            <text:p>0.64432805776596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5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332.25610351562" calcext:value-type="float">
            <text:p>2332.256103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744768" calcext:value-type="float">
            <text:p>563744768</text:p>
          </table:table-cell>
          <table:table-cell office:value-type="float" office:value="35.4290390014648" calcext:value-type="float">
            <text:p>35.4290390014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438592" calcext:value-type="float">
            <text:p>547438592</text:p>
          </table:table-cell>
          <table:table-cell office:value-type="float" office:value="478486528" calcext:value-type="float">
            <text:p>478486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18222999573" calcext:value-type="float">
            <text:p>0.64431822299957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5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622.41796875" calcext:value-type="float">
            <text:p>2622.41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44.6105155944824" calcext:value-type="float">
            <text:p>44.610515594482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6541568" calcext:value-type="float">
            <text:p>546541568</text:p>
          </table:table-cell>
          <table:table-cell office:value-type="float" office:value="478601216" calcext:value-type="float">
            <text:p>4786012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19875335693" calcext:value-type="float">
            <text:p>0.64421987533569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5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622.41796875" calcext:value-type="float">
            <text:p>2622.41796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46656256" calcext:value-type="float">
            <text:p>546656256</text:p>
          </table:table-cell>
          <table:table-cell office:value-type="float" office:value="478720000" calcext:value-type="float">
            <text:p>478720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291341304779" calcext:value-type="float">
            <text:p>0.64429134130477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7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16160" calcext:value-type="float">
            <text:p>1082716160</text:p>
          </table:table-cell>
          <table:table-cell office:value-type="float" office:value="2712.6982421875" calcext:value-type="float">
            <text:p>2712.69824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740672" calcext:value-type="float">
            <text:p>563740672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47782656" calcext:value-type="float">
            <text:p>547782656</text:p>
          </table:table-cell>
          <table:table-cell office:value-type="float" office:value="478838784" calcext:value-type="float">
            <text:p>4788387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249998271465" calcext:value-type="float">
            <text:p>0.100249998271465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83500003814697" calcext:value-type="float">
            <text:p>0.983500003814697</text:p>
          </table:table-cell>
          <table:table-cell office:value-type="float" office:value="0.644326090812683" calcext:value-type="float">
            <text:p>0.64432609081268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5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2712.6982421875" calcext:value-type="float">
            <text:p>2712.69824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621888" calcext:value-type="float">
            <text:p>563621888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6885632" calcext:value-type="float">
            <text:p>546885632</text:p>
          </table:table-cell>
          <table:table-cell office:value-type="float" office:value="478953472" calcext:value-type="float">
            <text:p>4789534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9999976158142" calcext:value-type="float">
            <text:p>0.06499999761581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06480884552" calcext:value-type="float">
            <text:p>0.64430648088455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4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704448" calcext:value-type="float">
            <text:p>1081704448</text:p>
          </table:table-cell>
          <table:table-cell office:value-type="float" office:value="3076.724609375" calcext:value-type="float">
            <text:p>3076.724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012032" calcext:value-type="float">
            <text:p>548012032</text:p>
          </table:table-cell>
          <table:table-cell office:value-type="float" office:value="479072256" calcext:value-type="float">
            <text:p>479072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305527210236" calcext:value-type="float">
            <text:p>0.64430552721023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7:4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681.81005859375" calcext:value-type="float">
            <text:p>2681.8100585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7115008" calcext:value-type="float">
            <text:p>547115008</text:p>
          </table:table-cell>
          <table:table-cell office:value-type="float" office:value="479186944" calcext:value-type="float">
            <text:p>4791869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62969493866" calcext:value-type="float">
            <text:p>0.64426296949386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4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464.3603515625" calcext:value-type="float">
            <text:p>2464.3603515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213312" calcext:value-type="float">
            <text:p>547213312</text:p>
          </table:table-cell>
          <table:table-cell office:value-type="float" office:value="479285248" calcext:value-type="float">
            <text:p>4792852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6536588668823" calcext:value-type="float">
            <text:p>0.64653658866882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4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527680" calcext:value-type="float">
            <text:p>563527680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328000" calcext:value-type="float">
            <text:p>547328000</text:p>
          </table:table-cell>
          <table:table-cell office:value-type="float" office:value="479404032" calcext:value-type="float">
            <text:p>479404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2499964237213" calcext:value-type="float">
            <text:p>0.066249996423721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5172536373138" calcext:value-type="float">
            <text:p>0.6451725363731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4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96608" calcext:value-type="float">
            <text:p>563396608</text:p>
          </table:table-cell>
          <table:table-cell office:value-type="float" office:value="31.7128467559814" calcext:value-type="float">
            <text:p>31.71284675598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458496" calcext:value-type="float">
            <text:p>548458496</text:p>
          </table:table-cell>
          <table:table-cell office:value-type="float" office:value="479518720" calcext:value-type="float">
            <text:p>4795187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22869682312" calcext:value-type="float">
            <text:p>0.6442286968231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4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66.8173522949219" calcext:value-type="float">
            <text:p>66.81735229492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573184" calcext:value-type="float">
            <text:p>548573184</text:p>
          </table:table-cell>
          <table:table-cell office:value-type="float" office:value="479633408" calcext:value-type="float">
            <text:p>4796334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4190549850464" calcext:value-type="float">
            <text:p>0.64419054985046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43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967.17919921875" calcext:value-type="float">
            <text:p>2967.1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5.6450881958008" calcext:value-type="float">
            <text:p>45.645088195800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47676160" calcext:value-type="float">
            <text:p>547676160</text:p>
          </table:table-cell>
          <table:table-cell office:value-type="float" office:value="479748096" calcext:value-type="float">
            <text:p>479748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64621829987" calcext:value-type="float">
            <text:p>0.64416462182998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4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566.68041992187" calcext:value-type="float">
            <text:p>2566.6804199218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0.3186912536621" calcext:value-type="float">
            <text:p>40.31869125366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47790848" calcext:value-type="float">
            <text:p>547790848</text:p>
          </table:table-cell>
          <table:table-cell office:value-type="float" office:value="479809536" calcext:value-type="float">
            <text:p>4798095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0000023245812" calcext:value-type="float">
            <text:p>0.071000002324581</text:p>
          </table:table-cell>
          <table:table-cell office:value-type="float" office:value="0.0592500008642674" calcext:value-type="float">
            <text:p>0.059250000864267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61701202393" calcext:value-type="float">
            <text:p>0.64416170120239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3130.9375" calcext:value-type="float">
            <text:p>3130.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306496" calcext:value-type="float">
            <text:p>563306496</text:p>
          </table:table-cell>
          <table:table-cell office:value-type="float" office:value="40.3186912536621" calcext:value-type="float">
            <text:p>40.31869125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7872768" calcext:value-type="float">
            <text:p>547872768</text:p>
          </table:table-cell>
          <table:table-cell office:value-type="float" office:value="479924224" calcext:value-type="float">
            <text:p>4799242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35000032186508" calcext:value-type="float">
            <text:p>0.093500003218651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62500005960465" calcext:value-type="float">
            <text:p>0.046250000596047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156277179718" calcext:value-type="float">
            <text:p>0.64415627717971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4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699.23608398437" calcext:value-type="float">
            <text:p>2699.2360839843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134464" calcext:value-type="float">
            <text:p>563134464</text:p>
          </table:table-cell>
          <table:table-cell office:value-type="float" office:value="40.3186912536621" calcext:value-type="float">
            <text:p>40.31869125366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999168" calcext:value-type="float">
            <text:p>548999168</text:p>
          </table:table-cell>
          <table:table-cell office:value-type="float" office:value="480038912" calcext:value-type="float">
            <text:p>480038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45272791385651" calcext:value-type="float">
            <text:p>0.64527279138565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3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457.77368164062" calcext:value-type="float">
            <text:p>2457.77368164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35.8194122314453" calcext:value-type="float">
            <text:p>35.81941223144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8102144" calcext:value-type="float">
            <text:p>548102144</text:p>
          </table:table-cell>
          <table:table-cell office:value-type="float" office:value="480149504" calcext:value-type="float">
            <text:p>4801495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120573997498" calcext:value-type="float">
            <text:p>0.64412057399749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7:3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3283.576171875" calcext:value-type="float">
            <text:p>3283.57617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35.1462020874023" calcext:value-type="float">
            <text:p>35.14620208740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113856" calcext:value-type="float">
            <text:p>549113856</text:p>
          </table:table-cell>
          <table:table-cell office:value-type="float" office:value="480260096" calcext:value-type="float">
            <text:p>4802600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566297531128" calcext:value-type="float">
            <text:p>0.64456629753112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338.96142578125" calcext:value-type="float">
            <text:p>2338.96142578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86.5118560791016" calcext:value-type="float">
            <text:p>86.5118560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216832" calcext:value-type="float">
            <text:p>548216832</text:p>
          </table:table-cell>
          <table:table-cell office:value-type="float" office:value="480378880" calcext:value-type="float">
            <text:p>4803788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101977348328" calcext:value-type="float">
            <text:p>0.64410197734832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514.75952148437" calcext:value-type="float">
            <text:p>2514.7595214843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3036160" calcext:value-type="float">
            <text:p>563036160</text:p>
          </table:table-cell>
          <table:table-cell office:value-type="float" office:value="86.5118560791016" calcext:value-type="float">
            <text:p>86.51185607910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8331520" calcext:value-type="float">
            <text:p>548331520</text:p>
          </table:table-cell>
          <table:table-cell office:value-type="float" office:value="480493568" calcext:value-type="float">
            <text:p>4804935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4085347652435" calcext:value-type="float">
            <text:p>0.6440853476524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3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707968" calcext:value-type="float">
            <text:p>1082707968</text:p>
          </table:table-cell>
          <table:table-cell office:value-type="float" office:value="2442.64770507812" calcext:value-type="float">
            <text:p>2442.647705078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917376" calcext:value-type="float">
            <text:p>562917376</text:p>
          </table:table-cell>
          <table:table-cell office:value-type="float" office:value="34.7489395141602" calcext:value-type="float">
            <text:p>34.74893951416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462016" calcext:value-type="float">
            <text:p>549462016</text:p>
          </table:table-cell>
          <table:table-cell office:value-type="float" office:value="480669696" calcext:value-type="float">
            <text:p>48066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85824489594" calcext:value-type="float">
            <text:p>0.64408582448959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2442.64770507812" calcext:value-type="float">
            <text:p>2442.647705078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5.3354644775391" calcext:value-type="float">
            <text:p>45.3354644775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576704" calcext:value-type="float">
            <text:p>549576704</text:p>
          </table:table-cell>
          <table:table-cell office:value-type="float" office:value="480669696" calcext:value-type="float">
            <text:p>4806696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056499004364" calcext:value-type="float">
            <text:p>0.64405649900436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3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6256" calcext:value-type="float">
            <text:p>1081696256</text:p>
          </table:table-cell>
          <table:table-cell office:value-type="float" office:value="3192.92578125" calcext:value-type="float">
            <text:p>3192.925781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5.3354644775391" calcext:value-type="float">
            <text:p>45.335464477539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683776" calcext:value-type="float">
            <text:p>548683776</text:p>
          </table:table-cell>
          <table:table-cell office:value-type="float" office:value="480784384" calcext:value-type="float">
            <text:p>4807843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839999988675118" calcext:value-type="float">
            <text:p>0.083999998867512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27500009536743" calcext:value-type="float">
            <text:p>0.04275000095367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349817276" calcext:value-type="float">
            <text:p>0.644034981727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92160" calcext:value-type="float">
            <text:p>1081692160</text:p>
          </table:table-cell>
          <table:table-cell office:value-type="float" office:value="2694.201171875" calcext:value-type="float">
            <text:p>2694.20117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827264" calcext:value-type="float">
            <text:p>562827264</text:p>
          </table:table-cell>
          <table:table-cell office:value-type="float" office:value="49.6785163879395" calcext:value-type="float">
            <text:p>49.67851638793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810176" calcext:value-type="float">
            <text:p>549810176</text:p>
          </table:table-cell>
          <table:table-cell office:value-type="float" office:value="480899072" calcext:value-type="float">
            <text:p>48089907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462500005960465" calcext:value-type="float">
            <text:p>0.046250000596047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5873665809631" calcext:value-type="float">
            <text:p>0.64587366580963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7:31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92160" calcext:value-type="float">
            <text:p>1081692160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819072" calcext:value-type="float">
            <text:p>562819072</text:p>
          </table:table-cell>
          <table:table-cell office:value-type="float" office:value="63.0719184875488" calcext:value-type="float">
            <text:p>63.071918487548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48913152" calcext:value-type="float">
            <text:p>548913152</text:p>
          </table:table-cell>
          <table:table-cell office:value-type="float" office:value="481009664" calcext:value-type="float">
            <text:p>481009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49999988079071" calcext:value-type="float">
            <text:p>0.094999998807907</text:p>
          </table:table-cell>
          <table:table-cell table:number-columns-repeated="2" office:value-type="float" office:value="0.0500000007450581" calcext:value-type="float">
            <text:p>0.050000000745058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59896469116" calcext:value-type="float">
            <text:p>0.64405989646911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3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703872" calcext:value-type="float">
            <text:p>1082703872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62696192" calcext:value-type="float">
            <text:p>562696192</text:p>
          </table:table-cell>
          <table:table-cell office:value-type="float" office:value="63.0719184875488" calcext:value-type="float">
            <text:p>63.071918487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39552" calcext:value-type="float">
            <text:p>550039552</text:p>
          </table:table-cell>
          <table:table-cell office:value-type="float" office:value="481083392" calcext:value-type="float">
            <text:p>4810833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42500002682209" calcext:value-type="float">
            <text:p>0.044250000268221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36889076233" calcext:value-type="float">
            <text:p>0.6440368890762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3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2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83968" calcext:value-type="float">
            <text:p>1081683968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62601984" calcext:value-type="float">
            <text:p>562601984</text:p>
          </table:table-cell>
          <table:table-cell office:value-type="float" office:value="63.0719184875488" calcext:value-type="float">
            <text:p>63.0719184875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138432" calcext:value-type="float">
            <text:p>549138432</text:p>
          </table:table-cell>
          <table:table-cell office:value-type="float" office:value="481189888" calcext:value-type="float">
            <text:p>481189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402499996125698" calcext:value-type="float">
            <text:p>0.0402499996125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017815589905" calcext:value-type="float">
            <text:p>0.64401781558990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28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2552.900390625" calcext:value-type="float">
            <text:p>2552.9003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49249024" calcext:value-type="float">
            <text:p>549249024</text:p>
          </table:table-cell>
          <table:table-cell office:value-type="float" office:value="481308672" calcext:value-type="float">
            <text:p>4813086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000709056854" calcext:value-type="float">
            <text:p>0.64400070905685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2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2308.89990234375" calcext:value-type="float">
            <text:p>2308.899902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0375424" calcext:value-type="float">
            <text:p>550375424</text:p>
          </table:table-cell>
          <table:table-cell office:value-type="float" office:value="481427456" calcext:value-type="float">
            <text:p>4814274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643999755382538" calcext:value-type="float">
            <text:p>0.6439997553825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2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95680" calcext:value-type="float">
            <text:p>1082695680</text:p>
          </table:table-cell>
          <table:table-cell office:value-type="float" office:value="3058.70727539062" calcext:value-type="float">
            <text:p>3058.70727539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903296" calcext:value-type="float">
            <text:p>558903296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437440" calcext:value-type="float">
            <text:p>549437440</text:p>
          </table:table-cell>
          <table:table-cell office:value-type="float" office:value="481542144" calcext:value-type="float">
            <text:p>481542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000003695488" calcext:value-type="float">
            <text:p>0.068000003695488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45000007748604" calcext:value-type="float">
            <text:p>0.044500000774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3904328346252" calcext:value-type="float">
            <text:p>0.64390432834625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2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83968" calcext:value-type="float">
            <text:p>1081683968</text:p>
          </table:table-cell>
          <table:table-cell office:value-type="float" office:value="3058.70727539062" calcext:value-type="float">
            <text:p>3058.707275390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768128" calcext:value-type="float">
            <text:p>558768128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552128" calcext:value-type="float">
            <text:p>549552128</text:p>
          </table:table-cell>
          <table:table-cell office:value-type="float" office:value="481656832" calcext:value-type="float">
            <text:p>4816568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88250017166138" calcext:value-type="float">
            <text:p>0.988250017166138</text:p>
          </table:table-cell>
          <table:table-cell office:value-type="float" office:value="0.646079123020172" calcext:value-type="float">
            <text:p>0.64607912302017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0" calcext:value-type="float">
            <text:p>330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2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9872" calcext:value-type="float">
            <text:p>1081679872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678016" calcext:value-type="float">
            <text:p>558678016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670912" calcext:value-type="float">
            <text:p>549670912</text:p>
          </table:table-cell>
          <table:table-cell office:value-type="float" office:value="481771520" calcext:value-type="float">
            <text:p>4817715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6182358264923" calcext:value-type="float">
            <text:p>0.64618235826492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7:23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4.0229797363281" calcext:value-type="float">
            <text:p>44.022979736328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785600" calcext:value-type="float">
            <text:p>549785600</text:p>
          </table:table-cell>
          <table:table-cell office:value-type="float" office:value="481890304" calcext:value-type="float">
            <text:p>481890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350528717041" calcext:value-type="float">
            <text:p>0.64435052871704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2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7.4184112548828" calcext:value-type="float">
            <text:p>47.41841125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49904384" calcext:value-type="float">
            <text:p>549904384</text:p>
          </table:table-cell>
          <table:table-cell office:value-type="float" office:value="482004992" calcext:value-type="float">
            <text:p>4820049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851459026337" calcext:value-type="float">
            <text:p>0.64385145902633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2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8641152" calcext:value-type="float">
            <text:p>558641152</text:p>
          </table:table-cell>
          <table:table-cell office:value-type="float" office:value="47.4184112548828" calcext:value-type="float">
            <text:p>47.4184112548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019072" calcext:value-type="float">
            <text:p>550019072</text:p>
          </table:table-cell>
          <table:table-cell office:value-type="float" office:value="482119680" calcext:value-type="float">
            <text:p>48211968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3249996900558" calcext:value-type="float">
            <text:p>0.103249996900558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25000004470348" calcext:value-type="float">
            <text:p>0.042500000447035</text:p>
          </table:table-cell>
          <table:table-cell office:value-type="float" office:value="0.991999983787537" calcext:value-type="float">
            <text:p>0.991999983787537</text:p>
          </table:table-cell>
          <table:table-cell office:value-type="float" office:value="0.64385050535202" calcext:value-type="float">
            <text:p>0.6438505053520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2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417.14965820312" calcext:value-type="float">
            <text:p>2417.1496582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.912083208560944" calcext:value-type="float">
            <text:p>0.912083208560944</text:p>
          </table:table-cell>
          <table:table-cell office:value-type="float" office:value="5" calcext:value-type="float">
            <text:p>5</text:p>
          </table:table-cell>
          <table:table-cell office:value-type="float" office:value="558514176" calcext:value-type="float">
            <text:p>558514176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45472" calcext:value-type="float">
            <text:p>551145472</text:p>
          </table:table-cell>
          <table:table-cell office:value-type="float" office:value="482234368" calcext:value-type="float">
            <text:p>4822343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829464912415" calcext:value-type="float">
            <text:p>0.64382946491241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9" calcext:value-type="float">
            <text:p>339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9" calcext:value-type="float">
            <text:p>339</text:p>
          </table:table-cell>
        </table:table-row>
        <table:table-row table:style-name="ro1">
          <table:table-cell office:value-type="string" calcext:value-type="string">
            <text:p>Fri Jun 02 17:19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75.98559570312" calcext:value-type="float">
            <text:p>2575.9855957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244352" calcext:value-type="float">
            <text:p>550244352</text:p>
          </table:table-cell>
          <table:table-cell office:value-type="float" office:value="482349056" calcext:value-type="float">
            <text:p>4823490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9999982118607" calcext:value-type="float">
            <text:p>0.079999998211861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609432220459" calcext:value-type="float">
            <text:p>0.6460943222045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1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75.98559570312" calcext:value-type="float">
            <text:p>2575.9855957031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5.4232635498047" calcext:value-type="float">
            <text:p>35.42326354980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46176" calcext:value-type="float">
            <text:p>551346176</text:p>
          </table:table-cell>
          <table:table-cell office:value-type="float" office:value="482439168" calcext:value-type="float">
            <text:p>4824391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6091878414154" calcext:value-type="float">
            <text:p>0.64609187841415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1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47.9929428100586" calcext:value-type="float">
            <text:p>47.992942810058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436288" calcext:value-type="float">
            <text:p>551436288</text:p>
          </table:table-cell>
          <table:table-cell office:value-type="float" office:value="482533376" calcext:value-type="float">
            <text:p>4825333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4432168006897" calcext:value-type="float">
            <text:p>0.6443216800689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table:number-columns-repeated="4"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7723648" calcext:value-type="float">
            <text:p>557723648</text:p>
          </table:table-cell>
          <table:table-cell office:value-type="float" office:value="33.1590843200684" calcext:value-type="float">
            <text:p>33.159084320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518784" calcext:value-type="float">
            <text:p>550518784</text:p>
          </table:table-cell>
          <table:table-cell office:value-type="float" office:value="482623488" calcext:value-type="float">
            <text:p>482623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763899803162" calcext:value-type="float">
            <text:p>0.64376389980316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7:1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3" calcext:value-type="float">
            <text:p>3</text:p>
          </table:table-cell>
          <table:table-cell office:value-type="float" office:value="557604864" calcext:value-type="float">
            <text:p>557604864</text:p>
          </table:table-cell>
          <table:table-cell office:value-type="float" office:value="33.1590843200684" calcext:value-type="float">
            <text:p>33.15908432006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604800" calcext:value-type="float">
            <text:p>550604800</text:p>
          </table:table-cell>
          <table:table-cell office:value-type="float" office:value="482713600" calcext:value-type="float">
            <text:p>482713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988643169403" calcext:value-type="float">
            <text:p>0.64598864316940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1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2" calcext:value-type="float">
            <text:p>2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40.502010345459" calcext:value-type="float">
            <text:p>40.5020103454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706624" calcext:value-type="float">
            <text:p>551706624</text:p>
          </table:table-cell>
          <table:table-cell office:value-type="float" office:value="482803712" calcext:value-type="float">
            <text:p>4828037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750190734863" calcext:value-type="float">
            <text:p>0.6437501907348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1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3" calcext:value-type="float">
            <text:p>3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35.2583847045898" calcext:value-type="float">
            <text:p>35.258384704589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0789120" calcext:value-type="float">
            <text:p>550789120</text:p>
          </table:table-cell>
          <table:table-cell office:value-type="float" office:value="482897920" calcext:value-type="float">
            <text:p>482897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45951449871063" calcext:value-type="float">
            <text:p>0.6459514498710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6" calcext:value-type="float">
            <text:p>326</text:p>
          </table:table-cell>
          <table:table-cell table:number-columns-repeated="3"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26" calcext:value-type="float">
            <text:p>326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5776" calcext:value-type="float">
            <text:p>1081675776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.23846411705017" calcext:value-type="float">
            <text:p>1.23846411705017</text:p>
          </table:table-cell>
          <table:table-cell office:value-type="float" office:value="2" calcext:value-type="float">
            <text:p>2</text:p>
          </table:table-cell>
          <table:table-cell office:value-type="float" office:value="557514752" calcext:value-type="float">
            <text:p>557514752</text:p>
          </table:table-cell>
          <table:table-cell office:value-type="float" office:value="54.7533721923828" calcext:value-type="float">
            <text:p>54.753372192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86848" calcext:value-type="float">
            <text:p>551886848</text:p>
          </table:table-cell>
          <table:table-cell office:value-type="float" office:value="482988032" calcext:value-type="float">
            <text:p>4829880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646086931228638" calcext:value-type="float">
            <text:p>0.64608693122863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1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7488" calcext:value-type="float">
            <text:p>1082687488</text:p>
          </table:table-cell>
          <table:table-cell office:value-type="float" office:value="2564.1044921875" calcext:value-type="float">
            <text:p>2564.1044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7867008" calcext:value-type="float">
            <text:p>557867008</text:p>
          </table:table-cell>
          <table:table-cell office:value-type="float" office:value="54.7533721923828" calcext:value-type="float">
            <text:p>54.753372192382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976960" calcext:value-type="float">
            <text:p>551976960</text:p>
          </table:table-cell>
          <table:table-cell office:value-type="float" office:value="483078144" calcext:value-type="float">
            <text:p>4830781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994007587433" calcext:value-type="float">
            <text:p>0.6459940075874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9" calcext:value-type="float">
            <text:p>339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1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7654016" calcext:value-type="float">
            <text:p>557654016</text:p>
          </table:table-cell>
          <table:table-cell office:value-type="float" office:value="46.9192619323731" calcext:value-type="float">
            <text:p>46.91926193237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071168" calcext:value-type="float">
            <text:p>552071168</text:p>
          </table:table-cell>
          <table:table-cell office:value-type="float" office:value="483229696" calcext:value-type="float">
            <text:p>4832296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688082695007" calcext:value-type="float">
            <text:p>0.64368808269500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09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5.7252235412598" calcext:value-type="float">
            <text:p>45.725223541259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1055360" calcext:value-type="float">
            <text:p>551055360</text:p>
          </table:table-cell>
          <table:table-cell office:value-type="float" office:value="483319808" calcext:value-type="float">
            <text:p>4833198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643693447113037" calcext:value-type="float">
            <text:p>0.64369344711303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0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141376" calcext:value-type="float">
            <text:p>551141376</text:p>
          </table:table-cell>
          <table:table-cell office:value-type="float" office:value="483409920" calcext:value-type="float">
            <text:p>48340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644348084926605" calcext:value-type="float">
            <text:p>0.64434808492660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0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6679168" calcext:value-type="float">
            <text:p>556679168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243200" calcext:value-type="float">
            <text:p>552243200</text:p>
          </table:table-cell>
          <table:table-cell office:value-type="float" office:value="483409920" calcext:value-type="float">
            <text:p>4834099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43650889396668" calcext:value-type="float">
            <text:p>0.64365088939666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7:0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6675072" calcext:value-type="float">
            <text:p>556675072</text:p>
          </table:table-cell>
          <table:table-cell office:value-type="float" office:value="48.7918548583984" calcext:value-type="float">
            <text:p>48.7918548583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317504" calcext:value-type="float">
            <text:p>551317504</text:p>
          </table:table-cell>
          <table:table-cell office:value-type="float" office:value="483495936" calcext:value-type="float">
            <text:p>4834959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45923554897308" calcext:value-type="float">
            <text:p>0.64592355489730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7" calcext:value-type="float">
            <text:p>337</text:p>
          </table:table-cell>
          <table:table-cell table:number-columns-repeated="4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0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531712" calcext:value-type="float">
            <text:p>556531712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419328" calcext:value-type="float">
            <text:p>552419328</text:p>
          </table:table-cell>
          <table:table-cell office:value-type="float" office:value="483586048" calcext:value-type="float">
            <text:p>4835860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70000000298023" calcext:value-type="float">
            <text:p>0.057000000029802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646955490112" calcext:value-type="float">
            <text:p>0.64364695549011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7:04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497728" calcext:value-type="float">
            <text:p>551497728</text:p>
          </table:table-cell>
          <table:table-cell office:value-type="float" office:value="483676160" calcext:value-type="float">
            <text:p>4836761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439999997615814" calcext:value-type="float">
            <text:p>0.04399999976158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4997835159302" calcext:value-type="float">
            <text:p>0.64499783515930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7:03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599552" calcext:value-type="float">
            <text:p>552599552</text:p>
          </table:table-cell>
          <table:table-cell office:value-type="float" office:value="483766272" calcext:value-type="float">
            <text:p>4837662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437499992549419" calcext:value-type="float">
            <text:p>0.043749999254942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604397773743" calcext:value-type="float">
            <text:p>0.64360439777374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7:0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83392" calcext:value-type="float">
            <text:p>1082683392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677952" calcext:value-type="float">
            <text:p>551677952</text:p>
          </table:table-cell>
          <table:table-cell office:value-type="float" office:value="483864576" calcext:value-type="float">
            <text:p>48386457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27500021457672" calcext:value-type="float">
            <text:p>0.072750002145767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9825000166893" calcext:value-type="float">
            <text:p>0.9825000166893</text:p>
          </table:table-cell>
          <table:table-cell office:value-type="float" office:value="0.643587291240692" calcext:value-type="float">
            <text:p>0.64358729124069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7:0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920.51098632813" calcext:value-type="float">
            <text:p>2920.51098632813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441600" calcext:value-type="float">
            <text:p>556441600</text:p>
          </table:table-cell>
          <table:table-cell office:value-type="float" office:value="35.9775009155273" calcext:value-type="float">
            <text:p>35.977500915527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775680" calcext:value-type="float">
            <text:p>552775680</text:p>
          </table:table-cell>
          <table:table-cell office:value-type="float" office:value="483954688" calcext:value-type="float">
            <text:p>4839546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579959869385" calcext:value-type="float">
            <text:p>0.64357995986938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7:0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71680" calcext:value-type="float">
            <text:p>1081671680</text:p>
          </table:table-cell>
          <table:table-cell office:value-type="float" office:value="2892.7919921875" calcext:value-type="float">
            <text:p>2892.79199218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306432" calcext:value-type="float">
            <text:p>556306432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1854080" calcext:value-type="float">
            <text:p>551854080</text:p>
          </table:table-cell>
          <table:table-cell office:value-type="float" office:value="484044800" calcext:value-type="float">
            <text:p>484044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69999995827675" calcext:value-type="float">
            <text:p>0.076999999582768</text:p>
          </table:table-cell>
          <table:table-cell office:value-type="float" office:value="0.0469999983906746" calcext:value-type="float">
            <text:p>0.046999998390675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43552541732788" calcext:value-type="float">
            <text:p>0.643552541732788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string" calcext:value-type="string">
            <text:p>Fri Jun 02 16:5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6216320" calcext:value-type="float">
            <text:p>556216320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955904" calcext:value-type="float">
            <text:p>552955904</text:p>
          </table:table-cell>
          <table:table-cell office:value-type="float" office:value="484134912" calcext:value-type="float">
            <text:p>4841349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548607826233" calcext:value-type="float">
            <text:p>0.64354860782623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6:5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6216320" calcext:value-type="float">
            <text:p>556216320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2034304" calcext:value-type="float">
            <text:p>552034304</text:p>
          </table:table-cell>
          <table:table-cell office:value-type="float" office:value="484229120" calcext:value-type="float">
            <text:p>4842291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573105335236" calcext:value-type="float">
            <text:p>0.64357310533523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5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55311104" calcext:value-type="float">
            <text:p>555311104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3127936" calcext:value-type="float">
            <text:p>553127936</text:p>
          </table:table-cell>
          <table:table-cell office:value-type="float" office:value="484315136" calcext:value-type="float">
            <text:p>48431513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7999975681305" calcext:value-type="float">
            <text:p>0.987999975681305</text:p>
          </table:table-cell>
          <table:table-cell office:value-type="float" office:value="0.643510937690735" calcext:value-type="float">
            <text:p>0.64351093769073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5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4057728" calcext:value-type="float">
            <text:p>554057728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3213952" calcext:value-type="float">
            <text:p>553213952</text:p>
          </table:table-cell>
          <table:table-cell office:value-type="float" office:value="484409344" calcext:value-type="float">
            <text:p>4844093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989250004291534" calcext:value-type="float">
            <text:p>0.989250004291534</text:p>
          </table:table-cell>
          <table:table-cell office:value-type="float" office:value="0.643493354320526" calcext:value-type="float">
            <text:p>0.64349335432052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5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3922560" calcext:value-type="float">
            <text:p>553922560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3304064" calcext:value-type="float">
            <text:p>553304064</text:p>
          </table:table-cell>
          <table:table-cell office:value-type="float" office:value="484499456" calcext:value-type="float">
            <text:p>4844994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407500006258488" calcext:value-type="float">
            <text:p>0.04075000062584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4600570201874" calcext:value-type="float">
            <text:p>0.64460057020187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54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54.1962890625" calcext:value-type="float">
            <text:p>2854.196289062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3832448" calcext:value-type="float">
            <text:p>553832448</text:p>
          </table:table-cell>
          <table:table-cell office:value-type="float" office:value="56.4045753479004" calcext:value-type="float">
            <text:p>56.404575347900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394176" calcext:value-type="float">
            <text:p>553394176</text:p>
          </table:table-cell>
          <table:table-cell office:value-type="float" office:value="484589568" calcext:value-type="float">
            <text:p>4845895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82499983906746" calcext:value-type="float">
            <text:p>0.078249998390675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346444606781" calcext:value-type="float">
            <text:p>0.6434644460678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5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373.21630859375" calcext:value-type="float">
            <text:p>2373.2163085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53828352" calcext:value-type="float">
            <text:p>553828352</text:p>
          </table:table-cell>
          <table:table-cell office:value-type="float" office:value="56.4045753479004" calcext:value-type="float">
            <text:p>56.40457534790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52480768" calcext:value-type="float">
            <text:p>552480768</text:p>
          </table:table-cell>
          <table:table-cell office:value-type="float" office:value="484683776" calcext:value-type="float">
            <text:p>48468377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448829650879" calcext:value-type="float">
            <text:p>0.64344882965087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8" calcext:value-type="float">
            <text:p>338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6:5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3421.8974609375" calcext:value-type="float">
            <text:p>3421.8974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2009728" calcext:value-type="float">
            <text:p>552009728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570880" calcext:value-type="float">
            <text:p>552570880</text:p>
          </table:table-cell>
          <table:table-cell office:value-type="float" office:value="484769792" calcext:value-type="float">
            <text:p>484769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7500028014183" calcext:value-type="float">
            <text:p>0.076750002801418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0.645731747150421" calcext:value-type="float">
            <text:p>0.64573174715042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8" calcext:value-type="float">
            <text:p>338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5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2009728" calcext:value-type="float">
            <text:p>552009728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673280" calcext:value-type="float">
            <text:p>552673280</text:p>
          </table:table-cell>
          <table:table-cell office:value-type="float" office:value="484859904" calcext:value-type="float">
            <text:p>4848599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0447500012814999" calcext:value-type="float">
            <text:p>0.0447500012815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43422365188599" calcext:value-type="float">
            <text:p>0.64342236518859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6:50:00 UTC 2017</text:p>
          </table:table-cell>
          <table:table-cell office:value-type="float" office:value="0" calcext:value-type="float">
            <text:p>0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882752" calcext:value-type="float">
            <text:p>551882752</text:p>
          </table:table-cell>
          <table:table-cell office:value-type="float" office:value="55.003044128418" calcext:value-type="float">
            <text:p>55.0030441284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763392" calcext:value-type="float">
            <text:p>552763392</text:p>
          </table:table-cell>
          <table:table-cell office:value-type="float" office:value="484950016" calcext:value-type="float">
            <text:p>4849500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45499999076128" calcext:value-type="float">
            <text:p>0.045499999076128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43417000770569" calcext:value-type="float">
            <text:p>0.64341700077056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3.1098403930664" calcext:value-type="float">
            <text:p>43.10984039306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2853504" calcext:value-type="float">
            <text:p>552853504</text:p>
          </table:table-cell>
          <table:table-cell office:value-type="float" office:value="485040128" calcext:value-type="float">
            <text:p>4850401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5692110061646" calcext:value-type="float">
            <text:p>0.64569211006164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48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675.61547851562" calcext:value-type="float">
            <text:p>2675.6154785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5.0226860046387" calcext:value-type="float">
            <text:p>45.022686004638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552947712" calcext:value-type="float">
            <text:p>552947712</text:p>
          </table:table-cell>
          <table:table-cell office:value-type="float" office:value="485130240" calcext:value-type="float">
            <text:p>485130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817499980330467" calcext:value-type="float">
            <text:p>0.081749998033047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4296705722809" calcext:value-type="float">
            <text:p>0.64429670572280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792640" calcext:value-type="float">
            <text:p>551792640</text:p>
          </table:table-cell>
          <table:table-cell office:value-type="float" office:value="45.0226860046387" calcext:value-type="float">
            <text:p>45.02268600463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54024960" calcext:value-type="float">
            <text:p>554024960</text:p>
          </table:table-cell>
          <table:table-cell office:value-type="float" office:value="485224448" calcext:value-type="float">
            <text:p>485224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383741378784" calcext:value-type="float">
            <text:p>0.643383741378784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table:number-columns-repeated="3" office:value-type="float" office:value="334" calcext:value-type="float">
            <text:p>334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6:4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788544" calcext:value-type="float">
            <text:p>551788544</text:p>
          </table:table-cell>
          <table:table-cell office:value-type="float" office:value="45.0226860046387" calcext:value-type="float">
            <text:p>45.022686004638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074112" calcext:value-type="float">
            <text:p>554074112</text:p>
          </table:table-cell>
          <table:table-cell office:value-type="float" office:value="485376000" calcext:value-type="float">
            <text:p>485376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80000004172325" calcext:value-type="float">
            <text:p>0.048000000417233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95960330963" calcext:value-type="float">
            <text:p>0.64339596033096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5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1667584" calcext:value-type="float">
            <text:p>1081667584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649280" calcext:value-type="float">
            <text:p>551649280</text:p>
          </table:table-cell>
          <table:table-cell office:value-type="float" office:value="59.9974327087402" calcext:value-type="float">
            <text:p>59.99743270874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4164224" calcext:value-type="float">
            <text:p>554164224</text:p>
          </table:table-cell>
          <table:table-cell office:value-type="float" office:value="485466112" calcext:value-type="float">
            <text:p>48546611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77500015497208" calcext:value-type="float">
            <text:p>0.057750001549721</text:p>
          </table:table-cell>
          <table:table-cell office:value-type="float" office:value="0.0457499995827675" calcext:value-type="float">
            <text:p>0.045749999582768</text:p>
          </table:table-cell>
          <table:table-cell office:value-type="float" office:value="0.991750001907349" calcext:value-type="float">
            <text:p>0.991750001907349</text:p>
          </table:table-cell>
          <table:table-cell office:value-type="float" office:value="0.643371045589447" calcext:value-type="float">
            <text:p>0.643371045589447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8" calcext:value-type="float">
            <text:p>338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6:44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497.43579101562" calcext:value-type="float">
            <text:p>2497.43579101562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4.0370559692383" calcext:value-type="float">
            <text:p>44.03705596923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53238528" calcext:value-type="float">
            <text:p>553238528</text:p>
          </table:table-cell>
          <table:table-cell office:value-type="float" office:value="485556224" calcext:value-type="float">
            <text:p>485556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5585954189301" calcext:value-type="float">
            <text:p>0.645585954189301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3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804.27099609375" calcext:value-type="float">
            <text:p>2804.27099609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4.0370559692383" calcext:value-type="float">
            <text:p>44.03705596923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4336256" calcext:value-type="float">
            <text:p>554336256</text:p>
          </table:table-cell>
          <table:table-cell office:value-type="float" office:value="485646336" calcext:value-type="float">
            <text:p>4856463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75933170319" calcext:value-type="float">
            <text:p>0.64337593317031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34" calcext:value-type="float">
            <text:p>334</text:p>
          </table:table-cell>
          <table:table-cell table:number-columns-repeated="4"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42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79296" calcext:value-type="float">
            <text:p>1082679296</text:p>
          </table:table-cell>
          <table:table-cell office:value-type="float" office:value="2590.2802734375" calcext:value-type="float">
            <text:p>2590.28027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45.1992874145508" calcext:value-type="float">
            <text:p>45.19928741455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3410560" calcext:value-type="float">
            <text:p>553410560</text:p>
          </table:table-cell>
          <table:table-cell office:value-type="float" office:value="485736448" calcext:value-type="float">
            <text:p>4857364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0472499988973141" calcext:value-type="float">
            <text:p>0.047249998897314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643373489379883" calcext:value-type="float">
            <text:p>0.643373489379883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6:41:00 UTC 2017</text:p>
          </table:table-cell>
          <table:table-cell office:value-type="float" office:value="2" calcext:value-type="float">
            <text:p>2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2427.38427734375" calcext:value-type="float">
            <text:p>2427.38427734375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51559168" calcext:value-type="float">
            <text:p>551559168</text:p>
          </table:table-cell>
          <table:table-cell office:value-type="float" office:value="37.8185577392578" calcext:value-type="float">
            <text:p>37.818557739257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54512384" calcext:value-type="float">
            <text:p>554512384</text:p>
          </table:table-cell>
          <table:table-cell office:value-type="float" office:value="485826560" calcext:value-type="float">
            <text:p>485826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94250001013279" calcext:value-type="float">
            <text:p>0.094250001013279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643365621566772" calcext:value-type="float">
            <text:p>0.643365621566772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6:40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3188.68041992187" calcext:value-type="float">
            <text:p>3188.68041992187</text:p>
          </table:table-cell>
          <table:table-cell office:value-type="float" office:value="0" calcext:value-type="float">
            <text:p>0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49527552" calcext:value-type="float">
            <text:p>549527552</text:p>
          </table:table-cell>
          <table:table-cell office:value-type="float" office:value="5356.42431640625" calcext:value-type="float">
            <text:p>5356.4243164062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53594880" calcext:value-type="float">
            <text:p>553594880</text:p>
          </table:table-cell>
          <table:table-cell office:value-type="float" office:value="485896192" calcext:value-type="float">
            <text:p>4858961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ull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0564999990165234" calcext:value-type="float">
            <text:p>0.056499999016523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43347561359406" calcext:value-type="float">
            <text:p>0.64334756135940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6" calcext:value-type="float">
            <text:p>336</text:p>
          </table:table-cell>
        </table:table-row>
        <table:table-row table:style-name="ro1">
          <table:table-cell office:value-type="string" calcext:value-type="string">
            <text:p>Fri Jun 02 16:39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82658816" calcext:value-type="float">
            <text:p>1082658816</text:p>
          </table:table-cell>
          <table:table-cell office:value-type="float" office:value="8630673" calcext:value-type="float">
            <text:p>8630673</text:p>
          </table:table-cell>
          <table:table-cell office:value-type="float" office:value="7" calcext:value-type="float">
            <text:p>7</text:p>
          </table:table-cell>
          <table:table-cell office:value-type="float" office:value="25399296" calcext:value-type="float">
            <text:p>25399296</text:p>
          </table:table-cell>
          <table:table-cell office:value-type="float" office:value="142196.75" calcext:value-type="float">
            <text:p>142196.75</text:p>
          </table:table-cell>
          <table:table-cell office:value-type="float" office:value="14" calcext:value-type="float">
            <text:p>14</text:p>
          </table:table-cell>
          <table:table-cell office:value-type="float" office:value="549437440" calcext:value-type="float">
            <text:p>549437440</text:p>
          </table:table-cell>
          <table:table-cell office:value-type="float" office:value="5356.42431640625" calcext:value-type="float">
            <text:p>5356.42431640625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553680896" calcext:value-type="float">
            <text:p>553680896</text:p>
          </table:table-cell>
          <table:table-cell office:value-type="float" office:value="486047744" calcext:value-type="float">
            <text:p>486047744</text:p>
          </table:table-cell>
          <table:table-cell office:value-type="float" office:value="673256.875" calcext:value-type="float">
            <text:p>673256.875</text:p>
          </table:table-cell>
          <table:table-cell office:value-type="float" office:value="1656329.125" calcext:value-type="float">
            <text:p>1656329.125</text:p>
          </table:table-cell>
          <table:table-cell office:value-type="float" office:value="0.0820000022649765" calcext:value-type="float">
            <text:p>0.082000002264977</text:p>
          </table:table-cell>
          <table:table-cell office:value-type="float" office:value="0.0625" calcext:value-type="float">
            <text:p>0.062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981000006198883" calcext:value-type="float">
            <text:p>0.981000006198883</text:p>
          </table:table-cell>
          <table:table-cell office:value-type="float" office:value="0.643347561359406" calcext:value-type="float">
            <text:p>0.643347561359406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1" calcext:value-type="float">
            <text:p>311</text:p>
          </table:table-cell>
          <table:table-cell office:value-type="float" office:value="315" calcext:value-type="float">
            <text:p>315</text:p>
          </table:table-cell>
          <table:table-cell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7" calcext:value-type="float">
            <text:p>31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string" calcext:value-type="string">
            <text:p>Fri Jun 02 16:38:00 UTC 2017</text:p>
          </table:table-cell>
          <table:table-cell office:value-type="float" office:value="69" calcext:value-type="float">
            <text:p>69</text:p>
          </table:table-cell>
          <table:table-cell office:value-type="float" office:value="1081774080" calcext:value-type="float">
            <text:p>1081774080</text:p>
          </table:table-cell>
          <table:table-cell office:value-type="float" office:value="8630673" calcext:value-type="float">
            <text:p>8630673</text:p>
          </table:table-cell>
          <table:table-cell office:value-type="float" office:value="32" calcext:value-type="float">
            <text:p>32</text:p>
          </table:table-cell>
          <table:table-cell office:value-type="float" office:value="29949952" calcext:value-type="float">
            <text:p>29949952</text:p>
          </table:table-cell>
          <table:table-cell office:value-type="float" office:value="142196.75" calcext:value-type="float">
            <text:p>142196.75</text:p>
          </table:table-cell>
          <table:table-cell office:value-type="float" office:value="84" calcext:value-type="float">
            <text:p>84</text:p>
          </table:table-cell>
          <table:table-cell office:value-type="float" office:value="549462016" calcext:value-type="float">
            <text:p>549462016</text:p>
          </table:table-cell>
          <table:table-cell office:value-type="float" office:value="19600.501953125" calcext:value-type="float">
            <text:p>19600.501953125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546029568" calcext:value-type="float">
            <text:p>546029568</text:p>
          </table:table-cell>
          <table:table-cell office:value-type="float" office:value="483897344" calcext:value-type="float">
            <text:p>483897344</text:p>
          </table:table-cell>
          <table:table-cell office:value-type="float" office:value="1392398" calcext:value-type="float">
            <text:p>1392398</text:p>
          </table:table-cell>
          <table:table-cell office:value-type="float" office:value="1950859.5" calcext:value-type="float">
            <text:p>1950859.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158000007271767" calcext:value-type="float">
            <text:p>0.158000007271767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956749975681305" calcext:value-type="float">
            <text:p>0.956749975681305</text:p>
          </table:table-cell>
          <table:table-cell office:value-type="float" office:value="0.643431186676025" calcext:value-type="float">
            <text:p>0.643431186676025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37:00 UTC 2017</text:p>
          </table:table-cell>
          <table:table-cell office:value-type="float" office:value="396" calcext:value-type="float">
            <text:p>396</text:p>
          </table:table-cell>
          <table:table-cell office:value-type="float" office:value="1083002880" calcext:value-type="float">
            <text:p>1083002880</text:p>
          </table:table-cell>
          <table:table-cell office:value-type="float" office:value="8499971" calcext:value-type="float">
            <text:p>8499971</text:p>
          </table:table-cell>
          <table:table-cell office:value-type="float" office:value="31" calcext:value-type="float">
            <text:p>31</text:p>
          </table:table-cell>
          <table:table-cell office:value-type="float" office:value="29888512" calcext:value-type="float">
            <text:p>29888512</text:p>
          </table:table-cell>
          <table:table-cell office:value-type="float" office:value="139405.125" calcext:value-type="float">
            <text:p>139405.125</text:p>
          </table:table-cell>
          <table:table-cell office:value-type="float" office:value="85" calcext:value-type="float">
            <text:p>85</text:p>
          </table:table-cell>
          <table:table-cell office:value-type="float" office:value="546660352" calcext:value-type="float">
            <text:p>546660352</text:p>
          </table:table-cell>
          <table:table-cell office:value-type="float" office:value="19600.501953125" calcext:value-type="float">
            <text:p>19600.501953125</text:p>
          </table:table-cell>
          <table:table-cell office:value-type="float" office:value="88" calcext:value-type="float">
            <text:p>88</text:p>
          </table:table-cell>
          <table:table-cell office:value-type="float" office:value="128" calcext:value-type="float">
            <text:p>128</text:p>
          </table:table-cell>
          <table:table-cell office:value-type="float" office:value="538562560" calcext:value-type="float">
            <text:p>538562560</text:p>
          </table:table-cell>
          <table:table-cell office:value-type="float" office:value="471392256" calcext:value-type="float">
            <text:p>471392256</text:p>
          </table:table-cell>
          <table:table-cell office:value-type="float" office:value="1392398" calcext:value-type="float">
            <text:p>1392398</text:p>
          </table:table-cell>
          <table:table-cell office:value-type="float" office:value="1950859.5" calcext:value-type="float">
            <text:p>1950859.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148000001907349" calcext:value-type="float">
            <text:p>0.148000001907349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43222749233246" calcext:value-type="float">
            <text:p>0.643222749233246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4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6:36:00 UTC 2017</text:p>
          </table:table-cell>
          <table:table-cell office:value-type="float" office:value="385" calcext:value-type="float">
            <text:p>385</text:p>
          </table:table-cell>
          <table:table-cell office:value-type="float" office:value="1082273792" calcext:value-type="float">
            <text:p>1082273792</text:p>
          </table:table-cell>
          <table:table-cell office:value-type="float" office:value="8659945" calcext:value-type="float">
            <text:p>8659945</text:p>
          </table:table-cell>
          <table:table-cell office:value-type="float" office:value="31" calcext:value-type="float">
            <text:p>31</text:p>
          </table:table-cell>
          <table:table-cell office:value-type="float" office:value="29995008" calcext:value-type="float">
            <text:p>29995008</text:p>
          </table:table-cell>
          <table:table-cell office:value-type="float" office:value="152149.40625" calcext:value-type="float">
            <text:p>152149.40625</text:p>
          </table:table-cell>
          <table:table-cell office:value-type="float" office:value="93" calcext:value-type="float">
            <text:p>93</text:p>
          </table:table-cell>
          <table:table-cell office:value-type="float" office:value="544735232" calcext:value-type="float">
            <text:p>544735232</text:p>
          </table:table-cell>
          <table:table-cell office:value-type="float" office:value="22270.365234375" calcext:value-type="float">
            <text:p>22270.365234375</text:p>
          </table:table-cell>
          <table:table-cell office:value-type="float" office:value="135" calcext:value-type="float">
            <text:p>135</text:p>
          </table:table-cell>
          <table:table-cell office:value-type="float" office:value="107" calcext:value-type="float">
            <text:p>107</text:p>
          </table:table-cell>
          <table:table-cell office:value-type="float" office:value="528764928" calcext:value-type="float">
            <text:p>528764928</text:p>
          </table:table-cell>
          <table:table-cell office:value-type="float" office:value="459886592" calcext:value-type="float">
            <text:p>459886592</text:p>
          </table:table-cell>
          <table:table-cell office:value-type="float" office:value="2092179.375" calcext:value-type="float">
            <text:p>2092179.375</text:p>
          </table:table-cell>
          <table:table-cell office:value-type="float" office:value="1480820.375" calcext:value-type="float">
            <text:p>1480820.375</text:p>
          </table:table-cell>
          <table:table-cell office:value-type="float" office:value="0.064750000834465" calcext:value-type="float">
            <text:p>0.064750000834465</text:p>
          </table:table-cell>
          <table:table-cell office:value-type="float" office:value="0.159749999642372" calcext:value-type="float">
            <text:p>0.159749999642372</text:p>
          </table:table-cell>
          <table:table-cell office:value-type="float" office:value="0.162000000476837" calcext:value-type="float">
            <text:p>0.16200000047683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4295369386673" calcext:value-type="float">
            <text:p>0.64295369386673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table:number-columns-repeated="3"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35:00 UTC 2017</text:p>
          </table:table-cell>
          <table:table-cell office:value-type="float" office:value="389" calcext:value-type="float">
            <text:p>389</text:p>
          </table:table-cell>
          <table:table-cell office:value-type="float" office:value="1081737216" calcext:value-type="float">
            <text:p>1081737216</text:p>
          </table:table-cell>
          <table:table-cell office:value-type="float" office:value="9013533" calcext:value-type="float">
            <text:p>9013533</text:p>
          </table:table-cell>
          <table:table-cell office:value-type="float" office:value="33" calcext:value-type="float">
            <text:p>33</text:p>
          </table:table-cell>
          <table:table-cell office:value-type="float" office:value="29982720" calcext:value-type="float">
            <text:p>29982720</text:p>
          </table:table-cell>
          <table:table-cell office:value-type="float" office:value="152149.40625" calcext:value-type="float">
            <text:p>152149.40625</text:p>
          </table:table-cell>
          <table:table-cell office:value-type="float" office:value="95" calcext:value-type="float">
            <text:p>95</text:p>
          </table:table-cell>
          <table:table-cell office:value-type="float" office:value="541585408" calcext:value-type="float">
            <text:p>541585408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43" calcext:value-type="float">
            <text:p>143</text:p>
          </table:table-cell>
          <table:table-cell office:value-type="float" office:value="116" calcext:value-type="float">
            <text:p>116</text:p>
          </table:table-cell>
          <table:table-cell office:value-type="float" office:value="518656000" calcext:value-type="float">
            <text:p>518656000</text:p>
          </table:table-cell>
          <table:table-cell office:value-type="float" office:value="447561728" calcext:value-type="float">
            <text:p>447561728</text:p>
          </table:table-cell>
          <table:table-cell office:value-type="float" office:value="1806889.25" calcext:value-type="float">
            <text:p>1806889.25</text:p>
          </table:table-cell>
          <table:table-cell office:value-type="float" office:value="1755491" calcext:value-type="float">
            <text:p>1755491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149749994277954" calcext:value-type="float">
            <text:p>0.149749994277954</text:p>
          </table:table-cell>
          <table:table-cell office:value-type="float" office:value="0.162499994039536" calcext:value-type="float">
            <text:p>0.162499994039536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42731547355652" calcext:value-type="float">
            <text:p>0.642731547355652</text:p>
          </table:table-cell>
          <table:table-cell office:value-type="float" office:value="600" calcext:value-type="float">
            <text:p>6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34:00 UTC 2017</text:p>
          </table:table-cell>
          <table:table-cell office:value-type="float" office:value="411" calcext:value-type="float">
            <text:p>411</text:p>
          </table:table-cell>
          <table:table-cell office:value-type="float" office:value="1081331712" calcext:value-type="float">
            <text:p>1081331712</text:p>
          </table:table-cell>
          <table:table-cell office:value-type="float" office:value="8836692" calcext:value-type="float">
            <text:p>8836692</text:p>
          </table:table-cell>
          <table:table-cell office:value-type="float" office:value="32" calcext:value-type="float">
            <text:p>32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7" calcext:value-type="float">
            <text:p>97</text:p>
          </table:table-cell>
          <table:table-cell office:value-type="float" office:value="539545600" calcext:value-type="float">
            <text:p>539545600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25" calcext:value-type="float">
            <text:p>125</text:p>
          </table:table-cell>
          <table:table-cell office:value-type="float" office:value="131" calcext:value-type="float">
            <text:p>131</text:p>
          </table:table-cell>
          <table:table-cell office:value-type="float" office:value="501858304" calcext:value-type="float">
            <text:p>501858304</text:p>
          </table:table-cell>
          <table:table-cell office:value-type="float" office:value="433008640" calcext:value-type="float">
            <text:p>433008640</text:p>
          </table:table-cell>
          <table:table-cell office:value-type="float" office:value="1675658.375" calcext:value-type="float">
            <text:p>1675658.37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54249995946884" calcext:value-type="float">
            <text:p>0.154249995946884</text:p>
          </table:table-cell>
          <table:table-cell office:value-type="float" office:value="0.157250002026558" calcext:value-type="float">
            <text:p>0.157250002026558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2597496509552" calcext:value-type="float">
            <text:p>0.642597496509552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83" calcext:value-type="float">
            <text:p>283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33:00 UTC 2017</text:p>
          </table:table-cell>
          <table:table-cell office:value-type="float" office:value="394" calcext:value-type="float">
            <text:p>394</text:p>
          </table:table-cell>
          <table:table-cell office:value-type="float" office:value="1081425920" calcext:value-type="float">
            <text:p>1081425920</text:p>
          </table:table-cell>
          <table:table-cell office:value-type="float" office:value="8755269" calcext:value-type="float">
            <text:p>8755269</text:p>
          </table:table-cell>
          <table:table-cell office:value-type="float" office:value="32" calcext:value-type="float">
            <text:p>32</text:p>
          </table:table-cell>
          <table:table-cell office:value-type="float" office:value="30789632" calcext:value-type="float">
            <text:p>30789632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9" calcext:value-type="float">
            <text:p>99</text:p>
          </table:table-cell>
          <table:table-cell office:value-type="float" office:value="537493504" calcext:value-type="float">
            <text:p>537493504</text:p>
          </table:table-cell>
          <table:table-cell office:value-type="float" office:value="24084.548828125" calcext:value-type="float">
            <text:p>24084.548828125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float" office:value="488972288" calcext:value-type="float">
            <text:p>488972288</text:p>
          </table:table-cell>
          <table:table-cell office:value-type="float" office:value="418906112" calcext:value-type="float">
            <text:p>418906112</text:p>
          </table:table-cell>
          <table:table-cell office:value-type="float" office:value="1675658.375" calcext:value-type="float">
            <text:p>1675658.37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815000012516975" calcext:value-type="float">
            <text:p>0.081500001251698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165500000119209" calcext:value-type="float">
            <text:p>0.165500000119209</text:p>
          </table:table-cell>
          <table:table-cell office:value-type="float" office:value="0.95550000667572" calcext:value-type="float">
            <text:p>0.95550000667572</text:p>
          </table:table-cell>
          <table:table-cell office:value-type="float" office:value="0.642434537410736" calcext:value-type="float">
            <text:p>0.642434537410736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32:00 UTC 2017</text:p>
          </table:table-cell>
          <table:table-cell office:value-type="float" office:value="395" calcext:value-type="float">
            <text:p>395</text:p>
          </table:table-cell>
          <table:table-cell office:value-type="float" office:value="1081249792" calcext:value-type="float">
            <text:p>1081249792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42815.5" calcext:value-type="float">
            <text:p>142815.5</text:p>
          </table:table-cell>
          <table:table-cell office:value-type="float" office:value="94" calcext:value-type="float">
            <text:p>94</text:p>
          </table:table-cell>
          <table:table-cell office:value-type="float" office:value="534761472" calcext:value-type="float">
            <text:p>534761472</text:p>
          </table:table-cell>
          <table:table-cell office:value-type="float" office:value="22492.84375" calcext:value-type="float">
            <text:p>22492.8437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476180480" calcext:value-type="float">
            <text:p>476180480</text:p>
          </table:table-cell>
          <table:table-cell office:value-type="float" office:value="412856320" calcext:value-type="float">
            <text:p>412856320</text:p>
          </table:table-cell>
          <table:table-cell office:value-type="float" office:value="1862540.25" calcext:value-type="float">
            <text:p>1862540.25</text:p>
          </table:table-cell>
          <table:table-cell office:value-type="float" office:value="1690273.375" calcext:value-type="float">
            <text:p>1690273.375</text:p>
          </table:table-cell>
          <table:table-cell office:value-type="float" office:value="0.063000001013279" calcext:value-type="float">
            <text:p>0.063000001013279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47499993443489" calcext:value-type="float">
            <text:p>0.147499993443489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44755661487579" calcext:value-type="float">
            <text:p>0.644755661487579</text:p>
          </table:table-cell>
          <table:table-cell office:value-type="float" office:value="500" calcext:value-type="float">
            <text:p>5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31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2544128" calcext:value-type="float">
            <text:p>1082544128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2" calcext:value-type="float">
            <text:p>32</text:p>
          </table:table-cell>
          <table:table-cell office:value-type="float" office:value="30089216" calcext:value-type="float">
            <text:p>30089216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7" calcext:value-type="float">
            <text:p>97</text:p>
          </table:table-cell>
          <table:table-cell office:value-type="float" office:value="532688896" calcext:value-type="float">
            <text:p>532688896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4" calcext:value-type="float">
            <text:p>124</text:p>
          </table:table-cell>
          <table:table-cell office:value-type="float" office:value="123" calcext:value-type="float">
            <text:p>123</text:p>
          </table:table-cell>
          <table:table-cell office:value-type="float" office:value="463466496" calcext:value-type="float">
            <text:p>463466496</text:p>
          </table:table-cell>
          <table:table-cell office:value-type="float" office:value="410071040" calcext:value-type="float">
            <text:p>410071040</text:p>
          </table:table-cell>
          <table:table-cell office:value-type="float" office:value="1734455" calcext:value-type="float">
            <text:p>1734455</text:p>
          </table:table-cell>
          <table:table-cell office:value-type="float" office:value="1763997.125" calcext:value-type="float">
            <text:p>1763997.125</text:p>
          </table:table-cell>
          <table:table-cell office:value-type="float" office:value="0.097000002861023" calcext:value-type="float">
            <text:p>0.097000002861023</text:p>
          </table:table-cell>
          <table:table-cell office:value-type="float" office:value="0.140750005841255" calcext:value-type="float">
            <text:p>0.140750005841255</text:p>
          </table:table-cell>
          <table:table-cell office:value-type="float" office:value="0.154750004410744" calcext:value-type="float">
            <text:p>0.154750004410744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4248783588409" calcext:value-type="float">
            <text:p>0.644248783588409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6" calcext:value-type="float">
            <text:p>276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8" calcext:value-type="float">
            <text:p>278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30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803328" calcext:value-type="float">
            <text:p>1080803328</text:p>
          </table:table-cell>
          <table:table-cell office:value-type="float" office:value="9209342" calcext:value-type="float">
            <text:p>9209342</text:p>
          </table:table-cell>
          <table:table-cell office:value-type="float" office:value="33" calcext:value-type="float">
            <text:p>33</text:p>
          </table:table-cell>
          <table:table-cell office:value-type="float" office:value="29401088" calcext:value-type="float">
            <text:p>29401088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8" calcext:value-type="float">
            <text:p>98</text:p>
          </table:table-cell>
          <table:table-cell office:value-type="float" office:value="530604032" calcext:value-type="float">
            <text:p>530604032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office:value-type="float" office:value="449105920" calcext:value-type="float">
            <text:p>449105920</text:p>
          </table:table-cell>
          <table:table-cell office:value-type="float" office:value="402857984" calcext:value-type="float">
            <text:p>402857984</text:p>
          </table:table-cell>
          <table:table-cell office:value-type="float" office:value="1807320.875" calcext:value-type="float">
            <text:p>1807320.875</text:p>
          </table:table-cell>
          <table:table-cell office:value-type="float" office:value="1871845" calcext:value-type="float">
            <text:p>187184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43250003457069" calcext:value-type="float">
            <text:p>0.143250003457069</text:p>
          </table:table-cell>
          <table:table-cell office:value-type="float" office:value="0.156000003218651" calcext:value-type="float">
            <text:p>0.156000003218651</text:p>
          </table:table-cell>
          <table:table-cell office:value-type="float" office:value="0.954750001430512" calcext:value-type="float">
            <text:p>0.954750001430512</text:p>
          </table:table-cell>
          <table:table-cell office:value-type="float" office:value="0.641675710678101" calcext:value-type="float">
            <text:p>0.641675710678101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4" calcext:value-type="float">
            <text:p>274</text:p>
          </table:table-cell>
          <table:table-cell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29:00 UTC 2017</text:p>
          </table:table-cell>
          <table:table-cell office:value-type="float" office:value="402" calcext:value-type="float">
            <text:p>402</text:p>
          </table:table-cell>
          <table:table-cell office:value-type="float" office:value="1080446976" calcext:value-type="float">
            <text:p>1080446976</text:p>
          </table:table-cell>
          <table:table-cell office:value-type="float" office:value="9003080" calcext:value-type="float">
            <text:p>9003080</text:p>
          </table:table-cell>
          <table:table-cell office:value-type="float" office:value="32" calcext:value-type="float">
            <text:p>32</text:p>
          </table:table-cell>
          <table:table-cell office:value-type="float" office:value="30851072" calcext:value-type="float">
            <text:p>30851072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4" calcext:value-type="float">
            <text:p>94</text:p>
          </table:table-cell>
          <table:table-cell office:value-type="float" office:value="528580608" calcext:value-type="float">
            <text:p>528580608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34" calcext:value-type="float">
            <text:p>134</text:p>
          </table:table-cell>
          <table:table-cell office:value-type="float" office:value="119" calcext:value-type="float">
            <text:p>119</text:p>
          </table:table-cell>
          <table:table-cell office:value-type="float" office:value="426844160" calcext:value-type="float">
            <text:p>426844160</text:p>
          </table:table-cell>
          <table:table-cell office:value-type="float" office:value="394772480" calcext:value-type="float">
            <text:p>394772480</text:p>
          </table:table-cell>
          <table:table-cell office:value-type="float" office:value="1760677.125" calcext:value-type="float">
            <text:p>1760677.125</text:p>
          </table:table-cell>
          <table:table-cell office:value-type="float" office:value="1871845" calcext:value-type="float">
            <text:p>1871845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141749992966652" calcext:value-type="float">
            <text:p>0.141749992966652</text:p>
          </table:table-cell>
          <table:table-cell office:value-type="float" office:value="0.142499998211861" calcext:value-type="float">
            <text:p>0.142499998211861</text:p>
          </table:table-cell>
          <table:table-cell office:value-type="float" office:value="0.954500019550324" calcext:value-type="float">
            <text:p>0.954500019550324</text:p>
          </table:table-cell>
          <table:table-cell office:value-type="float" office:value="0.641529381275177" calcext:value-type="float">
            <text:p>0.641529381275177</text:p>
          </table:table-cell>
          <table:table-cell office:value-type="float" office:value="400" calcext:value-type="float">
            <text:p>4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8" calcext:value-type="float">
            <text:p>278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Fri Jun 02 16:28:00 UTC 2017</text:p>
          </table:table-cell>
          <table:table-cell office:value-type="float" office:value="405" calcext:value-type="float">
            <text:p>405</text:p>
          </table:table-cell>
          <table:table-cell office:value-type="float" office:value="1080152064" calcext:value-type="float">
            <text:p>1080152064</text:p>
          </table:table-cell>
          <table:table-cell office:value-type="float" office:value="8987412" calcext:value-type="float">
            <text:p>8987412</text:p>
          </table:table-cell>
          <table:table-cell office:value-type="float" office:value="32" calcext:value-type="float">
            <text:p>32</text:p>
          </table:table-cell>
          <table:table-cell office:value-type="float" office:value="30109696" calcext:value-type="float">
            <text:p>30109696</text:p>
          </table:table-cell>
          <table:table-cell office:value-type="float" office:value="156233.59375" calcext:value-type="float">
            <text:p>156233.59375</text:p>
          </table:table-cell>
          <table:table-cell office:value-type="float" office:value="94" calcext:value-type="float">
            <text:p>94</text:p>
          </table:table-cell>
          <table:table-cell office:value-type="float" office:value="526594048" calcext:value-type="float">
            <text:p>526594048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6" calcext:value-type="float">
            <text:p>126</text:p>
          </table:table-cell>
          <table:table-cell office:value-type="float" office:value="117" calcext:value-type="float">
            <text:p>117</text:p>
          </table:table-cell>
          <table:table-cell office:value-type="float" office:value="413593600" calcext:value-type="float">
            <text:p>413593600</text:p>
          </table:table-cell>
          <table:table-cell office:value-type="float" office:value="393506816" calcext:value-type="float">
            <text:p>393506816</text:p>
          </table:table-cell>
          <table:table-cell office:value-type="float" office:value="1780827" calcext:value-type="float">
            <text:p>1780827</text:p>
          </table:table-cell>
          <table:table-cell office:value-type="string" calcext:value-type="string">
            <text:p>null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50749996304512" calcext:value-type="float">
            <text:p>0.150749996304512</text:p>
          </table:table-cell>
          <table:table-cell office:value-type="float" office:value="0.954249978065491" calcext:value-type="float">
            <text:p>0.954249978065491</text:p>
          </table:table-cell>
          <table:table-cell office:value-type="float" office:value="0.641292095184326" calcext:value-type="float">
            <text:p>0.641292095184326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4" calcext:value-type="float">
            <text:p>274</text:p>
          </table:table-cell>
          <table:table-cell table:number-columns-repeated="2" office:value-type="float" office:value="275" calcext:value-type="float">
            <text:p>275</text:p>
          </table:table-cell>
          <table:table-cell office:value-type="float" office:value="277" calcext:value-type="float">
            <text:p>277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3" office:value-type="float" office:value="276" calcext:value-type="float">
            <text:p>276</text:p>
          </table:table-cell>
        </table:table-row>
        <table:table-row table:style-name="ro1">
          <table:table-cell office:value-type="string" calcext:value-type="string">
            <text:p>Fri Jun 02 16:27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516608" calcext:value-type="float">
            <text:p>1080516608</text:p>
          </table:table-cell>
          <table:table-cell office:value-type="float" office:value="8864537" calcext:value-type="float">
            <text:p>8864537</text:p>
          </table:table-cell>
          <table:table-cell office:value-type="float" office:value="31" calcext:value-type="float">
            <text:p>31</text:p>
          </table:table-cell>
          <table:table-cell office:value-type="float" office:value="29970432" calcext:value-type="float">
            <text:p>29970432</text:p>
          </table:table-cell>
          <table:table-cell office:value-type="float" office:value="137887.28125" calcext:value-type="float">
            <text:p>137887.28125</text:p>
          </table:table-cell>
          <table:table-cell office:value-type="float" office:value="93" calcext:value-type="float">
            <text:p>93</text:p>
          </table:table-cell>
          <table:table-cell office:value-type="float" office:value="524517376" calcext:value-type="float">
            <text:p>524517376</text:p>
          </table:table-cell>
          <table:table-cell office:value-type="float" office:value="22635.658203125" calcext:value-type="float">
            <text:p>22635.658203125</text:p>
          </table:table-cell>
          <table:table-cell office:value-type="float" office:value="127" calcext:value-type="float">
            <text:p>127</text:p>
          </table:table-cell>
          <table:table-cell office:value-type="float" office:value="110" calcext:value-type="float">
            <text:p>110</text:p>
          </table:table-cell>
          <table:table-cell office:value-type="float" office:value="412925952" calcext:value-type="float">
            <text:p>412925952</text:p>
          </table:table-cell>
          <table:table-cell office:value-type="float" office:value="392167424" calcext:value-type="float">
            <text:p>392167424</text:p>
          </table:table-cell>
          <table:table-cell office:value-type="float" office:value="1775169.25" calcext:value-type="float">
            <text:p>1775169.2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780000016093254" calcext:value-type="float">
            <text:p>0.07800000160932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44500002264977" calcext:value-type="float">
            <text:p>0.144500002264977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42168402671814" calcext:value-type="float">
            <text:p>0.642168402671814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string" calcext:value-type="string">
            <text:p>Fri Jun 02 16:26:00 UTC 2017</text:p>
          </table:table-cell>
          <table:table-cell office:value-type="float" office:value="396" calcext:value-type="float">
            <text:p>396</text:p>
          </table:table-cell>
          <table:table-cell office:value-type="float" office:value="1080246272" calcext:value-type="float">
            <text:p>1080246272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52793.046875" calcext:value-type="float">
            <text:p>152793.046875</text:p>
          </table:table-cell>
          <table:table-cell office:value-type="float" office:value="93" calcext:value-type="float">
            <text:p>93</text:p>
          </table:table-cell>
          <table:table-cell office:value-type="float" office:value="521687040" calcext:value-type="float">
            <text:p>521687040</text:p>
          </table:table-cell>
          <table:table-cell office:value-type="float" office:value="21444.580078125" calcext:value-type="float">
            <text:p>21444.580078125</text:p>
          </table:table-cell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office:value-type="float" office:value="408743936" calcext:value-type="float">
            <text:p>408743936</text:p>
          </table:table-cell>
          <table:table-cell office:value-type="float" office:value="388976640" calcext:value-type="float">
            <text:p>388976640</text:p>
          </table:table-cell>
          <table:table-cell office:value-type="float" office:value="1775169.25" calcext:value-type="float">
            <text:p>1775169.2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126249998807907" calcext:value-type="float">
            <text:p>0.126249998807907</text:p>
          </table:table-cell>
          <table:table-cell office:value-type="float" office:value="0.142000004649162" calcext:value-type="float">
            <text:p>0.142000004649162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40782296657562" calcext:value-type="float">
            <text:p>0.640782296657562</text:p>
          </table:table-cell>
          <table:table-cell office:value-type="float" office:value="350" calcext:value-type="float">
            <text:p>3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5" calcext:value-type="float">
            <text:p>275</text:p>
          </table:table-cell>
          <table:table-cell office:value-type="float" office:value="274" calcext:value-type="float">
            <text:p>274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5:00 UTC 2017</text:p>
          </table:table-cell>
          <table:table-cell office:value-type="float" office:value="399" calcext:value-type="float">
            <text:p>399</text:p>
          </table:table-cell>
          <table:table-cell office:value-type="float" office:value="1080709120" calcext:value-type="float">
            <text:p>1080709120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30023680" calcext:value-type="float">
            <text:p>30023680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9593984" calcext:value-type="float">
            <text:p>519593984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23" calcext:value-type="float">
            <text:p>123</text:p>
          </table:table-cell>
          <table:table-cell office:value-type="float" office:value="110" calcext:value-type="float">
            <text:p>110</text:p>
          </table:table-cell>
          <table:table-cell office:value-type="float" office:value="406745088" calcext:value-type="float">
            <text:p>406745088</text:p>
          </table:table-cell>
          <table:table-cell office:value-type="float" office:value="382156800" calcext:value-type="float">
            <text:p>382156800</text:p>
          </table:table-cell>
          <table:table-cell office:value-type="float" office:value="1847463.875" calcext:value-type="float">
            <text:p>1847463.875</text:p>
          </table:table-cell>
          <table:table-cell office:value-type="float" office:value="1757522.625" calcext:value-type="float">
            <text:p>1757522.62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123250000178814" calcext:value-type="float">
            <text:p>0.123250000178814</text:p>
          </table:table-cell>
          <table:table-cell office:value-type="float" office:value="0.141000002622604" calcext:value-type="float">
            <text:p>0.141000002622604</text:p>
          </table:table-cell>
          <table:table-cell office:value-type="float" office:value="0.955749988555908" calcext:value-type="float">
            <text:p>0.955749988555908</text:p>
          </table:table-cell>
          <table:table-cell office:value-type="float" office:value="0.640480399131775" calcext:value-type="float">
            <text:p>0.640480399131775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7" calcext:value-type="float">
            <text:p>277</text:p>
          </table:table-cell>
          <table:table-cell office:value-type="float" office:value="279" calcext:value-type="float">
            <text:p>279</text:p>
          </table:table-cell>
          <table:table-cell table:number-columns-repeated="2" office:value-type="float" office:value="277" calcext:value-type="float">
            <text:p>277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4:00 UTC 2017</text:p>
          </table:table-cell>
          <table:table-cell office:value-type="float" office:value="400" calcext:value-type="float">
            <text:p>400</text:p>
          </table:table-cell>
          <table:table-cell office:value-type="float" office:value="1080414208" calcext:value-type="float">
            <text:p>1080414208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1" calcext:value-type="float">
            <text:p>31</text:p>
          </table:table-cell>
          <table:table-cell office:value-type="float" office:value="30785536" calcext:value-type="float">
            <text:p>3078553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7455872" calcext:value-type="float">
            <text:p>517455872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23" calcext:value-type="float">
            <text:p>123</text:p>
          </table:table-cell>
          <table:table-cell office:value-type="float" office:value="106" calcext:value-type="float">
            <text:p>106</text:p>
          </table:table-cell>
          <table:table-cell office:value-type="float" office:value="404045824" calcext:value-type="float">
            <text:p>404045824</text:p>
          </table:table-cell>
          <table:table-cell office:value-type="float" office:value="378855424" calcext:value-type="float">
            <text:p>378855424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116499997675419" calcext:value-type="float">
            <text:p>0.116499997675419</text:p>
          </table:table-cell>
          <table:table-cell office:value-type="float" office:value="0.13824999332428" calcext:value-type="float">
            <text:p>0.13824999332428</text:p>
          </table:table-cell>
          <table:table-cell office:value-type="float" office:value="0.956250011920929" calcext:value-type="float">
            <text:p>0.956250011920929</text:p>
          </table:table-cell>
          <table:table-cell office:value-type="float" office:value="0.642544150352478" calcext:value-type="float">
            <text:p>0.642544150352478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83" calcext:value-type="float">
            <text:p>283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string" calcext:value-type="string">
            <text:p>Fri Jun 02 16:23:00 UTC 2017</text:p>
          </table:table-cell>
          <table:table-cell office:value-type="float" office:value="384" calcext:value-type="float">
            <text:p>384</text:p>
          </table:table-cell>
          <table:table-cell office:value-type="float" office:value="1079857152" calcext:value-type="float">
            <text:p>1079857152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986816" calcext:value-type="float">
            <text:p>2998681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93" calcext:value-type="float">
            <text:p>93</text:p>
          </table:table-cell>
          <table:table-cell office:value-type="float" office:value="515399680" calcext:value-type="float">
            <text:p>515399680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15" calcext:value-type="float">
            <text:p>115</text:p>
          </table:table-cell>
          <table:table-cell office:value-type="float" office:value="101" calcext:value-type="float">
            <text:p>101</text:p>
          </table:table-cell>
          <table:table-cell office:value-type="float" office:value="394235904" calcext:value-type="float">
            <text:p>394235904</text:p>
          </table:table-cell>
          <table:table-cell office:value-type="float" office:value="374231040" calcext:value-type="float">
            <text:p>374231040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6750001907349" calcext:value-type="float">
            <text:p>0.116750001907349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39899611473084" calcext:value-type="float">
            <text:p>0.639899611473084</text:p>
          </table:table-cell>
          <table:table-cell office:value-type="float" office:value="300" calcext:value-type="float">
            <text:p>3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  <table:table-cell table:number-columns-repeated="3"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Fri Jun 02 16:22:00 UTC 2017</text:p>
          </table:table-cell>
          <table:table-cell office:value-type="float" office:value="397" calcext:value-type="float">
            <text:p>397</text:p>
          </table:table-cell>
          <table:table-cell office:value-type="float" office:value="1078304768" calcext:value-type="float">
            <text:p>1078304768</text:p>
          </table:table-cell>
          <table:table-cell office:value-type="float" office:value="8735020" calcext:value-type="float">
            <text:p>8735020</text:p>
          </table:table-cell>
          <table:table-cell office:value-type="float" office:value="32" calcext:value-type="float">
            <text:p>32</text:p>
          </table:table-cell>
          <table:table-cell office:value-type="float" office:value="29229056" calcext:value-type="float">
            <text:p>29229056</text:p>
          </table:table-cell>
          <table:table-cell office:value-type="float" office:value="140971.828125" calcext:value-type="float">
            <text:p>140971.828125</text:p>
          </table:table-cell>
          <table:table-cell office:value-type="float" office:value="101" calcext:value-type="float">
            <text:p>101</text:p>
          </table:table-cell>
          <table:table-cell office:value-type="float" office:value="513495040" calcext:value-type="float">
            <text:p>513495040</text:p>
          </table:table-cell>
          <table:table-cell office:value-type="float" office:value="22086.681640625" calcext:value-type="float">
            <text:p>22086.681640625</text:p>
          </table:table-cell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395956224" calcext:value-type="float">
            <text:p>395956224</text:p>
          </table:table-cell>
          <table:table-cell office:value-type="float" office:value="374034432" calcext:value-type="float">
            <text:p>374034432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65750002861023" calcext:value-type="float">
            <text:p>0.065750002861023</text:p>
          </table:table-cell>
          <table:table-cell office:value-type="float" office:value="0.117499999701977" calcext:value-type="float">
            <text:p>0.117499999701977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957000017166138" calcext:value-type="float">
            <text:p>0.957000017166138</text:p>
          </table:table-cell>
          <table:table-cell office:value-type="float" office:value="0.639497458934784" calcext:value-type="float">
            <text:p>0.639497458934784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77" calcext:value-type="float">
            <text:p>277</text:p>
          </table:table-cell>
          <table:table-cell office:value-type="float" office:value="278" calcext:value-type="float">
            <text:p>278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string" calcext:value-type="string">
            <text:p>Fri Jun 02 16:21:00 UTC 2017</text:p>
          </table:table-cell>
          <table:table-cell office:value-type="float" office:value="392" calcext:value-type="float">
            <text:p>392</text:p>
          </table:table-cell>
          <table:table-cell office:value-type="float" office:value="1078259712" calcext:value-type="float">
            <text:p>1078259712</text:p>
          </table:table-cell>
          <table:table-cell office:value-type="float" office:value="8191240.5" calcext:value-type="float">
            <text:p>8191240.5</text:p>
          </table:table-cell>
          <table:table-cell office:value-type="float" office:value="29" calcext:value-type="float">
            <text:p>29</text:p>
          </table:table-cell>
          <table:table-cell office:value-type="float" office:value="29900800" calcext:value-type="float">
            <text:p>29900800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94" calcext:value-type="float">
            <text:p>94</text:p>
          </table:table-cell>
          <table:table-cell office:value-type="float" office:value="510394368" calcext:value-type="float">
            <text:p>510394368</text:p>
          </table:table-cell>
          <table:table-cell office:value-type="float" office:value="21710.322265625" calcext:value-type="float">
            <text:p>21710.322265625</text:p>
          </table:table-cell>
          <table:table-cell office:value-type="float" office:value="114" calcext:value-type="float">
            <text:p>114</text:p>
          </table:table-cell>
          <table:table-cell office:value-type="float" office:value="95" calcext:value-type="float">
            <text:p>95</text:p>
          </table:table-cell>
          <table:table-cell office:value-type="float" office:value="389701632" calcext:value-type="float">
            <text:p>389701632</text:p>
          </table:table-cell>
          <table:table-cell office:value-type="float" office:value="376406016" calcext:value-type="float">
            <text:p>376406016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106749996542931" calcext:value-type="float">
            <text:p>0.106749996542931</text:p>
          </table:table-cell>
          <table:table-cell office:value-type="float" office:value="0.136999994516373" calcext:value-type="float">
            <text:p>0.136999994516373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41030371189117" calcext:value-type="float">
            <text:p>0.641030371189117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string" calcext:value-type="string">
            <text:p>Fri Jun 02 16:20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77743616" calcext:value-type="float">
            <text:p>1077743616</text:p>
          </table:table-cell>
          <table:table-cell office:value-type="float" office:value="7676155" calcext:value-type="float">
            <text:p>7676155</text:p>
          </table:table-cell>
          <table:table-cell office:value-type="float" office:value="28" calcext:value-type="float">
            <text:p>28</text:p>
          </table:table-cell>
          <table:table-cell office:value-type="float" office:value="30015488" calcext:value-type="float">
            <text:p>30015488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80" calcext:value-type="float">
            <text:p>80</text:p>
          </table:table-cell>
          <table:table-cell office:value-type="float" office:value="505622528" calcext:value-type="float">
            <text:p>505622528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0" calcext:value-type="float">
            <text:p>100</text:p>
          </table:table-cell>
          <table:table-cell office:value-type="float" office:value="89" calcext:value-type="float">
            <text:p>89</text:p>
          </table:table-cell>
          <table:table-cell office:value-type="float" office:value="385638400" calcext:value-type="float">
            <text:p>385638400</text:p>
          </table:table-cell>
          <table:table-cell office:value-type="float" office:value="367149056" calcext:value-type="float">
            <text:p>367149056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109499998390675" calcext:value-type="float">
            <text:p>0.109499998390675</text:p>
          </table:table-cell>
          <table:table-cell office:value-type="float" office:value="0.122000001370907" calcext:value-type="float">
            <text:p>0.122000001370907</text:p>
          </table:table-cell>
          <table:table-cell office:value-type="float" office:value="0.958249986171722" calcext:value-type="float">
            <text:p>0.958249986171722</text:p>
          </table:table-cell>
          <table:table-cell office:value-type="float" office:value="0.638571262359619" calcext:value-type="float">
            <text:p>0.638571262359619</text:p>
          </table:table-cell>
          <table:table-cell office:value-type="float" office:value="250" calcext:value-type="float">
            <text:p>2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7" calcext:value-type="float">
            <text:p>277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Fri Jun 02 16:19:00 UTC 2017</text:p>
          </table:table-cell>
          <table:table-cell office:value-type="float" office:value="378" calcext:value-type="float">
            <text:p>378</text:p>
          </table:table-cell>
          <table:table-cell office:value-type="float" office:value="1079185408" calcext:value-type="float">
            <text:p>1079185408</text:p>
          </table:table-cell>
          <table:table-cell office:value-type="float" office:value="7676155" calcext:value-type="float">
            <text:p>7676155</text:p>
          </table:table-cell>
          <table:table-cell office:value-type="float" office:value="28" calcext:value-type="float">
            <text:p>28</text:p>
          </table:table-cell>
          <table:table-cell office:value-type="float" office:value="29118464" calcext:value-type="float">
            <text:p>29118464</text:p>
          </table:table-cell>
          <table:table-cell office:value-type="float" office:value="119474.0546875" calcext:value-type="float">
            <text:p>119474.0546875</text:p>
          </table:table-cell>
          <table:table-cell office:value-type="float" office:value="83" calcext:value-type="float">
            <text:p>83</text:p>
          </table:table-cell>
          <table:table-cell office:value-type="float" office:value="505413632" calcext:value-type="float">
            <text:p>505413632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2" calcext:value-type="float">
            <text:p>102</text:p>
          </table:table-cell>
          <table:table-cell office:value-type="float" office:value="82" calcext:value-type="float">
            <text:p>82</text:p>
          </table:table-cell>
          <table:table-cell office:value-type="float" office:value="384811008" calcext:value-type="float">
            <text:p>384811008</text:p>
          </table:table-cell>
          <table:table-cell office:value-type="float" office:value="367501312" calcext:value-type="float">
            <text:p>367501312</text:p>
          </table:table-cell>
          <table:table-cell office:value-type="float" office:value="1645095.625" calcext:value-type="float">
            <text:p>1645095.625</text:p>
          </table:table-cell>
          <table:table-cell office:value-type="float" office:value="1459651.375" calcext:value-type="float">
            <text:p>1459651.3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979999974370003" calcext:value-type="float">
            <text:p>0.097999997437</text:p>
          </table:table-cell>
          <table:table-cell office:value-type="float" office:value="0.125499993562698" calcext:value-type="float">
            <text:p>0.12549999356269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38405919075012" calcext:value-type="float">
            <text:p>0.638405919075012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string" calcext:value-type="string">
            <text:p>Fri Jun 02 16:1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77903360" calcext:value-type="float">
            <text:p>1077903360</text:p>
          </table:table-cell>
          <table:table-cell office:value-type="float" office:value="6286555" calcext:value-type="float">
            <text:p>6286555</text:p>
          </table:table-cell>
          <table:table-cell office:value-type="float" office:value="25" calcext:value-type="float">
            <text:p>25</text:p>
          </table:table-cell>
          <table:table-cell office:value-type="float" office:value="29028352" calcext:value-type="float">
            <text:p>29028352</text:p>
          </table:table-cell>
          <table:table-cell office:value-type="float" office:value="119557.40625" calcext:value-type="float">
            <text:p>119557.40625</text:p>
          </table:table-cell>
          <table:table-cell office:value-type="float" office:value="87" calcext:value-type="float">
            <text:p>87</text:p>
          </table:table-cell>
          <table:table-cell office:value-type="float" office:value="503025664" calcext:value-type="float">
            <text:p>503025664</text:p>
          </table:table-cell>
          <table:table-cell office:value-type="float" office:value="19663.93359375" calcext:value-type="float">
            <text:p>19663.93359375</text:p>
          </table:table-cell>
          <table:table-cell office:value-type="float" office:value="104" calcext:value-type="float">
            <text:p>104</text:p>
          </table:table-cell>
          <table:table-cell office:value-type="float" office:value="85" calcext:value-type="float">
            <text:p>85</text:p>
          </table:table-cell>
          <table:table-cell office:value-type="float" office:value="382623744" calcext:value-type="float">
            <text:p>382623744</text:p>
          </table:table-cell>
          <table:table-cell office:value-type="float" office:value="365240320" calcext:value-type="float">
            <text:p>365240320</text:p>
          </table:table-cell>
          <table:table-cell office:value-type="float" office:value="1425160.625" calcext:value-type="float">
            <text:p>1425160.625</text:p>
          </table:table-cell>
          <table:table-cell office:value-type="float" office:value="1106430.875" calcext:value-type="float">
            <text:p>1106430.875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103000000119209" calcext:value-type="float">
            <text:p>0.103000000119209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38796329498291" calcext:value-type="float">
            <text:p>0.638796329498291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 table:number-columns-repeated="3"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6" calcext:value-type="float">
            <text:p>286</text:p>
          </table:table-cell>
        </table:table-row>
        <table:table-row table:style-name="ro1">
          <table:table-cell office:value-type="string" calcext:value-type="string">
            <text:p>Fri Jun 02 16:17:00 UTC 2017</text:p>
          </table:table-cell>
          <table:table-cell office:value-type="float" office:value="337" calcext:value-type="float">
            <text:p>337</text:p>
          </table:table-cell>
          <table:table-cell office:value-type="float" office:value="1076645888" calcext:value-type="float">
            <text:p>1076645888</text:p>
          </table:table-cell>
          <table:table-cell office:value-type="float" office:value="6286555" calcext:value-type="float">
            <text:p>6286555</text:p>
          </table:table-cell>
          <table:table-cell office:value-type="float" office:value="22" calcext:value-type="float">
            <text:p>22</text:p>
          </table:table-cell>
          <table:table-cell office:value-type="float" office:value="28962816" calcext:value-type="float">
            <text:p>28962816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75" calcext:value-type="float">
            <text:p>75</text:p>
          </table:table-cell>
          <table:table-cell office:value-type="float" office:value="499499008" calcext:value-type="float">
            <text:p>499499008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86" calcext:value-type="float">
            <text:p>86</text:p>
          </table:table-cell>
          <table:table-cell office:value-type="float" office:value="62" calcext:value-type="float">
            <text:p>62</text:p>
          </table:table-cell>
          <table:table-cell office:value-type="float" office:value="380198912" calcext:value-type="float">
            <text:p>380198912</text:p>
          </table:table-cell>
          <table:table-cell office:value-type="float" office:value="361492480" calcext:value-type="float">
            <text:p>361492480</text:p>
          </table:table-cell>
          <table:table-cell office:value-type="float" office:value="1425160.625" calcext:value-type="float">
            <text:p>1425160.625</text:p>
          </table:table-cell>
          <table:table-cell office:value-type="float" office:value="1106430.875" calcext:value-type="float">
            <text:p>1106430.875</text:p>
          </table:table-cell>
          <table:table-cell office:value-type="float" office:value="0.0722500011324883" calcext:value-type="float">
            <text:p>0.072250001132488</text:p>
          </table:table-cell>
          <table:table-cell office:value-type="float" office:value="0.088749997317791" calcext:value-type="float">
            <text:p>0.088749997317791</text:p>
          </table:table-cell>
          <table:table-cell office:value-type="float" office:value="0.115749999880791" calcext:value-type="float">
            <text:p>0.115749999880791</text:p>
          </table:table-cell>
          <table:table-cell office:value-type="float" office:value="0.96399998664856" calcext:value-type="float">
            <text:p>0.96399998664856</text:p>
          </table:table-cell>
          <table:table-cell office:value-type="float" office:value="0.637864768505096" calcext:value-type="float">
            <text:p>0.637864768505096</text:p>
          </table:table-cell>
          <table:table-cell office:value-type="float" office:value="200" calcext:value-type="float">
            <text:p>2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string" calcext:value-type="string">
            <text:p>Fri Jun 02 16:16:00 UTC 2017</text:p>
          </table:table-cell>
          <table:table-cell office:value-type="float" office:value="321" calcext:value-type="float">
            <text:p>321</text:p>
          </table:table-cell>
          <table:table-cell office:value-type="float" office:value="1073340416" calcext:value-type="float">
            <text:p>1073340416</text:p>
          </table:table-cell>
          <table:table-cell office:value-type="float" office:value="4686977.5" calcext:value-type="float">
            <text:p>4686977.5</text:p>
          </table:table-cell>
          <table:table-cell office:value-type="float" office:value="21" calcext:value-type="float">
            <text:p>21</text:p>
          </table:table-cell>
          <table:table-cell office:value-type="float" office:value="28880896" calcext:value-type="float">
            <text:p>28880896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87" calcext:value-type="float">
            <text:p>87</text:p>
          </table:table-cell>
          <table:table-cell office:value-type="float" office:value="496660480" calcext:value-type="float">
            <text:p>496660480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86" calcext:value-type="float">
            <text:p>86</text:p>
          </table:table-cell>
          <table:table-cell office:value-type="float" office:value="60" calcext:value-type="float">
            <text:p>60</text:p>
          </table:table-cell>
          <table:table-cell office:value-type="float" office:value="379863040" calcext:value-type="float">
            <text:p>379863040</text:p>
          </table:table-cell>
          <table:table-cell office:value-type="float" office:value="361578496" calcext:value-type="float">
            <text:p>361578496</text:p>
          </table:table-cell>
          <table:table-cell office:value-type="float" office:value="1061228.875" calcext:value-type="float">
            <text:p>1061228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644999966025353" calcext:value-type="float">
            <text:p>0.06449999660253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966000020503998" calcext:value-type="float">
            <text:p>0.966000020503998</text:p>
          </table:table-cell>
          <table:table-cell office:value-type="float" office:value="0.638800740242004" calcext:value-type="float">
            <text:p>0.638800740242004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6" calcext:value-type="float">
            <text:p>296</text:p>
          </table:table-cell>
          <table:table-cell office:value-type="float" office:value="295" calcext:value-type="float">
            <text:p>295</text:p>
          </table:table-cell>
          <table:table-cell table:number-columns-repeated="2"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string" calcext:value-type="string">
            <text:p>Fri Jun 02 16:15:00 UTC 2017</text:p>
          </table:table-cell>
          <table:table-cell office:value-type="float" office:value="289" calcext:value-type="float">
            <text:p>289</text:p>
          </table:table-cell>
          <table:table-cell office:value-type="float" office:value="1034817536" calcext:value-type="float">
            <text:p>1034817536</text:p>
          </table:table-cell>
          <table:table-cell office:value-type="float" office:value="4686977.5" calcext:value-type="float">
            <text:p>4686977.5</text:p>
          </table:table-cell>
          <table:table-cell office:value-type="float" office:value="17" calcext:value-type="float">
            <text:p>17</text:p>
          </table:table-cell>
          <table:table-cell office:value-type="float" office:value="27353088" calcext:value-type="float">
            <text:p>2735308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74" calcext:value-type="float">
            <text:p>74</text:p>
          </table:table-cell>
          <table:table-cell office:value-type="float" office:value="493035520" calcext:value-type="float">
            <text:p>493035520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74" calcext:value-type="float">
            <text:p>74</text:p>
          </table:table-cell>
          <table:table-cell office:value-type="float" office:value="62" calcext:value-type="float">
            <text:p>62</text:p>
          </table:table-cell>
          <table:table-cell office:value-type="float" office:value="382943232" calcext:value-type="float">
            <text:p>382943232</text:p>
          </table:table-cell>
          <table:table-cell office:value-type="float" office:value="364736512" calcext:value-type="float">
            <text:p>364736512</text:p>
          </table:table-cell>
          <table:table-cell office:value-type="float" office:value="1061228.875" calcext:value-type="float">
            <text:p>1061228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855000019073486" calcext:value-type="float">
            <text:p>0.08550000190734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968999981880188" calcext:value-type="float">
            <text:p>0.968999981880188</text:p>
          </table:table-cell>
          <table:table-cell office:value-type="float" office:value="0.632989168167114" calcext:value-type="float">
            <text:p>0.632989168167114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8" calcext:value-type="float">
            <text:p>298</text:p>
          </table:table-cell>
          <table:table-cell table:number-columns-repeated="4"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  <table:table-cell office:value-type="float" office:value="298" calcext:value-type="float">
            <text:p>298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string" calcext:value-type="string">
            <text:p>Fri Jun 02 16:14:00 UTC 2017</text:p>
          </table:table-cell>
          <table:table-cell office:value-type="float" office:value="252" calcext:value-type="float">
            <text:p>252</text:p>
          </table:table-cell>
          <table:table-cell office:value-type="float" office:value="899215360" calcext:value-type="float">
            <text:p>899215360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6" calcext:value-type="float">
            <text:p>16</text:p>
          </table:table-cell>
          <table:table-cell office:value-type="float" office:value="26677248" calcext:value-type="float">
            <text:p>2667724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59" calcext:value-type="float">
            <text:p>59</text:p>
          </table:table-cell>
          <table:table-cell office:value-type="float" office:value="489869312" calcext:value-type="float">
            <text:p>489869312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66" calcext:value-type="float">
            <text:p>66</text:p>
          </table:table-cell>
          <table:table-cell office:value-type="float" office:value="48" calcext:value-type="float">
            <text:p>48</text:p>
          </table:table-cell>
          <table:table-cell office:value-type="float" office:value="416448512" calcext:value-type="float">
            <text:p>416448512</text:p>
          </table:table-cell>
          <table:table-cell office:value-type="float" office:value="388546560" calcext:value-type="float">
            <text:p>388546560</text:p>
          </table:table-cell>
          <table:table-cell office:value-type="float" office:value="822706.875" calcext:value-type="float">
            <text:p>822706.875</text:p>
          </table:table-cell>
          <table:table-cell office:value-type="float" office:value="836662.3125" calcext:value-type="float">
            <text:p>836662.3125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0989999994635582" calcext:value-type="float">
            <text:p>0.098999999463558</text:p>
          </table:table-cell>
          <table:table-cell office:value-type="float" office:value="0.972000002861023" calcext:value-type="float">
            <text:p>0.972000002861023</text:p>
          </table:table-cell>
          <table:table-cell office:value-type="float" office:value="0.620410025119782" calcext:value-type="float">
            <text:p>0.620410025119782</text:p>
          </table:table-cell>
          <table:table-cell office:value-type="float" office:value="150" calcext:value-type="float">
            <text:p>1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297" calcext:value-type="float">
            <text:p>297</text:p>
          </table:table-cell>
          <table:table-cell office:value-type="float" office:value="303" calcext:value-type="float">
            <text:p>303</text:p>
          </table:table-cell>
          <table:table-cell office:value-type="float" office:value="295" calcext:value-type="float">
            <text:p>295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295" calcext:value-type="float">
            <text:p>295</text:p>
          </table:table-cell>
          <table:table-cell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299" calcext:value-type="float">
            <text:p>299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Fri Jun 02 16:13:00 UTC 2017</text:p>
          </table:table-cell>
          <table:table-cell office:value-type="float" office:value="257" calcext:value-type="float">
            <text:p>257</text:p>
          </table:table-cell>
          <table:table-cell office:value-type="float" office:value="682262528" calcext:value-type="float">
            <text:p>682262528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5" calcext:value-type="float">
            <text:p>15</text:p>
          </table:table-cell>
          <table:table-cell office:value-type="float" office:value="26677248" calcext:value-type="float">
            <text:p>26677248</text:p>
          </table:table-cell>
          <table:table-cell office:value-type="float" office:value="60683.3359375" calcext:value-type="float">
            <text:p>60683.3359375</text:p>
          </table:table-cell>
          <table:table-cell office:value-type="float" office:value="62" calcext:value-type="float">
            <text:p>62</text:p>
          </table:table-cell>
          <table:table-cell office:value-type="float" office:value="489713664" calcext:value-type="float">
            <text:p>489713664</text:p>
          </table:table-cell>
          <table:table-cell office:value-type="float" office:value="11317.10546875" calcext:value-type="float">
            <text:p>11317.10546875</text:p>
          </table:table-cell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</text:p>
          </table:table-cell>
          <table:table-cell office:value-type="float" office:value="474963968" calcext:value-type="float">
            <text:p>474963968</text:p>
          </table:table-cell>
          <table:table-cell office:value-type="float" office:value="437420032" calcext:value-type="float">
            <text:p>437420032</text:p>
          </table:table-cell>
          <table:table-cell office:value-type="float" office:value="768949.75" calcext:value-type="float">
            <text:p>768949.75</text:p>
          </table:table-cell>
          <table:table-cell office:value-type="float" office:value="754385.8125" calcext:value-type="float">
            <text:p>754385.8125</text:p>
          </table:table-cell>
          <table:table-cell office:value-type="float" office:value="0.0745000019669533" calcext:value-type="float">
            <text:p>0.074500001966953</text:p>
          </table:table-cell>
          <table:table-cell office:value-type="float" office:value="0.0825000032782555" calcext:value-type="float">
            <text:p>0.082500003278256</text:p>
          </table:table-cell>
          <table:table-cell office:value-type="float" office:value="0.0952500030398369" calcext:value-type="float">
            <text:p>0.095250003039837</text:p>
          </table:table-cell>
          <table:table-cell office:value-type="float" office:value="0.972750008106232" calcext:value-type="float">
            <text:p>0.972750008106232</text:p>
          </table:table-cell>
          <table:table-cell office:value-type="float" office:value="0.589516997337341" calcext:value-type="float">
            <text:p>0.589516997337341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02" calcext:value-type="float">
            <text:p>302</text:p>
          </table:table-cell>
          <table:table-cell office:value-type="float" office:value="297" calcext:value-type="float">
            <text:p>297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301" calcext:value-type="float">
            <text:p>301</text:p>
          </table:table-cell>
          <table:table-cell office:value-type="float" office:value="303" calcext:value-type="float">
            <text:p>303</text:p>
          </table:table-cell>
          <table:table-cell table:number-columns-repeated="3" office:value-type="float" office:value="298" calcext:value-type="float">
            <text:p>298</text:p>
          </table:table-cell>
          <table:table-cell office:value-type="float" office:value="296" calcext:value-type="float">
            <text:p>296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Fri Jun 02 16:12:00 UTC 2017</text:p>
          </table:table-cell>
          <table:table-cell office:value-type="float" office:value="259" calcext:value-type="float">
            <text:p>259</text:p>
          </table:table-cell>
          <table:table-cell office:value-type="float" office:value="623140864" calcext:value-type="float">
            <text:p>623140864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11" calcext:value-type="float">
            <text:p>11</text:p>
          </table:table-cell>
          <table:table-cell office:value-type="float" office:value="26570752" calcext:value-type="float">
            <text:p>26570752</text:p>
          </table:table-cell>
          <table:table-cell office:value-type="float" office:value="45040.0078125" calcext:value-type="float">
            <text:p>45040.0078125</text:p>
          </table:table-cell>
          <table:table-cell office:value-type="float" office:value="62" calcext:value-type="float">
            <text:p>62</text:p>
          </table:table-cell>
          <table:table-cell office:value-type="float" office:value="484397056" calcext:value-type="float">
            <text:p>484397056</text:p>
          </table:table-cell>
          <table:table-cell office:value-type="float" office:value="11139.134765625" calcext:value-type="float">
            <text:p>11139.134765625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574382080" calcext:value-type="float">
            <text:p>574382080</text:p>
          </table:table-cell>
          <table:table-cell office:value-type="float" office:value="518533120" calcext:value-type="float">
            <text:p>518533120</text:p>
          </table:table-cell>
          <table:table-cell office:value-type="float" office:value="465928.09375" calcext:value-type="float">
            <text:p>465928.09375</text:p>
          </table:table-cell>
          <table:table-cell office:value-type="float" office:value="419329.53125" calcext:value-type="float">
            <text:p>419329.5312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775000005960465" calcext:value-type="float">
            <text:p>0.077500000596047</text:p>
          </table:table-cell>
          <table:table-cell office:value-type="float" office:value="0.0962499976158142" calcext:value-type="float">
            <text:p>0.096249997615814</text:p>
          </table:table-cell>
          <table:table-cell office:value-type="float" office:value="0.974250018596649" calcext:value-type="float">
            <text:p>0.974250018596649</text:p>
          </table:table-cell>
          <table:table-cell office:value-type="float" office:value="0.58176201581955" calcext:value-type="float">
            <text:p>0.58176201581955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6" calcext:value-type="float">
            <text:p>306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4" calcext:value-type="float">
            <text:p>304</text:p>
          </table:table-cell>
          <table:table-cell office:value-type="float" office:value="306" calcext:value-type="float">
            <text:p>306</text:p>
          </table:table-cell>
          <table:table-cell office:value-type="float" office:value="302" calcext:value-type="float">
            <text:p>302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string" calcext:value-type="string">
            <text:p>Fri Jun 02 16:11:00 UTC 2017</text:p>
          </table:table-cell>
          <table:table-cell office:value-type="float" office:value="201" calcext:value-type="float">
            <text:p>201</text:p>
          </table:table-cell>
          <table:table-cell office:value-type="float" office:value="561717248" calcext:value-type="float">
            <text:p>561717248</text:p>
          </table:table-cell>
          <table:table-cell office:value-type="float" office:value="2183926.75" calcext:value-type="float">
            <text:p>2183926.75</text:p>
          </table:table-cell>
          <table:table-cell office:value-type="float" office:value="7" calcext:value-type="float">
            <text:p>7</text:p>
          </table:table-cell>
          <table:table-cell office:value-type="float" office:value="25874432" calcext:value-type="float">
            <text:p>25874432</text:p>
          </table:table-cell>
          <table:table-cell office:value-type="float" office:value="27092.306640625" calcext:value-type="float">
            <text:p>27092.306640625</text:p>
          </table:table-cell>
          <table:table-cell office:value-type="float" office:value="40" calcext:value-type="float">
            <text:p>40</text:p>
          </table:table-cell>
          <table:table-cell office:value-type="float" office:value="484143104" calcext:value-type="float">
            <text:p>484143104</text:p>
          </table:table-cell>
          <table:table-cell office:value-type="float" office:value="5888.7587890625" calcext:value-type="float">
            <text:p>5888.7587890625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627810304" calcext:value-type="float">
            <text:p>627810304</text:p>
          </table:table-cell>
          <table:table-cell office:value-type="float" office:value="566603776" calcext:value-type="float">
            <text:p>566603776</text:p>
          </table:table-cell>
          <table:table-cell office:value-type="float" office:value="465928.09375" calcext:value-type="float">
            <text:p>465928.09375</text:p>
          </table:table-cell>
          <table:table-cell office:value-type="float" office:value="419329.53125" calcext:value-type="float">
            <text:p>419329.53125</text:p>
          </table:table-cell>
          <table:table-cell office:value-type="float" office:value="0.0904999971389771" calcext:value-type="float">
            <text:p>0.090499997138977</text:p>
          </table:table-cell>
          <table:table-cell office:value-type="float" office:value="0.0754999965429306" calcext:value-type="float">
            <text:p>0.075499996542931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976499974727631" calcext:value-type="float">
            <text:p>0.976499974727631</text:p>
          </table:table-cell>
          <table:table-cell office:value-type="float" office:value="0.574764966964722" calcext:value-type="float">
            <text:p>0.574764966964722</text:p>
          </table:table-cell>
          <table:table-cell office:value-type="float" office:value="100" calcext:value-type="float">
            <text:p>10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13" calcext:value-type="float">
            <text:p>313</text:p>
          </table:table-cell>
          <table:table-cell office:value-type="float" office:value="318" calcext:value-type="float">
            <text:p>318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07" calcext:value-type="float">
            <text:p>307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310" calcext:value-type="float">
            <text:p>310</text:p>
          </table:table-cell>
        </table:table-row>
        <table:table-row table:style-name="ro1">
          <table:table-cell office:value-type="string" calcext:value-type="string">
            <text:p>Fri Jun 02 16:10:00 UTC 2017</text:p>
          </table:table-cell>
          <table:table-cell office:value-type="float" office:value="153" calcext:value-type="float">
            <text:p>153</text:p>
          </table:table-cell>
          <table:table-cell office:value-type="float" office:value="533561344" calcext:value-type="float">
            <text:p>533561344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6" calcext:value-type="float">
            <text:p>6</text:p>
          </table:table-cell>
          <table:table-cell office:value-type="float" office:value="25874432" calcext:value-type="float">
            <text:p>25874432</text:p>
          </table:table-cell>
          <table:table-cell office:value-type="float" office:value="20896.73828125" calcext:value-type="float">
            <text:p>20896.73828125</text:p>
          </table:table-cell>
          <table:table-cell office:value-type="float" office:value="37" calcext:value-type="float">
            <text:p>37</text:p>
          </table:table-cell>
          <table:table-cell office:value-type="float" office:value="476733440" calcext:value-type="float">
            <text:p>476733440</text:p>
          </table:table-cell>
          <table:table-cell office:value-type="float" office:value="5888.7587890625" calcext:value-type="float">
            <text:p>5888.7587890625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20584960" calcext:value-type="float">
            <text:p>620584960</text:p>
          </table:table-cell>
          <table:table-cell office:value-type="float" office:value="592605184" calcext:value-type="float">
            <text:p>592605184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640000030398369" calcext:value-type="float">
            <text:p>0.064000003039837</text:p>
          </table:table-cell>
          <table:table-cell office:value-type="float" office:value="0.0715000033378601" calcext:value-type="float">
            <text:p>0.07150000333786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57293313741684" calcext:value-type="float">
            <text:p>0.57293313741684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1" calcext:value-type="float">
            <text:p>311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1" calcext:value-type="float">
            <text:p>311</text:p>
          </table:table-cell>
          <table:table-cell office:value-type="float" office:value="314" calcext:value-type="float">
            <text:p>314</text:p>
          </table:table-cell>
          <table:table-cell office:value-type="float" office:value="316" calcext:value-type="float">
            <text:p>316</text:p>
          </table:table-cell>
          <table:table-cell office:value-type="float" office:value="317" calcext:value-type="float">
            <text:p>317</text:p>
          </table:table-cell>
          <table:table-cell office:value-type="float" office:value="318" calcext:value-type="float">
            <text:p>318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string" calcext:value-type="string">
            <text:p>Fri Jun 02 16:09:00 UTC 2017</text:p>
          </table:table-cell>
          <table:table-cell office:value-type="float" office:value="138" calcext:value-type="float">
            <text:p>138</text:p>
          </table:table-cell>
          <table:table-cell office:value-type="float" office:value="490606592" calcext:value-type="float">
            <text:p>490606592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5" calcext:value-type="float">
            <text:p>5</text:p>
          </table:table-cell>
          <table:table-cell office:value-type="float" office:value="25993216" calcext:value-type="float">
            <text:p>25993216</text:p>
          </table:table-cell>
          <table:table-cell office:value-type="float" office:value="10698.0546875" calcext:value-type="float">
            <text:p>10698.0546875</text:p>
          </table:table-cell>
          <table:table-cell office:value-type="float" office:value="29" calcext:value-type="float">
            <text:p>29</text:p>
          </table:table-cell>
          <table:table-cell office:value-type="float" office:value="475869184" calcext:value-type="float">
            <text:p>475869184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34" calcext:value-type="float">
            <text:p>34</text:p>
          </table:table-cell>
          <table:table-cell office:value-type="float" office:value="27" calcext:value-type="float">
            <text:p>27</text:p>
          </table:table-cell>
          <table:table-cell office:value-type="float" office:value="615092224" calcext:value-type="float">
            <text:p>615092224</text:p>
          </table:table-cell>
          <table:table-cell office:value-type="float" office:value="596742144" calcext:value-type="float">
            <text:p>596742144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642499998211861" calcext:value-type="float">
            <text:p>0.064249999821186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982999980449676" calcext:value-type="float">
            <text:p>0.982999980449676</text:p>
          </table:table-cell>
          <table:table-cell office:value-type="float" office:value="0.565801024436951" calcext:value-type="float">
            <text:p>0.565801024436951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table:number-columns-repeated="3" office:value-type="float" office:value="319" calcext:value-type="float">
            <text:p>319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319" calcext:value-type="float">
            <text:p>319</text:p>
          </table:table-cell>
          <table:table-cell office:value-type="float" office:value="321" calcext:value-type="float">
            <text:p>321</text:p>
          </table:table-cell>
          <table:table-cell office:value-type="float" office:value="319" calcext:value-type="float">
            <text:p>319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string" calcext:value-type="string">
            <text:p>Fri Jun 02 16:08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420331520" calcext:value-type="float">
            <text:p>42033152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3" calcext:value-type="float">
            <text:p>3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0698.0546875" calcext:value-type="float">
            <text:p>10698.0546875</text:p>
          </table:table-cell>
          <table:table-cell office:value-type="float" office:value="15" calcext:value-type="float">
            <text:p>15</text:p>
          </table:table-cell>
          <table:table-cell office:value-type="float" office:value="474996736" calcext:value-type="float">
            <text:p>474996736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21027328" calcext:value-type="float">
            <text:p>621027328</text:p>
          </table:table-cell>
          <table:table-cell office:value-type="float" office:value="578445312" calcext:value-type="float">
            <text:p>578445312</text:p>
          </table:table-cell>
          <table:table-cell office:value-type="float" office:value="146662.984375" calcext:value-type="float">
            <text:p>146662.9843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79999983310699" calcext:value-type="float">
            <text:p>0.05799999833107</text:p>
          </table:table-cell>
          <table:table-cell office:value-type="float" office:value="0.0584999993443489" calcext:value-type="float">
            <text:p>0.058499999344349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56537210941315" calcext:value-type="float">
            <text:p>0.556537210941315</text:p>
          </table:table-cell>
          <table:table-cell office:value-type="float" office:value="50" calcext:value-type="float">
            <text:p>5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3" calcext:value-type="float">
            <text:p>323</text:p>
          </table:table-cell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6:07:00 UTC 2017</text:p>
          </table:table-cell>
          <table:table-cell office:value-type="float" office:value="66" calcext:value-type="float">
            <text:p>66</text:p>
          </table:table-cell>
          <table:table-cell office:value-type="float" office:value="421130240" calcext:value-type="float">
            <text:p>42113024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2" calcext:value-type="float">
            <text:p>2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0642.7392578125" calcext:value-type="float">
            <text:p>10642.7392578125</text:p>
          </table:table-cell>
          <table:table-cell office:value-type="float" office:value="21" calcext:value-type="float">
            <text:p>21</text:p>
          </table:table-cell>
          <table:table-cell office:value-type="float" office:value="474972160" calcext:value-type="float">
            <text:p>474972160</text:p>
          </table:table-cell>
          <table:table-cell office:value-type="float" office:value="2417.48852539062" calcext:value-type="float">
            <text:p>2417.48852539062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24160768" calcext:value-type="float">
            <text:p>624160768</text:p>
          </table:table-cell>
          <table:table-cell office:value-type="float" office:value="578375680" calcext:value-type="float">
            <text:p>578375680</text:p>
          </table:table-cell>
          <table:table-cell office:value-type="float" office:value="148290.046875" calcext:value-type="float">
            <text:p>148290.046875</text:p>
          </table:table-cell>
          <table:table-cell office:value-type="float" office:value="172320.296875" calcext:value-type="float">
            <text:p>172320.296875</text:p>
          </table:table-cell>
          <table:table-cell office:value-type="float" office:value="0.0705000013113022" calcext:value-type="float">
            <text:p>0.070500001311302</text:p>
          </table:table-cell>
          <table:table-cell office:value-type="float" office:value="0.0604999996721745" calcext:value-type="float">
            <text:p>0.060499999672175</text:p>
          </table:table-cell>
          <table:table-cell office:value-type="float" office:value="0.0612500011920929" calcext:value-type="float">
            <text:p>0.061250001192093</text:p>
          </table:table-cell>
          <table:table-cell office:value-type="float" office:value="0.987249970436096" calcext:value-type="float">
            <text:p>0.987249970436096</text:p>
          </table:table-cell>
          <table:table-cell office:value-type="float" office:value="0.556204974651337" calcext:value-type="float">
            <text:p>0.556204974651337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1" calcext:value-type="float">
            <text:p>321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6:06:00 UTC 2017</text:p>
          </table:table-cell>
          <table:table-cell office:value-type="float" office:value="66" calcext:value-type="float">
            <text:p>66</text:p>
          </table:table-cell>
          <table:table-cell office:value-type="float" office:value="415539200" calcext:value-type="float">
            <text:p>415539200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2" calcext:value-type="float">
            <text:p>2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5914.626953125" calcext:value-type="float">
            <text:p>5914.626953125</text:p>
          </table:table-cell>
          <table:table-cell office:value-type="float" office:value="16" calcext:value-type="float">
            <text:p>16</text:p>
          </table:table-cell>
          <table:table-cell office:value-type="float" office:value="474128384" calcext:value-type="float">
            <text:p>474128384</text:p>
          </table:table-cell>
          <table:table-cell office:value-type="float" office:value="2261.47924804687" calcext:value-type="float">
            <text:p>2261.47924804687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624254976" calcext:value-type="float">
            <text:p>624254976</text:p>
          </table:table-cell>
          <table:table-cell office:value-type="float" office:value="589381632" calcext:value-type="float">
            <text:p>589381632</text:p>
          </table:table-cell>
          <table:table-cell office:value-type="float" office:value="102824.0390625" calcext:value-type="float">
            <text:p>102824.0390625</text:p>
          </table:table-cell>
          <table:table-cell office:value-type="float" office:value="116015.5703125" calcext:value-type="float">
            <text:p>116015.5703125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60249999165535" calcext:value-type="float">
            <text:p>0.060249999165535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555608093738556" calcext:value-type="float">
            <text:p>0.555608093738556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Fri Jun 02 16:05:00 UTC 2017</text:p>
          </table:table-cell>
          <table:table-cell office:value-type="float" office:value="53" calcext:value-type="float">
            <text:p>53</text:p>
          </table:table-cell>
          <table:table-cell office:value-type="float" office:value="419651584" calcext:value-type="float">
            <text:p>419651584</text:p>
          </table:table-cell>
          <table:table-cell office:value-type="float" office:value="442527.1875" calcext:value-type="float">
            <text:p>442527.18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5914.626953125" calcext:value-type="float">
            <text:p>5914.626953125</text:p>
          </table:table-cell>
          <table:table-cell office:value-type="float" office:value="10" calcext:value-type="float">
            <text:p>10</text:p>
          </table:table-cell>
          <table:table-cell office:value-type="float" office:value="473899008" calcext:value-type="float">
            <text:p>473899008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17357312" calcext:value-type="float">
            <text:p>617357312</text:p>
          </table:table-cell>
          <table:table-cell office:value-type="float" office:value="589430784" calcext:value-type="float">
            <text:p>589430784</text:p>
          </table:table-cell>
          <table:table-cell office:value-type="float" office:value="61201.44140625" calcext:value-type="float">
            <text:p>61201.44140625</text:p>
          </table:table-cell>
          <table:table-cell office:value-type="float" office:value="69384.9453125" calcext:value-type="float">
            <text:p>69384.9453125</text:p>
          </table:table-cell>
          <table:table-cell office:value-type="float" office:value="0.0732500031590462" calcext:value-type="float">
            <text:p>0.073250003159046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557925760746002" calcext:value-type="float">
            <text:p>0.557925760746002</text:p>
          </table:table-cell>
          <table:table-cell office:value-type="float" office:value="20" calcext:value-type="float">
            <text:p>2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table:number-columns-repeated="2" office:value-type="float" office:value="326" calcext:value-type="float">
            <text:p>326</text:p>
          </table:table-cell>
        </table:table-row>
        <table:table-row table:style-name="ro1">
          <table:table-cell office:value-type="string" calcext:value-type="string">
            <text:p>Fri Jun 02 16:04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417947648" calcext:value-type="float">
            <text:p>417947648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14" calcext:value-type="float">
            <text:p>14</text:p>
          </table:table-cell>
          <table:table-cell office:value-type="float" office:value="473780224" calcext:value-type="float">
            <text:p>473780224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16452096" calcext:value-type="float">
            <text:p>616452096</text:p>
          </table:table-cell>
          <table:table-cell office:value-type="float" office:value="589475840" calcext:value-type="float">
            <text:p>589475840</text:p>
          </table:table-cell>
          <table:table-cell office:value-type="float" office:value="61201.44140625" calcext:value-type="float">
            <text:p>61201.44140625</text:p>
          </table:table-cell>
          <table:table-cell office:value-type="float" office:value="69384.9453125" calcext:value-type="float">
            <text:p>69384.9453125</text:p>
          </table:table-cell>
          <table:table-cell office:value-type="float" office:value="0.0812499970197678" calcext:value-type="float">
            <text:p>0.081249997019768</text:p>
          </table:table-cell>
          <table:table-cell office:value-type="float" office:value="0.0562499985098839" calcext:value-type="float">
            <text:p>0.056249998509884</text:p>
          </table:table-cell>
          <table:table-cell office:value-type="float" office:value="0.0575000010430813" calcext:value-type="float">
            <text:p>0.057500001043081</text:p>
          </table:table-cell>
          <table:table-cell office:value-type="float" office:value="0.989499986171722" calcext:value-type="float">
            <text:p>0.989499986171722</text:p>
          </table:table-cell>
          <table:table-cell office:value-type="float" office:value="0.554959774017334" calcext:value-type="float">
            <text:p>0.554959774017334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6" calcext:value-type="float">
            <text:p>326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6:03:00 UTC 2017</text:p>
          </table:table-cell>
          <table:table-cell office:value-type="float" office:value="33" calcext:value-type="float">
            <text:p>33</text:p>
          </table:table-cell>
          <table:table-cell office:value-type="float" office:value="445407232" calcext:value-type="float">
            <text:p>445407232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1" calcext:value-type="float">
            <text:p>1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9" calcext:value-type="float">
            <text:p>9</text:p>
          </table:table-cell>
          <table:table-cell office:value-type="float" office:value="473260032" calcext:value-type="float">
            <text:p>473260032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16509440" calcext:value-type="float">
            <text:p>616509440</text:p>
          </table:table-cell>
          <table:table-cell office:value-type="float" office:value="589492224" calcext:value-type="float">
            <text:p>589492224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0672499984502792" calcext:value-type="float">
            <text:p>0.067249998450279</text:p>
          </table:table-cell>
          <table:table-cell office:value-type="float" office:value="0.0474999994039536" calcext:value-type="float">
            <text:p>0.047499999403954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89000022411346" calcext:value-type="float">
            <text:p>0.989000022411346</text:p>
          </table:table-cell>
          <table:table-cell office:value-type="float" office:value="0.560800194740295" calcext:value-type="float">
            <text:p>0.560800194740295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02:00 UTC 2017</text:p>
          </table:table-cell>
          <table:table-cell office:value-type="float" office:value="26" calcext:value-type="float">
            <text:p>26</text:p>
          </table:table-cell>
          <table:table-cell office:value-type="float" office:value="484610048" calcext:value-type="float">
            <text:p>484610048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6" calcext:value-type="float">
            <text:p>6</text:p>
          </table:table-cell>
          <table:table-cell office:value-type="float" office:value="471265280" calcext:value-type="float">
            <text:p>471265280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17578496" calcext:value-type="float">
            <text:p>617578496</text:p>
          </table:table-cell>
          <table:table-cell office:value-type="float" office:value="589885440" calcext:value-type="float">
            <text:p>589885440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542499981820583" calcext:value-type="float">
            <text:p>0.05424999818205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62917768955231" calcext:value-type="float">
            <text:p>0.562917768955231</text:p>
          </table:table-cell>
          <table:table-cell office:value-type="float" office:value="10" calcext:value-type="float">
            <text:p>1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6:01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509116416" calcext:value-type="float">
            <text:p>509116416</text:p>
          </table:table-cell>
          <table:table-cell office:value-type="float" office:value="199495.734375" calcext:value-type="float">
            <text:p>199495.73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7" calcext:value-type="float">
            <text:p>7</text:p>
          </table:table-cell>
          <table:table-cell office:value-type="float" office:value="471343104" calcext:value-type="float">
            <text:p>471343104</text:p>
          </table:table-cell>
          <table:table-cell office:value-type="float" office:value="641.443054199219" calcext:value-type="float">
            <text:p>641.44305419921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6660992" calcext:value-type="float">
            <text:p>616660992</text:p>
          </table:table-cell>
          <table:table-cell office:value-type="float" office:value="586436608" calcext:value-type="float">
            <text:p>586436608</text:p>
          </table:table-cell>
          <table:table-cell office:value-type="float" office:value="46435.99609375" calcext:value-type="float">
            <text:p>46435.99609375</text:p>
          </table:table-cell>
          <table:table-cell office:value-type="float" office:value="32734.708984375" calcext:value-type="float">
            <text:p>32734.708984375</text:p>
          </table:table-cell>
          <table:table-cell office:value-type="float" office:value="0.101999998092651" calcext:value-type="float">
            <text:p>0.101999998092651</text:p>
          </table:table-cell>
          <table:table-cell office:value-type="float" office:value="0.0587499998509884" calcext:value-type="float">
            <text:p>0.058749999850988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6660395860672" calcext:value-type="float">
            <text:p>0.5666039586067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6:00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539254784" calcext:value-type="float">
            <text:p>539254784</text:p>
          </table:table-cell>
          <table:table-cell office:value-type="float" office:value="142294.359375" calcext:value-type="float">
            <text:p>142294.35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064.79809570312" calcext:value-type="float">
            <text:p>2064.79809570312</text:p>
          </table:table-cell>
          <table:table-cell office:value-type="float" office:value="6" calcext:value-type="float">
            <text:p>6</text:p>
          </table:table-cell>
          <table:table-cell office:value-type="float" office:value="471121920" calcext:value-type="float">
            <text:p>471121920</text:p>
          </table:table-cell>
          <table:table-cell office:value-type="float" office:value="302.556335449219" calcext:value-type="float">
            <text:p>302.55633544921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4200960" calcext:value-type="float">
            <text:p>604200960</text:p>
          </table:table-cell>
          <table:table-cell office:value-type="float" office:value="586645504" calcext:value-type="float">
            <text:p>586645504</text:p>
          </table:table-cell>
          <table:table-cell office:value-type="float" office:value="35546.84765625" calcext:value-type="float">
            <text:p>35546.84765625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6500024795532" calcext:value-type="float">
            <text:p>0.986500024795532</text:p>
          </table:table-cell>
          <table:table-cell office:value-type="float" office:value="0.569382011890411" calcext:value-type="float">
            <text:p>0.56938201189041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5:59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567005184" calcext:value-type="float">
            <text:p>567005184</text:p>
          </table:table-cell>
          <table:table-cell office:value-type="float" office:value="142294.359375" calcext:value-type="float">
            <text:p>142294.35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1906.81591796875" calcext:value-type="float">
            <text:p>1906.81591796875</text:p>
          </table:table-cell>
          <table:table-cell office:value-type="float" office:value="5" calcext:value-type="float">
            <text:p>5</text:p>
          </table:table-cell>
          <table:table-cell office:value-type="float" office:value="471027712" calcext:value-type="float">
            <text:p>471027712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245440" calcext:value-type="float">
            <text:p>605245440</text:p>
          </table:table-cell>
          <table:table-cell office:value-type="float" office:value="586506240" calcext:value-type="float">
            <text:p>586506240</text:p>
          </table:table-cell>
          <table:table-cell office:value-type="float" office:value="35546.84765625" calcext:value-type="float">
            <text:p>35546.84765625</text:p>
          </table:table-cell>
          <table:table-cell office:value-type="string" calcext:value-type="string">
            <text:p>null</text:p>
          </table:table-cell>
          <table:table-cell office:value-type="float" office:value="0.069750003516674" calcext:value-type="float">
            <text:p>0.069750003516674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5499978065491" calcext:value-type="float">
            <text:p>0.985499978065491</text:p>
          </table:table-cell>
          <table:table-cell office:value-type="float" office:value="0.572493314743042" calcext:value-type="float">
            <text:p>0.57249331474304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table:number-columns-repeated="3"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5:58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586981376" calcext:value-type="float">
            <text:p>586981376</text:p>
          </table:table-cell>
          <table:table-cell office:value-type="float" office:value="29346.1796875" calcext:value-type="float">
            <text:p>29346.17968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789.541687011719" calcext:value-type="float">
            <text:p>789.541687011719</text:p>
          </table:table-cell>
          <table:table-cell office:value-type="float" office:value="5" calcext:value-type="float">
            <text:p>5</text:p>
          </table:table-cell>
          <table:table-cell office:value-type="float" office:value="471027712" calcext:value-type="float">
            <text:p>471027712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05335552" calcext:value-type="float">
            <text:p>605335552</text:p>
          </table:table-cell>
          <table:table-cell office:value-type="float" office:value="587067392" calcext:value-type="float">
            <text:p>587067392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677499994635582" calcext:value-type="float">
            <text:p>0.067749999463558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494999997317791" calcext:value-type="float">
            <text:p>0.049499999731779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77160954475403" calcext:value-type="float">
            <text:p>0.577160954475403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5" calcext:value-type="float">
            <text:p>335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57:00 UTC 2017</text:p>
          </table:table-cell>
          <table:table-cell office:value-type="float" office:value="12" calcext:value-type="float">
            <text:p>12</text:p>
          </table:table-cell>
          <table:table-cell office:value-type="float" office:value="606961664" calcext:value-type="float">
            <text:p>606961664</text:p>
          </table:table-cell>
          <table:table-cell office:value-type="float" office:value="29346.1796875" calcext:value-type="float">
            <text:p>29346.17968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789.541687011719" calcext:value-type="float">
            <text:p>789.541687011719</text:p>
          </table:table-cell>
          <table:table-cell office:value-type="float" office:value="4" calcext:value-type="float">
            <text:p>4</text:p>
          </table:table-cell>
          <table:table-cell office:value-type="float" office:value="471023616" calcext:value-type="float">
            <text:p>471023616</text:p>
          </table:table-cell>
          <table:table-cell office:value-type="float" office:value="302.556335449219" calcext:value-type="float">
            <text:p>302.5563354492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04401664" calcext:value-type="float">
            <text:p>604401664</text:p>
          </table:table-cell>
          <table:table-cell office:value-type="float" office:value="587030528" calcext:value-type="float">
            <text:p>587030528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52499997615814" calcext:value-type="float">
            <text:p>0.075249999761582</text:p>
          </table:table-cell>
          <table:table-cell office:value-type="float" office:value="0.0489999987185001" calcext:value-type="float">
            <text:p>0.0489999987185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577341496944428" calcext:value-type="float">
            <text:p>0.577341496944428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56:00 UTC 2017</text:p>
          </table:table-cell>
          <table:table-cell office:value-type="float" office:value="6" calcext:value-type="float">
            <text:p>6</text:p>
          </table:table-cell>
          <table:table-cell office:value-type="float" office:value="617312256" calcext:value-type="float">
            <text:p>617312256</text:p>
          </table:table-cell>
          <table:table-cell office:value-type="float" office:value="211041.84375" calcext:value-type="float">
            <text:p>211041.8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1113728" calcext:value-type="float">
            <text:p>471113728</text:p>
          </table:table-cell>
          <table:table-cell office:value-type="float" office:value="677.0419921875" calcext:value-type="float">
            <text:p>677.041992187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05495296" calcext:value-type="float">
            <text:p>605495296</text:p>
          </table:table-cell>
          <table:table-cell office:value-type="float" office:value="586731520" calcext:value-type="float">
            <text:p>586731520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78552424907684" calcext:value-type="float">
            <text:p>0.57855242490768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table:number-columns-repeated="3" office:value-type="float" office:value="331" calcext:value-type="float">
            <text:p>331</text:p>
          </table:table-cell>
          <table:table-cell office:value-type="float" office:value="336" calcext:value-type="float">
            <text:p>336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string" calcext:value-type="string">
            <text:p>Fri Jun 02 15:55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640942080" calcext:value-type="float">
            <text:p>640942080</text:p>
          </table:table-cell>
          <table:table-cell office:value-type="float" office:value="211041.84375" calcext:value-type="float">
            <text:p>211041.84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0196224" calcext:value-type="float">
            <text:p>470196224</text:p>
          </table:table-cell>
          <table:table-cell office:value-type="float" office:value="677.0419921875" calcext:value-type="float">
            <text:p>677.041992187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4569600" calcext:value-type="float">
            <text:p>604569600</text:p>
          </table:table-cell>
          <table:table-cell office:value-type="float" office:value="586817536" calcext:value-type="float">
            <text:p>586817536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8499999046326" calcext:value-type="float">
            <text:p>0.988499999046326</text:p>
          </table:table-cell>
          <table:table-cell office:value-type="float" office:value="0.579829931259155" calcext:value-type="float">
            <text:p>0.57982993125915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54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673984512" calcext:value-type="float">
            <text:p>673984512</text:p>
          </table:table-cell>
          <table:table-cell office:value-type="float" office:value="194481.0625" calcext:value-type="float">
            <text:p>194481.062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6" calcext:value-type="float">
            <text:p>6</text:p>
          </table:table-cell>
          <table:table-cell office:value-type="float" office:value="470077440" calcext:value-type="float">
            <text:p>470077440</text:p>
          </table:table-cell>
          <table:table-cell office:value-type="float" office:value="654.152893066406" calcext:value-type="float">
            <text:p>654.152893066406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05609984" calcext:value-type="float">
            <text:p>605609984</text:p>
          </table:table-cell>
          <table:table-cell office:value-type="float" office:value="586895360" calcext:value-type="float">
            <text:p>586895360</text:p>
          </table:table-cell>
          <table:table-cell office:value-type="float" office:value="25583.544921875" calcext:value-type="float">
            <text:p>25583.5449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707499980926514" calcext:value-type="float">
            <text:p>0.070749998092651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83736717700958" calcext:value-type="float">
            <text:p>0.58373671770095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27" calcext:value-type="float">
            <text:p>327</text:p>
          </table:table-cell>
          <table:table-cell office:value-type="float" office:value="337" calcext:value-type="float">
            <text:p>337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53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685580288" calcext:value-type="float">
            <text:p>685580288</text:p>
          </table:table-cell>
          <table:table-cell office:value-type="float" office:value="208457.609375" calcext:value-type="float">
            <text:p>208457.60937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6" calcext:value-type="float">
            <text:p>6</text:p>
          </table:table-cell>
          <table:table-cell office:value-type="float" office:value="470138880" calcext:value-type="float">
            <text:p>470138880</text:p>
          </table:table-cell>
          <table:table-cell office:value-type="float" office:value="654.152893066406" calcext:value-type="float">
            <text:p>654.15289306640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05696000" calcext:value-type="float">
            <text:p>605696000</text:p>
          </table:table-cell>
          <table:table-cell office:value-type="float" office:value="577470464" calcext:value-type="float">
            <text:p>577470464</text:p>
          </table:table-cell>
          <table:table-cell office:value-type="float" office:value="34059.21875" calcext:value-type="float">
            <text:p>34059.21875</text:p>
          </table:table-cell>
          <table:table-cell office:value-type="float" office:value="41720.40234375" calcext:value-type="float">
            <text:p>41720.40234375</text:p>
          </table:table-cell>
          <table:table-cell office:value-type="float" office:value="0.08924999833107" calcext:value-type="float">
            <text:p>0.08924999833107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588539898395538" calcext:value-type="float">
            <text:p>0.58853989839553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52:00 UTC 2017</text:p>
          </table:table-cell>
          <table:table-cell office:value-type="float" office:value="20" calcext:value-type="float">
            <text:p>20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162725.15625" calcext:value-type="float">
            <text:p>162725.15625</text:p>
          </table:table-cell>
          <table:table-cell office:value-type="float" office:value="0" calcext:value-type="float">
            <text:p>0</text:p>
          </table:table-cell>
          <table:table-cell office:value-type="float" office:value="25104384" calcext:value-type="float">
            <text:p>25104384</text:p>
          </table:table-cell>
          <table:table-cell office:value-type="float" office:value="2496.73486328125" calcext:value-type="float">
            <text:p>2496.73486328125</text:p>
          </table:table-cell>
          <table:table-cell office:value-type="float" office:value="7" calcext:value-type="float">
            <text:p>7</text:p>
          </table:table-cell>
          <table:table-cell office:value-type="float" office:value="470122496" calcext:value-type="float">
            <text:p>470122496</text:p>
          </table:table-cell>
          <table:table-cell office:value-type="float" office:value="654.152893066406" calcext:value-type="float">
            <text:p>654.15289306640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5736960" calcext:value-type="float">
            <text:p>605736960</text:p>
          </table:table-cell>
          <table:table-cell office:value-type="float" office:value="577540096" calcext:value-type="float">
            <text:p>577540096</text:p>
          </table:table-cell>
          <table:table-cell office:value-type="float" office:value="26389.69140625" calcext:value-type="float">
            <text:p>26389.69140625</text:p>
          </table:table-cell>
          <table:table-cell office:value-type="string" calcext:value-type="string">
            <text:p>null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502500012516975" calcext:value-type="float">
            <text:p>0.050250001251698</text:p>
          </table:table-cell>
          <table:table-cell office:value-type="float" office:value="0.985750019550324" calcext:value-type="float">
            <text:p>0.985750019550324</text:p>
          </table:table-cell>
          <table:table-cell office:value-type="float" office:value="0.589147567749023" calcext:value-type="float">
            <text:p>0.589147567749023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table:number-columns-repeated="2"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51:00 UTC 2017</text:p>
          </table:table-cell>
          <table:table-cell office:value-type="float" office:value="16" calcext:value-type="float">
            <text:p>16</text:p>
          </table:table-cell>
          <table:table-cell office:value-type="float" office:value="720093184" calcext:value-type="float">
            <text:p>720093184</text:p>
          </table:table-cell>
          <table:table-cell office:value-type="float" office:value="162725.15625" calcext:value-type="float">
            <text:p>162725.1562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8" calcext:value-type="float">
            <text:p>8</text:p>
          </table:table-cell>
          <table:table-cell office:value-type="float" office:value="470085632" calcext:value-type="float">
            <text:p>470085632</text:p>
          </table:table-cell>
          <table:table-cell office:value-type="float" office:value="683.943481445313" calcext:value-type="float">
            <text:p>683.9434814453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605822976" calcext:value-type="float">
            <text:p>605822976</text:p>
          </table:table-cell>
          <table:table-cell office:value-type="float" office:value="577622016" calcext:value-type="float">
            <text:p>577622016</text:p>
          </table:table-cell>
          <table:table-cell office:value-type="float" office:value="30802.40625" calcext:value-type="float">
            <text:p>30802.40625</text:p>
          </table:table-cell>
          <table:table-cell office:value-type="float" office:value="62416.0078125" calcext:value-type="float">
            <text:p>62416.0078125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0524999983608723" calcext:value-type="float">
            <text:p>0.052499998360872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281712770462" calcext:value-type="float">
            <text:p>0.5928171277046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table:number-columns-repeated="2" office:value-type="float" office:value="329" calcext:value-type="float">
            <text:p>329</text:p>
          </table:table-cell>
          <table:table-cell table:number-columns-repeated="3"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50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22788352" calcext:value-type="float">
            <text:p>722788352</text:p>
          </table:table-cell>
          <table:table-cell office:value-type="float" office:value="208189.3125" calcext:value-type="float">
            <text:p>208189.312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6" calcext:value-type="float">
            <text:p>6</text:p>
          </table:table-cell>
          <table:table-cell office:value-type="float" office:value="469889024" calcext:value-type="float">
            <text:p>469889024</text:p>
          </table:table-cell>
          <table:table-cell office:value-type="float" office:value="683.943481445313" calcext:value-type="float">
            <text:p>683.94348144531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84564736" calcext:value-type="float">
            <text:p>584564736</text:p>
          </table:table-cell>
          <table:table-cell office:value-type="float" office:value="577646592" calcext:value-type="float">
            <text:p>577646592</text:p>
          </table:table-cell>
          <table:table-cell office:value-type="float" office:value="30802.40625" calcext:value-type="float">
            <text:p>30802.40625</text:p>
          </table:table-cell>
          <table:table-cell office:value-type="float" office:value="62416.0078125" calcext:value-type="float">
            <text:p>62416.0078125</text:p>
          </table:table-cell>
          <table:table-cell office:value-type="float" office:value="0.0762500017881393" calcext:value-type="float">
            <text:p>0.076250001788139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5000003874302" calcext:value-type="float">
            <text:p>0.05350000038743</text:p>
          </table:table-cell>
          <table:table-cell office:value-type="float" office:value="0.988749980926514" calcext:value-type="float">
            <text:p>0.988749980926514</text:p>
          </table:table-cell>
          <table:table-cell office:value-type="float" office:value="0.590818464756012" calcext:value-type="float">
            <text:p>0.59081846475601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23" calcext:value-type="float">
            <text:p>32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1" calcext:value-type="float">
            <text:p>331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string" calcext:value-type="string">
            <text:p>Fri Jun 02 15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703631360" calcext:value-type="float">
            <text:p>703631360</text:p>
          </table:table-cell>
          <table:table-cell office:value-type="float" office:value="197371.46875" calcext:value-type="float">
            <text:p>197371.468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843.91357421875" calcext:value-type="float">
            <text:p>2843.91357421875</text:p>
          </table:table-cell>
          <table:table-cell office:value-type="float" office:value="6" calcext:value-type="float">
            <text:p>6</text:p>
          </table:table-cell>
          <table:table-cell office:value-type="float" office:value="469786624" calcext:value-type="float">
            <text:p>469786624</text:p>
          </table:table-cell>
          <table:table-cell office:value-type="float" office:value="683.943481445313" calcext:value-type="float">
            <text:p>683.9434814453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4704000" calcext:value-type="float">
            <text:p>584704000</text:p>
          </table:table-cell>
          <table:table-cell office:value-type="float" office:value="577642496" calcext:value-type="float">
            <text:p>577642496</text:p>
          </table:table-cell>
          <table:table-cell office:value-type="float" office:value="18953.119140625" calcext:value-type="float">
            <text:p>18953.119140625</text:p>
          </table:table-cell>
          <table:table-cell office:value-type="float" office:value="73135.46875" calcext:value-type="float">
            <text:p>73135.46875</text:p>
          </table:table-cell>
          <table:table-cell office:value-type="float" office:value="0.0825000032782555" calcext:value-type="float">
            <text:p>0.082500003278256</text:p>
          </table:table-cell>
          <table:table-cell table:number-columns-repeated="2" office:value-type="float" office:value="0.0472499988973141" calcext:value-type="float">
            <text:p>0.047249998897314</text:p>
          </table:table-cell>
          <table:table-cell office:value-type="float" office:value="0.980499982833862" calcext:value-type="float">
            <text:p>0.980499982833862</text:p>
          </table:table-cell>
          <table:table-cell office:value-type="float" office:value="0.58847188949585" calcext:value-type="float">
            <text:p>0.58847188949585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16718080" calcext:value-type="float">
            <text:p>716718080</text:p>
          </table:table-cell>
          <table:table-cell office:value-type="float" office:value="212078.609375" calcext:value-type="float">
            <text:p>212078.609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469.58984375" calcext:value-type="float">
            <text:p>2469.58984375</text:p>
          </table:table-cell>
          <table:table-cell office:value-type="float" office:value="6" calcext:value-type="float">
            <text:p>6</text:p>
          </table:table-cell>
          <table:table-cell office:value-type="float" office:value="469778432" calcext:value-type="float">
            <text:p>469778432</text:p>
          </table:table-cell>
          <table:table-cell office:value-type="float" office:value="636.831237792969" calcext:value-type="float">
            <text:p>636.83123779296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88836864" calcext:value-type="float">
            <text:p>588836864</text:p>
          </table:table-cell>
          <table:table-cell office:value-type="float" office:value="577724416" calcext:value-type="float">
            <text:p>577724416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92300951480866" calcext:value-type="float">
            <text:p>0.592300951480866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7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745652224" calcext:value-type="float">
            <text:p>745652224</text:p>
          </table:table-cell>
          <table:table-cell office:value-type="float" office:value="186052.671875" calcext:value-type="float">
            <text:p>186052.6718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391.0986328125" calcext:value-type="float">
            <text:p>2391.0986328125</text:p>
          </table:table-cell>
          <table:table-cell office:value-type="float" office:value="6" calcext:value-type="float">
            <text:p>6</text:p>
          </table:table-cell>
          <table:table-cell office:value-type="float" office:value="469753856" calcext:value-type="float">
            <text:p>469753856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82959104" calcext:value-type="float">
            <text:p>582959104</text:p>
          </table:table-cell>
          <table:table-cell office:value-type="float" office:value="562974720" calcext:value-type="float">
            <text:p>562974720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0497500002384186" calcext:value-type="float">
            <text:p>0.049750000238419</text:p>
          </table:table-cell>
          <table:table-cell office:value-type="float" office:value="0.0522500015795231" calcext:value-type="float">
            <text:p>0.052250001579523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593460977077484" calcext:value-type="float">
            <text:p>0.59346097707748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9" calcext:value-type="float">
            <text:p>329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office:value-type="string" calcext:value-type="string">
            <text:p>Fri Jun 02 15:46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764895232" calcext:value-type="float">
            <text:p>764895232</text:p>
          </table:table-cell>
          <table:table-cell office:value-type="float" office:value="160334.84375" calcext:value-type="float">
            <text:p>160334.84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2391.0986328125" calcext:value-type="float">
            <text:p>2391.0986328125</text:p>
          </table:table-cell>
          <table:table-cell office:value-type="float" office:value="10" calcext:value-type="float">
            <text:p>10</text:p>
          </table:table-cell>
          <table:table-cell office:value-type="float" office:value="469823488" calcext:value-type="float">
            <text:p>469823488</text:p>
          </table:table-cell>
          <table:table-cell office:value-type="float" office:value="647.835998535156" calcext:value-type="float">
            <text:p>647.83599853515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82029312" calcext:value-type="float">
            <text:p>582029312</text:p>
          </table:table-cell>
          <table:table-cell office:value-type="float" office:value="563040256" calcext:value-type="float">
            <text:p>563040256</text:p>
          </table:table-cell>
          <table:table-cell office:value-type="float" office:value="24623.318359375" calcext:value-type="float">
            <text:p>24623.3183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582499988377094" calcext:value-type="float">
            <text:p>0.05824999883771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598001420497894" calcext:value-type="float">
            <text:p>0.598001420497894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6" calcext:value-type="float">
            <text:p>336</text:p>
          </table:table-cell>
          <table:table-cell office:value-type="float" office:value="333" calcext:value-type="float">
            <text:p>333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5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776704000" calcext:value-type="float">
            <text:p>776704000</text:p>
          </table:table-cell>
          <table:table-cell office:value-type="float" office:value="160334.84375" calcext:value-type="float">
            <text:p>160334.84375</text:p>
          </table:table-cell>
          <table:table-cell office:value-type="float" office:value="0" calcext:value-type="float">
            <text:p>0</text:p>
          </table:table-cell>
          <table:table-cell office:value-type="float" office:value="25096192" calcext:value-type="float">
            <text:p>25096192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8" calcext:value-type="float">
            <text:p>8</text:p>
          </table:table-cell>
          <table:table-cell office:value-type="float" office:value="469524480" calcext:value-type="float">
            <text:p>469524480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81918720" calcext:value-type="float">
            <text:p>581918720</text:p>
          </table:table-cell>
          <table:table-cell office:value-type="float" office:value="569319424" calcext:value-type="float">
            <text:p>569319424</text:p>
          </table:table-cell>
          <table:table-cell office:value-type="float" office:value="26304.55859375" calcext:value-type="float">
            <text:p>26304.55859375</text:p>
          </table:table-cell>
          <table:table-cell office:value-type="float" office:value="38505.33203125" calcext:value-type="float">
            <text:p>38505.33203125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552500002086163" calcext:value-type="float">
            <text:p>0.055250000208616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9210441112518" calcext:value-type="float">
            <text:p>0.59921044111251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5" calcext:value-type="float">
            <text:p>335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44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818298880" calcext:value-type="float">
            <text:p>818298880</text:p>
          </table:table-cell>
          <table:table-cell office:value-type="float" office:value="157827.015625" calcext:value-type="float">
            <text:p>157827.015625</text:p>
          </table:table-cell>
          <table:table-cell office:value-type="float" office:value="0" calcext:value-type="float">
            <text:p>0</text:p>
          </table:table-cell>
          <table:table-cell office:value-type="float" office:value="25088000" calcext:value-type="float">
            <text:p>2508800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7" calcext:value-type="float">
            <text:p>7</text:p>
          </table:table-cell>
          <table:table-cell office:value-type="float" office:value="469413888" calcext:value-type="float">
            <text:p>469413888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81926912" calcext:value-type="float">
            <text:p>581926912</text:p>
          </table:table-cell>
          <table:table-cell office:value-type="float" office:value="561106944" calcext:value-type="float">
            <text:p>561106944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665000006556511" calcext:value-type="float">
            <text:p>0.066500000655651</text:p>
          </table:table-cell>
          <table:table-cell office:value-type="float" office:value="0.0515000000596047" calcext:value-type="float">
            <text:p>0.051500000059605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01836323738098" calcext:value-type="float">
            <text:p>0.601836323738098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string" calcext:value-type="string">
            <text:p>Fri Jun 02 15:43:00 UTC 2017</text:p>
          </table:table-cell>
          <table:table-cell office:value-type="float" office:value="19" calcext:value-type="float">
            <text:p>19</text:p>
          </table:table-cell>
          <table:table-cell office:value-type="float" office:value="788017152" calcext:value-type="float">
            <text:p>788017152</text:p>
          </table:table-cell>
          <table:table-cell office:value-type="float" office:value="157827.015625" calcext:value-type="float">
            <text:p>157827.015625</text:p>
          </table:table-cell>
          <table:table-cell office:value-type="float" office:value="0" calcext:value-type="float">
            <text:p>0</text:p>
          </table:table-cell>
          <table:table-cell office:value-type="float" office:value="25088000" calcext:value-type="float">
            <text:p>2508800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6" calcext:value-type="float">
            <text:p>6</text:p>
          </table:table-cell>
          <table:table-cell office:value-type="float" office:value="469405696" calcext:value-type="float">
            <text:p>469405696</text:p>
          </table:table-cell>
          <table:table-cell office:value-type="float" office:value="647.835998535156" calcext:value-type="float">
            <text:p>647.83599853515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82189056" calcext:value-type="float">
            <text:p>582189056</text:p>
          </table:table-cell>
          <table:table-cell office:value-type="float" office:value="561139712" calcext:value-type="float">
            <text:p>561139712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772499963641167" calcext:value-type="float">
            <text:p>0.077249996364117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0500000007450581" calcext:value-type="float">
            <text:p>0.050000000745058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599391937255859" calcext:value-type="float">
            <text:p>0.599391937255859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26" calcext:value-type="float">
            <text:p>326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 office:value-type="float" office:value="337" calcext:value-type="float">
            <text:p>337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Fri Jun 02 15:42:00 UTC 2017</text:p>
          </table:table-cell>
          <table:table-cell office:value-type="float" office:value="18" calcext:value-type="float">
            <text:p>18</text:p>
          </table:table-cell>
          <table:table-cell office:value-type="float" office:value="770924544" calcext:value-type="float">
            <text:p>770924544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59328" calcext:value-type="float">
            <text:p>25059328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12" calcext:value-type="float">
            <text:p>12</text:p>
          </table:table-cell>
          <table:table-cell office:value-type="float" office:value="469393408" calcext:value-type="float">
            <text:p>469393408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80292608" calcext:value-type="float">
            <text:p>580292608</text:p>
          </table:table-cell>
          <table:table-cell office:value-type="float" office:value="561270784" calcext:value-type="float">
            <text:p>561270784</text:p>
          </table:table-cell>
          <table:table-cell office:value-type="float" office:value="32709.42578125" calcext:value-type="float">
            <text:p>32709.42578125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596335470676422" calcext:value-type="float">
            <text:p>0.596335470676422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7" calcext:value-type="float">
            <text:p>337</text:p>
          </table:table-cell>
          <table:table-cell office:value-type="float" office:value="342" calcext:value-type="float">
            <text:p>342</text:p>
          </table:table-cell>
          <table:table-cell office:value-type="float" office:value="339" calcext:value-type="float">
            <text:p>339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41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733605888" calcext:value-type="float">
            <text:p>733605888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42944" calcext:value-type="float">
            <text:p>25042944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20" calcext:value-type="float">
            <text:p>20</text:p>
          </table:table-cell>
          <table:table-cell office:value-type="float" office:value="466948096" calcext:value-type="float">
            <text:p>466948096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80333568" calcext:value-type="float">
            <text:p>580333568</text:p>
          </table:table-cell>
          <table:table-cell office:value-type="float" office:value="531480576" calcext:value-type="float">
            <text:p>531480576</text:p>
          </table:table-cell>
          <table:table-cell office:value-type="float" office:value="30979.703125" calcext:value-type="float">
            <text:p>30979.703125</text:p>
          </table:table-cell>
          <table:table-cell office:value-type="float" office:value="15763.9775390625" calcext:value-type="float">
            <text:p>15763.9775390625</text:p>
          </table:table-cell>
          <table:table-cell office:value-type="float" office:value="0.0997499972581863" calcext:value-type="float">
            <text:p>0.099749997258186</text:p>
          </table:table-cell>
          <table:table-cell office:value-type="float" office:value="0.0537500008940697" calcext:value-type="float">
            <text:p>0.05375000089407</text:p>
          </table:table-cell>
          <table:table-cell office:value-type="float" office:value="0.0487499982118607" calcext:value-type="float">
            <text:p>0.048749998211861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591637492179871" calcext:value-type="float">
            <text:p>0.591637492179871</text:p>
          </table:table-cell>
          <table:table-cell office:value-type="float" office:value="5" calcext:value-type="float">
            <text:p>5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table:number-columns-repeated="3" office:value-type="float" office:value="328" calcext:value-type="float">
            <text:p>328</text:p>
          </table:table-cell>
          <table:table-cell office:value-type="float" office:value="333" calcext:value-type="float">
            <text:p>333</text:p>
          </table:table-cell>
          <table:table-cell office:value-type="float" office:value="346" calcext:value-type="float">
            <text:p>346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string" calcext:value-type="string">
            <text:p>Fri Jun 02 15:40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731959296" calcext:value-type="float">
            <text:p>731959296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26560" calcext:value-type="float">
            <text:p>25026560</text:p>
          </table:table-cell>
          <table:table-cell office:value-type="float" office:value="1196.91723632813" calcext:value-type="float">
            <text:p>1196.91723632813</text:p>
          </table:table-cell>
          <table:table-cell office:value-type="float" office:value="5" calcext:value-type="float">
            <text:p>5</text:p>
          </table:table-cell>
          <table:table-cell office:value-type="float" office:value="462131200" calcext:value-type="float">
            <text:p>462131200</text:p>
          </table:table-cell>
          <table:table-cell office:value-type="float" office:value="410.249481201172" calcext:value-type="float">
            <text:p>410.24948120117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33901312" calcext:value-type="float">
            <text:p>533901312</text:p>
          </table:table-cell>
          <table:table-cell office:value-type="float" office:value="530452480" calcext:value-type="float">
            <text:p>530452480</text:p>
          </table:table-cell>
          <table:table-cell office:value-type="float" office:value="17194.564453125" calcext:value-type="float">
            <text:p>17194.564453125</text:p>
          </table:table-cell>
          <table:table-cell office:value-type="float" office:value="15763.9775390625" calcext:value-type="float">
            <text:p>15763.9775390625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17500005662441" calcext:value-type="float">
            <text:p>0.051750000566244</text:p>
          </table:table-cell>
          <table:table-cell office:value-type="float" office:value="0.0450000017881393" calcext:value-type="float">
            <text:p>0.045000001788139</text:p>
          </table:table-cell>
          <table:table-cell office:value-type="float" office:value="0.98675000667572" calcext:value-type="float">
            <text:p>0.98675000667572</text:p>
          </table:table-cell>
          <table:table-cell office:value-type="float" office:value="0.59286504983902" calcext:value-type="float">
            <text:p>0.5928650498390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table:number-columns-repeated="2"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29" calcext:value-type="float">
            <text:p>329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Fri Jun 02 15:39:00 UTC 2017</text:p>
          </table:table-cell>
          <table:table-cell office:value-type="float" office:value="15" calcext:value-type="float">
            <text:p>15</text:p>
          </table:table-cell>
          <table:table-cell office:value-type="float" office:value="688181248" calcext:value-type="float">
            <text:p>688181248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5014272" calcext:value-type="float">
            <text:p>25014272</text:p>
          </table:table-cell>
          <table:table-cell office:value-type="float" office:value="286.331481933594" calcext:value-type="float">
            <text:p>286.331481933594</text:p>
          </table:table-cell>
          <table:table-cell office:value-type="float" office:value="4" calcext:value-type="float">
            <text:p>4</text:p>
          </table:table-cell>
          <table:table-cell office:value-type="float" office:value="460312576" calcext:value-type="float">
            <text:p>460312576</text:p>
          </table:table-cell>
          <table:table-cell office:value-type="float" office:value="72.2461624145508" calcext:value-type="float">
            <text:p>72.24616241455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4435456" calcext:value-type="float">
            <text:p>524435456</text:p>
          </table:table-cell>
          <table:table-cell office:value-type="float" office:value="530538496" calcext:value-type="float">
            <text:p>5305384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0000009536743" calcext:value-type="float">
            <text:p>0.074000000953674</text:p>
          </table:table-cell>
          <table:table-cell office:value-type="float" office:value="0.0452499985694885" calcext:value-type="float">
            <text:p>0.04524999856948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4000027179718" calcext:value-type="float">
            <text:p>0.984000027179718</text:p>
          </table:table-cell>
          <table:table-cell office:value-type="float" office:value="0.586257457733154" calcext:value-type="float">
            <text:p>0.586257457733154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38" calcext:value-type="float">
            <text:p>338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string" calcext:value-type="string">
            <text:p>Fri Jun 02 15:38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687005696" calcext:value-type="float">
            <text:p>687005696</text:p>
          </table:table-cell>
          <table:table-cell office:value-type="float" office:value="2618.49584960937" calcext:value-type="float">
            <text:p>2618.49584960937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31.5974998474121" calcext:value-type="float">
            <text:p>31.5974998474121</text:p>
          </table:table-cell>
          <table:table-cell office:value-type="float" office:value="3" calcext:value-type="float">
            <text:p>3</text:p>
          </table:table-cell>
          <table:table-cell office:value-type="float" office:value="460312576" calcext:value-type="float">
            <text:p>460312576</text:p>
          </table:table-cell>
          <table:table-cell office:value-type="float" office:value="72.2461624145508" calcext:value-type="float">
            <text:p>72.24616241455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5938688" calcext:value-type="float">
            <text:p>525938688</text:p>
          </table:table-cell>
          <table:table-cell office:value-type="float" office:value="530956288" calcext:value-type="float">
            <text:p>530956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50000029802322" calcext:value-type="float">
            <text:p>0.075000002980232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991249978542328" calcext:value-type="float">
            <text:p>0.991249978542328</text:p>
          </table:table-cell>
          <table:table-cell office:value-type="float" office:value="0.587714016437531" calcext:value-type="float">
            <text:p>0.587714016437531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7" calcext:value-type="float">
            <text:p>337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7" calcext:value-type="float">
            <text:p>337</text:p>
          </table:table-cell>
          <table:table-cell office:value-type="float" office:value="339" calcext:value-type="float">
            <text:p>339</text:p>
          </table:table-cell>
          <table:table-cell office:value-type="float" office:value="336" calcext:value-type="float">
            <text:p>336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string" calcext:value-type="string">
            <text:p>Fri Jun 02 15:37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687005696" calcext:value-type="float">
            <text:p>687005696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0.532096982002258" calcext:value-type="float">
            <text:p>0.532096982002258</text:p>
          </table:table-cell>
          <table:table-cell office:value-type="float" office:value="4" calcext:value-type="float">
            <text:p>4</text:p>
          </table:table-cell>
          <table:table-cell office:value-type="float" office:value="460304384" calcext:value-type="float">
            <text:p>460304384</text:p>
          </table:table-cell>
          <table:table-cell office:value-type="float" office:value="40.1279258728027" calcext:value-type="float">
            <text:p>40.12792587280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5017088" calcext:value-type="float">
            <text:p>525017088</text:p>
          </table:table-cell>
          <table:table-cell office:value-type="float" office:value="531042304" calcext:value-type="float">
            <text:p>5310423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34999999403954" calcext:value-type="float">
            <text:p>0.073499999940395</text:p>
          </table:table-cell>
          <table:table-cell table:number-columns-repeated="2" office:value-type="float" office:value="0.0512499995529652" calcext:value-type="float">
            <text:p>0.051249999552965</text:p>
          </table:table-cell>
          <table:table-cell office:value-type="float" office:value="0.99099999666214" calcext:value-type="float">
            <text:p>0.99099999666214</text:p>
          </table:table-cell>
          <table:table-cell office:value-type="float" office:value="0.586119472980499" calcext:value-type="float">
            <text:p>0.586119472980499</text:p>
          </table:table-cell>
          <table:table-cell office:value-type="float" office:value="0" calcext:value-type="float">
            <text:p>0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 office:value-type="float" office:value="341" calcext:value-type="float">
            <text:p>341</text:p>
          </table:table-cell>
          <table:table-cell office:value-type="float" office:value="324" calcext:value-type="float">
            <text:p>324</text:p>
          </table:table-cell>
          <table:table-cell office:value-type="float" office:value="333" calcext:value-type="float">
            <text:p>333</text:p>
          </table:table-cell>
          <table:table-cell office:value-type="float" office:value="328" calcext:value-type="float">
            <text:p>328</text:p>
          </table:table-cell>
          <table:table-cell office:value-type="float" office:value="342" calcext:value-type="float">
            <text:p>342</text:p>
          </table:table-cell>
          <table:table-cell office:value-type="float" office:value="336" calcext:value-type="float">
            <text:p>336</text:p>
          </table:table-cell>
          <table:table-cell office:value-type="float" office:value="329" calcext:value-type="float">
            <text:p>329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Fri Jun 02 15:36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688017408" calcext:value-type="float">
            <text:p>688017408</text:p>
          </table:table-cell>
          <table:table-cell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office:value-type="float" office:value="24997888" calcext:value-type="float">
            <text:p>24997888</text:p>
          </table:table-cell>
          <table:table-cell office:value-type="float" office:value="1.01927995681763" calcext:value-type="float">
            <text:p>1.01927995681763</text:p>
          </table:table-cell>
          <table:table-cell office:value-type="float" office:value="8" calcext:value-type="float">
            <text:p>8</text:p>
          </table:table-cell>
          <table:table-cell office:value-type="float" office:value="460263424" calcext:value-type="float">
            <text:p>460263424</text:p>
          </table:table-cell>
          <table:table-cell office:value-type="float" office:value="65.6726684570313" calcext:value-type="float">
            <text:p>65.672668457031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6118912" calcext:value-type="float">
            <text:p>526118912</text:p>
          </table:table-cell>
          <table:table-cell office:value-type="float" office:value="531128320" calcext:value-type="float">
            <text:p>5311283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42499977350235" calcext:value-type="float">
            <text:p>0.074249997735024</text:p>
          </table:table-cell>
          <table:table-cell office:value-type="float" office:value="0.0465000011026859" calcext:value-type="float">
            <text:p>0.046500001102686</text:p>
          </table:table-cell>
          <table:table-cell office:value-type="float" office:value="0.208250001072884" calcext:value-type="float">
            <text:p>0.208250001072884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5954430103302" calcext:value-type="float">
            <text:p>0.5954430103302</text:p>
          </table:table-cell>
          <table:table-cell office:value-type="float" office:value="0" calcext:value-type="float">
            <text:p>0</text:p>
          </table:table-cell>
          <table:table-cell table:number-columns-repeated="18" office:value-type="string" calcext:value-type="string">
            <text:p>null</text:p>
          </table:table-cell>
          <table:table-cell office:value-type="float" office:value="434" calcext:value-type="float">
            <text:p>434</text:p>
          </table:table-cell>
          <table:table-cell office:value-type="float" office:value="0" calcext:value-type="float">
            <text:p>0</text:p>
          </table:table-cell>
          <table:table-cell office:value-type="float" office:value="421" calcext:value-type="float">
            <text:p>421</text:p>
          </table:table-cell>
          <table:table-cell office:value-type="float" office:value="364" calcext:value-type="float">
            <text:p>3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5" calcext:value-type="float">
            <text:p>435</text:p>
          </table:table-cell>
          <table:table-cell office:value-type="float" office:value="388" calcext:value-type="float">
            <text:p>388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string" calcext:value-type="string">
            <text:p>Fri Jun 02 15:35:00 UTC 2017</text:p>
          </table:table-cell>
          <table:table-cell office:value-type="float" office:value="1" calcext:value-type="float">
            <text:p>1</text:p>
          </table:table-cell>
          <table:table-cell table:number-columns-repeated="19" office:value-type="string" calcext:value-type="string">
            <text:p>null</text:p>
          </table:table-cell>
          <table:table-cell office:value-type="float" office:value="0" calcext:value-type="float">
            <text:p>0</text:p>
          </table:table-cell>
          <table:table-cell table:number-columns-repeated="27" office:value-type="string" calcext:value-type="string">
            <text:p>null</text:p>
          </table:table-cell>
        </table:table-row>
      </table:table>
      <table:table table:name="Sheet2" table:style-name="ta1">
        <table:shapes>
          <draw:frame draw:z-index="0" draw:style-name="gr1" draw:text-style-name="P1" svg:width="453.51pt" svg:height="255.09pt" svg:x="1888.19pt" svg:y="209.25pt">
            <loext:p draw:notify-on-update-of-ranges="Sheet2.BA2:Sheet2.BA4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4" table:number-columns-repeated="53" table:default-cell-style-name="Default"/>
        <table:table-row table:style-name="ro1">
          <table:table-cell office:value-type="string" calcext:value-type="string">
            <text:p>_DATE</text:p>
          </table:table-cell>
          <table:table-cell office:value-type="string" calcext:value-type="string">
            <text:p>cpuusage_middle</text:p>
          </table:table-cell>
          <table:table-cell office:value-type="string" calcext:value-type="string">
            <text:p>memusage_middle</text:p>
          </table:table-cell>
          <table:table-cell office:value-type="string" calcext:value-type="string">
            <text:p>network_middle</text:p>
          </table:table-cell>
          <table:table-cell office:value-type="string" calcext:value-type="string">
            <text:p>cpuusage_server</text:p>
          </table:table-cell>
          <table:table-cell office:value-type="string" calcext:value-type="string">
            <text:p>memusage_server</text:p>
          </table:table-cell>
          <table:table-cell office:value-type="string" calcext:value-type="string">
            <text:p>network_server</text:p>
          </table:table-cell>
          <table:table-cell office:value-type="string" calcext:value-type="string">
            <text:p>cpuusage_cassandra</text:p>
          </table:table-cell>
          <table:table-cell office:value-type="string" calcext:value-type="string">
            <text:p>memusage_cassandra</text:p>
          </table:table-cell>
          <table:table-cell office:value-type="string" calcext:value-type="string">
            <text:p>network_cassandra</text:p>
          </table:table-cell>
          <table:table-cell office:value-type="string" calcext:value-type="string">
            <text:p>cpuusage_edge1</text:p>
          </table:table-cell>
          <table:table-cell office:value-type="string" calcext:value-type="string">
            <text:p>cpuusage_edge2</text:p>
          </table:table-cell>
          <table:table-cell office:value-type="string" calcext:value-type="string">
            <text:p>memusage_edge1</text:p>
          </table:table-cell>
          <table:table-cell office:value-type="string" calcext:value-type="string">
            <text:p>memusage_edge2</text:p>
          </table:table-cell>
          <table:table-cell office:value-type="string" calcext:value-type="string">
            <text:p>network_edge1</text:p>
          </table:table-cell>
          <table:table-cell office:value-type="string" calcext:value-type="string">
            <text:p>network_edge2</text:p>
          </table:table-cell>
          <table:table-cell office:value-type="string" calcext:value-type="string">
            <text:p>nodecpu61</text:p>
          </table:table-cell>
          <table:table-cell office:value-type="string" calcext:value-type="string">
            <text:p>nodecpu62</text:p>
          </table:table-cell>
          <table:table-cell office:value-type="string" calcext:value-type="string">
            <text:p>nodecpu63</text:p>
          </table:table-cell>
          <table:table-cell office:value-type="string" calcext:value-type="string">
            <text:p>nodecpu64</text:p>
          </table:table-cell>
          <table:table-cell office:value-type="string" calcext:value-type="string">
            <text:p>nodemem64</text:p>
          </table:table-cell>
          <table:table-cell office:value-type="string" calcext:value-type="string">
            <text:p>locustusers</text:p>
          </table:table-cell>
          <table:table-cell office:value-type="string" calcext:value-type="string">
            <text:p>status_200_count14</text:p>
          </table:table-cell>
          <table:table-cell office:value-type="string" calcext:value-type="string">
            <text:p>status_200_count16</text:p>
          </table:table-cell>
          <table:table-cell office:value-type="string" calcext:value-type="string">
            <text:p>status_500_count14</text:p>
          </table:table-cell>
          <table:table-cell office:value-type="string" calcext:value-type="string">
            <text:p>status_500_count16</text:p>
          </table:table-cell>
          <table:table-cell office:value-type="string" calcext:value-type="string">
            <text:p>status_0_count14</text:p>
          </table:table-cell>
          <table:table-cell office:value-type="string" calcext:value-type="string">
            <text:p>status_0_count16</text:p>
          </table:table-cell>
          <table:table-cell office:value-type="string" calcext:value-type="string">
            <text:p>status_other_count14</text:p>
          </table:table-cell>
          <table:table-cell office:value-type="string" calcext:value-type="string">
            <text:p>status_other_count16</text:p>
          </table:table-cell>
          <table:table-cell office:value-type="string" calcext:value-type="string">
            <text:p>percentile_viewfeedresponsetime_edge</text:p>
          </table:table-cell>
          <table:table-cell office:value-type="string" calcext:value-type="string">
            <text:p>percentile_addfeedresponsetime_edge</text:p>
          </table:table-cell>
          <table:table-cell office:value-type="string" calcext:value-type="string">
            <text:p>percentile_deletefeedresponsetime_edge</text:p>
          </table:table-cell>
          <table:table-cell office:value-type="string" calcext:value-type="string">
            <text:p>percentile_fetch_middle</text:p>
          </table:table-cell>
          <table:table-cell table:number-columns-repeated="2" office:value-type="string" calcext:value-type="string">
            <text:p>percentile_fetchfeeds_middle</text:p>
          </table:table-cell>
          <table:table-cell office:value-type="string" calcext:value-type="string">
            <text:p>percentile_sub_middle</text:p>
          </table:table-cell>
          <table:table-cell office:value-type="string" calcext:value-type="string">
            <text:p>percentile_unsub_middle</text:p>
          </table:table-cell>
          <table:table-cell office:value-type="string" calcext:value-type="string">
            <text:p>cpuusage_stress1</text:p>
          </table:table-cell>
          <table:table-cell office:value-type="string" calcext:value-type="string">
            <text:p>cpuusage_stress10</text:p>
          </table:table-cell>
          <table:table-cell office:value-type="string" calcext:value-type="string">
            <text:p>cpuusage_stress11</text:p>
          </table:table-cell>
          <table:table-cell office:value-type="string" calcext:value-type="string">
            <text:p>cpuusage_stress2</text:p>
          </table:table-cell>
          <table:table-cell office:value-type="string" calcext:value-type="string">
            <text:p>cpuusage_stress3</text:p>
          </table:table-cell>
          <table:table-cell office:value-type="string" calcext:value-type="string">
            <text:p>cpuusage_stress4</text:p>
          </table:table-cell>
          <table:table-cell office:value-type="string" calcext:value-type="string">
            <text:p>cpuusage_stress5</text:p>
          </table:table-cell>
          <table:table-cell office:value-type="string" calcext:value-type="string">
            <text:p>cpuusage_stress6</text:p>
          </table:table-cell>
          <table:table-cell office:value-type="string" calcext:value-type="string">
            <text:p>cpuusage_stress7</text:p>
          </table:table-cell>
          <table:table-cell office:value-type="string" calcext:value-type="string">
            <text:p>cpuusage_stress8</text:p>
          </table:table-cell>
          <table:table-cell office:value-type="string" calcext:value-type="string">
            <text:p>cpuusage_stress9</text:p>
          </table:table-cell>
          <table:table-cell/>
          <table:table-cell office:value-type="string" calcext:value-type="string">
            <text:p>addedcp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i Jun 02 19:22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7920640" calcext:value-type="float">
            <text:p>1047920640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30" calcext:value-type="float">
            <text:p>30</text:p>
          </table:table-cell>
          <table:table-cell office:value-type="float" office:value="30670848" calcext:value-type="float">
            <text:p>30670848</text:p>
          </table:table-cell>
          <table:table-cell office:value-type="float" office:value="128721.1171875" calcext:value-type="float">
            <text:p>128721.1171875</text:p>
          </table:table-cell>
          <table:table-cell office:value-type="float" office:value="88" calcext:value-type="float">
            <text:p>88</text:p>
          </table:table-cell>
          <table:table-cell office:value-type="float" office:value="696258560" calcext:value-type="float">
            <text:p>696258560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office:value-type="float" office:value="756809728" calcext:value-type="float">
            <text:p>756809728</text:p>
          </table:table-cell>
          <table:table-cell office:value-type="float" office:value="689000448" calcext:value-type="float">
            <text:p>689000448</text:p>
          </table:table-cell>
          <table:table-cell office:value-type="float" office:value="1628580.625" calcext:value-type="float">
            <text:p>1628580.625</text:p>
          </table:table-cell>
          <table:table-cell office:value-type="float" office:value="1633992.5" calcext:value-type="float">
            <text:p>1633992.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136749997735024" calcext:value-type="float">
            <text:p>0.136749997735024</text:p>
          </table:table-cell>
          <table:table-cell office:value-type="float" office:value="0.157499998807907" calcext:value-type="float">
            <text:p>0.157499998807907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6850934028626" calcext:value-type="float">
            <text:p>0.656850934028626</text:p>
          </table:table-cell>
          <table:table-cell office:value-type="float" office:value="600" calcext:value-type="float">
            <text:p>600</text:p>
          </table:table-cell>
          <table:table-cell office:value-type="float" office:value="18666" calcext:value-type="float">
            <text:p>18666</text:p>
          </table:table-cell>
          <table:table-cell office:value-type="float" office:value="18043" calcext:value-type="float">
            <text:p>18043</text:p>
          </table:table-cell>
          <table:table-cell office:value-type="float" office:value="12599" calcext:value-type="float">
            <text:p>12599</text:p>
          </table:table-cell>
          <table:table-cell office:value-type="float" office:value="12292" calcext:value-type="float">
            <text:p>122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0" calcext:value-type="float">
            <text:p>280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78" calcext:value-type="float">
            <text:p>278</text:p>
          </table:table-cell>
          <table:table-cell office:value-type="float" office:value="280" calcext:value-type="float">
            <text:p>280</text:p>
          </table:table-cell>
          <table:table-cell/>
          <table:table-cell table:formula="of:=SUM([.AM2:.AW2])" office:value-type="float" office:value="3073" calcext:value-type="float">
            <text:p>3073</text:p>
          </table:table-cell>
          <table:table-cell table:formula="of:=[.B2]/(MAX([.AM2:.AW2];[.B2]))" office:value-type="float" office:value="1" calcext:value-type="float">
            <text:p>1</text:p>
          </table:table-cell>
          <table:table-cell table:formula="of:=[.T2]*[.AZ2]" office:value-type="float" office:value="0.954999983310699" calcext:value-type="float">
            <text:p>0.954999983310699</text:p>
          </table:table-cell>
        </table:table-row>
        <table:table-row table:style-name="ro1">
          <table:table-cell office:value-type="string" calcext:value-type="string">
            <text:p>Fri Jun 02 19:21:00 UTC 2017</text:p>
          </table:table-cell>
          <table:table-cell office:value-type="float" office:value="379" calcext:value-type="float">
            <text:p>379</text:p>
          </table:table-cell>
          <table:table-cell office:value-type="float" office:value="1048121344" calcext:value-type="float">
            <text:p>1048121344</text:p>
          </table:table-cell>
          <table:table-cell office:value-type="float" office:value="7515821" calcext:value-type="float">
            <text:p>7515821</text:p>
          </table:table-cell>
          <table:table-cell office:value-type="float" office:value="29" calcext:value-type="float">
            <text:p>29</text:p>
          </table:table-cell>
          <table:table-cell office:value-type="float" office:value="30093312" calcext:value-type="float">
            <text:p>3009331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9" calcext:value-type="float">
            <text:p>79</text:p>
          </table:table-cell>
          <table:table-cell office:value-type="float" office:value="696098816" calcext:value-type="float">
            <text:p>696098816</text:p>
          </table:table-cell>
          <table:table-cell office:value-type="float" office:value="17961.498046875" calcext:value-type="float">
            <text:p>17961.498046875</text:p>
          </table:table-cell>
          <table:table-cell office:value-type="float" office:value="85" calcext:value-type="float">
            <text:p>85</text:p>
          </table:table-cell>
          <table:table-cell office:value-type="float" office:value="72" calcext:value-type="float">
            <text:p>72</text:p>
          </table:table-cell>
          <table:table-cell office:value-type="float" office:value="753500160" calcext:value-type="float">
            <text:p>753500160</text:p>
          </table:table-cell>
          <table:table-cell office:value-type="float" office:value="685821952" calcext:value-type="float">
            <text:p>685821952</text:p>
          </table:table-cell>
          <table:table-cell office:value-type="float" office:value="1654067" calcext:value-type="float">
            <text:p>1654067</text:p>
          </table:table-cell>
          <table:table-cell office:value-type="float" office:value="1407157.875" calcext:value-type="float">
            <text:p>1407157.875</text:p>
          </table:table-cell>
          <table:table-cell office:value-type="float" office:value="0.10275000333786" calcext:value-type="float">
            <text:p>0.10275000333786</text:p>
          </table:table-cell>
          <table:table-cell office:value-type="float" office:value="0.139750003814697" calcext:value-type="float">
            <text:p>0.139750003814697</text:p>
          </table:table-cell>
          <table:table-cell office:value-type="float" office:value="0.154499992728233" calcext:value-type="float">
            <text:p>0.154499992728233</text:p>
          </table:table-cell>
          <table:table-cell office:value-type="float" office:value="0.96025002002716" calcext:value-type="float">
            <text:p>0.96025002002716</text:p>
          </table:table-cell>
          <table:table-cell office:value-type="float" office:value="0.654353201389313" calcext:value-type="float">
            <text:p>0.654353201389313</text:p>
          </table:table-cell>
          <table:table-cell office:value-type="float" office:value="600" calcext:value-type="float">
            <text:p>600</text:p>
          </table:table-cell>
          <table:table-cell office:value-type="float" office:value="17890" calcext:value-type="float">
            <text:p>17890</text:p>
          </table:table-cell>
          <table:table-cell office:value-type="float" office:value="17263" calcext:value-type="float">
            <text:p>17263</text:p>
          </table:table-cell>
          <table:table-cell office:value-type="float" office:value="11432" calcext:value-type="float">
            <text:p>11432</text:p>
          </table:table-cell>
          <table:table-cell office:value-type="float" office:value="11066" calcext:value-type="float">
            <text:p>110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SUM([.AM3:.AW3])" office:value-type="float" office:value="3107" calcext:value-type="float">
            <text:p>3107</text:p>
          </table:table-cell>
          <table:table-cell table:formula="of:=[.B3]/(MAX([.AM3:.AW3];[.B3]))" office:value-type="float" office:value="1" calcext:value-type="float">
            <text:p>1</text:p>
          </table:table-cell>
          <table:table-cell table:formula="of:=[.T3]*[.AZ3]" office:value-type="float" office:value="0.96025002002716" calcext:value-type="float">
            <text:p>0.96025002002716</text:p>
          </table:table-cell>
        </table:table-row>
        <table:table-row table:style-name="ro1">
          <table:table-cell office:value-type="string" calcext:value-type="string">
            <text:p>Fri Jun 02 19:20:00 UTC 2017</text:p>
          </table:table-cell>
          <table:table-cell office:value-type="float" office:value="367" calcext:value-type="float">
            <text:p>367</text:p>
          </table:table-cell>
          <table:table-cell office:value-type="float" office:value="1048338432" calcext:value-type="float">
            <text:p>1048338432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8" calcext:value-type="float">
            <text:p>28</text:p>
          </table:table-cell>
          <table:table-cell office:value-type="float" office:value="29937664" calcext:value-type="float">
            <text:p>29937664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76" calcext:value-type="float">
            <text:p>76</text:p>
          </table:table-cell>
          <table:table-cell office:value-type="float" office:value="695828480" calcext:value-type="float">
            <text:p>695828480</text:p>
          </table:table-cell>
          <table:table-cell office:value-type="float" office:value="17964.140625" calcext:value-type="float">
            <text:p>17964.140625</text:p>
          </table:table-cell>
          <table:table-cell office:value-type="float" office:value="91" calcext:value-type="float">
            <text:p>91</text:p>
          </table:table-cell>
          <table:table-cell office:value-type="float" office:value="66" calcext:value-type="float">
            <text:p>66</text:p>
          </table:table-cell>
          <table:table-cell office:value-type="float" office:value="749355008" calcext:value-type="float">
            <text:p>749355008</text:p>
          </table:table-cell>
          <table:table-cell office:value-type="float" office:value="683069440" calcext:value-type="float">
            <text:p>683069440</text:p>
          </table:table-cell>
          <table:table-cell office:value-type="float" office:value="1834263.625" calcext:value-type="float">
            <text:p>1834263.625</text:p>
          </table:table-cell>
          <table:table-cell office:value-type="float" office:value="1390748.875" calcext:value-type="float">
            <text:p>1390748.8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152500003576279" calcext:value-type="float">
            <text:p>0.152500003576279</text:p>
          </table:table-cell>
          <table:table-cell office:value-type="float" office:value="0.958750009536743" calcext:value-type="float">
            <text:p>0.958750009536743</text:p>
          </table:table-cell>
          <table:table-cell office:value-type="float" office:value="0.654188275337219" calcext:value-type="float">
            <text:p>0.654188275337219</text:p>
          </table:table-cell>
          <table:table-cell office:value-type="float" office:value="600" calcext:value-type="float">
            <text:p>600</text:p>
          </table:table-cell>
          <table:table-cell office:value-type="float" office:value="17060" calcext:value-type="float">
            <text:p>17060</text:p>
          </table:table-cell>
          <table:table-cell office:value-type="float" office:value="16523" calcext:value-type="float">
            <text:p>16523</text:p>
          </table:table-cell>
          <table:table-cell office:value-type="float" office:value="10337" calcext:value-type="float">
            <text:p>10337</text:p>
          </table:table-cell>
          <table:table-cell office:value-type="float" office:value="9825" calcext:value-type="float">
            <text:p>982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5" calcext:value-type="float">
            <text:p>285</text:p>
          </table:table-cell>
          <table:table-cell office:value-type="float" office:value="282" calcext:value-type="float">
            <text:p>282</text:p>
          </table:table-cell>
          <table:table-cell office:value-type="float" office:value="288" calcext:value-type="float">
            <text:p>288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table:number-columns-repeated="2" office:value-type="float" office:value="283" calcext:value-type="float">
            <text:p>283</text:p>
          </table:table-cell>
          <table:table-cell/>
          <table:table-cell table:formula="of:=SUM([.AM4:.AW4])" office:value-type="float" office:value="3120" calcext:value-type="float">
            <text:p>3120</text:p>
          </table:table-cell>
          <table:table-cell table:formula="of:=[.B4]/(MAX([.AM4:.AW4];[.B4]))" office:value-type="float" office:value="1" calcext:value-type="float">
            <text:p>1</text:p>
          </table:table-cell>
          <table:table-cell table:formula="of:=[.T4]*[.AZ4]" office:value-type="float" office:value="0.958750009536743" calcext:value-type="float">
            <text:p>0.958750009536743</text:p>
          </table:table-cell>
        </table:table-row>
        <table:table-row table:style-name="ro1">
          <table:table-cell office:value-type="string" calcext:value-type="string">
            <text:p>Fri Jun 02 19:19:00 UTC 2017</text:p>
          </table:table-cell>
          <table:table-cell office:value-type="float" office:value="352" calcext:value-type="float">
            <text:p>352</text:p>
          </table:table-cell>
          <table:table-cell office:value-type="float" office:value="1047584768" calcext:value-type="float">
            <text:p>1047584768</text:p>
          </table:table-cell>
          <table:table-cell office:value-type="float" office:value="7571576.5" calcext:value-type="float">
            <text:p>7571576.5</text:p>
          </table:table-cell>
          <table:table-cell office:value-type="float" office:value="29" calcext:value-type="float">
            <text:p>29</text:p>
          </table:table-cell>
          <table:table-cell office:value-type="float" office:value="29929472" calcext:value-type="float">
            <text:p>29929472</text:p>
          </table:table-cell>
          <table:table-cell office:value-type="float" office:value="114522.2578125" calcext:value-type="float">
            <text:p>114522.2578125</text:p>
          </table:table-cell>
          <table:table-cell office:value-type="float" office:value="83" calcext:value-type="float">
            <text:p>83</text:p>
          </table:table-cell>
          <table:table-cell office:value-type="float" office:value="695595008" calcext:value-type="float">
            <text:p>695595008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5" calcext:value-type="float">
            <text:p>85</text:p>
          </table:table-cell>
          <table:table-cell office:value-type="float" office:value="73" calcext:value-type="float">
            <text:p>73</text:p>
          </table:table-cell>
          <table:table-cell office:value-type="float" office:value="743411712" calcext:value-type="float">
            <text:p>743411712</text:p>
          </table:table-cell>
          <table:table-cell office:value-type="float" office:value="679677952" calcext:value-type="float">
            <text:p>679677952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34499996900559" calcext:value-type="float">
            <text:p>0.134499996900559</text:p>
          </table:table-cell>
          <table:table-cell office:value-type="float" office:value="0.151500001549721" calcext:value-type="float">
            <text:p>0.151500001549721</text:p>
          </table:table-cell>
          <table:table-cell office:value-type="float" office:value="0.958999991416931" calcext:value-type="float">
            <text:p>0.958999991416931</text:p>
          </table:table-cell>
          <table:table-cell office:value-type="float" office:value="0.654011189937592" calcext:value-type="float">
            <text:p>0.654011189937592</text:p>
          </table:table-cell>
          <table:table-cell office:value-type="float" office:value="500" calcext:value-type="float">
            <text:p>500</text:p>
          </table:table-cell>
          <table:table-cell office:value-type="float" office:value="16347" calcext:value-type="float">
            <text:p>16347</text:p>
          </table:table-cell>
          <table:table-cell office:value-type="float" office:value="15881" calcext:value-type="float">
            <text:p>15881</text:p>
          </table:table-cell>
          <table:table-cell office:value-type="float" office:value="9129" calcext:value-type="float">
            <text:p>9129</text:p>
          </table:table-cell>
          <table:table-cell office:value-type="float" office:value="8519" calcext:value-type="float">
            <text:p>85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SUM([.AM5:.AW5])" office:value-type="float" office:value="3113" calcext:value-type="float">
            <text:p>3113</text:p>
          </table:table-cell>
          <table:table-cell table:formula="of:=[.B5]/(MAX([.AM5:.AW5];[.B5]))" office:value-type="float" office:value="1" calcext:value-type="float">
            <text:p>1</text:p>
          </table:table-cell>
          <table:table-cell table:formula="of:=[.T5]*[.AZ5]" office:value-type="float" office:value="0.958999991416931" calcext:value-type="float">
            <text:p>0.958999991416931</text:p>
          </table:table-cell>
        </table:table-row>
        <table:table-row table:style-name="ro1">
          <table:table-cell office:value-type="string" calcext:value-type="string">
            <text:p>Fri Jun 02 19:18:00 UTC 2017</text:p>
          </table:table-cell>
          <table:table-cell office:value-type="float" office:value="359" calcext:value-type="float">
            <text:p>359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992648.5" calcext:value-type="float">
            <text:p>7992648.5</text:p>
          </table:table-cell>
          <table:table-cell office:value-type="float" office:value="29" calcext:value-type="float">
            <text:p>29</text:p>
          </table:table-cell>
          <table:table-cell office:value-type="float" office:value="30642176" calcext:value-type="float">
            <text:p>30642176</text:p>
          </table:table-cell>
          <table:table-cell office:value-type="float" office:value="119604.484375" calcext:value-type="float">
            <text:p>119604.484375</text:p>
          </table:table-cell>
          <table:table-cell office:value-type="float" office:value="95" calcext:value-type="float">
            <text:p>95</text:p>
          </table:table-cell>
          <table:table-cell office:value-type="float" office:value="695422976" calcext:value-type="float">
            <text:p>695422976</text:p>
          </table:table-cell>
          <table:table-cell office:value-type="float" office:value="20390.8828125" calcext:value-type="float">
            <text:p>20390.8828125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739127296" calcext:value-type="float">
            <text:p>739127296</text:p>
          </table:table-cell>
          <table:table-cell office:value-type="float" office:value="676126720" calcext:value-type="float">
            <text:p>676126720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67499974370003" calcext:value-type="float">
            <text:p>0.066749997437</text:p>
          </table:table-cell>
          <table:table-cell office:value-type="float" office:value="0.131750002503395" calcext:value-type="float">
            <text:p>0.131750002503395</text:p>
          </table:table-cell>
          <table:table-cell office:value-type="float" office:value="0.145999997854233" calcext:value-type="float">
            <text:p>0.14599999785423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6184017658233" calcext:value-type="float">
            <text:p>0.656184017658233</text:p>
          </table:table-cell>
          <table:table-cell office:value-type="float" office:value="500" calcext:value-type="float">
            <text:p>500</text:p>
          </table:table-cell>
          <table:table-cell office:value-type="float" office:value="15681" calcext:value-type="float">
            <text:p>15681</text:p>
          </table:table-cell>
          <table:table-cell office:value-type="float" office:value="15205" calcext:value-type="float">
            <text:p>15205</text:p>
          </table:table-cell>
          <table:table-cell office:value-type="float" office:value="7846" calcext:value-type="float">
            <text:p>7846</text:p>
          </table:table-cell>
          <table:table-cell office:value-type="float" office:value="7264" calcext:value-type="float">
            <text:p>726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1" calcext:value-type="float">
            <text:p>281</text:p>
          </table:table-cell>
          <table:table-cell/>
          <table:table-cell table:formula="of:=SUM([.AM6:.AW6])" office:value-type="float" office:value="3093" calcext:value-type="float">
            <text:p>3093</text:p>
          </table:table-cell>
          <table:table-cell table:formula="of:=[.B6]/(MAX([.AM6:.AW6];[.B6]))" office:value-type="float" office:value="1" calcext:value-type="float">
            <text:p>1</text:p>
          </table:table-cell>
          <table:table-cell table:formula="of:=[.T6]*[.AZ6]" office:value-type="float" office:value="0.955999970436096" calcext:value-type="float">
            <text:p>0.955999970436096</text:p>
          </table:table-cell>
        </table:table-row>
        <table:table-row table:style-name="ro1">
          <table:table-cell office:value-type="string" calcext:value-type="string">
            <text:p>Fri Jun 02 19:17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7613440" calcext:value-type="float">
            <text:p>1047613440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060544" calcext:value-type="float">
            <text:p>3006054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7" calcext:value-type="float">
            <text:p>87</text:p>
          </table:table-cell>
          <table:table-cell office:value-type="float" office:value="691355648" calcext:value-type="float">
            <text:p>691355648</text:p>
          </table:table-cell>
          <table:table-cell office:value-type="float" office:value="20916.234375" calcext:value-type="float">
            <text:p>20916.23437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731672576" calcext:value-type="float">
            <text:p>731672576</text:p>
          </table:table-cell>
          <table:table-cell office:value-type="float" office:value="669085696" calcext:value-type="float">
            <text:p>669085696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1599999666214" calcext:value-type="float">
            <text:p>0.11599999666214</text:p>
          </table:table-cell>
          <table:table-cell office:value-type="float" office:value="0.148249998688698" calcext:value-type="float">
            <text:p>0.148249998688698</text:p>
          </table:table-cell>
          <table:table-cell office:value-type="float" office:value="0.954999983310699" calcext:value-type="float">
            <text:p>0.954999983310699</text:p>
          </table:table-cell>
          <table:table-cell office:value-type="float" office:value="0.653695583343506" calcext:value-type="float">
            <text:p>0.653695583343506</text:p>
          </table:table-cell>
          <table:table-cell office:value-type="float" office:value="500" calcext:value-type="float">
            <text:p>500</text:p>
          </table:table-cell>
          <table:table-cell office:value-type="float" office:value="14954" calcext:value-type="float">
            <text:p>14954</text:p>
          </table:table-cell>
          <table:table-cell office:value-type="float" office:value="14437" calcext:value-type="float">
            <text:p>14437</text:p>
          </table:table-cell>
          <table:table-cell office:value-type="float" office:value="6636" calcext:value-type="float">
            <text:p>6636</text:p>
          </table:table-cell>
          <table:table-cell office:value-type="float" office:value="6234" calcext:value-type="float">
            <text:p>62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 office:value-type="float" office:value="283" calcext:value-type="float">
            <text:p>283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SUM([.AM7:.AW7])" office:value-type="float" office:value="3091" calcext:value-type="float">
            <text:p>3091</text:p>
          </table:table-cell>
          <table:table-cell table:formula="of:=[.B7]/(MAX([.AM7:.AW7];[.B7]))" office:value-type="float" office:value="1" calcext:value-type="float">
            <text:p>1</text:p>
          </table:table-cell>
          <table:table-cell table:formula="of:=[.T7]*[.AZ7]" office:value-type="float" office:value="0.954999983310699" calcext:value-type="float">
            <text:p>0.954999983310699</text:p>
          </table:table-cell>
        </table:table-row>
        <table:table-row table:style-name="ro1">
          <table:table-cell office:value-type="string" calcext:value-type="string">
            <text:p>Fri Jun 02 19:16:00 UTC 2017</text:p>
          </table:table-cell>
          <table:table-cell office:value-type="float" office:value="364" calcext:value-type="float">
            <text:p>364</text:p>
          </table:table-cell>
          <table:table-cell office:value-type="float" office:value="1047891968" calcext:value-type="float">
            <text:p>1047891968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8" calcext:value-type="float">
            <text:p>28</text:p>
          </table:table-cell>
          <table:table-cell office:value-type="float" office:value="30912512" calcext:value-type="float">
            <text:p>30912512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8" calcext:value-type="float">
            <text:p>88</text:p>
          </table:table-cell>
          <table:table-cell office:value-type="float" office:value="689082368" calcext:value-type="float">
            <text:p>689082368</text:p>
          </table:table-cell>
          <table:table-cell office:value-type="float" office:value="20562.279296875" calcext:value-type="float">
            <text:p>20562.279296875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30443776" calcext:value-type="float">
            <text:p>730443776</text:p>
          </table:table-cell>
          <table:table-cell office:value-type="float" office:value="666185728" calcext:value-type="float">
            <text:p>666185728</text:p>
          </table:table-cell>
          <table:table-cell office:value-type="float" office:value="1420471" calcext:value-type="float">
            <text:p>1420471</text:p>
          </table:table-cell>
          <table:table-cell office:value-type="float" office:value="1493917.75" calcext:value-type="float">
            <text:p>1493917.7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145750001072884" calcext:value-type="float">
            <text:p>0.145750001072884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51015329361" calcext:value-type="float">
            <text:p>0.65351015329361</text:p>
          </table:table-cell>
          <table:table-cell office:value-type="float" office:value="400" calcext:value-type="float">
            <text:p>400</text:p>
          </table:table-cell>
          <table:table-cell office:value-type="float" office:value="14200" calcext:value-type="float">
            <text:p>14200</text:p>
          </table:table-cell>
          <table:table-cell office:value-type="float" office:value="13691" calcext:value-type="float">
            <text:p>13691</text:p>
          </table:table-cell>
          <table:table-cell office:value-type="float" office:value="5760" calcext:value-type="float">
            <text:p>5760</text:p>
          </table:table-cell>
          <table:table-cell office:value-type="float" office:value="5434" calcext:value-type="float">
            <text:p>543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table:number-columns-repeated="3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/>
          <table:table-cell table:formula="of:=SUM([.AM8:.AW8])" office:value-type="float" office:value="3099" calcext:value-type="float">
            <text:p>3099</text:p>
          </table:table-cell>
          <table:table-cell table:formula="of:=[.B8]/(MAX([.AM8:.AW8];[.B8]))" office:value-type="float" office:value="1" calcext:value-type="float">
            <text:p>1</text:p>
          </table:table-cell>
          <table:table-cell table:formula="of:=[.T8]*[.AZ8]" office:value-type="float" office:value="0.958000004291534" calcext:value-type="float">
            <text:p>0.958000004291534</text:p>
          </table:table-cell>
        </table:table-row>
        <table:table-row table:style-name="ro1">
          <table:table-cell office:value-type="string" calcext:value-type="string">
            <text:p>Fri Jun 02 19:15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7146496" calcext:value-type="float">
            <text:p>1047146496</text:p>
          </table:table-cell>
          <table:table-cell office:value-type="float" office:value="7365704" calcext:value-type="float">
            <text:p>7365704</text:p>
          </table:table-cell>
          <table:table-cell office:value-type="float" office:value="27" calcext:value-type="float">
            <text:p>27</text:p>
          </table:table-cell>
          <table:table-cell office:value-type="float" office:value="30896128" calcext:value-type="float">
            <text:p>30896128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0" calcext:value-type="float">
            <text:p>80</text:p>
          </table:table-cell>
          <table:table-cell office:value-type="float" office:value="686882816" calcext:value-type="float">
            <text:p>686882816</text:p>
          </table:table-cell>
          <table:table-cell office:value-type="float" office:value="19107.57421875" calcext:value-type="float">
            <text:p>19107.57421875</text:p>
          </table:table-cell>
          <table:table-cell office:value-type="float" office:value="75" calcext:value-type="float">
            <text:p>75</text:p>
          </table:table-cell>
          <table:table-cell office:value-type="float" office:value="69" calcext:value-type="float">
            <text:p>69</text:p>
          </table:table-cell>
          <table:table-cell office:value-type="float" office:value="726867968" calcext:value-type="float">
            <text:p>726867968</text:p>
          </table:table-cell>
          <table:table-cell office:value-type="float" office:value="661127168" calcext:value-type="float">
            <text:p>661127168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113250002264977" calcext:value-type="float">
            <text:p>0.113250002264977</text:p>
          </table:table-cell>
          <table:table-cell office:value-type="float" office:value="0.137500002980232" calcext:value-type="float">
            <text:p>0.137500002980232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261125087738" calcext:value-type="float">
            <text:p>0.653261125087738</text:p>
          </table:table-cell>
          <table:table-cell office:value-type="float" office:value="400" calcext:value-type="float">
            <text:p>400</text:p>
          </table:table-cell>
          <table:table-cell office:value-type="float" office:value="13431" calcext:value-type="float">
            <text:p>13431</text:p>
          </table:table-cell>
          <table:table-cell office:value-type="float" office:value="12890" calcext:value-type="float">
            <text:p>12890</text:p>
          </table:table-cell>
          <table:table-cell office:value-type="float" office:value="4999" calcext:value-type="float">
            <text:p>4999</text:p>
          </table:table-cell>
          <table:table-cell office:value-type="float" office:value="4696" calcext:value-type="float">
            <text:p>469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SUM([.AM9:.AW9])" office:value-type="float" office:value="3107" calcext:value-type="float">
            <text:p>3107</text:p>
          </table:table-cell>
          <table:table-cell table:formula="of:=[.B9]/(MAX([.AM9:.AW9];[.B9]))" office:value-type="float" office:value="1" calcext:value-type="float">
            <text:p>1</text:p>
          </table:table-cell>
          <table:table-cell table:formula="of:=[.T9]*[.AZ9]" office:value-type="float" office:value="0.959999978542328" calcext:value-type="float">
            <text:p>0.959999978542328</text:p>
          </table:table-cell>
        </table:table-row>
        <table:table-row table:style-name="ro1">
          <table:table-cell office:value-type="string" calcext:value-type="string">
            <text:p>Fri Jun 02 19:14:00 UTC 2017</text:p>
          </table:table-cell>
          <table:table-cell office:value-type="float" office:value="363" calcext:value-type="float">
            <text:p>363</text:p>
          </table:table-cell>
          <table:table-cell office:value-type="float" office:value="1046896640" calcext:value-type="float">
            <text:p>1046896640</text:p>
          </table:table-cell>
          <table:table-cell office:value-type="float" office:value="8304521.5" calcext:value-type="float">
            <text:p>8304521.5</text:p>
          </table:table-cell>
          <table:table-cell office:value-type="float" office:value="30" calcext:value-type="float">
            <text:p>30</text:p>
          </table:table-cell>
          <table:table-cell office:value-type="float" office:value="30756864" calcext:value-type="float">
            <text:p>30756864</text:p>
          </table:table-cell>
          <table:table-cell office:value-type="float" office:value="130532.25" calcext:value-type="float">
            <text:p>130532.25</text:p>
          </table:table-cell>
          <table:table-cell office:value-type="float" office:value="86" calcext:value-type="float">
            <text:p>86</text:p>
          </table:table-cell>
          <table:table-cell office:value-type="float" office:value="684560384" calcext:value-type="float">
            <text:p>684560384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7" calcext:value-type="float">
            <text:p>77</text:p>
          </table:table-cell>
          <table:table-cell office:value-type="float" office:value="73" calcext:value-type="float">
            <text:p>73</text:p>
          </table:table-cell>
          <table:table-cell office:value-type="float" office:value="722354176" calcext:value-type="float">
            <text:p>722354176</text:p>
          </table:table-cell>
          <table:table-cell office:value-type="float" office:value="660791296" calcext:value-type="float">
            <text:p>660791296</text:p>
          </table:table-cell>
          <table:table-cell office:value-type="float" office:value="1574826" calcext:value-type="float">
            <text:p>1574826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16999998688698" calcext:value-type="float">
            <text:p>0.116999998688698</text:p>
          </table:table-cell>
          <table:table-cell office:value-type="float" office:value="0.143500000238419" calcext:value-type="float">
            <text:p>0.143500000238419</text:p>
          </table:table-cell>
          <table:table-cell office:value-type="float" office:value="0.958000004291534" calcext:value-type="float">
            <text:p>0.958000004291534</text:p>
          </table:table-cell>
          <table:table-cell office:value-type="float" office:value="0.653176486492157" calcext:value-type="float">
            <text:p>0.653176486492157</text:p>
          </table:table-cell>
          <table:table-cell office:value-type="float" office:value="400" calcext:value-type="float">
            <text:p>400</text:p>
          </table:table-cell>
          <table:table-cell office:value-type="float" office:value="12645" calcext:value-type="float">
            <text:p>12645</text:p>
          </table:table-cell>
          <table:table-cell office:value-type="float" office:value="12135" calcext:value-type="float">
            <text:p>12135</text:p>
          </table:table-cell>
          <table:table-cell office:value-type="float" office:value="4249" calcext:value-type="float">
            <text:p>4249</text:p>
          </table:table-cell>
          <table:table-cell office:value-type="float" office:value="3953" calcext:value-type="float">
            <text:p>395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0" calcext:value-type="float">
            <text:p>280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1" calcext:value-type="float">
            <text:p>281</text:p>
          </table:table-cell>
          <table:table-cell office:value-type="float" office:value="278" calcext:value-type="float">
            <text:p>278</text:p>
          </table:table-cell>
          <table:table-cell office:value-type="float" office:value="276" calcext:value-type="float">
            <text:p>276</text:p>
          </table:table-cell>
          <table:table-cell office:value-type="float" office:value="280" calcext:value-type="float">
            <text:p>280</text:p>
          </table:table-cell>
          <table:table-cell office:value-type="float" office:value="278" calcext:value-type="float">
            <text:p>278</text:p>
          </table:table-cell>
          <table:table-cell/>
          <table:table-cell table:formula="of:=SUM([.AM10:.AW10])" office:value-type="float" office:value="3070" calcext:value-type="float">
            <text:p>3070</text:p>
          </table:table-cell>
          <table:table-cell table:formula="of:=[.B10]/(MAX([.AM10:.AW10];[.B10]))" office:value-type="float" office:value="1" calcext:value-type="float">
            <text:p>1</text:p>
          </table:table-cell>
          <table:table-cell table:formula="of:=[.T10]*[.AZ10]" office:value-type="float" office:value="0.958000004291534" calcext:value-type="float">
            <text:p>0.958000004291534</text:p>
          </table:table-cell>
        </table:table-row>
        <table:table-row table:style-name="ro1">
          <table:table-cell office:value-type="string" calcext:value-type="string">
            <text:p>Fri Jun 02 19:13:00 UTC 2017</text:p>
          </table:table-cell>
          <table:table-cell office:value-type="float" office:value="374" calcext:value-type="float">
            <text:p>374</text:p>
          </table:table-cell>
          <table:table-cell office:value-type="float" office:value="1045499904" calcext:value-type="float">
            <text:p>1045499904</text:p>
          </table:table-cell>
          <table:table-cell office:value-type="float" office:value="7717315" calcext:value-type="float">
            <text:p>7717315</text:p>
          </table:table-cell>
          <table:table-cell office:value-type="float" office:value="30" calcext:value-type="float">
            <text:p>30</text:p>
          </table:table-cell>
          <table:table-cell office:value-type="float" office:value="30752768" calcext:value-type="float">
            <text:p>30752768</text:p>
          </table:table-cell>
          <table:table-cell office:value-type="float" office:value="136530.234375" calcext:value-type="float">
            <text:p>136530.234375</text:p>
          </table:table-cell>
          <table:table-cell office:value-type="float" office:value="88" calcext:value-type="float">
            <text:p>88</text:p>
          </table:table-cell>
          <table:table-cell office:value-type="float" office:value="682393600" calcext:value-type="float">
            <text:p>682393600</text:p>
          </table:table-cell>
          <table:table-cell office:value-type="float" office:value="20531.72265625" calcext:value-type="float">
            <text:p>20531.72265625</text:p>
          </table:table-cell>
          <table:table-cell office:value-type="float" office:value="79" calcext:value-type="float">
            <text:p>79</text:p>
          </table:table-cell>
          <table:table-cell office:value-type="float" office:value="70" calcext:value-type="float">
            <text:p>70</text:p>
          </table:table-cell>
          <table:table-cell office:value-type="float" office:value="718438400" calcext:value-type="float">
            <text:p>718438400</text:p>
          </table:table-cell>
          <table:table-cell office:value-type="float" office:value="657330176" calcext:value-type="float">
            <text:p>657330176</text:p>
          </table:table-cell>
          <table:table-cell office:value-type="float" office:value="1606562.625" calcext:value-type="float">
            <text:p>1606562.625</text:p>
          </table:table-cell>
          <table:table-cell office:value-type="float" office:value="1565560.75" calcext:value-type="float">
            <text:p>1565560.75</text:p>
          </table:table-cell>
          <table:table-cell office:value-type="float" office:value="0.067500002682209" calcext:value-type="float">
            <text:p>0.067500002682209</text:p>
          </table:table-cell>
          <table:table-cell office:value-type="float" office:value="0.112999998033047" calcext:value-type="float">
            <text:p>0.112999998033047</text:p>
          </table:table-cell>
          <table:table-cell office:value-type="float" office:value="0.14274999499321" calcext:value-type="float">
            <text:p>0.14274999499321</text:p>
          </table:table-cell>
          <table:table-cell office:value-type="float" office:value="0.957249999046326" calcext:value-type="float">
            <text:p>0.957249999046326</text:p>
          </table:table-cell>
          <table:table-cell office:value-type="float" office:value="0.652844786643982" calcext:value-type="float">
            <text:p>0.652844786643982</text:p>
          </table:table-cell>
          <table:table-cell office:value-type="float" office:value="350" calcext:value-type="float">
            <text:p>350</text:p>
          </table:table-cell>
          <table:table-cell office:value-type="float" office:value="11935" calcext:value-type="float">
            <text:p>11935</text:p>
          </table:table-cell>
          <table:table-cell office:value-type="float" office:value="11478" calcext:value-type="float">
            <text:p>11478</text:p>
          </table:table-cell>
          <table:table-cell office:value-type="float" office:value="3580" calcext:value-type="float">
            <text:p>3580</text:p>
          </table:table-cell>
          <table:table-cell office:value-type="float" office:value="3272" calcext:value-type="float">
            <text:p>32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table:number-columns-repeated="3" office:value-type="float" office:value="282" calcext:value-type="float">
            <text:p>282</text:p>
          </table:table-cell>
          <table:table-cell/>
          <table:table-cell table:formula="of:=SUM([.AM11:.AW11])" office:value-type="float" office:value="3102" calcext:value-type="float">
            <text:p>3102</text:p>
          </table:table-cell>
          <table:table-cell table:formula="of:=[.B11]/(MAX([.AM11:.AW11];[.B11]))" office:value-type="float" office:value="1" calcext:value-type="float">
            <text:p>1</text:p>
          </table:table-cell>
          <table:table-cell table:formula="of:=[.T11]*[.AZ11]" office:value-type="float" office:value="0.957249999046326" calcext:value-type="float">
            <text:p>0.957249999046326</text:p>
          </table:table-cell>
        </table:table-row>
        <table:table-row table:style-name="ro1">
          <table:table-cell office:value-type="string" calcext:value-type="string">
            <text:p>Fri Jun 02 19:12:00 UTC 2017</text:p>
          </table:table-cell>
          <table:table-cell office:value-type="float" office:value="371" calcext:value-type="float">
            <text:p>371</text:p>
          </table:table-cell>
          <table:table-cell office:value-type="float" office:value="1046609920" calcext:value-type="float">
            <text:p>1046609920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44576" calcext:value-type="float">
            <text:p>30744576</text:p>
          </table:table-cell>
          <table:table-cell office:value-type="float" office:value="113981.7421875" calcext:value-type="float">
            <text:p>113981.7421875</text:p>
          </table:table-cell>
          <table:table-cell office:value-type="float" office:value="78" calcext:value-type="float">
            <text:p>78</text:p>
          </table:table-cell>
          <table:table-cell office:value-type="float" office:value="678543360" calcext:value-type="float">
            <text:p>678543360</text:p>
          </table:table-cell>
          <table:table-cell office:value-type="float" office:value="19418.033203125" calcext:value-type="float">
            <text:p>19418.033203125</text:p>
          </table:table-cell>
          <table:table-cell office:value-type="float" office:value="75" calcext:value-type="float">
            <text:p>75</text:p>
          </table:table-cell>
          <table:table-cell office:value-type="float" office:value="63" calcext:value-type="float">
            <text:p>63</text:p>
          </table:table-cell>
          <table:table-cell office:value-type="float" office:value="713551872" calcext:value-type="float">
            <text:p>713551872</text:p>
          </table:table-cell>
          <table:table-cell office:value-type="float" office:value="653955072" calcext:value-type="float">
            <text:p>65395507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77499973773956" calcext:value-type="float">
            <text:p>0.077749997377396</text:p>
          </table:table-cell>
          <table:table-cell office:value-type="float" office:value="0.108750000596046" calcext:value-type="float">
            <text:p>0.108750000596046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57750022411346" calcext:value-type="float">
            <text:p>0.957750022411346</text:p>
          </table:table-cell>
          <table:table-cell office:value-type="float" office:value="0.652556598186493" calcext:value-type="float">
            <text:p>0.652556598186493</text:p>
          </table:table-cell>
          <table:table-cell office:value-type="float" office:value="350" calcext:value-type="float">
            <text:p>350</text:p>
          </table:table-cell>
          <table:table-cell office:value-type="float" office:value="11189" calcext:value-type="float">
            <text:p>11189</text:p>
          </table:table-cell>
          <table:table-cell office:value-type="float" office:value="10701" calcext:value-type="float">
            <text:p>10701</text:p>
          </table:table-cell>
          <table:table-cell office:value-type="float" office:value="2979" calcext:value-type="float">
            <text:p>2979</text:p>
          </table:table-cell>
          <table:table-cell office:value-type="float" office:value="2725" calcext:value-type="float">
            <text:p>27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office:value-type="float" office:value="284" calcext:value-type="float">
            <text:p>284</text:p>
          </table:table-cell>
          <table:table-cell office:value-type="float" office:value="280" calcext:value-type="float">
            <text:p>280</text:p>
          </table:table-cell>
          <table:table-cell office:value-type="float" office:value="285" calcext:value-type="float">
            <text:p>285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SUM([.AM12:.AW12])" office:value-type="float" office:value="3112" calcext:value-type="float">
            <text:p>3112</text:p>
          </table:table-cell>
          <table:table-cell table:formula="of:=[.B12]/(MAX([.AM12:.AW12];[.B12]))" office:value-type="float" office:value="1" calcext:value-type="float">
            <text:p>1</text:p>
          </table:table-cell>
          <table:table-cell table:formula="of:=[.T12]*[.AZ12]" office:value-type="float" office:value="0.957750022411346" calcext:value-type="float">
            <text:p>0.957750022411346</text:p>
          </table:table-cell>
        </table:table-row>
        <table:table-row table:style-name="ro1">
          <table:table-cell office:value-type="string" calcext:value-type="string">
            <text:p>Fri Jun 02 19:11:00 UTC 2017</text:p>
          </table:table-cell>
          <table:table-cell office:value-type="float" office:value="354" calcext:value-type="float">
            <text:p>354</text:p>
          </table:table-cell>
          <table:table-cell office:value-type="float" office:value="1046757376" calcext:value-type="float">
            <text:p>1046757376</text:p>
          </table:table-cell>
          <table:table-cell office:value-type="float" office:value="7695089" calcext:value-type="float">
            <text:p>7695089</text:p>
          </table:table-cell>
          <table:table-cell office:value-type="float" office:value="28" calcext:value-type="float">
            <text:p>28</text:p>
          </table:table-cell>
          <table:table-cell office:value-type="float" office:value="30728192" calcext:value-type="float">
            <text:p>30728192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4" calcext:value-type="float">
            <text:p>84</text:p>
          </table:table-cell>
          <table:table-cell office:value-type="float" office:value="678428672" calcext:value-type="float">
            <text:p>678428672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711581696" calcext:value-type="float">
            <text:p>711581696</text:p>
          </table:table-cell>
          <table:table-cell office:value-type="float" office:value="651980800" calcext:value-type="float">
            <text:p>651980800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949999988079071" calcext:value-type="float">
            <text:p>0.094999998807907</text:p>
          </table:table-cell>
          <table:table-cell office:value-type="float" office:value="0.105250000953674" calcext:value-type="float">
            <text:p>0.105250000953674</text:p>
          </table:table-cell>
          <table:table-cell office:value-type="float" office:value="0.13400000333786" calcext:value-type="float">
            <text:p>0.13400000333786</text:p>
          </table:table-cell>
          <table:table-cell office:value-type="float" office:value="0.960749983787537" calcext:value-type="float">
            <text:p>0.960749983787537</text:p>
          </table:table-cell>
          <table:table-cell office:value-type="float" office:value="0.652399063110352" calcext:value-type="float">
            <text:p>0.652399063110352</text:p>
          </table:table-cell>
          <table:table-cell office:value-type="float" office:value="350" calcext:value-type="float">
            <text:p>350</text:p>
          </table:table-cell>
          <table:table-cell office:value-type="float" office:value="10411" calcext:value-type="float">
            <text:p>10411</text:p>
          </table:table-cell>
          <table:table-cell office:value-type="float" office:value="9949" calcext:value-type="float">
            <text:p>9949</text:p>
          </table:table-cell>
          <table:table-cell office:value-type="float" office:value="2433" calcext:value-type="float">
            <text:p>2433</text:p>
          </table:table-cell>
          <table:table-cell office:value-type="float" office:value="2210" calcext:value-type="float">
            <text:p>22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3" calcext:value-type="float">
            <text:p>283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SUM([.AM13:.AW13])" office:value-type="float" office:value="3121" calcext:value-type="float">
            <text:p>3121</text:p>
          </table:table-cell>
          <table:table-cell table:formula="of:=[.B13]/(MAX([.AM13:.AW13];[.B13]))" office:value-type="float" office:value="1" calcext:value-type="float">
            <text:p>1</text:p>
          </table:table-cell>
          <table:table-cell table:formula="of:=[.T13]*[.AZ13]" office:value-type="float" office:value="0.960749983787537" calcext:value-type="float">
            <text:p>0.960749983787537</text:p>
          </table:table-cell>
        </table:table-row>
        <table:table-row table:style-name="ro1">
          <table:table-cell office:value-type="string" calcext:value-type="string">
            <text:p>Fri Jun 02 19:10:00 UTC 2017</text:p>
          </table:table-cell>
          <table:table-cell office:value-type="float" office:value="368" calcext:value-type="float">
            <text:p>368</text:p>
          </table:table-cell>
          <table:table-cell office:value-type="float" office:value="1048154112" calcext:value-type="float">
            <text:p>1048154112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695424" calcext:value-type="float">
            <text:p>30695424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86" calcext:value-type="float">
            <text:p>86</text:p>
          </table:table-cell>
          <table:table-cell office:value-type="float" office:value="671969280" calcext:value-type="float">
            <text:p>671969280</text:p>
          </table:table-cell>
          <table:table-cell office:value-type="float" office:value="20183.541015625" calcext:value-type="float">
            <text:p>20183.541015625</text:p>
          </table:table-cell>
          <table:table-cell office:value-type="float" office:value="74" calcext:value-type="float">
            <text:p>74</text:p>
          </table:table-cell>
          <table:table-cell office:value-type="float" office:value="66" calcext:value-type="float">
            <text:p>66</text:p>
          </table:table-cell>
          <table:table-cell office:value-type="float" office:value="705703936" calcext:value-type="float">
            <text:p>705703936</text:p>
          </table:table-cell>
          <table:table-cell office:value-type="float" office:value="643530752" calcext:value-type="float">
            <text:p>643530752</text:p>
          </table:table-cell>
          <table:table-cell office:value-type="float" office:value="1504851.5" calcext:value-type="float">
            <text:p>1504851.5</text:p>
          </table:table-cell>
          <table:table-cell office:value-type="float" office:value="1631406.875" calcext:value-type="float">
            <text:p>1631406.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104249998927116" calcext:value-type="float">
            <text:p>0.104249998927116</text:p>
          </table:table-cell>
          <table:table-cell office:value-type="float" office:value="0.138750001788139" calcext:value-type="float">
            <text:p>0.138750001788139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3964698314667" calcext:value-type="float">
            <text:p>0.653964698314667</text:p>
          </table:table-cell>
          <table:table-cell office:value-type="float" office:value="300" calcext:value-type="float">
            <text:p>300</text:p>
          </table:table-cell>
          <table:table-cell office:value-type="float" office:value="9690" calcext:value-type="float">
            <text:p>9690</text:p>
          </table:table-cell>
          <table:table-cell office:value-type="float" office:value="9241" calcext:value-type="float">
            <text:p>9241</text:p>
          </table:table-cell>
          <table:table-cell office:value-type="float" office:value="1964" calcext:value-type="float">
            <text:p>1964</text:p>
          </table:table-cell>
          <table:table-cell office:value-type="float" office:value="1781" calcext:value-type="float">
            <text:p>178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0" calcext:value-type="float">
            <text:p>280</text:p>
          </table:table-cell>
          <table:table-cell office:value-type="float" office:value="287" calcext:value-type="float">
            <text:p>287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table:number-columns-repeated="2"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2" calcext:value-type="float">
            <text:p>282</text:p>
          </table:table-cell>
          <table:table-cell/>
          <table:table-cell table:formula="of:=SUM([.AM14:.AW14])" office:value-type="float" office:value="3113" calcext:value-type="float">
            <text:p>3113</text:p>
          </table:table-cell>
          <table:table-cell table:formula="of:=[.B14]/(MAX([.AM14:.AW14];[.B14]))" office:value-type="float" office:value="1" calcext:value-type="float">
            <text:p>1</text:p>
          </table:table-cell>
          <table:table-cell table:formula="of:=[.T14]*[.AZ14]" office:value-type="float" office:value="0.959999978542328" calcext:value-type="float">
            <text:p>0.959999978542328</text:p>
          </table:table-cell>
        </table:table-row>
        <table:table-row table:style-name="ro1">
          <table:table-cell office:value-type="string" calcext:value-type="string">
            <text:p>Fri Jun 02 19:09:00 UTC 2017</text:p>
          </table:table-cell>
          <table:table-cell office:value-type="float" office:value="350" calcext:value-type="float">
            <text:p>350</text:p>
          </table:table-cell>
          <table:table-cell office:value-type="float" office:value="1046794240" calcext:value-type="float">
            <text:p>1046794240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29925376" calcext:value-type="float">
            <text:p>29925376</text:p>
          </table:table-cell>
          <table:table-cell office:value-type="float" office:value="111543.53125" calcext:value-type="float">
            <text:p>111543.53125</text:p>
          </table:table-cell>
          <table:table-cell office:value-type="float" office:value="79" calcext:value-type="float">
            <text:p>79</text:p>
          </table:table-cell>
          <table:table-cell office:value-type="float" office:value="671391744" calcext:value-type="float">
            <text:p>671391744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5" calcext:value-type="float">
            <text:p>65</text:p>
          </table:table-cell>
          <table:table-cell office:value-type="float" office:value="68" calcext:value-type="float">
            <text:p>68</text:p>
          </table:table-cell>
          <table:table-cell office:value-type="float" office:value="700211200" calcext:value-type="float">
            <text:p>700211200</text:p>
          </table:table-cell>
          <table:table-cell office:value-type="float" office:value="638754816" calcext:value-type="float">
            <text:p>638754816</text:p>
          </table:table-cell>
          <table:table-cell office:value-type="float" office:value="1454376.875" calcext:value-type="float">
            <text:p>1454376.875</text:p>
          </table:table-cell>
          <table:table-cell office:value-type="string" calcext:value-type="string">
            <text:p>null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0974999964237213" calcext:value-type="float">
            <text:p>0.097499996423721</text:p>
          </table:table-cell>
          <table:table-cell office:value-type="float" office:value="0.127499997615814" calcext:value-type="float">
            <text:p>0.127499997615814</text:p>
          </table:table-cell>
          <table:table-cell office:value-type="float" office:value="0.962249994277954" calcext:value-type="float">
            <text:p>0.962249994277954</text:p>
          </table:table-cell>
          <table:table-cell office:value-type="float" office:value="0.652226328849793" calcext:value-type="float">
            <text:p>0.652226328849793</text:p>
          </table:table-cell>
          <table:table-cell office:value-type="float" office:value="300" calcext:value-type="float">
            <text:p>300</text:p>
          </table:table-cell>
          <table:table-cell office:value-type="float" office:value="8956" calcext:value-type="float">
            <text:p>8956</text:p>
          </table:table-cell>
          <table:table-cell office:value-type="float" office:value="8518" calcext:value-type="float">
            <text:p>8518</text:p>
          </table:table-cell>
          <table:table-cell office:value-type="float" office:value="1579" calcext:value-type="float">
            <text:p>1579</text:p>
          </table:table-cell>
          <table:table-cell office:value-type="float" office:value="1372" calcext:value-type="float">
            <text:p>137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7" calcext:value-type="float">
            <text:p>287</text:p>
          </table:table-cell>
          <table:table-cell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4" calcext:value-type="float">
            <text:p>284</text:p>
          </table:table-cell>
          <table:table-cell office:value-type="float" office:value="281" calcext:value-type="float">
            <text:p>281</text:p>
          </table:table-cell>
          <table:table-cell table:number-columns-repeated="3"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/>
          <table:table-cell table:formula="of:=SUM([.AM15:.AW15])" office:value-type="float" office:value="3110" calcext:value-type="float">
            <text:p>3110</text:p>
          </table:table-cell>
          <table:table-cell table:formula="of:=[.B15]/(MAX([.AM15:.AW15];[.B15]))" office:value-type="float" office:value="1" calcext:value-type="float">
            <text:p>1</text:p>
          </table:table-cell>
          <table:table-cell table:formula="of:=[.T15]*[.AZ15]" office:value-type="float" office:value="0.962249994277954" calcext:value-type="float">
            <text:p>0.962249994277954</text:p>
          </table:table-cell>
        </table:table-row>
        <table:table-row table:style-name="ro1">
          <table:table-cell office:value-type="string" calcext:value-type="string">
            <text:p>Fri Jun 02 19:08:00 UTC 2017</text:p>
          </table:table-cell>
          <table:table-cell office:value-type="float" office:value="362" calcext:value-type="float">
            <text:p>362</text:p>
          </table:table-cell>
          <table:table-cell office:value-type="float" office:value="1047814144" calcext:value-type="float">
            <text:p>1047814144</text:p>
          </table:table-cell>
          <table:table-cell office:value-type="float" office:value="7558032.5" calcext:value-type="float">
            <text:p>7558032.5</text:p>
          </table:table-cell>
          <table:table-cell office:value-type="float" office:value="28" calcext:value-type="float">
            <text:p>28</text:p>
          </table:table-cell>
          <table:table-cell office:value-type="float" office:value="30576640" calcext:value-type="float">
            <text:p>30576640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2" calcext:value-type="float">
            <text:p>82</text:p>
          </table:table-cell>
          <table:table-cell office:value-type="float" office:value="669847552" calcext:value-type="float">
            <text:p>669847552</text:p>
          </table:table-cell>
          <table:table-cell office:value-type="float" office:value="18937.111328125" calcext:value-type="float">
            <text:p>18937.111328125</text:p>
          </table:table-cell>
          <table:table-cell office:value-type="float" office:value="63" calcext:value-type="float">
            <text:p>63</text:p>
          </table:table-cell>
          <table:table-cell office:value-type="float" office:value="65" calcext:value-type="float">
            <text:p>65</text:p>
          </table:table-cell>
          <table:table-cell office:value-type="float" office:value="698687488" calcext:value-type="float">
            <text:p>698687488</text:p>
          </table:table-cell>
          <table:table-cell office:value-type="float" office:value="636100608" calcext:value-type="float">
            <text:p>636100608</text:p>
          </table:table-cell>
          <table:table-cell office:value-type="float" office:value="1454376.875" calcext:value-type="float">
            <text:p>1454376.875</text:p>
          </table:table-cell>
          <table:table-cell office:value-type="string" calcext:value-type="string">
            <text:p>null</text:p>
          </table:table-cell>
          <table:table-cell office:value-type="float" office:value="0.0802500024437905" calcext:value-type="float">
            <text:p>0.080250002443791</text:p>
          </table:table-cell>
          <table:table-cell office:value-type="float" office:value="0.100000001490116" calcext:value-type="float">
            <text:p>0.100000001490116</text:p>
          </table:table-cell>
          <table:table-cell office:value-type="float" office:value="0.126000002026558" calcext:value-type="float">
            <text:p>0.126000002026558</text:p>
          </table:table-cell>
          <table:table-cell office:value-type="float" office:value="0.959999978542328" calcext:value-type="float">
            <text:p>0.959999978542328</text:p>
          </table:table-cell>
          <table:table-cell office:value-type="float" office:value="0.651940584182739" calcext:value-type="float">
            <text:p>0.651940584182739</text:p>
          </table:table-cell>
          <table:table-cell office:value-type="float" office:value="300" calcext:value-type="float">
            <text:p>300</text:p>
          </table:table-cell>
          <table:table-cell office:value-type="float" office:value="8202" calcext:value-type="float">
            <text:p>8202</text:p>
          </table:table-cell>
          <table:table-cell office:value-type="float" office:value="7809" calcext:value-type="float">
            <text:p>7809</text:p>
          </table:table-cell>
          <table:table-cell office:value-type="float" office:value="1191" calcext:value-type="float">
            <text:p>1191</text:p>
          </table:table-cell>
          <table:table-cell office:value-type="float" office:value="994" calcext:value-type="float">
            <text:p>99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3" calcext:value-type="float">
            <text:p>283</text:p>
          </table:table-cell>
          <table:table-cell office:value-type="float" office:value="287" calcext:value-type="float">
            <text:p>287</text:p>
          </table:table-cell>
          <table:table-cell office:value-type="float" office:value="283" calcext:value-type="float">
            <text:p>283</text:p>
          </table:table-cell>
          <table:table-cell office:value-type="float" office:value="286" calcext:value-type="float">
            <text:p>286</text:p>
          </table:table-cell>
          <table:table-cell office:value-type="float" office:value="281" calcext:value-type="float">
            <text:p>281</text:p>
          </table:table-cell>
          <table:table-cell office:value-type="float" office:value="284" calcext:value-type="float">
            <text:p>284</text:p>
          </table:table-cell>
          <table:table-cell/>
          <table:table-cell table:formula="of:=SUM([.AM16:.AW16])" office:value-type="float" office:value="3126" calcext:value-type="float">
            <text:p>3126</text:p>
          </table:table-cell>
          <table:table-cell table:formula="of:=[.B16]/(MAX([.AM16:.AW16];[.B16]))" office:value-type="float" office:value="1" calcext:value-type="float">
            <text:p>1</text:p>
          </table:table-cell>
          <table:table-cell table:formula="of:=[.T16]*[.AZ16]" office:value-type="float" office:value="0.959999978542328" calcext:value-type="float">
            <text:p>0.959999978542328</text:p>
          </table:table-cell>
        </table:table-row>
        <table:table-row table:style-name="ro1">
          <table:table-cell office:value-type="string" calcext:value-type="string">
            <text:p>Fri Jun 02 19:07:00 UTC 2017</text:p>
          </table:table-cell>
          <table:table-cell office:value-type="float" office:value="358" calcext:value-type="float">
            <text:p>358</text:p>
          </table:table-cell>
          <table:table-cell office:value-type="float" office:value="1048006656" calcext:value-type="float">
            <text:p>1048006656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6" calcext:value-type="float">
            <text:p>26</text:p>
          </table:table-cell>
          <table:table-cell office:value-type="float" office:value="29069312" calcext:value-type="float">
            <text:p>29069312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79" calcext:value-type="float">
            <text:p>79</text:p>
          </table:table-cell>
          <table:table-cell office:value-type="float" office:value="665214976" calcext:value-type="float">
            <text:p>665214976</text:p>
          </table:table-cell>
          <table:table-cell office:value-type="float" office:value="18886.837890625" calcext:value-type="float">
            <text:p>18886.837890625</text:p>
          </table:table-cell>
          <table:table-cell office:value-type="float" office:value="61" calcext:value-type="float">
            <text:p>61</text:p>
          </table:table-cell>
          <table:table-cell office:value-type="float" office:value="64" calcext:value-type="float">
            <text:p>64</text:p>
          </table:table-cell>
          <table:table-cell office:value-type="float" office:value="695189504" calcext:value-type="float">
            <text:p>695189504</text:p>
          </table:table-cell>
          <table:table-cell office:value-type="float" office:value="630337536" calcext:value-type="float">
            <text:p>630337536</text:p>
          </table:table-cell>
          <table:table-cell office:value-type="float" office:value="1339620.75" calcext:value-type="float">
            <text:p>1339620.75</text:p>
          </table:table-cell>
          <table:table-cell office:value-type="string" calcext:value-type="string">
            <text:p>null</text:p>
          </table:table-cell>
          <table:table-cell office:value-type="float" office:value="0.0700000002980232" calcext:value-type="float">
            <text:p>0.070000000298023</text:p>
          </table:table-cell>
          <table:table-cell office:value-type="float" office:value="0.0977500006556511" calcext:value-type="float">
            <text:p>0.097750000655651</text:p>
          </table:table-cell>
          <table:table-cell office:value-type="float" office:value="0.127250000834465" calcext:value-type="float">
            <text:p>0.127250000834465</text:p>
          </table:table-cell>
          <table:table-cell office:value-type="float" office:value="0.961499989032745" calcext:value-type="float">
            <text:p>0.961499989032745</text:p>
          </table:table-cell>
          <table:table-cell office:value-type="float" office:value="0.651761531829834" calcext:value-type="float">
            <text:p>0.651761531829834</text:p>
          </table:table-cell>
          <table:table-cell office:value-type="float" office:value="250" calcext:value-type="float">
            <text:p>250</text:p>
          </table:table-cell>
          <table:table-cell office:value-type="float" office:value="7519" calcext:value-type="float">
            <text:p>7519</text:p>
          </table:table-cell>
          <table:table-cell office:value-type="float" office:value="7113" calcext:value-type="float">
            <text:p>7113</text:p>
          </table:table-cell>
          <table:table-cell office:value-type="float" office:value="871" calcext:value-type="float">
            <text:p>871</text:p>
          </table:table-cell>
          <table:table-cell office:value-type="float" office:value="745" calcext:value-type="float">
            <text:p>74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289" calcext:value-type="float">
            <text:p>289</text:p>
          </table:table-cell>
          <table:table-cell table:number-columns-repeated="2" office:value-type="float" office:value="286" calcext:value-type="float">
            <text:p>286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6" calcext:value-type="float">
            <text:p>286</text:p>
          </table:table-cell>
          <table:table-cell/>
          <table:table-cell table:formula="of:=SUM([.AM17:.AW17])" office:value-type="float" office:value="3157" calcext:value-type="float">
            <text:p>3157</text:p>
          </table:table-cell>
          <table:table-cell table:formula="of:=[.B17]/(MAX([.AM17:.AW17];[.B17]))" office:value-type="float" office:value="1" calcext:value-type="float">
            <text:p>1</text:p>
          </table:table-cell>
          <table:table-cell table:formula="of:=[.T17]*[.AZ17]" office:value-type="float" office:value="0.961499989032745" calcext:value-type="float">
            <text:p>0.961499989032745</text:p>
          </table:table-cell>
        </table:table-row>
        <table:table-row table:style-name="ro1">
          <table:table-cell office:value-type="string" calcext:value-type="string">
            <text:p>Fri Jun 02 19:06:00 UTC 2017</text:p>
          </table:table-cell>
          <table:table-cell office:value-type="float" office:value="339" calcext:value-type="float">
            <text:p>339</text:p>
          </table:table-cell>
          <table:table-cell office:value-type="float" office:value="1046724608" calcext:value-type="float">
            <text:p>1046724608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29241344" calcext:value-type="float">
            <text:p>29241344</text:p>
          </table:table-cell>
          <table:table-cell office:value-type="float" office:value="120863.8984375" calcext:value-type="float">
            <text:p>120863.8984375</text:p>
          </table:table-cell>
          <table:table-cell office:value-type="float" office:value="80" calcext:value-type="float">
            <text:p>80</text:p>
          </table:table-cell>
          <table:table-cell office:value-type="float" office:value="663126016" calcext:value-type="float">
            <text:p>663126016</text:p>
          </table:table-cell>
          <table:table-cell office:value-type="float" office:value="19151.125" calcext:value-type="float">
            <text:p>19151.125</text:p>
          </table:table-cell>
          <table:table-cell office:value-type="float" office:value="69" calcext:value-type="float">
            <text:p>69</text:p>
          </table:table-cell>
          <table:table-cell office:value-type="float" office:value="64" calcext:value-type="float">
            <text:p>64</text:p>
          </table:table-cell>
          <table:table-cell office:value-type="float" office:value="692514816" calcext:value-type="float">
            <text:p>692514816</text:p>
          </table:table-cell>
          <table:table-cell office:value-type="float" office:value="621654016" calcext:value-type="float">
            <text:p>621654016</text:p>
          </table:table-cell>
          <table:table-cell office:value-type="float" office:value="1604359" calcext:value-type="float">
            <text:p>1604359</text:p>
          </table:table-cell>
          <table:table-cell office:value-type="string" calcext:value-type="string">
            <text:p>null</text:p>
          </table:table-cell>
          <table:table-cell office:value-type="float" office:value="0.0684999972581863" calcext:value-type="float">
            <text:p>0.068499997258186</text:p>
          </table:table-cell>
          <table:table-cell office:value-type="float" office:value="0.0920000001788139" calcext:value-type="float">
            <text:p>0.092000000178814</text:p>
          </table:table-cell>
          <table:table-cell office:value-type="float" office:value="0.124750003218651" calcext:value-type="float">
            <text:p>0.124750003218651</text:p>
          </table:table-cell>
          <table:table-cell office:value-type="float" office:value="0.959500014781952" calcext:value-type="float">
            <text:p>0.959500014781952</text:p>
          </table:table-cell>
          <table:table-cell office:value-type="float" office:value="0.65161669254303" calcext:value-type="float">
            <text:p>0.65161669254303</text:p>
          </table:table-cell>
          <table:table-cell office:value-type="float" office:value="250" calcext:value-type="float">
            <text:p>250</text:p>
          </table:table-cell>
          <table:table-cell office:value-type="float" office:value="6829" calcext:value-type="float">
            <text:p>6829</text:p>
          </table:table-cell>
          <table:table-cell office:value-type="float" office:value="6436" calcext:value-type="float">
            <text:p>6436</text:p>
          </table:table-cell>
          <table:table-cell office:value-type="float" office:value="623" calcext:value-type="float">
            <text:p>623</text:p>
          </table:table-cell>
          <table:table-cell office:value-type="float" office:value="478" calcext:value-type="float">
            <text:p>47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2" calcext:value-type="float">
            <text:p>282</text:p>
          </table:table-cell>
          <table:table-cell table:number-columns-repeated="2"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office:value-type="float" office:value="282" calcext:value-type="float">
            <text:p>282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81" calcext:value-type="float">
            <text:p>281</text:p>
          </table:table-cell>
          <table:table-cell office:value-type="float" office:value="279" calcext:value-type="float">
            <text:p>279</text:p>
          </table:table-cell>
          <table:table-cell/>
          <table:table-cell table:formula="of:=SUM([.AM18:.AW18])" office:value-type="float" office:value="3094" calcext:value-type="float">
            <text:p>3094</text:p>
          </table:table-cell>
          <table:table-cell table:formula="of:=[.B18]/(MAX([.AM18:.AW18];[.B18]))" office:value-type="float" office:value="1" calcext:value-type="float">
            <text:p>1</text:p>
          </table:table-cell>
          <table:table-cell table:formula="of:=[.T18]*[.AZ18]" office:value-type="float" office:value="0.959500014781952" calcext:value-type="float">
            <text:p>0.959500014781952</text:p>
          </table:table-cell>
        </table:table-row>
        <table:table-row table:style-name="ro1">
          <table:table-cell office:value-type="string" calcext:value-type="string">
            <text:p>Fri Jun 02 19:05:00 UTC 2017</text:p>
          </table:table-cell>
          <table:table-cell office:value-type="float" office:value="372" calcext:value-type="float">
            <text:p>372</text:p>
          </table:table-cell>
          <table:table-cell office:value-type="float" office:value="1048494080" calcext:value-type="float">
            <text:p>1048494080</text:p>
          </table:table-cell>
          <table:table-cell office:value-type="float" office:value="7974525" calcext:value-type="float">
            <text:p>7974525</text:p>
          </table:table-cell>
          <table:table-cell office:value-type="float" office:value="29" calcext:value-type="float">
            <text:p>29</text:p>
          </table:table-cell>
          <table:table-cell office:value-type="float" office:value="30126080" calcext:value-type="float">
            <text:p>30126080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5" calcext:value-type="float">
            <text:p>85</text:p>
          </table:table-cell>
          <table:table-cell office:value-type="float" office:value="660672512" calcext:value-type="float">
            <text:p>660672512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6" calcext:value-type="float">
            <text:p>66</text:p>
          </table:table-cell>
          <table:table-cell office:value-type="float" office:value="64" calcext:value-type="float">
            <text:p>64</text:p>
          </table:table-cell>
          <table:table-cell office:value-type="float" office:value="686587904" calcext:value-type="float">
            <text:p>686587904</text:p>
          </table:table-cell>
          <table:table-cell office:value-type="float" office:value="616910848" calcext:value-type="float">
            <text:p>616910848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827500000596046" calcext:value-type="float">
            <text:p>0.082750000059605</text:p>
          </table:table-cell>
          <table:table-cell office:value-type="float" office:value="0.128250002861023" calcext:value-type="float">
            <text:p>0.128250002861023</text:p>
          </table:table-cell>
          <table:table-cell office:value-type="float" office:value="0.955999970436096" calcext:value-type="float">
            <text:p>0.955999970436096</text:p>
          </table:table-cell>
          <table:table-cell office:value-type="float" office:value="0.653514564037323" calcext:value-type="float">
            <text:p>0.653514564037323</text:p>
          </table:table-cell>
          <table:table-cell office:value-type="float" office:value="250" calcext:value-type="float">
            <text:p>250</text:p>
          </table:table-cell>
          <table:table-cell office:value-type="float" office:value="6148" calcext:value-type="float">
            <text:p>6148</text:p>
          </table:table-cell>
          <table:table-cell office:value-type="float" office:value="5752" calcext:value-type="float">
            <text:p>5752</text:p>
          </table:table-cell>
          <table:table-cell office:value-type="float" office:value="365" calcext:value-type="float">
            <text:p>365</text:p>
          </table:table-cell>
          <table:table-cell office:value-type="float" office:value="263" calcext:value-type="float">
            <text:p>26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2" calcext:value-type="float">
            <text:p>282</text:p>
          </table:table-cell>
          <table:table-cell office:value-type="float" office:value="283" calcext:value-type="float">
            <text:p>283</text:p>
          </table:table-cell>
          <table:table-cell table:number-columns-repeated="2" office:value-type="float" office:value="280" calcext:value-type="float">
            <text:p>280</text:p>
          </table:table-cell>
          <table:table-cell office:value-type="float" office:value="281" calcext:value-type="float">
            <text:p>281</text:p>
          </table:table-cell>
          <table:table-cell office:value-type="float" office:value="280" calcext:value-type="float">
            <text:p>280</text:p>
          </table:table-cell>
          <table:table-cell table:number-columns-repeated="2" office:value-type="float" office:value="281" calcext:value-type="float">
            <text:p>281</text:p>
          </table:table-cell>
          <table:table-cell/>
          <table:table-cell table:formula="of:=SUM([.AM19:.AW19])" office:value-type="float" office:value="3091" calcext:value-type="float">
            <text:p>3091</text:p>
          </table:table-cell>
          <table:table-cell table:formula="of:=[.B19]/(MAX([.AM19:.AW19];[.B19]))" office:value-type="float" office:value="1" calcext:value-type="float">
            <text:p>1</text:p>
          </table:table-cell>
          <table:table-cell table:formula="of:=[.T19]*[.AZ19]" office:value-type="float" office:value="0.955999970436096" calcext:value-type="float">
            <text:p>0.955999970436096</text:p>
          </table:table-cell>
        </table:table-row>
        <table:table-row table:style-name="ro1">
          <table:table-cell office:value-type="string" calcext:value-type="string">
            <text:p>Fri Jun 02 19:04:00 UTC 2017</text:p>
          </table:table-cell>
          <table:table-cell office:value-type="float" office:value="365" calcext:value-type="float">
            <text:p>365</text:p>
          </table:table-cell>
          <table:table-cell office:value-type="float" office:value="1048031232" calcext:value-type="float">
            <text:p>1048031232</text:p>
          </table:table-cell>
          <table:table-cell office:value-type="float" office:value="6960003.5" calcext:value-type="float">
            <text:p>6960003.5</text:p>
          </table:table-cell>
          <table:table-cell office:value-type="float" office:value="26" calcext:value-type="float">
            <text:p>26</text:p>
          </table:table-cell>
          <table:table-cell office:value-type="float" office:value="28770304" calcext:value-type="float">
            <text:p>28770304</text:p>
          </table:table-cell>
          <table:table-cell office:value-type="float" office:value="117115.765625" calcext:value-type="float">
            <text:p>117115.765625</text:p>
          </table:table-cell>
          <table:table-cell office:value-type="float" office:value="81" calcext:value-type="float">
            <text:p>81</text:p>
          </table:table-cell>
          <table:table-cell office:value-type="float" office:value="658182144" calcext:value-type="float">
            <text:p>658182144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683016192" calcext:value-type="float">
            <text:p>683016192</text:p>
          </table:table-cell>
          <table:table-cell office:value-type="float" office:value="615362560" calcext:value-type="float">
            <text:p>615362560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19999969005585" calcext:value-type="float">
            <text:p>0.071999996900559</text:p>
          </table:table-cell>
          <table:table-cell office:value-type="float" office:value="0.0844999998807907" calcext:value-type="float">
            <text:p>0.084499999880791</text:p>
          </table:table-cell>
          <table:table-cell office:value-type="float" office:value="0.125" calcext:value-type="float">
            <text:p>0.125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280105113983" calcext:value-type="float">
            <text:p>0.651280105113983</text:p>
          </table:table-cell>
          <table:table-cell office:value-type="float" office:value="200" calcext:value-type="float">
            <text:p>200</text:p>
          </table:table-cell>
          <table:table-cell office:value-type="float" office:value="5461" calcext:value-type="float">
            <text:p>5461</text:p>
          </table:table-cell>
          <table:table-cell office:value-type="float" office:value="5043" calcext:value-type="float">
            <text:p>5043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288" calcext:value-type="float">
            <text:p>288</text:p>
          </table:table-cell>
          <table:table-cell table:number-columns-repeated="2" office:value-type="float" office:value="287" calcext:value-type="float">
            <text:p>287</text:p>
          </table:table-cell>
          <table:table-cell office:value-type="float" office:value="290" calcext:value-type="float">
            <text:p>290</text:p>
          </table:table-cell>
          <table:table-cell office:value-type="float" office:value="286" calcext:value-type="float">
            <text:p>286</text:p>
          </table:table-cell>
          <table:table-cell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8" calcext:value-type="float">
            <text:p>288</text:p>
          </table:table-cell>
          <table:table-cell/>
          <table:table-cell table:formula="of:=SUM([.AM20:.AW20])" office:value-type="float" office:value="3154" calcext:value-type="float">
            <text:p>3154</text:p>
          </table:table-cell>
          <table:table-cell table:formula="of:=[.B20]/(MAX([.AM20:.AW20];[.B20]))" office:value-type="float" office:value="1" calcext:value-type="float">
            <text:p>1</text:p>
          </table:table-cell>
          <table:table-cell table:formula="of:=[.T20]*[.AZ20]" office:value-type="float" office:value="0.962000012397766" calcext:value-type="float">
            <text:p>0.962000012397766</text:p>
          </table:table-cell>
        </table:table-row>
        <table:table-row table:style-name="ro1">
          <table:table-cell office:value-type="string" calcext:value-type="string">
            <text:p>Fri Jun 02 19:03:00 UTC 2017</text:p>
          </table:table-cell>
          <table:table-cell office:value-type="float" office:value="324" calcext:value-type="float">
            <text:p>324</text:p>
          </table:table-cell>
          <table:table-cell office:value-type="float" office:value="1047687168" calcext:value-type="float">
            <text:p>1047687168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2" calcext:value-type="float">
            <text:p>22</text:p>
          </table:table-cell>
          <table:table-cell office:value-type="float" office:value="28651520" calcext:value-type="float">
            <text:p>28651520</text:p>
          </table:table-cell>
          <table:table-cell office:value-type="float" office:value="96237.0234375" calcext:value-type="float">
            <text:p>96237.0234375</text:p>
          </table:table-cell>
          <table:table-cell office:value-type="float" office:value="65" calcext:value-type="float">
            <text:p>65</text:p>
          </table:table-cell>
          <table:table-cell office:value-type="float" office:value="654663680" calcext:value-type="float">
            <text:p>654663680</text:p>
          </table:table-cell>
          <table:table-cell office:value-type="float" office:value="16071.2353515625" calcext:value-type="float">
            <text:p>16071.235351562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679604224" calcext:value-type="float">
            <text:p>679604224</text:p>
          </table:table-cell>
          <table:table-cell office:value-type="float" office:value="612634624" calcext:value-type="float">
            <text:p>612634624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92500004172325" calcext:value-type="float">
            <text:p>0.079250000417233</text:p>
          </table:table-cell>
          <table:table-cell office:value-type="float" office:value="0.0834999978542328" calcext:value-type="float">
            <text:p>0.083499997854233</text:p>
          </table:table-cell>
          <table:table-cell office:value-type="float" office:value="0.106499999761581" calcext:value-type="float">
            <text:p>0.106499999761581</text:p>
          </table:table-cell>
          <table:table-cell office:value-type="float" office:value="0.963249981403351" calcext:value-type="float">
            <text:p>0.963249981403351</text:p>
          </table:table-cell>
          <table:table-cell office:value-type="float" office:value="0.651052594184876" calcext:value-type="float">
            <text:p>0.651052594184876</text:p>
          </table:table-cell>
          <table:table-cell office:value-type="float" office:value="200" calcext:value-type="float">
            <text:p>200</text:p>
          </table:table-cell>
          <table:table-cell office:value-type="float" office:value="4737" calcext:value-type="float">
            <text:p>4737</text:p>
          </table:table-cell>
          <table:table-cell office:value-type="float" office:value="4287" calcext:value-type="float">
            <text:p>4287</text:p>
          </table:table-cell>
          <table:table-cell office:value-type="float" office:value="196" calcext:value-type="float">
            <text:p>196</text:p>
          </table:table-cell>
          <table:table-cell office:value-type="float" office:value="187" calcext:value-type="float">
            <text:p>187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2" calcext:value-type="float">
            <text:p>292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5" calcext:value-type="float">
            <text:p>295</text:p>
          </table:table-cell>
          <table:table-cell office:value-type="float" office:value="290" calcext:value-type="float">
            <text:p>290</text:p>
          </table:table-cell>
          <table:table-cell office:value-type="float" office:value="292" calcext:value-type="float">
            <text:p>292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0" calcext:value-type="float">
            <text:p>290</text:p>
          </table:table-cell>
          <table:table-cell/>
          <table:table-cell table:formula="of:=SUM([.AM21:.AW21])" office:value-type="float" office:value="3209" calcext:value-type="float">
            <text:p>3209</text:p>
          </table:table-cell>
          <table:table-cell table:formula="of:=[.B21]/(MAX([.AM21:.AW21];[.B21]))" office:value-type="float" office:value="1" calcext:value-type="float">
            <text:p>1</text:p>
          </table:table-cell>
          <table:table-cell table:formula="of:=[.T21]*[.AZ21]" office:value-type="float" office:value="0.963249981403351" calcext:value-type="float">
            <text:p>0.963249981403351</text:p>
          </table:table-cell>
        </table:table-row>
        <table:table-row table:style-name="ro1">
          <table:table-cell office:value-type="string" calcext:value-type="string">
            <text:p>Fri Jun 02 19:02:00 UTC 2017</text:p>
          </table:table-cell>
          <table:table-cell office:value-type="float" office:value="291" calcext:value-type="float">
            <text:p>291</text:p>
          </table:table-cell>
          <table:table-cell office:value-type="float" office:value="1046413312" calcext:value-type="float">
            <text:p>104641331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21" calcext:value-type="float">
            <text:p>21</text:p>
          </table:table-cell>
          <table:table-cell office:value-type="float" office:value="28475392" calcext:value-type="float">
            <text:p>28475392</text:p>
          </table:table-cell>
          <table:table-cell office:value-type="float" office:value="93501.1875" calcext:value-type="float">
            <text:p>93501.1875</text:p>
          </table:table-cell>
          <table:table-cell office:value-type="float" office:value="70" calcext:value-type="float">
            <text:p>70</text:p>
          </table:table-cell>
          <table:table-cell office:value-type="float" office:value="654569472" calcext:value-type="float">
            <text:p>654569472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678678528" calcext:value-type="float">
            <text:p>678678528</text:p>
          </table:table-cell>
          <table:table-cell office:value-type="float" office:value="617631744" calcext:value-type="float">
            <text:p>617631744</text:p>
          </table:table-cell>
          <table:table-cell office:value-type="float" office:value="1186463.25" calcext:value-type="float">
            <text:p>1186463.25</text:p>
          </table:table-cell>
          <table:table-cell office:value-type="string" calcext:value-type="string">
            <text:p>null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85000026226044" calcext:value-type="float">
            <text:p>0.078500002622604</text:p>
          </table:table-cell>
          <table:table-cell office:value-type="float" office:value="0.112000003457069" calcext:value-type="float">
            <text:p>0.112000003457069</text:p>
          </table:table-cell>
          <table:table-cell office:value-type="float" office:value="0.962000012397766" calcext:value-type="float">
            <text:p>0.962000012397766</text:p>
          </table:table-cell>
          <table:table-cell office:value-type="float" office:value="0.651347100734711" calcext:value-type="float">
            <text:p>0.651347100734711</text:p>
          </table:table-cell>
          <table:table-cell office:value-type="float" office:value="200" calcext:value-type="float">
            <text:p>200</text:p>
          </table:table-cell>
          <table:table-cell office:value-type="float" office:value="4033" calcext:value-type="float">
            <text:p>4033</text:p>
          </table:table-cell>
          <table:table-cell office:value-type="float" office:value="3624" calcext:value-type="float">
            <text:p>3624</text:p>
          </table:table-cell>
          <table:table-cell office:value-type="float" office:value="148" calcext:value-type="float">
            <text:p>148</text:p>
          </table:table-cell>
          <table:table-cell office:value-type="float" office:value="150" calcext:value-type="float">
            <text:p>15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6" calcext:value-type="float">
            <text:p>296</text:p>
          </table:table-cell>
          <table:table-cell office:value-type="float" office:value="294" calcext:value-type="float">
            <text:p>294</text:p>
          </table:table-cell>
          <table:table-cell office:value-type="float" office:value="290" calcext:value-type="float">
            <text:p>290</text:p>
          </table:table-cell>
          <table:table-cell office:value-type="float" office:value="296" calcext:value-type="float">
            <text:p>296</text:p>
          </table:table-cell>
          <table:table-cell office:value-type="float" office:value="293" calcext:value-type="float">
            <text:p>293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2" calcext:value-type="float">
            <text:p>292</text:p>
          </table:table-cell>
          <table:table-cell office:value-type="float" office:value="289" calcext:value-type="float">
            <text:p>289</text:p>
          </table:table-cell>
          <table:table-cell/>
          <table:table-cell table:formula="of:=SUM([.AM22:.AW22])" office:value-type="float" office:value="3215" calcext:value-type="float">
            <text:p>3215</text:p>
          </table:table-cell>
          <table:table-cell table:formula="of:=[.B22]/(MAX([.AM22:.AW22];[.B22]))" office:value-type="float" office:value="0.983108108108108" calcext:value-type="float">
            <text:p>0.983108108108108</text:p>
          </table:table-cell>
          <table:table-cell table:formula="of:=[.T22]*[.AZ22]" office:value-type="float" office:value="0.945750012188344" calcext:value-type="float">
            <text:p>0.945750012188344</text:p>
          </table:table-cell>
        </table:table-row>
        <table:table-row table:style-name="ro1">
          <table:table-cell office:value-type="string" calcext:value-type="string">
            <text:p>Fri Jun 02 19:01:00 UTC 2017</text:p>
          </table:table-cell>
          <table:table-cell office:value-type="float" office:value="279" calcext:value-type="float">
            <text:p>279</text:p>
          </table:table-cell>
          <table:table-cell office:value-type="float" office:value="1047498752" calcext:value-type="float">
            <text:p>1047498752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9" calcext:value-type="float">
            <text:p>19</text:p>
          </table:table-cell>
          <table:table-cell office:value-type="float" office:value="27766784" calcext:value-type="float">
            <text:p>2776678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66" calcext:value-type="float">
            <text:p>66</text:p>
          </table:table-cell>
          <table:table-cell office:value-type="float" office:value="652800000" calcext:value-type="float">
            <text:p>65280000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47" calcext:value-type="float">
            <text:p>47</text:p>
          </table:table-cell>
          <table:table-cell office:value-type="float" office:value="45" calcext:value-type="float">
            <text:p>45</text:p>
          </table:table-cell>
          <table:table-cell office:value-type="float" office:value="678506496" calcext:value-type="float">
            <text:p>678506496</text:p>
          </table:table-cell>
          <table:table-cell office:value-type="float" office:value="617230336" calcext:value-type="float">
            <text:p>617230336</text:p>
          </table:table-cell>
          <table:table-cell office:value-type="float" office:value="1017063.0625" calcext:value-type="float">
            <text:p>1017063.0625</text:p>
          </table:table-cell>
          <table:table-cell office:value-type="string" calcext:value-type="string">
            <text:p>null</text:p>
          </table:table-cell>
          <table:table-cell office:value-type="float" office:value="0.0930000022053719" calcext:value-type="float">
            <text:p>0.093000002205372</text:p>
          </table:table-cell>
          <table:table-cell office:value-type="float" office:value="0.0712499991059303" calcext:value-type="float">
            <text:p>0.07124999910593</text:p>
          </table:table-cell>
          <table:table-cell office:value-type="float" office:value="0.105499997735024" calcext:value-type="float">
            <text:p>0.105499997735024</text:p>
          </table:table-cell>
          <table:table-cell office:value-type="float" office:value="0.965250015258789" calcext:value-type="float">
            <text:p>0.965250015258789</text:p>
          </table:table-cell>
          <table:table-cell office:value-type="float" office:value="0.650225222110748" calcext:value-type="float">
            <text:p>0.650225222110748</text:p>
          </table:table-cell>
          <table:table-cell office:value-type="float" office:value="150" calcext:value-type="float">
            <text:p>150</text:p>
          </table:table-cell>
          <table:table-cell office:value-type="float" office:value="3437" calcext:value-type="float">
            <text:p>3437</text:p>
          </table:table-cell>
          <table:table-cell office:value-type="float" office:value="3041" calcext:value-type="float">
            <text:p>3041</text:p>
          </table:table-cell>
          <table:table-cell office:value-type="float" office:value="114" calcext:value-type="float">
            <text:p>114</text:p>
          </table:table-cell>
          <table:table-cell office:value-type="float" office:value="133" calcext:value-type="float">
            <text:p>13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294" calcext:value-type="float">
            <text:p>294</text:p>
          </table:table-cell>
          <table:table-cell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8" calcext:value-type="float">
            <text:p>298</text:p>
          </table:table-cell>
          <table:table-cell table:number-columns-repeated="2" office:value-type="float" office:value="297" calcext:value-type="float">
            <text:p>297</text:p>
          </table:table-cell>
          <table:table-cell office:value-type="float" office:value="299" calcext:value-type="float">
            <text:p>299</text:p>
          </table:table-cell>
          <table:table-cell office:value-type="float" office:value="298" calcext:value-type="float">
            <text:p>298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5" calcext:value-type="float">
            <text:p>295</text:p>
          </table:table-cell>
          <table:table-cell/>
          <table:table-cell table:formula="of:=SUM([.AM23:.AW23])" office:value-type="float" office:value="3264" calcext:value-type="float">
            <text:p>3264</text:p>
          </table:table-cell>
          <table:table-cell table:formula="of:=[.B23]/(MAX([.AM23:.AW23];[.B23]))" office:value-type="float" office:value="0.933110367892977" calcext:value-type="float">
            <text:p>0.933110367892977</text:p>
          </table:table-cell>
          <table:table-cell table:formula="of:=[.T23]*[.AZ23]" office:value-type="float" office:value="0.90068479684683" calcext:value-type="float">
            <text:p>0.90068479684683</text:p>
          </table:table-cell>
        </table:table-row>
        <table:table-row table:style-name="ro1">
          <table:table-cell office:value-type="string" calcext:value-type="string">
            <text:p>Fri Jun 02 19:00:00 UTC 2017</text:p>
          </table:table-cell>
          <table:table-cell office:value-type="float" office:value="242" calcext:value-type="float">
            <text:p>242</text:p>
          </table:table-cell>
          <table:table-cell office:value-type="float" office:value="1046142976" calcext:value-type="float">
            <text:p>1046142976</text:p>
          </table:table-cell>
          <table:table-cell office:value-type="float" office:value="4424586" calcext:value-type="float">
            <text:p>4424586</text:p>
          </table:table-cell>
          <table:table-cell office:value-type="float" office:value="16" calcext:value-type="float">
            <text:p>16</text:p>
          </table:table-cell>
          <table:table-cell office:value-type="float" office:value="27680768" calcext:value-type="float">
            <text:p>2768076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9" calcext:value-type="float">
            <text:p>49</text:p>
          </table:table-cell>
          <table:table-cell office:value-type="float" office:value="649396224" calcext:value-type="float">
            <text:p>649396224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7" calcext:value-type="float">
            <text:p>37</text:p>
          </table:table-cell>
          <table:table-cell office:value-type="float" office:value="36" calcext:value-type="float">
            <text:p>36</text:p>
          </table:table-cell>
          <table:table-cell office:value-type="float" office:value="677539840" calcext:value-type="float">
            <text:p>677539840</text:p>
          </table:table-cell>
          <table:table-cell office:value-type="float" office:value="616222720" calcext:value-type="float">
            <text:p>616222720</text:p>
          </table:table-cell>
          <table:table-cell office:value-type="float" office:value="844260.5625" calcext:value-type="float">
            <text:p>844260.5625</text:p>
          </table:table-cell>
          <table:table-cell office:value-type="float" office:value="764753.8125" calcext:value-type="float">
            <text:p>764753.8125</text:p>
          </table:table-cell>
          <table:table-cell office:value-type="float" office:value="0.0687500014901161" calcext:value-type="float">
            <text:p>0.068750001490116</text:p>
          </table:table-cell>
          <table:table-cell office:value-type="float" office:value="0.0734999999403954" calcext:value-type="float">
            <text:p>0.073499999940395</text:p>
          </table:table-cell>
          <table:table-cell office:value-type="float" office:value="0.0954999998211861" calcext:value-type="float">
            <text:p>0.095499999821186</text:p>
          </table:table-cell>
          <table:table-cell office:value-type="float" office:value="0.96875" calcext:value-type="float">
            <text:p>0.96875</text:p>
          </table:table-cell>
          <table:table-cell office:value-type="float" office:value="0.649952173233032" calcext:value-type="float">
            <text:p>0.649952173233032</text:p>
          </table:table-cell>
          <table:table-cell office:value-type="float" office:value="150" calcext:value-type="float">
            <text:p>150</text:p>
          </table:table-cell>
          <table:table-cell office:value-type="float" office:value="2864" calcext:value-type="float">
            <text:p>2864</text:p>
          </table:table-cell>
          <table:table-cell office:value-type="float" office:value="2473" calcext:value-type="float">
            <text:p>247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2" calcext:value-type="float">
            <text:p>302</text:p>
          </table:table-cell>
          <table:table-cell office:value-type="float" office:value="305" calcext:value-type="float">
            <text:p>305</text:p>
          </table:table-cell>
          <table:table-cell office:value-type="float" office:value="300" calcext:value-type="float">
            <text:p>300</text:p>
          </table:table-cell>
          <table:table-cell office:value-type="float" office:value="303" calcext:value-type="float">
            <text:p>303</text:p>
          </table:table-cell>
          <table:table-cell office:value-type="float" office:value="300" calcext:value-type="float">
            <text:p>300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office:value-type="float" office:value="299" calcext:value-type="float">
            <text:p>299</text:p>
          </table:table-cell>
          <table:table-cell office:value-type="float" office:value="302" calcext:value-type="float">
            <text:p>302</text:p>
          </table:table-cell>
          <table:table-cell office:value-type="float" office:value="301" calcext:value-type="float">
            <text:p>301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SUM([.AM24:.AW24])" office:value-type="float" office:value="3307" calcext:value-type="float">
            <text:p>3307</text:p>
          </table:table-cell>
          <table:table-cell table:formula="of:=[.B24]/(MAX([.AM24:.AW24];[.B24]))" office:value-type="float" office:value="0.79344262295082" calcext:value-type="float">
            <text:p>0.79344262295082</text:p>
          </table:table-cell>
          <table:table-cell table:formula="of:=[.T24]*[.AZ24]" office:value-type="float" office:value="0.768647540983607" calcext:value-type="float">
            <text:p>0.768647540983607</text:p>
          </table:table-cell>
        </table:table-row>
        <table:table-row table:style-name="ro1">
          <table:table-cell office:value-type="string" calcext:value-type="string">
            <text:p>Fri Jun 02 18:59:00 UTC 2017</text:p>
          </table:table-cell>
          <table:table-cell office:value-type="float" office:value="210" calcext:value-type="float">
            <text:p>210</text:p>
          </table:table-cell>
          <table:table-cell office:value-type="float" office:value="1045876736" calcext:value-type="float">
            <text:p>1045876736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3" calcext:value-type="float">
            <text:p>13</text:p>
          </table:table-cell>
          <table:table-cell office:value-type="float" office:value="29913088" calcext:value-type="float">
            <text:p>29913088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2" calcext:value-type="float">
            <text:p>42</text:p>
          </table:table-cell>
          <table:table-cell office:value-type="float" office:value="645038080" calcext:value-type="float">
            <text:p>645038080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677535744" calcext:value-type="float">
            <text:p>677535744</text:p>
          </table:table-cell>
          <table:table-cell office:value-type="float" office:value="615878656" calcext:value-type="float">
            <text:p>615878656</text:p>
          </table:table-cell>
          <table:table-cell office:value-type="float" office:value="516086.46875" calcext:value-type="float">
            <text:p>516086.46875</text:p>
          </table:table-cell>
          <table:table-cell office:value-type="string" calcext:value-type="string">
            <text:p>null</text:p>
          </table:table-cell>
          <table:table-cell office:value-type="float" office:value="0.0757500007748604" calcext:value-type="float">
            <text:p>0.07575000077486</text:p>
          </table:table-cell>
          <table:table-cell office:value-type="float" office:value="0.0659999996423721" calcext:value-type="float">
            <text:p>0.065999999642372</text:p>
          </table:table-cell>
          <table:table-cell office:value-type="float" office:value="0.0874999985098839" calcext:value-type="float">
            <text:p>0.087499998509884</text:p>
          </table:table-cell>
          <table:table-cell office:value-type="float" office:value="0.967750012874603" calcext:value-type="float">
            <text:p>0.967750012874603</text:p>
          </table:table-cell>
          <table:table-cell office:value-type="float" office:value="0.649848461151123" calcext:value-type="float">
            <text:p>0.649848461151123</text:p>
          </table:table-cell>
          <table:table-cell office:value-type="float" office:value="150" calcext:value-type="float">
            <text:p>150</text:p>
          </table:table-cell>
          <table:table-cell office:value-type="float" office:value="2310" calcext:value-type="float">
            <text:p>2310</text:p>
          </table:table-cell>
          <table:table-cell office:value-type="float" office:value="1971" calcext:value-type="float">
            <text:p>197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8" calcext:value-type="float">
            <text:p>308</text:p>
          </table:table-cell>
          <table:table-cell office:value-type="float" office:value="305" calcext:value-type="float">
            <text:p>305</text:p>
          </table:table-cell>
          <table:table-cell office:value-type="float" office:value="309" calcext:value-type="float">
            <text:p>309</text:p>
          </table:table-cell>
          <table:table-cell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float" office:value="307" calcext:value-type="float">
            <text:p>307</text:p>
          </table:table-cell>
          <table:table-cell/>
          <table:table-cell table:formula="of:=SUM([.AM25:.AW25])" office:value-type="float" office:value="3376" calcext:value-type="float">
            <text:p>3376</text:p>
          </table:table-cell>
          <table:table-cell table:formula="of:=[.B25]/(MAX([.AM25:.AW25];[.B25]))" office:value-type="float" office:value="0.679611650485437" calcext:value-type="float">
            <text:p>0.679611650485437</text:p>
          </table:table-cell>
          <table:table-cell table:formula="of:=[.T25]*[.AZ25]" office:value-type="float" office:value="0.657694183507012" calcext:value-type="float">
            <text:p>0.657694183507012</text:p>
          </table:table-cell>
        </table:table-row>
        <table:table-row table:style-name="ro1">
          <table:table-cell office:value-type="string" calcext:value-type="string">
            <text:p>Fri Jun 02 18:58:00 UTC 2017</text:p>
          </table:table-cell>
          <table:table-cell office:value-type="float" office:value="166" calcext:value-type="float">
            <text:p>166</text:p>
          </table:table-cell>
          <table:table-cell office:value-type="float" office:value="990547968" calcext:value-type="float">
            <text:p>990547968</text:p>
          </table:table-cell>
          <table:table-cell office:value-type="float" office:value="2940414.75" calcext:value-type="float">
            <text:p>2940414.75</text:p>
          </table:table-cell>
          <table:table-cell office:value-type="float" office:value="12" calcext:value-type="float">
            <text:p>12</text:p>
          </table:table-cell>
          <table:table-cell office:value-type="float" office:value="27009024" calcext:value-type="float">
            <text:p>27009024</text:p>
          </table:table-cell>
          <table:table-cell office:value-type="float" office:value="43812.64453125" calcext:value-type="float">
            <text:p>43812.64453125</text:p>
          </table:table-cell>
          <table:table-cell office:value-type="float" office:value="43" calcext:value-type="float">
            <text:p>43</text:p>
          </table:table-cell>
          <table:table-cell office:value-type="float" office:value="644968448" calcext:value-type="float">
            <text:p>644968448</text:p>
          </table:table-cell>
          <table:table-cell office:value-type="float" office:value="10435.2080078125" calcext:value-type="float">
            <text:p>10435.2080078125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678629376" calcext:value-type="float">
            <text:p>678629376</text:p>
          </table:table-cell>
          <table:table-cell office:value-type="float" office:value="615964672" calcext:value-type="float">
            <text:p>615964672</text:p>
          </table:table-cell>
          <table:table-cell office:value-type="float" office:value="516086.46875" calcext:value-type="float">
            <text:p>516086.46875</text:p>
          </table:table-cell>
          <table:table-cell office:value-type="string" calcext:value-type="string">
            <text:p>null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729999989271164" calcext:value-type="float">
            <text:p>0.072999998927116</text:p>
          </table:table-cell>
          <table:table-cell office:value-type="float" office:value="0.0832500010728836" calcext:value-type="float">
            <text:p>0.083250001072884</text:p>
          </table:table-cell>
          <table:table-cell office:value-type="float" office:value="0.977500021457672" calcext:value-type="float">
            <text:p>0.977500021457672</text:p>
          </table:table-cell>
          <table:table-cell office:value-type="float" office:value="0.644702792167664" calcext:value-type="float">
            <text:p>0.644702792167664</text:p>
          </table:table-cell>
          <table:table-cell office:value-type="float" office:value="100" calcext:value-type="float">
            <text:p>100</text:p>
          </table:table-cell>
          <table:table-cell office:value-type="float" office:value="1872" calcext:value-type="float">
            <text:p>1872</text:p>
          </table:table-cell>
          <table:table-cell office:value-type="float" office:value="1592" calcext:value-type="float">
            <text:p>1592</text:p>
          </table:table-cell>
          <table:table-cell office:value-type="float" office:value="68" calcext:value-type="float">
            <text:p>68</text:p>
          </table:table-cell>
          <table:table-cell office:value-type="float" office:value="66" calcext:value-type="float">
            <text:p>6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09" calcext:value-type="float">
            <text:p>309</text:p>
          </table:table-cell>
          <table:table-cell office:value-type="float" office:value="315" calcext:value-type="float">
            <text:p>315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15" calcext:value-type="float">
            <text:p>315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 office:value-type="float" office:value="312" calcext:value-type="float">
            <text:p>312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AM26:.AW26])" office:value-type="float" office:value="3431" calcext:value-type="float">
            <text:p>3431</text:p>
          </table:table-cell>
          <table:table-cell table:formula="of:=[.B26]/(MAX([.AM26:.AW26];[.B26]))" office:value-type="float" office:value="0.526984126984127" calcext:value-type="float">
            <text:p>0.526984126984127</text:p>
          </table:table-cell>
          <table:table-cell table:formula="of:=[.T26]*[.AZ26]" office:value-type="float" office:value="0.515126995434837" calcext:value-type="float">
            <text:p>0.515126995434837</text:p>
          </table:table-cell>
        </table:table-row>
        <table:table-row table:style-name="ro1">
          <table:table-cell office:value-type="string" calcext:value-type="string">
            <text:p>Fri Jun 02 18:57:00 UTC 2017</text:p>
          </table:table-cell>
          <table:table-cell office:value-type="float" office:value="146" calcext:value-type="float">
            <text:p>146</text:p>
          </table:table-cell>
          <table:table-cell office:value-type="float" office:value="997306368" calcext:value-type="float">
            <text:p>99730636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8" calcext:value-type="float">
            <text:p>8</text:p>
          </table:table-cell>
          <table:table-cell office:value-type="float" office:value="27066368" calcext:value-type="float">
            <text:p>27066368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30" calcext:value-type="float">
            <text:p>30</text:p>
          </table:table-cell>
          <table:table-cell office:value-type="float" office:value="643559424" calcext:value-type="float">
            <text:p>643559424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77306368" calcext:value-type="float">
            <text:p>677306368</text:p>
          </table:table-cell>
          <table:table-cell office:value-type="float" office:value="614748160" calcext:value-type="float">
            <text:p>614748160</text:p>
          </table:table-cell>
          <table:table-cell office:value-type="float" office:value="374292" calcext:value-type="float">
            <text:p>374292</text:p>
          </table:table-cell>
          <table:table-cell office:value-type="string" calcext:value-type="string">
            <text:p>null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547499991953373" calcext:value-type="float">
            <text:p>0.054749999195337</text:p>
          </table:table-cell>
          <table:table-cell office:value-type="float" office:value="0.0759999975562096" calcext:value-type="float">
            <text:p>0.07599999755621</text:p>
          </table:table-cell>
          <table:table-cell office:value-type="float" office:value="0.980750024318695" calcext:value-type="float">
            <text:p>0.980750024318695</text:p>
          </table:table-cell>
          <table:table-cell office:value-type="float" office:value="0.64526891708374" calcext:value-type="float">
            <text:p>0.64526891708374</text:p>
          </table:table-cell>
          <table:table-cell office:value-type="float" office:value="100" calcext:value-type="float">
            <text:p>100</text:p>
          </table:table-cell>
          <table:table-cell office:value-type="float" office:value="1521" calcext:value-type="float">
            <text:p>1521</text:p>
          </table:table-cell>
          <table:table-cell office:value-type="float" office:value="1238" calcext:value-type="float">
            <text:p>1238</text:p>
          </table:table-cell>
          <table:table-cell office:value-type="float" office:value="30" calcext:value-type="float">
            <text:p>30</text:p>
          </table:table-cell>
          <table:table-cell office:value-type="float" office:value="26" calcext:value-type="float">
            <text:p>26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office:value-type="float" office:value="317" calcext:value-type="float">
            <text:p>317</text:p>
          </table:table-cell>
          <table:table-cell office:value-type="float" office:value="319" calcext:value-type="float">
            <text:p>319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2" office:value-type="float" office:value="317" calcext:value-type="float">
            <text:p>317</text:p>
          </table:table-cell>
          <table:table-cell table:number-columns-repeated="2" office:value-type="float" office:value="318" calcext:value-type="float">
            <text:p>318</text:p>
          </table:table-cell>
          <table:table-cell office:value-type="float" office:value="320" calcext:value-type="float">
            <text:p>320</text:p>
          </table:table-cell>
          <table:table-cell/>
          <table:table-cell table:formula="of:=SUM([.AM27:.AW27])" office:value-type="float" office:value="3495" calcext:value-type="float">
            <text:p>3495</text:p>
          </table:table-cell>
          <table:table-cell table:formula="of:=[.B27]/(MAX([.AM27:.AW27];[.B27]))" office:value-type="float" office:value="0.45625" calcext:value-type="float">
            <text:p>0.45625</text:p>
          </table:table-cell>
          <table:table-cell table:formula="of:=[.T27]*[.AZ27]" office:value-type="float" office:value="0.447467198595405" calcext:value-type="float">
            <text:p>0.447467198595405</text:p>
          </table:table-cell>
        </table:table-row>
        <table:table-row table:style-name="ro1">
          <table:table-cell office:value-type="string" calcext:value-type="string">
            <text:p>Fri Jun 02 18:56:00 UTC 2017</text:p>
          </table:table-cell>
          <table:table-cell office:value-type="float" office:value="109" calcext:value-type="float">
            <text:p>109</text:p>
          </table:table-cell>
          <table:table-cell office:value-type="float" office:value="1052930048" calcext:value-type="float">
            <text:p>10529300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7" calcext:value-type="float">
            <text:p>7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7379.890625" calcext:value-type="float">
            <text:p>27379.890625</text:p>
          </table:table-cell>
          <table:table-cell office:value-type="float" office:value="27" calcext:value-type="float">
            <text:p>27</text:p>
          </table:table-cell>
          <table:table-cell office:value-type="float" office:value="643514368" calcext:value-type="float">
            <text:p>643514368</text:p>
          </table:table-cell>
          <table:table-cell office:value-type="float" office:value="5856.27587890625" calcext:value-type="float">
            <text:p>5856.27587890625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677437440" calcext:value-type="float">
            <text:p>677437440</text:p>
          </table:table-cell>
          <table:table-cell office:value-type="float" office:value="613400576" calcext:value-type="float">
            <text:p>613400576</text:p>
          </table:table-cell>
          <table:table-cell office:value-type="float" office:value="304701.0625" calcext:value-type="float">
            <text:p>304701.06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654999986290932" calcext:value-type="float">
            <text:p>0.065499998629093</text:p>
          </table:table-cell>
          <table:table-cell office:value-type="float" office:value="0.065250001847744" calcext:value-type="float">
            <text:p>0.065250001847744</text:p>
          </table:table-cell>
          <table:table-cell office:value-type="float" office:value="0.0682500004768372" calcext:value-type="float">
            <text:p>0.068250000476837</text:p>
          </table:table-cell>
          <table:table-cell office:value-type="float" office:value="0.982749998569488" calcext:value-type="float">
            <text:p>0.982749998569488</text:p>
          </table:table-cell>
          <table:table-cell office:value-type="float" office:value="0.649616062641144" calcext:value-type="float">
            <text:p>0.649616062641144</text:p>
          </table:table-cell>
          <table:table-cell office:value-type="float" office:value="100" calcext:value-type="float">
            <text:p>100</text:p>
          </table:table-cell>
          <table:table-cell office:value-type="float" office:value="1153" calcext:value-type="float">
            <text:p>1153</text:p>
          </table:table-cell>
          <table:table-cell office:value-type="float" office:value="936" calcext:value-type="float">
            <text:p>93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0" calcext:value-type="float">
            <text:p>3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23" calcext:value-type="float">
            <text:p>323</text:p>
          </table:table-cell>
          <table:table-cell office:value-type="float" office:value="319" calcext:value-type="float">
            <text:p>319</text:p>
          </table:table-cell>
          <table:table-cell office:value-type="float" office:value="326" calcext:value-type="float">
            <text:p>326</text:p>
          </table:table-cell>
          <table:table-cell table:number-columns-repeated="2" office:value-type="float" office:value="321" calcext:value-type="float">
            <text:p>321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/>
          <table:table-cell table:formula="of:=SUM([.AM28:.AW28])" office:value-type="float" office:value="3533" calcext:value-type="float">
            <text:p>3533</text:p>
          </table:table-cell>
          <table:table-cell table:formula="of:=[.B28]/(MAX([.AM28:.AW28];[.B28]))" office:value-type="float" office:value="0.334355828220859" calcext:value-type="float">
            <text:p>0.334355828220859</text:p>
          </table:table-cell>
          <table:table-cell table:formula="of:=[.T28]*[.AZ28]" office:value-type="float" office:value="0.328588189705749" calcext:value-type="float">
            <text:p>0.328588189705749</text:p>
          </table:table-cell>
        </table:table-row>
        <table:table-row table:style-name="ro1">
          <table:table-cell office:value-type="string" calcext:value-type="string">
            <text:p>Fri Jun 02 18:55:00 UTC 2017</text:p>
          </table:table-cell>
          <table:table-cell office:value-type="float" office:value="93" calcext:value-type="float">
            <text:p>93</text:p>
          </table:table-cell>
          <table:table-cell office:value-type="float" office:value="1061941248" calcext:value-type="float">
            <text:p>1061941248</text:p>
          </table:table-cell>
          <table:table-cell office:value-type="float" office:value="1612633" calcext:value-type="float">
            <text:p>1612633</text:p>
          </table:table-cell>
          <table:table-cell office:value-type="float" office:value="6" calcext:value-type="float">
            <text:p>6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28" calcext:value-type="float">
            <text:p>28</text:p>
          </table:table-cell>
          <table:table-cell office:value-type="float" office:value="643330048" calcext:value-type="float">
            <text:p>64333004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677523456" calcext:value-type="float">
            <text:p>677523456</text:p>
          </table:table-cell>
          <table:table-cell office:value-type="float" office:value="613027840" calcext:value-type="float">
            <text:p>613027840</text:p>
          </table:table-cell>
          <table:table-cell office:value-type="float" office:value="283410.28125" calcext:value-type="float">
            <text:p>283410.28125</text:p>
          </table:table-cell>
          <table:table-cell office:value-type="float" office:value="369646.75" calcext:value-type="float">
            <text:p>369646.75</text:p>
          </table:table-cell>
          <table:table-cell office:value-type="float" office:value="0.0764999985694885" calcext:value-type="float">
            <text:p>0.076499998569489</text:p>
          </table:table-cell>
          <table:table-cell office:value-type="float" office:value="0.0572500005364418" calcext:value-type="float">
            <text:p>0.057250000536442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983749985694885" calcext:value-type="float">
            <text:p>0.983749985694885</text:p>
          </table:table-cell>
          <table:table-cell office:value-type="float" office:value="0.650309860706329" calcext:value-type="float">
            <text:p>0.650309860706329</text:p>
          </table:table-cell>
          <table:table-cell office:value-type="float" office:value="50" calcext:value-type="float">
            <text:p>50</text:p>
          </table:table-cell>
          <table:table-cell office:value-type="float" office:value="911" calcext:value-type="float">
            <text:p>911</text:p>
          </table:table-cell>
          <table:table-cell office:value-type="float" office:value="741" calcext:value-type="float">
            <text:p>7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2" calcext:value-type="float">
            <text:p>322</text:p>
          </table:table-cell>
          <table:table-cell office:value-type="float" office:value="325" calcext:value-type="float">
            <text:p>325</text:p>
          </table:table-cell>
          <table:table-cell office:value-type="float" office:value="319" calcext:value-type="float">
            <text:p>319</text:p>
          </table:table-cell>
          <table:table-cell office:value-type="float" office:value="323" calcext:value-type="float">
            <text:p>323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office:value-type="float" office:value="318" calcext:value-type="float">
            <text:p>318</text:p>
          </table:table-cell>
          <table:table-cell office:value-type="float" office:value="325" calcext:value-type="float">
            <text:p>325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318" calcext:value-type="float">
            <text:p>318</text:p>
          </table:table-cell>
          <table:table-cell/>
          <table:table-cell table:formula="of:=SUM([.AM29:.AW29])" office:value-type="float" office:value="3536" calcext:value-type="float">
            <text:p>3536</text:p>
          </table:table-cell>
          <table:table-cell table:formula="of:=[.B29]/(MAX([.AM29:.AW29];[.B29]))" office:value-type="float" office:value="0.286153846153846" calcext:value-type="float">
            <text:p>0.286153846153846</text:p>
          </table:table-cell>
          <table:table-cell table:formula="of:=[.T29]*[.AZ29]" office:value-type="float" office:value="0.281503842060383" calcext:value-type="float">
            <text:p>0.281503842060383</text:p>
          </table:table-cell>
        </table:table-row>
        <table:table-row table:style-name="ro1">
          <table:table-cell office:value-type="string" calcext:value-type="string">
            <text:p>Fri Jun 02 18:54:00 UTC 2017</text:p>
          </table:table-cell>
          <table:table-cell office:value-type="float" office:value="76" calcext:value-type="float">
            <text:p>76</text:p>
          </table:table-cell>
          <table:table-cell office:value-type="float" office:value="1072721920" calcext:value-type="float">
            <text:p>1072721920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7" calcext:value-type="float">
            <text:p>17</text:p>
          </table:table-cell>
          <table:table-cell office:value-type="float" office:value="642564096" calcext:value-type="float">
            <text:p>642564096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676331520" calcext:value-type="float">
            <text:p>676331520</text:p>
          </table:table-cell>
          <table:table-cell office:value-type="float" office:value="613117952" calcext:value-type="float">
            <text:p>613117952</text:p>
          </table:table-cell>
          <table:table-cell office:value-type="float" office:value="167673.609375" calcext:value-type="float">
            <text:p>167673.609375</text:p>
          </table:table-cell>
          <table:table-cell office:value-type="float" office:value="198142.296875" calcext:value-type="float">
            <text:p>198142.296875</text:p>
          </table:table-cell>
          <table:table-cell office:value-type="float" office:value="0.0689999982714653" calcext:value-type="float">
            <text:p>0.068999998271465</text:p>
          </table:table-cell>
          <table:table-cell office:value-type="float" office:value="0.0529999993741512" calcext:value-type="float">
            <text:p>0.052999999374151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986999988555908" calcext:value-type="float">
            <text:p>0.986999988555908</text:p>
          </table:table-cell>
          <table:table-cell office:value-type="float" office:value="0.651572167873383" calcext:value-type="float">
            <text:p>0.651572167873383</text:p>
          </table:table-cell>
          <table:table-cell office:value-type="float" office:value="50" calcext:value-type="float">
            <text:p>50</text:p>
          </table:table-cell>
          <table:table-cell office:value-type="float" office:value="713" calcext:value-type="float">
            <text:p>713</text:p>
          </table:table-cell>
          <table:table-cell office:value-type="float" office:value="543" calcext:value-type="float">
            <text:p>54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4" calcext:value-type="float">
            <text:p>324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6" calcext:value-type="float">
            <text:p>326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SUM([.AM30:.AW30])" office:value-type="float" office:value="3584" calcext:value-type="float">
            <text:p>3584</text:p>
          </table:table-cell>
          <table:table-cell table:formula="of:=[.B30]/(MAX([.AM30:.AW30];[.B30]))" office:value-type="float" office:value="0.231707317073171" calcext:value-type="float">
            <text:p>0.231707317073171</text:p>
          </table:table-cell>
          <table:table-cell table:formula="of:=[.T30]*[.AZ30]" office:value-type="float" office:value="0.22869511929954" calcext:value-type="float">
            <text:p>0.22869511929954</text:p>
          </table:table-cell>
        </table:table-row>
        <table:table-row table:style-name="ro1">
          <table:table-cell office:value-type="string" calcext:value-type="string">
            <text:p>Fri Jun 02 18:53:00 UTC 2017</text:p>
          </table:table-cell>
          <table:table-cell office:value-type="float" office:value="51" calcext:value-type="float">
            <text:p>51</text:p>
          </table:table-cell>
          <table:table-cell office:value-type="float" office:value="1078964224" calcext:value-type="float">
            <text:p>1078964224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3" calcext:value-type="float">
            <text:p>3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4" calcext:value-type="float">
            <text:p>14</text:p>
          </table:table-cell>
          <table:table-cell office:value-type="float" office:value="639008768" calcext:value-type="float">
            <text:p>639008768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76421632" calcext:value-type="float">
            <text:p>676421632</text:p>
          </table:table-cell>
          <table:table-cell office:value-type="float" office:value="613326848" calcext:value-type="float">
            <text:p>61332684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97500014305115" calcext:value-type="float">
            <text:p>0.079750001430512</text:p>
          </table:table-cell>
          <table:table-cell office:value-type="float" office:value="0.0520000010728836" calcext:value-type="float">
            <text:p>0.05200000107288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980000019073486" calcext:value-type="float">
            <text:p>0.980000019073486</text:p>
          </table:table-cell>
          <table:table-cell office:value-type="float" office:value="0.652211666107178" calcext:value-type="float">
            <text:p>0.652211666107178</text:p>
          </table:table-cell>
          <table:table-cell office:value-type="float" office:value="50" calcext:value-type="float">
            <text:p>50</text:p>
          </table:table-cell>
          <table:table-cell office:value-type="float" office:value="509" calcext:value-type="float">
            <text:p>509</text:p>
          </table:table-cell>
          <table:table-cell office:value-type="float" office:value="387" calcext:value-type="float">
            <text:p>3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3" calcext:value-type="float">
            <text:p>323</text:p>
          </table:table-cell>
          <table:table-cell office:value-type="float" office:value="322" calcext:value-type="float">
            <text:p>322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4" calcext:value-type="float">
            <text:p>324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5" calcext:value-type="float">
            <text:p>325</text:p>
          </table:table-cell>
          <table:table-cell office:value-type="float" office:value="326" calcext:value-type="float">
            <text:p>326</text:p>
          </table:table-cell>
          <table:table-cell/>
          <table:table-cell table:formula="of:=SUM([.AM31:.AW31])" office:value-type="float" office:value="3582" calcext:value-type="float">
            <text:p>3582</text:p>
          </table:table-cell>
          <table:table-cell table:formula="of:=[.B31]/(MAX([.AM31:.AW31];[.B31]))" office:value-type="float" office:value="0.154545454545455" calcext:value-type="float">
            <text:p>0.154545454545455</text:p>
          </table:table-cell>
          <table:table-cell table:formula="of:=[.T31]*[.AZ31]" office:value-type="float" office:value="0.151454548402266" calcext:value-type="float">
            <text:p>0.151454548402266</text:p>
          </table:table-cell>
        </table:table-row>
        <table:table-row table:style-name="ro1">
          <table:table-cell office:value-type="string" calcext:value-type="string">
            <text:p>Fri Jun 02 18:52:00 UTC 2017</text:p>
          </table:table-cell>
          <table:table-cell office:value-type="float" office:value="42" calcext:value-type="float">
            <text:p>42</text:p>
          </table:table-cell>
          <table:table-cell office:value-type="float" office:value="1083117568" calcext:value-type="float">
            <text:p>1083117568</text:p>
          </table:table-cell>
          <table:table-cell office:value-type="float" office:value="660390.5625" calcext:value-type="float">
            <text:p>660390.5625</text:p>
          </table:table-cell>
          <table:table-cell office:value-type="float" office:value="2" calcext:value-type="float">
            <text:p>2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8031.06689453125" calcext:value-type="float">
            <text:p>8031.06689453125</text:p>
          </table:table-cell>
          <table:table-cell office:value-type="float" office:value="11" calcext:value-type="float">
            <text:p>11</text:p>
          </table:table-cell>
          <table:table-cell office:value-type="float" office:value="638656512" calcext:value-type="float">
            <text:p>638656512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75102720" calcext:value-type="float">
            <text:p>675102720</text:p>
          </table:table-cell>
          <table:table-cell office:value-type="float" office:value="613285888" calcext:value-type="float">
            <text:p>61328588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717500001192093" calcext:value-type="float">
            <text:p>0.071750000119209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0567499995231628" calcext:value-type="float">
            <text:p>0.056749999523163</text:p>
          </table:table-cell>
          <table:table-cell office:value-type="float" office:value="0.987500011920929" calcext:value-type="float">
            <text:p>0.987500011920929</text:p>
          </table:table-cell>
          <table:table-cell office:value-type="float" office:value="0.65237945318222" calcext:value-type="float">
            <text:p>0.65237945318222</text:p>
          </table:table-cell>
          <table:table-cell office:value-type="float" office:value="20" calcext:value-type="float">
            <text:p>20</text:p>
          </table:table-cell>
          <table:table-cell office:value-type="float" office:value="405" calcext:value-type="float">
            <text:p>405</text:p>
          </table:table-cell>
          <table:table-cell office:value-type="float" office:value="307" calcext:value-type="float">
            <text:p>30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27" calcext:value-type="float">
            <text:p>327</text:p>
          </table:table-cell>
          <table:table-cell office:value-type="float" office:value="325" calcext:value-type="float">
            <text:p>325</text:p>
          </table:table-cell>
          <table:table-cell office:value-type="float" office:value="327" calcext:value-type="float">
            <text:p>327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9" calcext:value-type="float">
            <text:p>329</text:p>
          </table:table-cell>
          <table:table-cell/>
          <table:table-cell table:formula="of:=SUM([.AM32:.AW32])" office:value-type="float" office:value="3611" calcext:value-type="float">
            <text:p>3611</text:p>
          </table:table-cell>
          <table:table-cell table:formula="of:=[.B32]/(MAX([.AM32:.AW32];[.B32]))" office:value-type="float" office:value="0.126888217522659" calcext:value-type="float">
            <text:p>0.126888217522659</text:p>
          </table:table-cell>
          <table:table-cell table:formula="of:=[.T32]*[.AZ32]" office:value-type="float" office:value="0.125302116316251" calcext:value-type="float">
            <text:p>0.125302116316251</text:p>
          </table:table-cell>
        </table:table-row>
        <table:table-row table:style-name="ro1">
          <table:table-cell office:value-type="string" calcext:value-type="string">
            <text:p>Fri Jun 02 18:51:00 UTC 2017</text:p>
          </table:table-cell>
          <table:table-cell office:value-type="float" office:value="36" calcext:value-type="float">
            <text:p>36</text:p>
          </table:table-cell>
          <table:table-cell office:value-type="float" office:value="1086726144" calcext:value-type="float">
            <text:p>1086726144</text:p>
          </table:table-cell>
          <table:table-cell office:value-type="float" office:value="439503.03125" calcext:value-type="float">
            <text:p>439503.0312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8" calcext:value-type="float">
            <text:p>8</text:p>
          </table:table-cell>
          <table:table-cell office:value-type="float" office:value="638644224" calcext:value-type="float">
            <text:p>638644224</text:p>
          </table:table-cell>
          <table:table-cell office:value-type="float" office:value="1505.39831542969" calcext:value-type="float">
            <text:p>1505.39831542969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676200448" calcext:value-type="float">
            <text:p>676200448</text:p>
          </table:table-cell>
          <table:table-cell office:value-type="float" office:value="613367808" calcext:value-type="float">
            <text:p>613367808</text:p>
          </table:table-cell>
          <table:table-cell office:value-type="float" office:value="40036.6328125" calcext:value-type="float">
            <text:p>40036.6328125</text:p>
          </table:table-cell>
          <table:table-cell office:value-type="float" office:value="136016.171875" calcext:value-type="float">
            <text:p>136016.171875</text:p>
          </table:table-cell>
          <table:table-cell office:value-type="float" office:value="0.0857499986886978" calcext:value-type="float">
            <text:p>0.085749998688698</text:p>
          </table:table-cell>
          <table:table-cell office:value-type="float" office:value="0.0560000017285347" calcext:value-type="float">
            <text:p>0.056000001728535</text:p>
          </table:table-cell>
          <table:table-cell office:value-type="float" office:value="0.0549999997019768" calcext:value-type="float">
            <text:p>0.054999999701977</text:p>
          </table:table-cell>
          <table:table-cell office:value-type="float" office:value="0.986249983310699" calcext:value-type="float">
            <text:p>0.986249983310699</text:p>
          </table:table-cell>
          <table:table-cell office:value-type="float" office:value="0.654829263687134" calcext:value-type="float">
            <text:p>0.654829263687134</text:p>
          </table:table-cell>
          <table:table-cell office:value-type="float" office:value="20" calcext:value-type="float">
            <text:p>20</text:p>
          </table:table-cell>
          <table:table-cell office:value-type="float" office:value="329" calcext:value-type="float">
            <text:p>329</text:p>
          </table:table-cell>
          <table:table-cell office:value-type="float" office:value="229" calcext:value-type="float">
            <text:p>2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1" calcext:value-type="float">
            <text:p>331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25" calcext:value-type="float">
            <text:p>325</text:p>
          </table:table-cell>
          <table:table-cell office:value-type="float" office:value="328" calcext:value-type="float">
            <text:p>328</text:p>
          </table:table-cell>
          <table:table-cell/>
          <table:table-cell table:formula="of:=SUM([.AM33:.AW33])" office:value-type="float" office:value="3616" calcext:value-type="float">
            <text:p>3616</text:p>
          </table:table-cell>
          <table:table-cell table:formula="of:=[.B33]/(MAX([.AM33:.AW33];[.B33]))" office:value-type="float" office:value="0.108761329305136" calcext:value-type="float">
            <text:p>0.108761329305136</text:p>
          </table:table-cell>
          <table:table-cell table:formula="of:=[.T33]*[.AZ33]" office:value-type="float" office:value="0.10726585921204" calcext:value-type="float">
            <text:p>0.10726585921204</text:p>
          </table:table-cell>
        </table:table-row>
        <table:table-row table:style-name="ro1">
          <table:table-cell office:value-type="string" calcext:value-type="string">
            <text:p>Fri Jun 02 18:50:00 UTC 2017</text:p>
          </table:table-cell>
          <table:table-cell office:value-type="float" office:value="24" calcext:value-type="float">
            <text:p>24</text:p>
          </table:table-cell>
          <table:table-cell office:value-type="float" office:value="1089400832" calcext:value-type="float">
            <text:p>1089400832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4984.9287109375" calcext:value-type="float">
            <text:p>4984.9287109375</text:p>
          </table:table-cell>
          <table:table-cell office:value-type="float" office:value="7" calcext:value-type="float">
            <text:p>7</text:p>
          </table:table-cell>
          <table:table-cell office:value-type="float" office:value="638509056" calcext:value-type="float">
            <text:p>638509056</text:p>
          </table:table-cell>
          <table:table-cell office:value-type="float" office:value="1208.52563476563" calcext:value-type="float">
            <text:p>1208.5256347656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290560" calcext:value-type="float">
            <text:p>676290560</text:p>
          </table:table-cell>
          <table:table-cell office:value-type="float" office:value="613453824" calcext:value-type="float">
            <text:p>613453824</text:p>
          </table:table-cell>
          <table:table-cell office:value-type="float" office:value="39178.8828125" calcext:value-type="float">
            <text:p>39178.8828125</text:p>
          </table:table-cell>
          <table:table-cell office:value-type="string" calcext:value-type="string">
            <text:p>null</text:p>
          </table:table-cell>
          <table:table-cell office:value-type="float" office:value="0.0804999992251396" calcext:value-type="float">
            <text:p>0.08049999922514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0485000014305115" calcext:value-type="float">
            <text:p>0.048500001430512</text:p>
          </table:table-cell>
          <table:table-cell office:value-type="float" office:value="0.976249992847443" calcext:value-type="float">
            <text:p>0.976249992847443</text:p>
          </table:table-cell>
          <table:table-cell office:value-type="float" office:value="0.652678430080414" calcext:value-type="float">
            <text:p>0.652678430080414</text:p>
          </table:table-cell>
          <table:table-cell office:value-type="float" office:value="20" calcext:value-type="float">
            <text:p>20</text:p>
          </table:table-cell>
          <table:table-cell office:value-type="float" office:value="248" calcext:value-type="float">
            <text:p>248</text:p>
          </table:table-cell>
          <table:table-cell office:value-type="float" office:value="166" calcext:value-type="float">
            <text:p>16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office:value-type="float" office:value="327" calcext:value-type="float">
            <text:p>327</text:p>
          </table:table-cell>
          <table:table-cell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2" calcext:value-type="float">
            <text:p>322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27" calcext:value-type="float">
            <text:p>327</text:p>
          </table:table-cell>
          <table:table-cell office:value-type="float" office:value="332" calcext:value-type="float">
            <text:p>332</text:p>
          </table:table-cell>
          <table:table-cell office:value-type="float" office:value="324" calcext:value-type="float">
            <text:p>324</text:p>
          </table:table-cell>
          <table:table-cell/>
          <table:table-cell table:formula="of:=SUM([.AM34:.AW34])" office:value-type="float" office:value="3597" calcext:value-type="float">
            <text:p>3597</text:p>
          </table:table-cell>
          <table:table-cell table:formula="of:=[.B34]/(MAX([.AM34:.AW34];[.B34]))" office:value-type="float" office:value="0.072289156626506" calcext:value-type="float">
            <text:p>0.072289156626506</text:p>
          </table:table-cell>
          <table:table-cell table:formula="of:=[.T34]*[.AZ34]" office:value-type="float" office:value="0.0705722886395742" calcext:value-type="float">
            <text:p>0.070572288639574</text:p>
          </table:table-cell>
        </table:table-row>
        <table:table-row table:style-name="ro1">
          <table:table-cell office:value-type="string" calcext:value-type="string">
            <text:p>Fri Jun 02 18:49:00 UTC 2017</text:p>
          </table:table-cell>
          <table:table-cell office:value-type="float" office:value="23" calcext:value-type="float">
            <text:p>23</text:p>
          </table:table-cell>
          <table:table-cell office:value-type="float" office:value="1092435968" calcext:value-type="float">
            <text:p>1092435968</text:p>
          </table:table-cell>
          <table:table-cell office:value-type="float" office:value="298856.34375" calcext:value-type="float">
            <text:p>298856.34375</text:p>
          </table:table-cell>
          <table:table-cell office:value-type="float" office:value="1" calcext:value-type="float">
            <text:p>1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7" calcext:value-type="float">
            <text:p>7</text:p>
          </table:table-cell>
          <table:table-cell office:value-type="float" office:value="638414848" calcext:value-type="float">
            <text:p>638414848</text:p>
          </table:table-cell>
          <table:table-cell office:value-type="float" office:value="1219.93530273438" calcext:value-type="float">
            <text:p>1219.9353027343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76384768" calcext:value-type="float">
            <text:p>676384768</text:p>
          </table:table-cell>
          <table:table-cell office:value-type="float" office:value="613531648" calcext:value-type="float">
            <text:p>613531648</text:p>
          </table:table-cell>
          <table:table-cell office:value-type="float" office:value="28638.5390625" calcext:value-type="float">
            <text:p>28638.5390625</text:p>
          </table:table-cell>
          <table:table-cell office:value-type="string" calcext:value-type="string">
            <text:p>null</text:p>
          </table:table-cell>
          <table:table-cell office:value-type="float" office:value="0.0694999992847443" calcext:value-type="float">
            <text:p>0.069499999284744</text:p>
          </table:table-cell>
          <table:table-cell office:value-type="float" office:value="0.0532499998807907" calcext:value-type="float">
            <text:p>0.053249999880791</text:p>
          </table:table-cell>
          <table:table-cell office:value-type="float" office:value="0.0512499995529652" calcext:value-type="float">
            <text:p>0.051249999552965</text:p>
          </table:table-cell>
          <table:table-cell office:value-type="float" office:value="0.989750027656555" calcext:value-type="float">
            <text:p>0.989750027656555</text:p>
          </table:table-cell>
          <table:table-cell office:value-type="float" office:value="0.654257297515869" calcext:value-type="float">
            <text:p>0.654257297515869</text:p>
          </table:table-cell>
          <table:table-cell office:value-type="float" office:value="10" calcext:value-type="float">
            <text:p>10</text:p>
          </table:table-cell>
          <table:table-cell office:value-type="float" office:value="202" calcext:value-type="float">
            <text:p>202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9" calcext:value-type="float">
            <text:p>329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28" calcext:value-type="float">
            <text:p>328</text:p>
          </table:table-cell>
          <table:table-cell office:value-type="float" office:value="330" calcext:value-type="float">
            <text:p>330</text:p>
          </table:table-cell>
          <table:table-cell table:number-columns-repeated="2"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SUM([.AM35:.AW35])" office:value-type="float" office:value="3632" calcext:value-type="float">
            <text:p>3632</text:p>
          </table:table-cell>
          <table:table-cell table:formula="of:=[.B35]/(MAX([.AM35:.AW35];[.B35]))" office:value-type="float" office:value="0.0688622754491018" calcext:value-type="float">
            <text:p>0.068862275449102</text:p>
          </table:table-cell>
          <table:table-cell table:formula="of:=[.T35]*[.AZ35]" office:value-type="float" office:value="0.0681564390302418" calcext:value-type="float">
            <text:p>0.068156439030242</text:p>
          </table:table-cell>
        </table:table-row>
        <table:table-row table:style-name="ro1">
          <table:table-cell office:value-type="string" calcext:value-type="string">
            <text:p>Fri Jun 02 18:48:00 UTC 2017</text:p>
          </table:table-cell>
          <table:table-cell office:value-type="float" office:value="17" calcext:value-type="float">
            <text:p>17</text:p>
          </table:table-cell>
          <table:table-cell office:value-type="float" office:value="1092960256" calcext:value-type="float">
            <text:p>1092960256</text:p>
          </table:table-cell>
          <table:table-cell office:value-type="float" office:value="173170.25" calcext:value-type="float">
            <text:p>173170.2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6656" calcext:value-type="float">
            <text:p>638406656</text:p>
          </table:table-cell>
          <table:table-cell office:value-type="float" office:value="684.873840332031" calcext:value-type="float">
            <text:p>684.8738403320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474880" calcext:value-type="float">
            <text:p>676474880</text:p>
          </table:table-cell>
          <table:table-cell office:value-type="float" office:value="613617664" calcext:value-type="float">
            <text:p>613617664</text:p>
          </table:table-cell>
          <table:table-cell office:value-type="float" office:value="19434.376953125" calcext:value-type="float">
            <text:p>19434.376953125</text:p>
          </table:table-cell>
          <table:table-cell office:value-type="string" calcext:value-type="string">
            <text:p>null</text:p>
          </table:table-cell>
          <table:table-cell office:value-type="float" office:value="0.0747499987483025" calcext:value-type="float">
            <text:p>0.074749998748303</text:p>
          </table:table-cell>
          <table:table-cell office:value-type="float" office:value="0.0527499988675118" calcext:value-type="float">
            <text:p>0.052749998867512</text:p>
          </table:table-cell>
          <table:table-cell office:value-type="float" office:value="0.0492499992251396" calcext:value-type="float">
            <text:p>0.04924999922514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5355215072632" calcext:value-type="float">
            <text:p>0.655355215072632</text:p>
          </table:table-cell>
          <table:table-cell office:value-type="float" office:value="10" calcext:value-type="float">
            <text:p>10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6" calcext:value-type="float">
            <text:p>336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SUM([.AM36:.AW36])" office:value-type="float" office:value="3660" calcext:value-type="float">
            <text:p>3660</text:p>
          </table:table-cell>
          <table:table-cell table:formula="of:=[.B36]/(MAX([.AM36:.AW36];[.B36]))" office:value-type="float" office:value="0.0505952380952381" calcext:value-type="float">
            <text:p>0.050595238095238</text:p>
          </table:table-cell>
          <table:table-cell table:formula="of:=[.T36]*[.AZ36]" office:value-type="float" office:value="0.0501145819822947" calcext:value-type="float">
            <text:p>0.050114581982295</text:p>
          </table:table-cell>
        </table:table-row>
        <table:table-row table:style-name="ro1">
          <table:table-cell office:value-type="string" calcext:value-type="string">
            <text:p>Fri Jun 02 18:47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5315456" calcext:value-type="float">
            <text:p>1095315456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5" calcext:value-type="float">
            <text:p>5</text:p>
          </table:table-cell>
          <table:table-cell office:value-type="float" office:value="638402560" calcext:value-type="float">
            <text:p>638402560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6564992" calcext:value-type="float">
            <text:p>676564992</text:p>
          </table:table-cell>
          <table:table-cell office:value-type="float" office:value="613707776" calcext:value-type="float">
            <text:p>613707776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635000020265579" calcext:value-type="float">
            <text:p>0.063500002026558</text:p>
          </table:table-cell>
          <table:table-cell office:value-type="float" office:value="0.050500001758337" calcext:value-type="float">
            <text:p>0.050500001758337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372858047485" calcext:value-type="float">
            <text:p>0.655372858047485</text:p>
          </table:table-cell>
          <table:table-cell office:value-type="float" office:value="10" calcext:value-type="float">
            <text:p>10</text:p>
          </table:table-cell>
          <table:table-cell office:value-type="float" office:value="121" calcext:value-type="float">
            <text:p>121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8" calcext:value-type="float">
            <text:p>328</text:p>
          </table:table-cell>
          <table:table-cell office:value-type="float" office:value="331" calcext:value-type="float">
            <text:p>331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 office:value-type="float" office:value="328" calcext:value-type="float">
            <text:p>328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1" calcext:value-type="float">
            <text:p>331</text:p>
          </table:table-cell>
          <table:table-cell office:value-type="float" office:value="330" calcext:value-type="float">
            <text:p>330</text:p>
          </table:table-cell>
          <table:table-cell/>
          <table:table-cell table:formula="of:=SUM([.AM37:.AW37])" office:value-type="float" office:value="3638" calcext:value-type="float">
            <text:p>3638</text:p>
          </table:table-cell>
          <table:table-cell table:formula="of:=[.B37]/(MAX([.AM37:.AW37];[.B37]))" office:value-type="float" office:value="0.03003003003003" calcext:value-type="float">
            <text:p>0.03003003003003</text:p>
          </table:table-cell>
          <table:table-cell table:formula="of:=[.T37]*[.AZ37]" office:value-type="float" office:value="0.0297297300161184" calcext:value-type="float">
            <text:p>0.029729730016119</text:p>
          </table:table-cell>
        </table:table-row>
        <table:table-row table:style-name="ro1">
          <table:table-cell office:value-type="string" calcext:value-type="string">
            <text:p>Fri Jun 02 18:46:00 UTC 2017</text:p>
          </table:table-cell>
          <table:table-cell office:value-type="float" office:value="14" calcext:value-type="float">
            <text:p>14</text:p>
          </table:table-cell>
          <table:table-cell office:value-type="float" office:value="1096454144" calcext:value-type="float">
            <text:p>1096454144</text:p>
          </table:table-cell>
          <table:table-cell office:value-type="float" office:value="152476.859375" calcext:value-type="float">
            <text:p>152476.859375</text:p>
          </table:table-cell>
          <table:table-cell office:value-type="float" office:value="0" calcext:value-type="float">
            <text:p>0</text:p>
          </table:table-cell>
          <table:table-cell office:value-type="float" office:value="25686016" calcext:value-type="float">
            <text:p>25686016</text:p>
          </table:table-cell>
          <table:table-cell office:value-type="float" office:value="2460.7919921875" calcext:value-type="float">
            <text:p>2460.7919921875</text:p>
          </table:table-cell>
          <table:table-cell office:value-type="float" office:value="6" calcext:value-type="float">
            <text:p>6</text:p>
          </table:table-cell>
          <table:table-cell office:value-type="float" office:value="638222336" calcext:value-type="float">
            <text:p>638222336</text:p>
          </table:table-cell>
          <table:table-cell office:value-type="float" office:value="691.152221679688" calcext:value-type="float">
            <text:p>691.15222167968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75643392" calcext:value-type="float">
            <text:p>675643392</text:p>
          </table:table-cell>
          <table:table-cell office:value-type="float" office:value="613801984" calcext:value-type="float">
            <text:p>613801984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810000002384186" calcext:value-type="float">
            <text:p>0.081000000238419</text:p>
          </table:table-cell>
          <table:table-cell office:value-type="float" office:value="0.0540000014007092" calcext:value-type="float">
            <text:p>0.054000001400709</text:p>
          </table:table-cell>
          <table:table-cell office:value-type="float" office:value="0.048250000923872" calcext:value-type="float">
            <text:p>0.048250000923872</text:p>
          </table:table-cell>
          <table:table-cell office:value-type="float" office:value="0.990249991416931" calcext:value-type="float">
            <text:p>0.990249991416931</text:p>
          </table:table-cell>
          <table:table-cell office:value-type="float" office:value="0.653247952461243" calcext:value-type="float">
            <text:p>0.653247952461243</text:p>
          </table:table-cell>
          <table:table-cell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0" calcext:value-type="float">
            <text:p>330</text:p>
          </table:table-cell>
          <table:table-cell office:value-type="float" office:value="331" calcext:value-type="float">
            <text:p>331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SUM([.AM38:.AW38])" office:value-type="float" office:value="3653" calcext:value-type="float">
            <text:p>3653</text:p>
          </table:table-cell>
          <table:table-cell table:formula="of:=[.B38]/(MAX([.AM38:.AW38];[.B38]))" office:value-type="float" office:value="0.0419161676646707" calcext:value-type="float">
            <text:p>0.041916167664671</text:p>
          </table:table-cell>
          <table:table-cell table:formula="of:=[.T38]*[.AZ38]" office:value-type="float" office:value="0.0415074846701708" calcext:value-type="float">
            <text:p>0.041507484670171</text:p>
          </table:table-cell>
        </table:table-row>
        <table:table-row table:style-name="ro1">
          <table:table-cell office:value-type="string" calcext:value-type="string">
            <text:p>Fri Jun 02 18:45:00 UTC 2017</text:p>
          </table:table-cell>
          <table:table-cell office:value-type="float" office:value="10" calcext:value-type="float">
            <text:p>10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1567.49877929688" calcext:value-type="float">
            <text:p>1567.49877929688</text:p>
          </table:table-cell>
          <table:table-cell office:value-type="float" office:value="7" calcext:value-type="float">
            <text:p>7</text:p>
          </table:table-cell>
          <table:table-cell office:value-type="float" office:value="638095360" calcext:value-type="float">
            <text:p>638095360</text:p>
          </table:table-cell>
          <table:table-cell office:value-type="float" office:value="359.337768554687" calcext:value-type="float">
            <text:p>359.33776855468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6741120" calcext:value-type="float">
            <text:p>676741120</text:p>
          </table:table-cell>
          <table:table-cell office:value-type="float" office:value="610910208" calcext:value-type="float">
            <text:p>610910208</text:p>
          </table:table-cell>
          <table:table-cell office:value-type="float" office:value="15792.73046875" calcext:value-type="float">
            <text:p>15792.73046875</text:p>
          </table:table-cell>
          <table:table-cell office:value-type="float" office:value="32431.16015625" calcext:value-type="float">
            <text:p>32431.16015625</text:p>
          </table:table-cell>
          <table:table-cell office:value-type="float" office:value="0.0737499967217445" calcext:value-type="float">
            <text:p>0.073749996721745</text:p>
          </table:table-cell>
          <table:table-cell office:value-type="float" office:value="0.0509999990463257" calcext:value-type="float">
            <text:p>0.050999999046326</text:p>
          </table:table-cell>
          <table:table-cell office:value-type="float" office:value="0.0507499985396862" calcext:value-type="float">
            <text:p>0.050749998539686</text:p>
          </table:table-cell>
          <table:table-cell office:value-type="float" office:value="0.990750014781952" calcext:value-type="float">
            <text:p>0.990750014781952</text:p>
          </table:table-cell>
          <table:table-cell office:value-type="float" office:value="0.653977930545807" calcext:value-type="float">
            <text:p>0.653977930545807</text:p>
          </table:table-cell>
          <table:table-cell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table:number-columns-repeated="2" office:value-type="float" office:value="333" calcext:value-type="float">
            <text:p>333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4" calcext:value-type="float">
            <text:p>334</text:p>
          </table:table-cell>
          <table:table-cell office:value-type="float" office:value="336" calcext:value-type="float">
            <text:p>336</text:p>
          </table:table-cell>
          <table:table-cell office:value-type="float" office:value="332" calcext:value-type="float">
            <text:p>332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/>
          <table:table-cell table:formula="of:=SUM([.AM39:.AW39])" office:value-type="float" office:value="3665" calcext:value-type="float">
            <text:p>3665</text:p>
          </table:table-cell>
          <table:table-cell table:formula="of:=[.B39]/(MAX([.AM39:.AW39];[.B39]))" office:value-type="float" office:value="0.0297619047619048" calcext:value-type="float">
            <text:p>0.029761904761905</text:p>
          </table:table-cell>
          <table:table-cell table:formula="of:=[.T39]*[.AZ39]" office:value-type="float" office:value="0.0294866075827962" calcext:value-type="float">
            <text:p>0.029486607582796</text:p>
          </table:table-cell>
        </table:table-row>
        <table:table-row table:style-name="ro1">
          <table:table-cell office:value-type="string" calcext:value-type="string">
            <text:p>Fri Jun 02 18:44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103545.703125" calcext:value-type="float">
            <text:p>103545.703125</text:p>
          </table:table-cell>
          <table:table-cell office:value-type="float" office:value="0" calcext:value-type="float">
            <text:p>0</text:p>
          </table:table-cell>
          <table:table-cell office:value-type="float" office:value="25681920" calcext:value-type="float">
            <text:p>25681920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5" calcext:value-type="float">
            <text:p>5</text:p>
          </table:table-cell>
          <table:table-cell office:value-type="float" office:value="635875328" calcext:value-type="float">
            <text:p>635875328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6835328" calcext:value-type="float">
            <text:p>676835328</text:p>
          </table:table-cell>
          <table:table-cell office:value-type="float" office:value="611000320" calcext:value-type="float">
            <text:p>611000320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692500025033951" calcext:value-type="float">
            <text:p>0.069250002503395</text:p>
          </table:table-cell>
          <table:table-cell office:value-type="float" office:value="0.047749999910593" calcext:value-type="float">
            <text:p>0.047749999910593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0000009536743" calcext:value-type="float">
            <text:p>0.990000009536743</text:p>
          </table:table-cell>
          <table:table-cell office:value-type="float" office:value="0.655177593231201" calcext:value-type="float">
            <text:p>0.655177593231201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27" calcext:value-type="float">
            <text:p>327</text:p>
          </table:table-cell>
          <table:table-cell table:number-columns-repeated="3"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2" calcext:value-type="float">
            <text:p>332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0" calcext:value-type="float">
            <text:p>330</text:p>
          </table:table-cell>
          <table:table-cell office:value-type="float" office:value="334" calcext:value-type="float">
            <text:p>334</text:p>
          </table:table-cell>
          <table:table-cell/>
          <table:table-cell table:formula="of:=SUM([.AM40:.AW40])" office:value-type="float" office:value="3655" calcext:value-type="float">
            <text:p>3655</text:p>
          </table:table-cell>
          <table:table-cell table:formula="of:=[.B40]/(MAX([.AM40:.AW40];[.B40]))" office:value-type="float" office:value="0.0208955223880597" calcext:value-type="float">
            <text:p>0.02089552238806</text:p>
          </table:table-cell>
          <table:table-cell table:formula="of:=[.T40]*[.AZ40]" office:value-type="float" office:value="0.0206865673634543" calcext:value-type="float">
            <text:p>0.020686567363454</text:p>
          </table:table-cell>
        </table:table-row>
        <table:table-row table:style-name="ro1">
          <table:table-cell office:value-type="string" calcext:value-type="string">
            <text:p>Fri Jun 02 18:43:00 UTC 2017</text:p>
          </table:table-cell>
          <table:table-cell office:value-type="float" office:value="7" calcext:value-type="float">
            <text:p>7</text:p>
          </table:table-cell>
          <table:table-cell office:value-type="float" office:value="1095311360" calcext:value-type="float">
            <text:p>109531136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4" calcext:value-type="float">
            <text:p>4</text:p>
          </table:table-cell>
          <table:table-cell office:value-type="float" office:value="635871232" calcext:value-type="float">
            <text:p>635871232</text:p>
          </table:table-cell>
          <table:table-cell office:value-type="float" office:value="359.337768554687" calcext:value-type="float">
            <text:p>359.337768554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75909632" calcext:value-type="float">
            <text:p>675909632</text:p>
          </table:table-cell>
          <table:table-cell office:value-type="float" office:value="611086336" calcext:value-type="float">
            <text:p>61108633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87499994039536" calcext:value-type="float">
            <text:p>0.078749999403954</text:p>
          </table:table-cell>
          <table:table-cell office:value-type="float" office:value="0.0557500012218952" calcext:value-type="float">
            <text:p>0.055750001221895</text:p>
          </table:table-cell>
          <table:table-cell office:value-type="float" office:value="0.0467500016093254" calcext:value-type="float">
            <text:p>0.046750001609326</text:p>
          </table:table-cell>
          <table:table-cell office:value-type="float" office:value="0.990499973297119" calcext:value-type="float">
            <text:p>0.990499973297119</text:p>
          </table:table-cell>
          <table:table-cell office:value-type="float" office:value="0.65304046869278" calcext:value-type="float">
            <text:p>0.65304046869278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4" calcext:value-type="float">
            <text:p>334</text:p>
          </table:table-cell>
          <table:table-cell office:value-type="float" office:value="330" calcext:value-type="float">
            <text:p>330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 office:value-type="float" office:value="331" calcext:value-type="float">
            <text:p>331</text:p>
          </table:table-cell>
          <table:table-cell office:value-type="float" office:value="333" calcext:value-type="float">
            <text:p>333</text:p>
          </table:table-cell>
          <table:table-cell office:value-type="float" office:value="335" calcext:value-type="float">
            <text:p>335</text:p>
          </table:table-cell>
          <table:table-cell office:value-type="float" office:value="333" calcext:value-type="float">
            <text:p>333</text:p>
          </table:table-cell>
          <table:table-cell/>
          <table:table-cell table:formula="of:=SUM([.AM41:.AW41])" office:value-type="float" office:value="3664" calcext:value-type="float">
            <text:p>3664</text:p>
          </table:table-cell>
          <table:table-cell table:formula="of:=[.B41]/(MAX([.AM41:.AW41];[.B41]))" office:value-type="float" office:value="0.0208955223880597" calcext:value-type="float">
            <text:p>0.02089552238806</text:p>
          </table:table-cell>
          <table:table-cell table:formula="of:=[.T41]*[.AZ41]" office:value-type="float" office:value="0.0206970143674025" calcext:value-type="float">
            <text:p>0.020697014367403</text:p>
          </table:table-cell>
        </table:table-row>
        <table:table-row table:style-name="ro1">
          <table:table-cell office:value-type="string" calcext:value-type="string">
            <text:p>Fri Jun 02 18:42:00 UTC 2017</text:p>
          </table:table-cell>
          <table:table-cell office:value-type="float" office:value="5" calcext:value-type="float">
            <text:p>5</text:p>
          </table:table-cell>
          <table:table-cell office:value-type="float" office:value="1096323072" calcext:value-type="float">
            <text:p>1096323072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0" calcext:value-type="float">
            <text:p>0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2" calcext:value-type="float">
            <text:p>2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77011456" calcext:value-type="float">
            <text:p>677011456</text:p>
          </table:table-cell>
          <table:table-cell office:value-type="float" office:value="611168256" calcext:value-type="float">
            <text:p>611168256</text:p>
          </table:table-cell>
          <table:table-cell office:value-type="float" office:value="3742.83520507812" calcext:value-type="float">
            <text:p>3742.83520507812</text:p>
          </table:table-cell>
          <table:table-cell office:value-type="float" office:value="57.4557037353516" calcext:value-type="float">
            <text:p>57.4557037353516</text:p>
          </table:table-cell>
          <table:table-cell office:value-type="float" office:value="0.0724999979138374" calcext:value-type="float">
            <text:p>0.072499997913838</text:p>
          </table:table-cell>
          <table:table-cell office:value-type="float" office:value="0.0434999987483025" calcext:value-type="float">
            <text:p>0.043499998748303</text:p>
          </table:table-cell>
          <table:table-cell office:value-type="float" office:value="0.059749998152256" calcext:value-type="float">
            <text:p>0.059749998152256</text:p>
          </table:table-cell>
          <table:table-cell office:value-type="float" office:value="0.99150002002716" calcext:value-type="float">
            <text:p>0.99150002002716</text:p>
          </table:table-cell>
          <table:table-cell office:value-type="float" office:value="0.652990102767944" calcext:value-type="float">
            <text:p>0.652990102767944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8" office:value-type="string" calcext:value-type="string">
            <text:p>null</text:p>
          </table:table-cell>
          <table:table-cell office:value-type="float" office:value="333" calcext:value-type="float">
            <text:p>333</text:p>
          </table:table-cell>
          <table:table-cell table:number-columns-repeated="2" office:value-type="float" office:value="332" calcext:value-type="float">
            <text:p>332</text:p>
          </table:table-cell>
          <table:table-cell table:number-columns-repeated="2" office:value-type="float" office:value="334" calcext:value-type="float">
            <text:p>334</text:p>
          </table:table-cell>
          <table:table-cell table:number-columns-repeated="2" office:value-type="float" office:value="335" calcext:value-type="float">
            <text:p>335</text:p>
          </table:table-cell>
          <table:table-cell office:value-type="float" office:value="334" calcext:value-type="float">
            <text:p>334</text:p>
          </table:table-cell>
          <table:table-cell office:value-type="float" office:value="332" calcext:value-type="float">
            <text:p>332</text:p>
          </table:table-cell>
          <table:table-cell office:value-type="float" office:value="335" calcext:value-type="float">
            <text:p>335</text:p>
          </table:table-cell>
          <table:table-cell office:value-type="float" office:value="336" calcext:value-type="float">
            <text:p>336</text:p>
          </table:table-cell>
          <table:table-cell/>
          <table:table-cell table:formula="of:=SUM([.AM42:.AW42])" office:value-type="float" office:value="3672" calcext:value-type="float">
            <text:p>3672</text:p>
          </table:table-cell>
          <table:table-cell table:formula="of:=[.B42]/(MAX([.AM42:.AW42];[.B42]))" office:value-type="float" office:value="0.0148809523809524" calcext:value-type="float">
            <text:p>0.014880952380952</text:p>
          </table:table-cell>
          <table:table-cell table:formula="of:=[.T42]*[.AZ42]" office:value-type="float" office:value="0.0147544645837375" calcext:value-type="float">
            <text:p>0.014754464583738</text:p>
          </table:table-cell>
        </table:table-row>
        <table:table-row table:style-name="ro1">
          <table:table-cell office:value-type="string" calcext:value-type="string">
            <text:p>Fri Jun 02 18:41:00 UTC 2017</text:p>
          </table:table-cell>
          <table:table-cell office:value-type="float" office:value="1" calcext:value-type="float">
            <text:p>1</text:p>
          </table:table-cell>
          <table:table-cell office:value-type="float" office:value="1095966720" calcext:value-type="float">
            <text:p>1095966720</text:p>
          </table:table-cell>
          <table:table-cell office:value-type="float" office:value="3331413" calcext:value-type="float">
            <text:p>3331413</text:p>
          </table:table-cell>
          <table:table-cell office:value-type="float" office:value="14" calcext:value-type="float">
            <text:p>14</text:p>
          </table:table-cell>
          <table:table-cell office:value-type="float" office:value="25669632" calcext:value-type="float">
            <text:p>25669632</text:p>
          </table:table-cell>
          <table:table-cell office:value-type="float" office:value="43706.21484375" calcext:value-type="float">
            <text:p>43706.21484375</text:p>
          </table:table-cell>
          <table:table-cell office:value-type="float" office:value="31" calcext:value-type="float">
            <text:p>31</text:p>
          </table:table-cell>
          <table:table-cell office:value-type="float" office:value="635867136" calcext:value-type="float">
            <text:p>635867136</text:p>
          </table:table-cell>
          <table:table-cell office:value-type="float" office:value="5693.5166015625" calcext:value-type="float">
            <text:p>5693.5166015625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677097472" calcext:value-type="float">
            <text:p>677097472</text:p>
          </table:table-cell>
          <table:table-cell office:value-type="float" office:value="611254272" calcext:value-type="float">
            <text:p>611254272</text:p>
          </table:table-cell>
          <table:table-cell office:value-type="float" office:value="1594334.5" calcext:value-type="float">
            <text:p>1594334.5</text:p>
          </table:table-cell>
          <table:table-cell office:value-type="float" office:value="1663649.375" calcext:value-type="float">
            <text:p>1663649.375</text:p>
          </table:table-cell>
          <table:table-cell office:value-type="float" office:value="0.10700000077486" calcext:value-type="float">
            <text:p>0.10700000077486</text:p>
          </table:table-cell>
          <table:table-cell office:value-type="float" office:value="0.0927499979734421" calcext:value-type="float">
            <text:p>0.092749997973442</text:p>
          </table:table-cell>
          <table:table-cell office:value-type="float" office:value="0.11150000244379" calcext:value-type="float">
            <text:p>0.11150000244379</text:p>
          </table:table-cell>
          <table:table-cell office:value-type="float" office:value="0.977999985218048" calcext:value-type="float">
            <text:p>0.977999985218048</text:p>
          </table:table-cell>
          <table:table-cell office:value-type="float" office:value="0.653051733970642" calcext:value-type="float">
            <text:p>0.653051733970642</text:p>
          </table:table-cell>
          <table:table-cell office:value-type="float" office:value="3" calcext:value-type="float">
            <text:p>3</text:p>
          </table:table-cell>
          <table:table-cell table:number-columns-repeated="16" office:value-type="string" calcext:value-type="string">
            <text:p>null</text:p>
          </table:table-cell>
          <table:table-cell office:value-type="float" office:value="312" calcext:value-type="float">
            <text:p>312</text:p>
          </table:table-cell>
          <table:table-cell office:value-type="float" office:value="311" calcext:value-type="float">
            <text:p>311</text:p>
          </table:table-cell>
          <table:table-cell office:value-type="float" office:value="316" calcext:value-type="float">
            <text:p>316</text:p>
          </table:table-cell>
          <table:table-cell table:number-columns-repeated="2" office:value-type="float" office:value="306" calcext:value-type="float">
            <text:p>306</text:p>
          </table:table-cell>
          <table:table-cell office:value-type="float" office:value="305" calcext:value-type="float">
            <text:p>305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/>
          <table:table-cell table:formula="of:=SUM([.AM43:.AW43])" office:value-type="float" office:value="3401" calcext:value-type="float">
            <text:p>3401</text:p>
          </table:table-cell>
          <table:table-cell table:formula="of:=[.B43]/(MAX([.AM43:.AW43];[.B43]))" office:value-type="float" office:value="0.00316455696202532" calcext:value-type="float">
            <text:p>0.003164556962025</text:p>
          </table:table-cell>
          <table:table-cell table:formula="of:=[.T43]*[.AZ43]" office:value-type="float" office:value="0.00309493666208243" calcext:value-type="float">
            <text:p>0.00309493666208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06T17:21:45.318485640</dc:date>
    <meta:editing-duration>PT10M3S</meta:editing-duration>
    <meta:editing-cycles>1</meta:editing-cycles>
    <meta:document-statistic meta:table-count="2" meta:cell-count="19874" meta:object-count="1"/>
    <meta:generator>LibreOffice/5.2.6.2$Linux_X86_64 LibreOffice_project/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834cm" svg:y="4.192cm" style:legend-expansion="high" chart:style-name="ch2"/>
        <chart:plot-area chart:style-name="ch3" table:cell-range-address="Sheet2.BA2:Sheet2.BA44" svg:x="0.32cm" svg:y="0.18cm" svg:width="12.194cm" svg:height="8.64cm">
          <chartooo:coordinate-region svg:x="1.068cm" svg:y="0.389cm" svg:width="11.299cm" svg:height="7.61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2.BA2:Sheet2.BA44" chart:class="chart:line">
            <chart:data-point chart:repeated="43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54999983310699">
                <text:p>0.954999983310699</text:p>
                <draw:g>
                  <svg:desc>Sheet2.BA2:Sheet2.BA4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96025002002716">
                <text:p>0.96025002002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958750009536743">
                <text:p>0.9587500095367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958999991416931">
                <text:p>0.9589999914169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954999983310699">
                <text:p>0.954999983310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58000004291534">
                <text:p>0.958000004291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57249999046326">
                <text:p>0.9572499990463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57750022411346">
                <text:p>0.9577500224113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960749983787537">
                <text:p>0.9607499837875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962249994277954">
                <text:p>0.9622499942779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59999978542328">
                <text:p>0.9599999785423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961499989032745">
                <text:p>0.9614999890327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959500014781952">
                <text:p>0.95950001478195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955999970436096">
                <text:p>0.955999970436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62000012397766">
                <text:p>0.962000012397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63249981403351">
                <text:p>0.96324998140335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945750012188344">
                <text:p>0.9457500121883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0068479684683">
                <text:p>0.900684796846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768647540983607">
                <text:p>0.768647540983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57694183507012">
                <text:p>0.6576941835070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15126995434837">
                <text:p>0.5151269954348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47467198595405">
                <text:p>0.4474671985954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8588189705749">
                <text:p>0.3285881897057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81503842060383">
                <text:p>0.2815038420603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2869511929954">
                <text:p>0.228695119299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1454548402266">
                <text:p>0.151454548402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5302116316251">
                <text:p>0.12530211631625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0726585921204">
                <text:p>0.1072658592120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705722886395742">
                <text:p>0.070572288639574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81564390302418">
                <text:p>0.06815643903024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01145819822947">
                <text:p>0.050114581982294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97297300161184">
                <text:p>0.02972973001611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15074846701708">
                <text:p>0.041507484670170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94866075827962">
                <text:p>0.02948660758279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06865673634543">
                <text:p>0.02068656736345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06970143674025">
                <text:p>0.0206970143674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147544645837375">
                <text:p>0.014754464583737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309493666208243">
                <text:p>0.003094936662082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